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Trebuchet MS" svg:font-family="'Trebuchet MS'"/>
    <style:font-face style:name="Verdana1" svg:font-family="Verdan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979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606" style:family="table-row">
      <style:table-row-properties style:min-row-height="0.3653in"/>
    </style:style>
    <style:style style:name="Table1.A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0" style:family="table-cell">
      <style:table-cell-properties style:vertical-align="middle" fo:padding="0.0278in" fo:border-left="1pt solid #cccccc" fo:border-right="1pt solid #cccccc" fo:border-top="none" fo:border-bottom="1pt solid #cccccc"/>
    </style:style>
    <style:style style:name="Table1.B650" style:family="table-cell">
      <style:table-cell-properties style:vertical-align="middle" fo:padding="0.0694in" fo:border-left="1pt solid #cccccc" fo:border-right="1pt solid #cccccc" fo:border-top="none" fo:border-bottom="1pt solid #cccccc"/>
    </style:style>
    <style:style style:name="Table1.C650" style:family="table-cell">
      <style:table-cell-properties style:vertical-align="middle" fo:padding="0.0278in" fo:border-left="1pt solid #cccccc" fo:border-right="1pt solid #cccccc" fo:border-top="none" fo:border-bottom="1pt solid #cccccc"/>
    </style:style>
    <style:style style:name="Table1.D650" style:family="table-cell">
      <style:table-cell-properties style:vertical-align="middle" fo:padding="0.0278in" fo:border-left="1pt solid #cccccc" fo:border-right="1pt solid #cccccc" fo:border-top="none" fo:border-bottom="1pt solid #cccccc"/>
    </style:style>
    <style:style style:name="Table1.A6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5" style:family="table-cell">
      <style:table-cell-properties style:vertical-align="middle" fo:padding="0.0278in" fo:border-left="1pt solid #cccccc" fo:border-right="1pt solid #cccccc" fo:border-top="none" fo:border-bottom="1pt solid #cccccc"/>
    </style:style>
    <style:style style:name="Table1.B665" style:family="table-cell">
      <style:table-cell-properties style:vertical-align="middle" fo:padding="0.0694in" fo:border-left="1pt solid #cccccc" fo:border-right="1pt solid #cccccc" fo:border-top="none" fo:border-bottom="1pt solid #cccccc"/>
    </style:style>
    <style:style style:name="Table1.C665" style:family="table-cell">
      <style:table-cell-properties style:vertical-align="middle" fo:padding="0.0278in" fo:border-left="1pt solid #cccccc" fo:border-right="1pt solid #cccccc" fo:border-top="none" fo:border-bottom="1pt solid #cccccc"/>
    </style:style>
    <style:style style:name="Table1.D665" style:family="table-cell">
      <style:table-cell-properties style:vertical-align="middle" fo:padding="0.0278in" fo:border-left="1pt solid #cccccc" fo:border-right="1pt solid #cccccc" fo:border-top="none" fo:border-bottom="1pt solid #cccccc"/>
    </style:style>
    <style:style style:name="Table1.A6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7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7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7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7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7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7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7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Text_20_body">
      <style:text-properties style:font-name="Verdana" fo:font-size="8pt" style:font-size-asian="8pt" style:font-name-complex="Verdana" style:font-size-complex="8pt"/>
    </style:style>
    <style:style style:name="P3" style:family="paragraph" style:parent-style-name="Text_20_body">
      <style:text-properties style:font-name="Verdana" fo:font-size="8pt" officeooo:rsid="00cf17d1" officeooo:paragraph-rsid="00cf17d1" style:font-size-asian="8pt" style:font-name-complex="Verdana" style:font-size-complex="8pt"/>
    </style:style>
    <style:style style:name="P4" style:family="paragraph" style:parent-style-name="Text_20_body">
      <style:text-properties style:font-name="Verdana" fo:font-size="8pt" officeooo:rsid="00d063b3" officeooo:paragraph-rsid="00d063b3" style:font-size-asian="8pt" style:font-name-complex="Verdana" style:font-size-complex="8pt"/>
    </style:style>
    <style:style style:name="P5" style:family="paragraph" style:parent-style-name="Text_20_body">
      <style:text-properties style:font-name="Verdana" fo:font-size="8pt" officeooo:rsid="00d06fe9" officeooo:paragraph-rsid="00d06fe9" style:font-size-asian="8pt" style:font-name-complex="Verdana" style:font-size-complex="8pt"/>
    </style:style>
    <style:style style:name="P6" style:family="paragraph" style:parent-style-name="Text_20_body">
      <style:text-properties style:font-name="Verdana" fo:font-size="8pt" officeooo:rsid="00d162f3" officeooo:paragraph-rsid="00d162f3" style:font-size-asian="8pt" style:font-name-complex="Verdana" style:font-size-complex="8pt"/>
    </style:style>
    <style:style style:name="P7" style:family="paragraph" style:parent-style-name="Text_20_body">
      <style:text-properties style:font-name="Verdana" fo:font-size="8pt" officeooo:rsid="00d29f95" officeooo:paragraph-rsid="00d29f95" style:font-size-asian="8pt" style:font-name-complex="Verdana" style:font-size-complex="8pt"/>
    </style:style>
    <style:style style:name="P8" style:family="paragraph" style:parent-style-name="Text_20_body">
      <style:text-properties style:font-name="Verdana" fo:font-size="8pt" officeooo:rsid="00d4453d" officeooo:paragraph-rsid="00d4453d" style:font-size-asian="8pt" style:font-name-complex="Verdana" style:font-size-complex="8pt"/>
    </style:style>
    <style:style style:name="P9" style:family="paragraph" style:parent-style-name="Heading_20_1"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4f64a" officeooo:paragraph-rsid="00a4f64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5feb7" officeooo:paragraph-rsid="00a5fe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7939a" officeooo:paragraph-rsid="00a7939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7e1f0" officeooo:paragraph-rsid="00a7e1f0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9bbdc" officeooo:paragraph-rsid="00a9bbdc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a4cbe" officeooo:paragraph-rsid="00aa4c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a716b" officeooo:paragraph-rsid="00aa716b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b576a" officeooo:paragraph-rsid="00ab576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cb63a" officeooo:paragraph-rsid="00acb63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cc6d7" officeooo:paragraph-rsid="00acc6d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db90a" officeooo:paragraph-rsid="00adb90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f6ff3" officeooo:paragraph-rsid="00af6ff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0ae7f" officeooo:paragraph-rsid="00b0ae7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12646" officeooo:paragraph-rsid="00b1264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3016d" officeooo:paragraph-rsid="00b3016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3953f" officeooo:paragraph-rsid="00b3953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52343" officeooo:paragraph-rsid="00b5234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66696" officeooo:paragraph-rsid="00b6669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7d7ef" officeooo:paragraph-rsid="00b7d7e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9cc5b" officeooo:paragraph-rsid="00b9cc5b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b2f16" officeooo:paragraph-rsid="00bb2f1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bca49" officeooo:paragraph-rsid="00bbca49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c7d2e" officeooo:paragraph-rsid="00bc7d2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d68cb" officeooo:paragraph-rsid="00bd68cb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de453" officeooo:paragraph-rsid="00bde45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eafb7" officeooo:paragraph-rsid="00beaf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02dd9" officeooo:paragraph-rsid="00c02dd9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107b4" officeooo:paragraph-rsid="00c107b4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1c6ac" officeooo:paragraph-rsid="00c1c6ac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3980f" officeooo:paragraph-rsid="00c3980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44f4d" officeooo:paragraph-rsid="00c44f4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5ad8d" officeooo:paragraph-rsid="00c5ad8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64346" officeooo:paragraph-rsid="00c6434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6e1b1" officeooo:paragraph-rsid="00c6e1b1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1ebe" officeooo:paragraph-rsid="00c81e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97b9" officeooo:paragraph-rsid="00c897b9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fed0" officeooo:paragraph-rsid="00c8fed0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ac5fe" officeooo:paragraph-rsid="00cac5f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9615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8dd44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975c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367e5" officeooo:paragraph-rsid="009367e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6158d" officeooo:paragraph-rsid="009615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75c3b" officeooo:paragraph-rsid="00975c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79ed1" officeooo:paragraph-rsid="0098638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db75f" officeooo:paragraph-rsid="003db75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e825c" officeooo:paragraph-rsid="003e825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eb43d" officeooo:paragraph-rsid="003eb43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d837" officeooo:paragraph-rsid="0008d83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1151" officeooo:paragraph-rsid="000e115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1dd7" officeooo:paragraph-rsid="00141dd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a6b5" officeooo:paragraph-rsid="001ba6b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d57d1" officeooo:paragraph-rsid="001d57d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2a3b" officeooo:paragraph-rsid="001e2a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fdfee" officeooo:paragraph-rsid="001fdfe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1bedc" officeooo:paragraph-rsid="0021bed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34c1c" officeooo:paragraph-rsid="00234c1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4c5d2" officeooo:paragraph-rsid="0024c5d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5268c" officeooo:paragraph-rsid="0025268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04d3" officeooo:paragraph-rsid="002704d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3f5a" officeooo:paragraph-rsid="00273f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bbb0" officeooo:paragraph-rsid="0027bbb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048d" officeooo:paragraph-rsid="002804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9ef52" officeooo:paragraph-rsid="0029ef5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05b9" officeooo:paragraph-rsid="002b05b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fac47" officeooo:paragraph-rsid="002fac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163a1" officeooo:paragraph-rsid="003163a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2caaa" officeooo:paragraph-rsid="0032caa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3572" officeooo:paragraph-rsid="0034357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d2d" officeooo:paragraph-rsid="00358d2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78b1" officeooo:paragraph-rsid="003678b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e862" officeooo:paragraph-rsid="0036e86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8460" officeooo:paragraph-rsid="0038846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a7286" officeooo:paragraph-rsid="003a728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b95b7" officeooo:paragraph-rsid="003b95b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bc9f6" officeooo:paragraph-rsid="003bc9f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c2b58" officeooo:paragraph-rsid="003c2b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fcda3" officeooo:paragraph-rsid="003fcda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113c4" officeooo:paragraph-rsid="004113c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4a26f" officeooo:paragraph-rsid="0044a26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4b0e0" officeooo:paragraph-rsid="0044b0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7b7b8" officeooo:paragraph-rsid="0047b7b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8346a" officeooo:paragraph-rsid="0048346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9c70" officeooo:paragraph-rsid="00499c7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2def" officeooo:paragraph-rsid="004b2de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caf30" officeooo:paragraph-rsid="004caf3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86e0" officeooo:paragraph-rsid="004d86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3c89" officeooo:paragraph-rsid="004f3c8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4af7" officeooo:paragraph-rsid="004f4af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093f4" officeooo:paragraph-rsid="005093f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2769b" officeooo:paragraph-rsid="005276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3a33e" officeooo:paragraph-rsid="0053a33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453a6" officeooo:paragraph-rsid="005453a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1fc2" officeooo:paragraph-rsid="00561fc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6f0a" officeooo:paragraph-rsid="00566f0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785bc" officeooo:paragraph-rsid="005785b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96ec2" officeooo:paragraph-rsid="00596ec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670e" officeooo:paragraph-rsid="005b670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c04cf" officeooo:paragraph-rsid="005c04c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dccff" officeooo:paragraph-rsid="005dcc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f8fa5" officeooo:paragraph-rsid="005f8fa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0c173" officeooo:paragraph-rsid="0060c17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29a8b" officeooo:paragraph-rsid="00629a8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32af8" officeooo:paragraph-rsid="00632af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47cfb" officeooo:paragraph-rsid="00647cf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63074" officeooo:paragraph-rsid="0066307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7ac21" officeooo:paragraph-rsid="0067ac2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9299a" officeooo:paragraph-rsid="0069299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b13b0" officeooo:paragraph-rsid="006b13b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b755e" officeooo:paragraph-rsid="006b755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dfaf3" officeooo:paragraph-rsid="006dfaf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e7d91" officeooo:paragraph-rsid="006e7d9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02345" officeooo:paragraph-rsid="0070234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2137" officeooo:paragraph-rsid="0072213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fd14" officeooo:paragraph-rsid="0072fd1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5d335" officeooo:paragraph-rsid="0075d33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79cf2" officeooo:paragraph-rsid="00779cf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8cfa4" officeooo:paragraph-rsid="0078cfa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a6b68" officeooo:paragraph-rsid="007a6b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bb081" officeooo:paragraph-rsid="007bb08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c485a" officeooo:paragraph-rsid="007c48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e25e0" officeooo:paragraph-rsid="007e25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e5004" officeooo:paragraph-rsid="007e500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f1a98" officeooo:paragraph-rsid="007f1a9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f76eb" officeooo:paragraph-rsid="007f76e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0e9fc" officeooo:paragraph-rsid="0080e9f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17d29" officeooo:paragraph-rsid="00817d2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206a6" officeooo:paragraph-rsid="008206a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43c96" officeooo:paragraph-rsid="00843c9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5b4e2" officeooo:paragraph-rsid="0085b4e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6678b" officeooo:paragraph-rsid="0086678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1aed" officeooo:paragraph-rsid="00871ae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39c6" officeooo:paragraph-rsid="008739c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cbbc" officeooo:paragraph-rsid="0087cbb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da4e" officeooo:paragraph-rsid="0087da4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89b2f" officeooo:paragraph-rsid="00889b2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a98b7" officeooo:paragraph-rsid="008a98b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0b277" officeooo:paragraph-rsid="0090b27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292e3" officeooo:paragraph-rsid="009292e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d4bbe" officeooo:paragraph-rsid="009d4bb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e98e6" officeooo:paragraph-rsid="009e98e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ee0cb" officeooo:paragraph-rsid="009ee0c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0e095" officeooo:paragraph-rsid="00a0e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52343" officeooo:paragraph-rsid="00b52343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style:font-size-asian="8pt" style:font-name-complex="Verdana" style:font-size-complex="8pt"/>
    </style:style>
    <style:style style:name="P1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fo:font-style="normal" fo:font-weight="normal" officeooo:paragraph-rsid="0008d837" style:font-size-asian="8pt" style:font-name-complex="Verdana" style:font-size-complex="8pt"/>
    </style:style>
    <style:style style:name="P1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e2a3b" officeooo:paragraph-rsid="001e2a3b" style:font-size-asian="8pt" style:font-name-complex="Verdana" style:font-size-complex="8pt"/>
    </style:style>
    <style:style style:name="P1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fdfee" officeooo:paragraph-rsid="001fdfee" style:font-size-asian="8pt" style:font-name-complex="Verdana" style:font-size-complex="8pt"/>
    </style:style>
    <style:style style:name="P1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1bedc" officeooo:paragraph-rsid="0021bedc" style:font-size-asian="8pt" style:font-name-complex="Verdana" style:font-size-complex="8pt"/>
    </style:style>
    <style:style style:name="P1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34c1c" officeooo:paragraph-rsid="00234c1c" style:font-size-asian="8pt" style:font-name-complex="Verdana" style:font-size-complex="8pt"/>
    </style:style>
    <style:style style:name="P1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4c5d2" officeooo:paragraph-rsid="0024c5d2" style:font-size-asian="8pt" style:font-name-complex="Verdana" style:font-size-complex="8pt"/>
    </style:style>
    <style:style style:name="P2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5268c" officeooo:paragraph-rsid="0025268c" style:font-size-asian="8pt" style:font-name-complex="Verdana" style:font-size-complex="8pt"/>
    </style:style>
    <style:style style:name="P2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04d3" officeooo:paragraph-rsid="002704d3" style:font-size-asian="8pt" style:font-name-complex="Verdana" style:font-size-complex="8pt"/>
    </style:style>
    <style:style style:name="P2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3f5a" officeooo:paragraph-rsid="00273f5a" style:font-size-asian="8pt" style:font-name-complex="Verdana" style:font-size-complex="8pt"/>
    </style:style>
    <style:style style:name="P2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2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9367e5" officeooo:paragraph-rsid="009367e5" style:font-size-asian="8pt" style:font-name-complex="Verdana" style:font-size-complex="8pt" style:language-complex="bn" style:country-complex="BD" style:font-style-complex="normal" style:font-weight-complex="normal"/>
    </style:style>
    <style:style style:name="P2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a26f" officeooo:paragraph-rsid="0044a26f" style:font-size-asian="8pt" style:font-name-complex="Verdana" style:font-size-complex="8pt" style:language-complex="bn" style:country-complex="BD" style:font-style-complex="normal" style:font-weight-complex="normal"/>
    </style:style>
    <style:style style:name="P2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b0e0" officeooo:paragraph-rsid="0044b0e0" style:font-size-asian="8pt" style:font-name-complex="Verdana" style:font-size-complex="8pt" style:language-complex="bn" style:country-complex="BD" style:font-style-complex="normal" style:font-weight-complex="normal"/>
    </style:style>
    <style:style style:name="P2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99c70" officeooo:paragraph-rsid="00499c70" style:font-size-asian="8pt" style:font-name-complex="Verdana" style:font-size-complex="8pt" style:language-complex="bn" style:country-complex="BD" style:font-style-complex="normal" style:font-weight-complex="normal"/>
    </style:style>
    <style:style style:name="P2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d86e0" officeooo:paragraph-rsid="004d86e0" style:font-size-asian="8pt" style:font-name-complex="Verdana" style:font-size-complex="8pt" style:language-complex="bn" style:country-complex="BD" style:font-style-complex="normal" style:font-weight-complex="normal"/>
    </style:style>
    <style:style style:name="P2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f4af7" officeooo:paragraph-rsid="004f4af7" style:font-size-asian="8pt" style:font-name-complex="Verdana" style:font-size-complex="8pt" style:language-complex="bn" style:country-complex="BD" style:font-style-complex="normal" style:font-weight-complex="normal"/>
    </style:style>
    <style:style style:name="P2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5c04cf" officeooo:paragraph-rsid="005c04cf" style:font-size-asian="8pt" style:font-name-complex="Verdana" style:font-size-complex="8pt" style:language-complex="bn" style:country-complex="BD" style:font-style-complex="normal" style:font-weight-complex="normal"/>
    </style:style>
    <style:style style:name="P2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69299a" officeooo:paragraph-rsid="0069299a" style:font-size-asian="8pt" style:font-name-complex="Verdana" style:font-size-complex="8pt" style:language-complex="bn" style:country-complex="BD" style:font-style-complex="normal" style:font-weight-complex="normal"/>
    </style:style>
    <style:style style:name="P2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17d29" officeooo:paragraph-rsid="00817d29" style:font-size-asian="8pt" style:font-name-complex="Verdana" style:font-size-complex="8pt" style:language-complex="bn" style:country-complex="BD" style:font-style-complex="normal" style:font-weight-complex="normal"/>
    </style:style>
    <style:style style:name="P2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206a6" officeooo:paragraph-rsid="008206a6" style:font-size-asian="8pt" style:font-name-complex="Verdana" style:font-size-complex="8pt" style:language-complex="bn" style:country-complex="BD" style:font-style-complex="normal" style:font-weight-complex="normal"/>
    </style:style>
    <style:style style:name="P2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43c96" officeooo:paragraph-rsid="00843c96" style:font-size-asian="8pt" style:font-name-complex="Verdana" style:font-size-complex="8pt" style:language-complex="bn" style:country-complex="BD" style:font-style-complex="normal" style:font-weight-complex="normal"/>
    </style:style>
    <style:style style:name="P2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6678b" officeooo:paragraph-rsid="0086678b" style:font-size-asian="8pt" style:font-name-complex="Verdana" style:font-size-complex="8pt" style:language-complex="bn" style:country-complex="BD" style:font-style-complex="normal" style:font-weight-complex="normal"/>
    </style:style>
    <style:style style:name="P2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739c6" officeooo:paragraph-rsid="008739c6" style:font-size-asian="8pt" style:font-name-complex="Verdana" style:font-size-complex="8pt" style:language-complex="bn" style:country-complex="BD" style:font-style-complex="normal" style:font-weight-complex="normal"/>
    </style:style>
    <style:style style:name="P2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7da4e" officeooo:paragraph-rsid="0087da4e" style:font-size-asian="8pt" style:font-name-complex="Verdana" style:font-size-complex="8pt" style:language-complex="bn" style:country-complex="BD" style:font-style-complex="normal" style:font-weight-complex="normal"/>
    </style:style>
    <style:style style:name="P2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89b2f" officeooo:paragraph-rsid="00889b2f" style:font-size-asian="8pt" style:font-name-complex="Verdana" style:font-size-complex="8pt" style:language-complex="bn" style:country-complex="BD" style:font-style-complex="normal" style:font-weight-complex="normal"/>
    </style:style>
    <style:style style:name="P2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9e98e6" officeooo:paragraph-rsid="009e98e6" style:font-size-asian="8pt" style:font-name-complex="Verdana" style:font-size-complex="8pt" style:language-complex="bn" style:country-complex="BD" style:font-style-complex="normal" style:font-weight-complex="normal"/>
    </style:style>
    <style:style style:name="P2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9ee0cb" officeooo:paragraph-rsid="009ee0cb" style:font-size-asian="8pt" style:font-name-complex="Verdana" style:font-size-complex="8pt" style:language-complex="bn" style:country-complex="BD" style:font-style-complex="normal" style:font-weight-complex="normal"/>
    </style:style>
    <style:style style:name="P2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08545a" style:font-size-asian="8pt" style:font-name-complex="Verdana" style:font-size-complex="8pt" style:font-style-complex="normal" style:font-weight-complex="normal"/>
    </style:style>
    <style:style style:name="P2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4cd58" style:font-size-asian="8pt" style:font-name-complex="Verdana" style:font-size-complex="8pt" style:font-style-complex="normal" style:font-weight-complex="normal"/>
    </style:style>
    <style:style style:name="P2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 style:font-style-complex="normal" style:font-weight-complex="normal"/>
    </style:style>
    <style:style style:name="P2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36e862" style:font-size-asian="8pt" style:font-name-complex="Verdana" style:font-size-complex="8pt" style:font-style-complex="normal" style:font-weight-complex="normal"/>
    </style:style>
    <style:style style:name="P2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3fcda3" style:font-size-asian="8pt" style:font-name-complex="Verdana" style:font-size-complex="8pt" style:font-style-complex="normal" style:font-weight-complex="normal"/>
    </style:style>
    <style:style style:name="P2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36e862" officeooo:paragraph-rsid="0036e862" style:font-size-asian="8pt" style:font-name-complex="Verdana" style:font-size-complex="8pt" style:font-style-complex="normal" style:font-weight-complex="normal"/>
    </style:style>
    <style:style style:name="P2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388460" officeooo:paragraph-rsid="00388460" style:font-size-asian="8pt" style:font-name-complex="Verdana" style:font-size-complex="8pt" style:font-style-complex="normal" style:font-weight-complex="normal"/>
    </style:style>
    <style:style style:name="P2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3a7286" officeooo:paragraph-rsid="003a7286" style:font-size-asian="8pt" style:font-name-complex="Verdana" style:font-size-complex="8pt" style:font-style-complex="normal" style:font-weight-complex="normal"/>
    </style:style>
    <style:style style:name="P2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113c4" officeooo:paragraph-rsid="004113c4" style:font-size-asian="8pt" style:font-name-complex="Verdana" style:font-size-complex="8pt" style:font-style-complex="normal" style:font-weight-complex="normal"/>
    </style:style>
    <style:style style:name="P2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a26f" officeooo:paragraph-rsid="0044a26f" style:font-size-asian="8pt" style:font-name-complex="Verdana" style:font-size-complex="8pt" style:font-style-complex="normal" style:font-weight-complex="normal"/>
    </style:style>
    <style:style style:name="P2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b0e0" officeooo:paragraph-rsid="0044b0e0" style:font-size-asian="8pt" style:font-name-complex="Verdana" style:font-size-complex="8pt" style:font-style-complex="normal" style:font-weight-complex="normal"/>
    </style:style>
    <style:style style:name="P2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99c70" officeooo:paragraph-rsid="00499c70" style:font-size-asian="8pt" style:font-name-complex="Verdana" style:font-size-complex="8pt" style:font-style-complex="normal" style:font-weight-complex="normal"/>
    </style:style>
    <style:style style:name="P2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d86e0" officeooo:paragraph-rsid="004d86e0" style:font-size-asian="8pt" style:font-name-complex="Verdana" style:font-size-complex="8pt" style:font-style-complex="normal" style:font-weight-complex="normal"/>
    </style:style>
    <style:style style:name="P2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f4af7" officeooo:paragraph-rsid="004f4af7" style:font-size-asian="8pt" style:font-name-complex="Verdana" style:font-size-complex="8pt" style:font-style-complex="normal" style:font-weight-complex="normal"/>
    </style:style>
    <style:style style:name="P2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5c04cf" officeooo:paragraph-rsid="005c04cf" style:font-size-asian="8pt" style:font-name-complex="Verdana" style:font-size-complex="8pt" style:font-style-complex="normal" style:font-weight-complex="normal"/>
    </style:style>
    <style:style style:name="P2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691375" officeooo:paragraph-rsid="00691375" style:font-size-asian="8pt" style:font-name-complex="Verdana" style:font-size-complex="8pt" style:font-style-complex="normal" style:font-weight-complex="normal"/>
    </style:style>
    <style:style style:name="P2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69299a" officeooo:paragraph-rsid="0069299a" style:font-size-asian="8pt" style:font-name-complex="Verdana" style:font-size-complex="8pt" style:font-style-complex="normal" style:font-weight-complex="normal"/>
    </style:style>
    <style:style style:name="P2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acb63a" officeooo:paragraph-rsid="00acb63a" style:font-size-asian="8pt" style:font-name-complex="Verdana" style:font-size-complex="8pt" style:font-style-complex="normal" style:font-weight-complex="normal"/>
    </style:style>
    <style:style style:name="P23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adb90a" officeooo:paragraph-rsid="00adb90a" style:font-size-asian="8pt" style:font-name-complex="Verdana" style:font-size-complex="8pt" style:font-style-complex="normal" style:font-weight-complex="normal"/>
    </style:style>
    <style:style style:name="P2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c44f4d" style:font-size-asian="8pt" style:font-name-complex="Verdana" style:font-size-complex="8pt" style:font-style-complex="normal" style:font-weight-complex="normal"/>
    </style:style>
    <style:style style:name="P24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5ad8d" officeooo:paragraph-rsid="00c5ad8d" style:font-size-asian="8pt" style:font-name-complex="Verdana" style:font-size-complex="8pt" style:font-style-complex="normal" style:font-weight-complex="normal"/>
    </style:style>
    <style:style style:name="P24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6e1b1" officeooo:paragraph-rsid="00c6e1b1" style:font-size-asian="8pt" style:font-name-complex="Verdana" style:font-size-complex="8pt" style:font-style-complex="normal" style:font-weight-complex="normal"/>
    </style:style>
    <style:style style:name="P2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897b9" officeooo:paragraph-rsid="00c897b9" style:font-size-asian="8pt" style:font-name-complex="Verdana" style:font-size-complex="8pt" style:font-style-complex="normal" style:font-weight-complex="normal"/>
    </style:style>
    <style:style style:name="P2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acb38" officeooo:paragraph-rsid="00cacb38" style:font-size-asian="8pt" style:font-name-complex="Verdana" style:font-size-complex="8pt" style:font-style-complex="normal" style:font-weight-complex="normal"/>
    </style:style>
    <style:style style:name="P2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/>
    </style:style>
    <style:style style:name="P2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90b277" style:font-size-asian="8pt" style:font-name-complex="Verdana" style:font-size-complex="8pt"/>
    </style:style>
    <style:style style:name="P2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2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5268c" officeooo:paragraph-rsid="0025268c" style:font-size-asian="8pt" style:font-name-complex="Verdana" style:font-size-complex="8pt" style:font-style-complex="normal" style:font-weight-complex="normal"/>
    </style:style>
    <style:style style:name="P2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3f5a" officeooo:paragraph-rsid="00273f5a" style:font-size-asian="8pt" style:font-name-complex="Verdana" style:font-size-complex="8pt" style:font-style-complex="normal" style:font-weight-complex="normal"/>
    </style:style>
    <style:style style:name="P2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bbb0" officeooo:paragraph-rsid="0027bbb0" style:font-size-asian="8pt" style:font-name-complex="Verdana" style:font-size-complex="8pt" style:font-style-complex="normal" style:font-weight-complex="normal"/>
    </style:style>
    <style:style style:name="P2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9ef52" officeooo:paragraph-rsid="0029ef52" style:font-size-asian="8pt" style:font-name-complex="Verdana" style:font-size-complex="8pt" style:font-style-complex="normal" style:font-weight-complex="normal"/>
    </style:style>
    <style:style style:name="P2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b05b9" officeooo:paragraph-rsid="002b05b9" style:font-size-asian="8pt" style:font-name-complex="Verdana" style:font-size-complex="8pt" style:font-style-complex="normal" style:font-weight-complex="normal"/>
    </style:style>
    <style:style style:name="P2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fac47" officeooo:paragraph-rsid="002fac47" style:font-size-asian="8pt" style:font-name-complex="Verdana" style:font-size-complex="8pt" style:font-style-complex="normal" style:font-weight-complex="normal"/>
    </style:style>
    <style:style style:name="P2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163a1" officeooo:paragraph-rsid="003163a1" style:font-size-asian="8pt" style:font-name-complex="Verdana" style:font-size-complex="8pt" style:font-style-complex="normal" style:font-weight-complex="normal"/>
    </style:style>
    <style:style style:name="P2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2caaa" officeooo:paragraph-rsid="0032caaa" style:font-size-asian="8pt" style:font-name-complex="Verdana" style:font-size-complex="8pt" style:font-style-complex="normal" style:font-weight-complex="normal"/>
    </style:style>
    <style:style style:name="P2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43572" officeooo:paragraph-rsid="00343572" style:font-size-asian="8pt" style:font-name-complex="Verdana" style:font-size-complex="8pt" style:font-style-complex="normal" style:font-weight-complex="normal"/>
    </style:style>
    <style:style style:name="P2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58d2d" officeooo:paragraph-rsid="00358d2d" style:font-size-asian="8pt" style:font-name-complex="Verdana" style:font-size-complex="8pt" style:font-style-complex="normal" style:font-weight-complex="normal"/>
    </style:style>
    <style:style style:name="P2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fcda3" officeooo:paragraph-rsid="003fcda3" style:font-size-asian="8pt" style:font-name-complex="Verdana" style:font-size-complex="8pt" style:font-style-complex="normal" style:font-weight-complex="normal"/>
    </style:style>
    <style:style style:name="P25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bb2f16" officeooo:paragraph-rsid="00bb2f16" style:font-size-asian="8pt" style:font-name-complex="Verdana" style:font-size-complex="8pt" style:font-style-complex="normal" style:font-weight-complex="normal"/>
    </style:style>
    <style:style style:name="P26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bd68cb" officeooo:paragraph-rsid="00bd68cb" style:font-size-asian="8pt" style:font-name-complex="Verdana" style:font-size-complex="8pt" style:font-style-complex="normal" style:font-weight-complex="normal"/>
    </style:style>
    <style:style style:name="P26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bde453" officeooo:paragraph-rsid="00bde453" style:font-size-asian="8pt" style:font-name-complex="Verdana" style:font-size-complex="8pt" style:font-style-complex="normal" style:font-weight-complex="normal"/>
    </style:style>
    <style:style style:name="P26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02dd9" officeooo:paragraph-rsid="00c02dd9" style:font-size-asian="8pt" style:font-name-complex="Verdana" style:font-size-complex="8pt" style:font-style-complex="normal" style:font-weight-complex="normal"/>
    </style:style>
    <style:style style:name="P26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1c6ac" officeooo:paragraph-rsid="00c1c6ac" style:font-size-asian="8pt" style:font-name-complex="Verdana" style:font-size-complex="8pt" style:font-style-complex="normal" style:font-weight-complex="normal"/>
    </style:style>
    <style:style style:name="P26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3980f" officeooo:paragraph-rsid="00c3980f" style:font-size-asian="8pt" style:font-name-complex="Verdana" style:font-size-complex="8pt" style:font-style-complex="normal" style:font-weight-complex="normal"/>
    </style:style>
    <style:style style:name="P26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5ad8d" officeooo:paragraph-rsid="00c5ad8d" style:font-size-asian="8pt" style:font-name-complex="Verdana" style:font-size-complex="8pt" style:font-style-complex="normal" style:font-weight-complex="normal"/>
    </style:style>
    <style:style style:name="P26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64346" officeooo:paragraph-rsid="00c64346" style:font-size-asian="8pt" style:font-name-complex="Verdana" style:font-size-complex="8pt" style:font-style-complex="normal" style:font-weight-complex="normal"/>
    </style:style>
    <style:style style:name="P26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8fed0" officeooo:paragraph-rsid="00c8fed0" style:font-size-asian="8pt" style:font-name-complex="Verdana" style:font-size-complex="8pt" style:font-style-complex="normal" style:font-weight-complex="normal"/>
    </style:style>
    <style:style style:name="P2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fcda3" officeooo:paragraph-rsid="003fcda3" style:font-size-asian="8pt" style:font-name-complex="Verdana" style:font-size-complex="8pt"/>
    </style:style>
    <style:style style:name="P26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style:text-underline-style="none" officeooo:rsid="00c107b4" officeooo:paragraph-rsid="00c107b4" style:font-size-asian="8pt" style:font-name-complex="Verdana" style:font-size-complex="8pt" style:font-style-complex="normal" style:font-weight-complex="normal"/>
    </style:style>
    <style:style style:name="P2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889b2f" officeooo:paragraph-rsid="0090b277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9299a" officeooo:paragraph-rsid="0069299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91375" officeooo:paragraph-rsid="005c04cf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9d4bbe" officeooo:paragraph-rsid="009d4bbe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9d4bbe" officeooo:paragraph-rsid="0090b277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0e095" officeooo:paragraph-rsid="00a0e095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7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4f64a" officeooo:paragraph-rsid="00a4f64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5feb7" officeooo:paragraph-rsid="00a5fe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7939a" officeooo:paragraph-rsid="00a7939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a4cbe" officeooo:paragraph-rsid="00aa4c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b576a" officeooo:paragraph-rsid="00ab576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cb63a" officeooo:paragraph-rsid="00acb63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cc6d7" officeooo:paragraph-rsid="00acc6d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f6ff3" officeooo:paragraph-rsid="00af6ff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12646" officeooo:paragraph-rsid="00b1264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3016d" officeooo:paragraph-rsid="00b3016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3953f" officeooo:paragraph-rsid="00b3953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52343" officeooo:paragraph-rsid="00b5234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66696" officeooo:paragraph-rsid="00b6669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c81ebe" officeooo:paragraph-rsid="00c81e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a4f64a" officeooo:paragraph-rsid="00a4f64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a5feb7" officeooo:paragraph-rsid="00a5fe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a7939a" officeooo:paragraph-rsid="00a7939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paragraph-rsid="001e1475" style:font-size-asian="8pt" style:font-name-complex="Verdana" style:font-size-complex="8pt" style:font-style-complex="normal" style:font-weight-complex="normal"/>
    </style:style>
    <style:style style:name="P2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1e2a3b" officeooo:paragraph-rsid="001e2a3b" style:font-size-asian="8pt" style:font-name-complex="Verdana" style:font-size-complex="8pt" style:font-style-complex="normal" style:font-weight-complex="normal"/>
    </style:style>
    <style:style style:name="P3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1bedc" officeooo:paragraph-rsid="0021bedc" style:font-size-asian="8pt" style:font-name-complex="Verdana" style:font-size-complex="8pt" style:font-style-complex="normal" style:font-weight-complex="normal"/>
    </style:style>
    <style:style style:name="P3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34c1c" officeooo:paragraph-rsid="00234c1c" style:font-size-asian="8pt" style:font-name-complex="Verdana" style:font-size-complex="8pt" style:font-style-complex="normal" style:font-weight-complex="normal"/>
    </style:style>
    <style:style style:name="P3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3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a7286" officeooo:paragraph-rsid="003a7286" style:font-size-asian="8pt" style:font-name-complex="Verdana" style:font-size-complex="8pt" style:font-style-complex="normal" style:font-weight-complex="normal"/>
    </style:style>
    <style:style style:name="P3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fcda3" officeooo:paragraph-rsid="003fcda3" style:font-size-asian="8pt" style:font-name-complex="Verdana" style:font-size-complex="8pt" style:font-style-complex="normal" style:font-weight-complex="normal"/>
    </style:style>
    <style:style style:name="P30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adb90a" officeooo:paragraph-rsid="00adb90a" style:font-size-asian="8pt" style:font-name-complex="Verdana" style:font-size-complex="8pt" style:font-style-complex="normal" style:font-weight-complex="normal"/>
    </style:style>
    <style:style style:name="P30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12646" officeooo:paragraph-rsid="00b12646" style:font-size-asian="8pt" style:font-name-complex="Verdana" style:font-size-complex="8pt" style:font-style-complex="normal" style:font-weight-complex="normal"/>
    </style:style>
    <style:style style:name="P30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3953f" officeooo:paragraph-rsid="00b3953f" style:font-size-asian="8pt" style:font-name-complex="Verdana" style:font-size-complex="8pt" style:font-style-complex="normal" style:font-weight-complex="normal"/>
    </style:style>
    <style:style style:name="P30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52343" officeooo:paragraph-rsid="00b52343" style:font-size-asian="8pt" style:font-name-complex="Verdana" style:font-size-complex="8pt" style:font-style-complex="normal" style:font-weight-complex="normal"/>
    </style:style>
    <style:style style:name="P30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b2f16" officeooo:paragraph-rsid="00bb2f16" style:font-size-asian="8pt" style:font-name-complex="Verdana" style:font-size-complex="8pt" style:font-style-complex="normal" style:font-weight-complex="normal"/>
    </style:style>
    <style:style style:name="P3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b95b7" officeooo:paragraph-rsid="003b95b7" style:font-size-asian="8pt" style:font-name-complex="Verdana" style:font-size-complex="8pt"/>
    </style:style>
    <style:style style:name="P3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fcda3" officeooo:paragraph-rsid="003fcda3" style:font-size-asian="8pt" style:font-name-complex="Verdana" style:font-size-complex="8pt"/>
    </style:style>
    <style:style style:name="P3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paragraph-rsid="003fcda3" style:font-size-asian="8pt" style:font-name-complex="Verdana" style:font-size-complex="8pt"/>
    </style:style>
    <style:style style:name="P3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officeooo:paragraph-rsid="003fcda3" style:font-size-asian="8pt" style:font-name-complex="Verdana" style:font-size-complex="8pt"/>
    </style:style>
    <style:style style:name="P3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dd449" officeooo:paragraph-rsid="008dd44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b05b9" officeooo:paragraph-rsid="002b05b9" style:font-size-asian="8pt" style:font-name-complex="Verdana" style:font-size-complex="8pt"/>
    </style:style>
    <style:style style:name="P3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fac47" officeooo:paragraph-rsid="002fac47" style:font-size-asian="8pt" style:font-name-complex="Verdana" style:font-size-complex="8pt"/>
    </style:style>
    <style:style style:name="P3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2caaa" officeooo:paragraph-rsid="0032caaa" style:font-size-asian="8pt" style:font-name-complex="Verdana" style:font-size-complex="8pt"/>
    </style:style>
    <style:style style:name="P3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58d2d" officeooo:paragraph-rsid="00358d2d" style:font-size-asian="8pt" style:font-name-complex="Verdana" style:font-size-complex="8pt"/>
    </style:style>
    <style:style style:name="P3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678b1" officeooo:paragraph-rsid="003678b1" style:font-size-asian="8pt" style:font-name-complex="Verdana" style:font-size-complex="8pt"/>
    </style:style>
    <style:style style:name="P3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6e862" officeooo:paragraph-rsid="0036e862" style:font-size-asian="8pt" style:font-name-complex="Verdana" style:font-size-complex="8pt"/>
    </style:style>
    <style:style style:name="P3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88460" officeooo:paragraph-rsid="00388460" style:font-size-asian="8pt" style:font-name-complex="Verdana" style:font-size-complex="8pt"/>
    </style:style>
    <style:style style:name="P3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a7286" officeooo:paragraph-rsid="003a7286" style:font-size-asian="8pt" style:font-name-complex="Verdana" style:font-size-complex="8pt"/>
    </style:style>
    <style:style style:name="P3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b95b7" officeooo:paragraph-rsid="003b95b7" style:font-size-asian="8pt" style:font-name-complex="Verdana" style:font-size-complex="8pt"/>
    </style:style>
    <style:style style:name="P3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8048d" style:font-size-asian="8pt" style:font-name-complex="Verdana" style:font-size-complex="8pt"/>
    </style:style>
    <style:style style:name="P3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4f4af7" style:font-size-asian="8pt" style:font-name-complex="Verdana" style:font-size-complex="8pt"/>
    </style:style>
    <style:style style:name="P3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5c04cf" style:font-size-asian="8pt" style:font-name-complex="Verdana" style:font-size-complex="8pt"/>
    </style:style>
    <style:style style:name="P3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73fdc7" style:font-size-asian="8pt" style:font-name-complex="Verdana" style:font-size-complex="8pt"/>
    </style:style>
    <style:style style:name="P3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3fcda3" officeooo:paragraph-rsid="003fcda3" style:font-size-asian="8pt" style:font-name-complex="Verdana" style:font-size-complex="8pt"/>
    </style:style>
    <style:style style:name="P3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4113c4" officeooo:paragraph-rsid="004113c4" style:font-size-asian="8pt" style:font-name-complex="Verdana" style:font-size-complex="8pt"/>
    </style:style>
    <style:style style:name="P3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5c04cf" officeooo:paragraph-rsid="0060c173" style:font-size-asian="8pt" style:font-name-complex="Verdana" style:font-size-complex="8pt"/>
    </style:style>
    <style:style style:name="P3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5c04cf" officeooo:paragraph-rsid="005c04cf" style:font-size-asian="8pt" style:font-name-complex="Verdana" style:font-size-complex="8pt"/>
    </style:style>
    <style:style style:name="P3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5c04cf" officeooo:paragraph-rsid="005c04cf" style:font-size-asian="8pt" style:font-name-complex="Verdana" style:font-size-complex="8pt" style:language-complex="bn" style:country-complex="BD"/>
    </style:style>
    <style:style style:name="P3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5c04cf" style:font-size-asian="8pt" style:font-name-complex="Verdana" style:font-size-complex="8pt" style:language-complex="bn" style:country-complex="BD"/>
    </style:style>
    <style:style style:name="P3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7bb081" officeooo:paragraph-rsid="007bb081" style:font-size-asian="8pt" style:font-name-complex="Verdana" style:font-size-complex="8pt" style:language-complex="bn" style:country-complex="BD"/>
    </style:style>
    <style:style style:name="P3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206a6" officeooo:paragraph-rsid="008206a6" style:font-size-asian="8pt" style:font-name-complex="Verdana" style:font-size-complex="8pt" style:language-complex="bn" style:country-complex="BD"/>
    </style:style>
    <style:style style:name="P3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5b4e2" officeooo:paragraph-rsid="0085b4e2" style:font-size-asian="8pt" style:font-name-complex="Verdana" style:font-size-complex="8pt" style:language-complex="bn" style:country-complex="BD"/>
    </style:style>
    <style:style style:name="P3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71aed" officeooo:paragraph-rsid="00871aed" style:font-size-asian="8pt" style:font-name-complex="Verdana" style:font-size-complex="8pt" style:language-complex="bn" style:country-complex="BD"/>
    </style:style>
    <style:style style:name="P3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7cbbc" officeooo:paragraph-rsid="0087cbbc" style:font-size-asian="8pt" style:font-name-complex="Verdana" style:font-size-complex="8pt" style:language-complex="bn" style:country-complex="BD"/>
    </style:style>
    <style:style style:name="P3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89b2f" officeooo:paragraph-rsid="00889b2f" style:font-size-asian="8pt" style:font-name-complex="Verdana" style:font-size-complex="8pt" style:language-complex="bn" style:country-complex="BD"/>
    </style:style>
    <style:style style:name="P3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a98b7" officeooo:paragraph-rsid="008a98b7" style:font-size-asian="8pt" style:font-name-complex="Verdana" style:font-size-complex="8pt" style:language-complex="bn" style:country-complex="BD"/>
    </style:style>
    <style:style style:name="P3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7bb081" officeooo:paragraph-rsid="00809049" style:font-size-asian="8pt" style:font-name-complex="Verdana" style:font-size-complex="8pt"/>
    </style:style>
    <style:style style:name="P3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officeooo:rsid="00aa716b" officeooo:paragraph-rsid="00aa716b" style:font-size-asian="8pt" style:font-name-complex="Verdana" style:font-size-complex="8pt"/>
    </style:style>
    <style:style style:name="P3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officeooo:rsid="00acb63a" officeooo:paragraph-rsid="00acb63a" style:font-size-asian="8pt" style:font-name-complex="Verdana" style:font-size-complex="8pt"/>
    </style:style>
    <style:style style:name="P34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b2f16" officeooo:paragraph-rsid="00bb2f16" style:font-size-asian="8pt" style:font-name-complex="Verdana" style:font-size-complex="8pt"/>
    </style:style>
    <style:style style:name="P34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bca49" officeooo:paragraph-rsid="00bbca49" style:font-size-asian="8pt" style:font-name-complex="Verdana" style:font-size-complex="8pt"/>
    </style:style>
    <style:style style:name="P34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d68cb" officeooo:paragraph-rsid="00bd68cb" style:font-size-asian="8pt" style:font-name-complex="Verdana" style:font-size-complex="8pt"/>
    </style:style>
    <style:style style:name="P34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eafb7" officeooo:paragraph-rsid="00beafb7" style:font-size-asian="8pt" style:font-name-complex="Verdana" style:font-size-complex="8pt"/>
    </style:style>
    <style:style style:name="P34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c107b4" officeooo:paragraph-rsid="00c107b4" style:font-size-asian="8pt" style:font-name-complex="Verdana" style:font-size-complex="8pt"/>
    </style:style>
    <style:style style:name="P350" style:family="paragraph" style:parent-style-name="Standard">
      <style:paragraph-properties style:writing-mode="lr-tb"/>
      <style:text-properties style:font-name="Verdana" fo:font-size="8pt" style:font-size-asian="8pt" style:font-name-complex="Verdana" style:font-size-complex="8pt"/>
    </style:style>
    <style:style style:name="P351" style:family="paragraph" style:parent-style-name="Standard">
      <style:paragraph-properties style:writing-mode="lr-tb"/>
      <style:text-properties style:font-name="Verdana" fo:font-size="8pt" officeooo:rsid="00cf17d1" officeooo:paragraph-rsid="00cf17d1" style:font-size-asian="8pt" style:font-name-complex="Verdana" style:font-size-complex="8pt"/>
    </style:style>
    <style:style style:name="P352" style:family="paragraph" style:parent-style-name="Standard">
      <style:paragraph-properties style:writing-mode="lr-tb"/>
      <style:text-properties style:font-name="Verdana" fo:font-size="8pt" officeooo:rsid="00d063b3" officeooo:paragraph-rsid="00d063b3" style:font-size-asian="8pt" style:font-name-complex="Verdana" style:font-size-complex="8pt"/>
    </style:style>
    <style:style style:name="P353" style:family="paragraph" style:parent-style-name="Standard">
      <style:paragraph-properties style:writing-mode="lr-tb"/>
      <style:text-properties style:font-name="Verdana" fo:font-size="8pt" officeooo:rsid="00d06fe9" officeooo:paragraph-rsid="00d06fe9" style:font-size-asian="8pt" style:font-name-complex="Verdana" style:font-size-complex="8pt"/>
    </style:style>
    <style:style style:name="P354" style:family="paragraph" style:parent-style-name="Standard">
      <style:paragraph-properties style:writing-mode="lr-tb"/>
      <style:text-properties style:font-name="Verdana" fo:font-size="8pt" officeooo:rsid="00d162f3" officeooo:paragraph-rsid="00d162f3" style:font-size-asian="8pt" style:font-name-complex="Verdana" style:font-size-complex="8pt"/>
    </style:style>
    <style:style style:name="P355" style:family="paragraph" style:parent-style-name="Standard">
      <style:paragraph-properties style:writing-mode="lr-tb"/>
      <style:text-properties style:font-name="Verdana" fo:font-size="8pt" officeooo:rsid="00d29f95" officeooo:paragraph-rsid="00d29f95" style:font-size-asian="8pt" style:font-name-complex="Verdana" style:font-size-complex="8pt"/>
    </style:style>
    <style:style style:name="P356" style:family="paragraph" style:parent-style-name="Standard">
      <style:paragraph-properties style:writing-mode="lr-tb"/>
      <style:text-properties style:font-name="Verdana" fo:font-size="8pt" officeooo:rsid="00d4453d" officeooo:paragraph-rsid="00d4453d" style:font-size-asian="8pt" style:font-name-complex="Verdana" style:font-size-complex="8pt"/>
    </style:style>
    <style:style style:name="P357" style:family="paragraph" style:parent-style-name="Standard">
      <style:paragraph-properties style:writing-mode="lr-tb"/>
      <style:text-properties style:font-name="Verdana" fo:font-size="8pt" officeooo:rsid="00d485bc" officeooo:paragraph-rsid="00d485bc" style:font-size-asian="8pt" style:font-name-complex="Verdana" style:font-size-complex="8pt"/>
    </style:style>
    <style:style style:name="P358" style:family="paragraph">
      <style:paragraph-properties style:writing-mode="lr-tb"/>
      <style:text-properties style:font-name="Verdana" fo:font-size="8pt" style:font-size-asian="8pt" style:font-name-complex="Verdana" style:font-size-complex="8pt"/>
    </style:style>
    <style:style style:name="P359" style:family="paragraph">
      <style:paragraph-properties style:writing-mode="lr-tb"/>
      <style:text-properties style:font-name="Verdana" fo:font-size="8pt" officeooo:rsid="00cf17d1" officeooo:paragraph-rsid="00cf17d1" style:font-size-asian="8pt" style:font-name-complex="Verdana" style:font-size-complex="8pt"/>
    </style:style>
    <style:style style:name="P360" style:family="paragraph" style:parent-style-name="Table_20_content">
      <style:text-properties style:font-name="Verdana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8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9" style:family="text">
      <style:text-properties fo:font-variant="normal" fo:text-transform="none" fo:color="#000000" fo:letter-spacing="normal" officeooo:rsid="004f4af7" style:language-complex="bn" style:country-complex="BD" style:font-style-complex="normal" style:font-weight-complex="normal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color="#222222" fo:font-style="normal" fo:font-weight="normal"/>
    </style:style>
    <style:style style:name="T12" style:family="text">
      <style:text-properties fo:color="#000000"/>
    </style:style>
    <style:style style:name="T13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4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15" style:family="text">
      <style:text-properties fo:color="#000000" style:font-style-complex="normal" style:font-weight-complex="normal"/>
    </style:style>
    <style:style style:name="T16" style:family="text">
      <style:text-properties style:font-style-complex="normal" style:font-weight-complex="normal"/>
    </style:style>
    <style:style style:name="T17" style:family="text">
      <style:text-properties officeooo:rsid="0036e862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normal" officeooo:rsid="0036e862"/>
    </style:style>
    <style:style style:name="T20" style:family="text">
      <style:text-properties fo:font-style="normal" fo:font-weight="normal" officeooo:rsid="003fcda3"/>
    </style:style>
    <style:style style:name="T21" style:family="text">
      <style:text-properties officeooo:rsid="0046ad19"/>
    </style:style>
    <style:style style:name="T22" style:family="text">
      <style:text-properties officeooo:rsid="0047b499"/>
    </style:style>
    <style:style style:name="T23" style:family="text">
      <style:text-properties style:language-complex="bn" style:country-complex="BD"/>
    </style:style>
    <style:style style:name="T24" style:family="text">
      <style:text-properties officeooo:rsid="005c04cf" style:language-complex="bn" style:country-complex="BD"/>
    </style:style>
    <style:style style:name="T25" style:family="text">
      <style:text-properties officeooo:rsid="006ceaa8" style:language-complex="bn" style:country-complex="BD"/>
    </style:style>
    <style:style style:name="T26" style:family="text">
      <style:text-properties officeooo:rsid="0073fdc7" style:language-complex="bn" style:country-complex="BD"/>
    </style:style>
    <style:style style:name="T27" style:family="text">
      <style:text-properties officeooo:rsid="00809049" style:language-complex="bn" style:country-complex="BD"/>
    </style:style>
    <style:style style:name="T28" style:family="text">
      <style:text-properties officeooo:rsid="0090b277" style:language-complex="bn" style:country-complex="BD" style:font-style-complex="normal" style:font-weight-complex="normal"/>
    </style:style>
    <style:style style:name="T29" style:family="text">
      <style:text-properties officeooo:rsid="0060c173"/>
    </style:style>
    <style:style style:name="T30" style:family="text">
      <style:text-properties officeooo:rsid="007706e9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8dd449"/>
    </style:style>
    <style:style style:name="T33" style:family="text">
      <style:text-properties officeooo:rsid="00975c3b"/>
    </style:style>
    <style:style style:name="T34" style:family="text">
      <style:text-properties officeooo:rsid="009ee0cb"/>
    </style:style>
    <style:style style:name="T35" style:family="text">
      <style:text-properties style:text-underline-style="none" fo:font-weight="normal" officeooo:rsid="00c44f4d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51">Conspirator</text:p>
          </table:table-cell>
          <table:table-cell table:style-name="Table1.A1" office:value-type="string">
            <text:p text:style-name="P51">চক্রান্তকারী</text:p>
          </table:table-cell>
          <table:table-cell table:style-name="Table1.A1" office:value-type="string">
            <text:p text:style-name="P51">warmly</text:p>
          </table:table-cell>
          <table:table-cell table:style-name="Table1.A1" office:value-type="string">
            <text:p text:style-name="P51">আন্তরিকভাবে</text:p>
          </table:table-cell>
        </table:table-row>
        <table:table-row>
          <table:table-cell table:style-name="Table1.A1" office:value-type="string">
            <text:p text:style-name="P51">abscond</text:p>
          </table:table-cell>
          <table:table-cell table:style-name="Table1.A1" office:value-type="string">
            <text:p text:style-name="P51">পলাতক হত্তয়া</text:p>
          </table:table-cell>
          <table:table-cell table:style-name="Table1.A1" office:value-type="string">
            <text:p text:style-name="P51">so-called</text:p>
          </table:table-cell>
          <table:table-cell table:style-name="Table1.A1" office:value-type="string">
            <text:p text:style-name="P51">তথাকথিত</text:p>
          </table:table-cell>
        </table:table-row>
        <table:table-row>
          <table:table-cell table:style-name="Table1.A1" office:value-type="string">
            <text:p text:style-name="P51">rehabilitation</text:p>
          </table:table-cell>
          <table:table-cell table:style-name="Table1.A1" office:value-type="string">
            <text:p text:style-name="P51">পুনর্বাসন</text:p>
          </table:table-cell>
          <table:table-cell table:style-name="Table1.A1" office:value-type="string">
            <text:p text:style-name="P51">indicted</text:p>
          </table:table-cell>
          <table:table-cell table:style-name="Table1.A1" office:value-type="string">
            <text:p text:style-name="P51">অভিযুক্ত</text:p>
          </table:table-cell>
        </table:table-row>
        <table:table-row>
          <table:table-cell table:style-name="Table1.A1" office:value-type="string">
            <text:p text:style-name="P51">foil</text:p>
          </table:table-cell>
          <table:table-cell table:style-name="Table1.A1" office:value-type="string">
            <text:p text:style-name="P51">বানচাল</text:p>
          </table:table-cell>
          <table:table-cell table:style-name="Table1.A1" office:value-type="string">
            <text:p text:style-name="P51">head-on</text:p>
          </table:table-cell>
          <table:table-cell table:style-name="Table1.A1" office:value-type="string">
            <text:p text:style-name="P51">মুখামুখিভাবে</text:p>
          </table:table-cell>
        </table:table-row>
        <table:table-row>
          <table:table-cell table:style-name="Table1.A1" office:value-type="string">
            <text:p text:style-name="P51">allegation</text:p>
          </table:table-cell>
          <table:table-cell table:style-name="Table1.A1" office:value-type="string">
            <text:p text:style-name="P51">অভিযোগ</text:p>
          </table:table-cell>
          <table:table-cell table:style-name="Table1.A1" office:value-type="string">
            <text:p text:style-name="P51">next-door</text:p>
          </table:table-cell>
          <table:table-cell table:style-name="Table1.A1" office:value-type="string">
            <text:p text:style-name="P51">পাশের বাড়ির</text:p>
          </table:table-cell>
        </table:table-row>
        <table:table-row>
          <table:table-cell table:style-name="Table1.A1" office:value-type="string">
            <text:p text:style-name="P51">exemplary</text:p>
          </table:table-cell>
          <table:table-cell table:style-name="Table1.A1" office:value-type="string">
            <text:p text:style-name="P51">দৃষ্টান্তস্বরূপ</text:p>
          </table:table-cell>
          <table:table-cell table:style-name="Table1.A1" office:value-type="string">
            <text:p text:style-name="P51">respective</text:p>
          </table:table-cell>
          <table:table-cell table:style-name="Table1.A1" office:value-type="string">
            <text:p text:style-name="P51">নিজ - নিজ</text:p>
          </table:table-cell>
        </table:table-row>
        <table:table-row>
          <table:table-cell table:style-name="Table1.A1" office:value-type="string">
            <text:p text:style-name="P51">sovereignty</text:p>
          </table:table-cell>
          <table:table-cell table:style-name="Table1.A1" office:value-type="string">
            <text:p text:style-name="P51">সার্বভৌম রাষ্ট্র</text:p>
          </table:table-cell>
          <table:table-cell table:style-name="Table1.A1" office:value-type="string">
            <text:p text:style-name="P51">infringe</text:p>
          </table:table-cell>
          <table:table-cell table:style-name="Table1.A1" office:value-type="string">
            <text:p text:style-name="P51">লঙ্ঘন করা</text:p>
          </table:table-cell>
        </table:table-row>
        <table:table-row>
          <table:table-cell table:style-name="Table1.A1" office:value-type="string">
            <text:p text:style-name="P51">Rumour</text:p>
          </table:table-cell>
          <table:table-cell table:style-name="Table1.A1" office:value-type="string">
            <text:p text:style-name="P51">গুজব</text:p>
          </table:table-cell>
          <table:table-cell table:style-name="Table1.A1" office:value-type="string">
            <text:p text:style-name="P51">embezzle</text:p>
          </table:table-cell>
          <table:table-cell table:style-name="Table1.A1" office:value-type="string">
            <text:p text:style-name="P51">আত্মসাৎ করা</text:p>
          </table:table-cell>
        </table:table-row>
        <table:table-row>
          <table:table-cell table:style-name="Table1.A1" office:value-type="string">
            <text:p text:style-name="P51">patronize</text:p>
          </table:table-cell>
          <table:table-cell table:style-name="Table1.A1" office:value-type="string">
            <text:p text:style-name="P51">পৃষ্ঠপোষকতা করা সমর্থন করা</text:p>
          </table:table-cell>
          <table:table-cell table:style-name="Table1.A1" office:value-type="string">
            <text:p text:style-name="P51">rife</text:p>
          </table:table-cell>
          <table:table-cell table:style-name="Table1.A1" office:value-type="string">
            <text:p text:style-name="P51">বিদ্যমান, বহুপ্রচলিত</text:p>
          </table:table-cell>
        </table:table-row>
        <table:table-row>
          <table:table-cell table:style-name="Table1.A1" office:value-type="string">
            <text:p text:style-name="P51">noted</text:p>
          </table:table-cell>
          <table:table-cell table:style-name="Table1.A1" office:value-type="string">
            <text:p text:style-name="P51">বিশিষ্ট</text:p>
          </table:table-cell>
          <table:table-cell table:style-name="Table1.A1" office:value-type="string">
            <text:p text:style-name="P51">boredom</text:p>
          </table:table-cell>
          <table:table-cell table:style-name="Table1.A1" office:value-type="string">
            <text:p text:style-name="P51">বিষণ্ণতা</text:p>
          </table:table-cell>
        </table:table-row>
        <table:table-row>
          <table:table-cell table:style-name="Table1.A1" office:value-type="string">
            <text:p text:style-name="P51">abduct</text:p>
          </table:table-cell>
          <table:table-cell table:style-name="Table1.A1" office:value-type="string">
            <text:p text:style-name="P51">অপহরণ করা</text:p>
          </table:table-cell>
          <table:table-cell table:style-name="Table1.A1" office:value-type="string">
            <text:p text:style-name="P51">give away</text:p>
          </table:table-cell>
          <table:table-cell table:style-name="Table1.A1" office:value-type="string">
            <text:p text:style-name="P51">বিতরণ করা</text:p>
          </table:table-cell>
        </table:table-row>
        <table:table-row>
          <table:table-cell table:style-name="Table1.A1" office:value-type="string">
            <text:p text:style-name="P51">severely</text:p>
          </table:table-cell>
          <table:table-cell table:style-name="Table1.A1" office:value-type="string">
            <text:p text:style-name="P51">ভয়ঙ্করভাবে</text:p>
          </table:table-cell>
          <table:table-cell table:style-name="Table1.A1" office:value-type="string">
            <text:p text:style-name="P51">all-out</text:p>
          </table:table-cell>
          <table:table-cell table:style-name="Table1.A1" office:value-type="string">
            <text:p text:style-name="P51">সম্পূর্ণ</text:p>
          </table:table-cell>
        </table:table-row>
        <table:table-row>
          <table:table-cell table:style-name="Table1.A1" office:value-type="string">
            <text:p text:style-name="P51">devotee</text:p>
          </table:table-cell>
          <table:table-cell table:style-name="Table1.A1" office:value-type="string">
            <text:p text:style-name="P51">ধর্মোপাসক</text:p>
          </table:table-cell>
          <table:table-cell table:style-name="Table1.A1" office:value-type="string">
            <text:p text:style-name="P51">incite</text:p>
          </table:table-cell>
          <table:table-cell table:style-name="Table1.A1" office:value-type="string">
            <text:p text:style-name="P55">উদ্দীপিত করা</text:p>
          </table:table-cell>
        </table:table-row>
        <table:table-row>
          <table:table-cell table:style-name="Table1.A1" office:value-type="string">
            <text:p text:style-name="P51">outskirt</text:p>
          </table:table-cell>
          <table:table-cell table:style-name="Table1.A1" office:value-type="string">
            <text:p text:style-name="P51">সীমান্ত – অঙ্চল</text:p>
          </table:table-cell>
          <table:table-cell table:style-name="Table1.A1" office:value-type="string">
            <text:p text:style-name="P55">Enlarge</text:p>
          </table:table-cell>
          <table:table-cell table:style-name="Table1.A1" office:value-type="string">
            <text:p text:style-name="P204">সম্প্রসারিত করা</text:p>
          </table:table-cell>
        </table:table-row>
        <table:table-row>
          <table:table-cell table:style-name="Table1.A1" office:value-type="string">
            <text:p text:style-name="P51">sermon</text:p>
          </table:table-cell>
          <table:table-cell table:style-name="Table1.A1" office:value-type="string">
            <text:p text:style-name="P51">ধর্মোপদেশ বক্তৃতা</text:p>
          </table:table-cell>
          <table:table-cell table:style-name="Table1.A1" office:value-type="string">
            <text:p text:style-name="P51">herewith</text:p>
          </table:table-cell>
          <table:table-cell table:style-name="Table1.A1" office:value-type="string">
            <text:p text:style-name="P51">ইহার সঙ্গে</text:p>
          </table:table-cell>
        </table:table-row>
        <table:table-row>
          <table:table-cell table:style-name="Table1.A1" office:value-type="string">
            <text:p text:style-name="P51">drizzling</text:p>
          </table:table-cell>
          <table:table-cell table:style-name="Table1.A1" office:value-type="string">
            <text:p text:style-name="P51">গুড়ি গুড়ি বৃষ্টি</text:p>
          </table:table-cell>
          <table:table-cell table:style-name="Table1.A1" office:value-type="string">
            <text:p text:style-name="P51">scam</text:p>
          </table:table-cell>
          <table:table-cell table:style-name="Table1.A1" office:value-type="string">
            <text:p text:style-name="P51">কেলেঙ্কারি</text:p>
          </table:table-cell>
        </table:table-row>
        <table:table-row>
          <table:table-cell table:style-name="Table1.A1" office:value-type="string">
            <text:p text:style-name="P51">adulation</text:p>
          </table:table-cell>
          <table:table-cell table:style-name="Table1.A1" office:value-type="string">
            <text:p text:style-name="P51">তোষামোদ</text:p>
          </table:table-cell>
          <table:table-cell table:style-name="Table1.A1" office:value-type="string">
            <text:p text:style-name="P51">bigwig</text:p>
          </table:table-cell>
          <table:table-cell table:style-name="Table1.A1" office:value-type="string">
            <text:p text:style-name="P51">প্রধান লোক</text:p>
          </table:table-cell>
        </table:table-row>
        <table:table-row>
          <table:table-cell table:style-name="Table1.A1" office:value-type="string">
            <text:p text:style-name="P51">exaltation</text:p>
          </table:table-cell>
          <table:table-cell table:style-name="Table1.A1" office:value-type="string">
            <text:p text:style-name="P51">উন্নয়ন</text:p>
          </table:table-cell>
          <table:table-cell table:style-name="Table1.A1" office:value-type="string">
            <text:p text:style-name="P51">undue</text:p>
          </table:table-cell>
          <table:table-cell table:style-name="Table1.A1" office:value-type="string">
            <text:p text:style-name="P51">অযৌক্তিক</text:p>
          </table:table-cell>
        </table:table-row>
        <table:table-row>
          <table:table-cell table:style-name="Table1.A1" office:value-type="string">
            <text:p text:style-name="P51">dowry</text:p>
          </table:table-cell>
          <table:table-cell table:style-name="Table1.A1" office:value-type="string">
            <text:p text:style-name="P51">যৌতুক</text:p>
          </table:table-cell>
          <table:table-cell table:style-name="Table1.A1" office:value-type="string">
            <text:p text:style-name="P51">competence</text:p>
          </table:table-cell>
          <table:table-cell table:style-name="Table1.A1" office:value-type="string">
            <text:p text:style-name="P51">কর্মদক্ষতা</text:p>
          </table:table-cell>
        </table:table-row>
        <table:table-row>
          <table:table-cell table:style-name="Table1.A1" office:value-type="string">
            <text:p text:style-name="P51">Hereinafter</text:p>
          </table:table-cell>
          <table:table-cell table:style-name="Table1.A1" office:value-type="string">
            <text:p text:style-name="P51">অত: পর ইহাতে</text:p>
          </table:table-cell>
          <table:table-cell table:style-name="Table1.A1" office:value-type="string">
            <text:p text:style-name="P51">irk</text:p>
          </table:table-cell>
          <table:table-cell table:style-name="Table1.A1" office:value-type="string">
            <text:p text:style-name="P51">বিরক্তি উত্পাদন করা</text:p>
          </table:table-cell>
        </table:table-row>
        <table:table-row>
          <table:table-cell table:style-name="Table1.A1" office:value-type="string">
            <text:p text:style-name="P51">Assault</text:p>
          </table:table-cell>
          <table:table-cell table:style-name="Table1.A1" office:value-type="string">
            <text:p text:style-name="P51">বেআইনীভাবে দেহে আঘাত</text:p>
          </table:table-cell>
          <table:table-cell table:style-name="Table1.A1" office:value-type="string">
            <text:p text:style-name="P51">relentlessly</text:p>
          </table:table-cell>
          <table:table-cell table:style-name="Table1.A1" office:value-type="string">
            <text:p text:style-name="P51">নিরলসভাবে</text:p>
          </table:table-cell>
        </table:table-row>
        <table:table-row>
          <table:table-cell table:style-name="Table1.A1" office:value-type="string">
            <text:p text:style-name="P51">Unreserved</text:p>
          </table:table-cell>
          <table:table-cell table:style-name="Table1.A1" office:value-type="string">
            <text:p text:style-name="P51">খোলাখুলি</text:p>
          </table:table-cell>
          <table:table-cell table:style-name="Table1.A1" office:value-type="string">
            <text:p text:style-name="P51">ouster</text:p>
          </table:table-cell>
          <table:table-cell table:style-name="Table1.A1" office:value-type="string">
            <text:p text:style-name="P51">উচ্ছেদ</text:p>
          </table:table-cell>
        </table:table-row>
        <table:table-row>
          <table:table-cell table:style-name="Table1.A1" office:value-type="string">
            <text:p text:style-name="P51">Troop</text:p>
          </table:table-cell>
          <table:table-cell table:style-name="Table1.A1" office:value-type="string">
            <text:p text:style-name="P51">ক্ষুদ্র সৈন্যদল</text:p>
          </table:table-cell>
          <table:table-cell table:style-name="Table1.A1" office:value-type="string">
            <text:p text:style-name="P51">ransack</text:p>
          </table:table-cell>
          <table:table-cell table:style-name="Table1.A1" office:value-type="string">
            <text:p text:style-name="P51">তছনছ করা</text:p>
          </table:table-cell>
        </table:table-row>
        <table:table-row>
          <table:table-cell table:style-name="Table1.A1" office:value-type="string">
            <text:p text:style-name="P51">Brutal</text:p>
          </table:table-cell>
          <table:table-cell table:style-name="Table1.A1" office:value-type="string">
            <text:p text:style-name="P51">পাশবিক</text:p>
          </table:table-cell>
          <table:table-cell table:style-name="Table1.A1" office:value-type="string">
            <text:p text:style-name="P51">inception</text:p>
          </table:table-cell>
          <table:table-cell table:style-name="Table1.A1" office:value-type="string">
            <text:p text:style-name="P51">শুরু</text:p>
          </table:table-cell>
        </table:table-row>
        <table:table-row>
          <table:table-cell table:style-name="Table1.A1" office:value-type="string">
            <text:p text:style-name="P51">Cognizance</text:p>
          </table:table-cell>
          <table:table-cell table:style-name="Table1.A1" office:value-type="string">
            <text:p text:style-name="P51">অবগতি</text:p>
          </table:table-cell>
          <table:table-cell table:style-name="Table1.A1" office:value-type="string">
            <text:p text:style-name="P51">rational</text:p>
          </table:table-cell>
          <table:table-cell table:style-name="Table1.A1" office:value-type="string">
            <text:p text:style-name="P51">যুক্তিসঙ্গত</text:p>
          </table:table-cell>
        </table:table-row>
        <table:table-row>
          <table:table-cell table:style-name="Table1.A1" office:value-type="string">
            <text:p text:style-name="P51">Bankroll</text:p>
          </table:table-cell>
          <table:table-cell table:style-name="Table1.A1" office:value-type="string">
            <text:p text:style-name="P51">টাকা যোগান</text:p>
          </table:table-cell>
          <table:table-cell table:style-name="Table1.A1" office:value-type="string">
            <text:p text:style-name="P51">derogatory</text:p>
          </table:table-cell>
          <table:table-cell table:style-name="Table1.A1" office:value-type="string">
            <text:p text:style-name="P51">হানিকর</text:p>
          </table:table-cell>
        </table:table-row>
        <table:table-row>
          <table:table-cell table:style-name="Table1.A1" office:value-type="string">
            <text:p text:style-name="P51">Rival</text:p>
          </table:table-cell>
          <table:table-cell table:style-name="Table1.A1" office:value-type="string">
            <text:p text:style-name="P51">প্রতিদ্বন্দ্বী</text:p>
          </table:table-cell>
          <table:table-cell table:style-name="Table1.A1" office:value-type="string">
            <text:p text:style-name="P51">persuade</text:p>
          </table:table-cell>
          <table:table-cell table:style-name="Table1.A1" office:value-type="string">
            <text:p text:style-name="P51">রাজী করানো</text:p>
          </table:table-cell>
        </table:table-row>
        <table:table-row>
          <table:table-cell table:style-name="Table1.A1" office:value-type="string">
            <text:p text:style-name="P51">Factional</text:p>
          </table:table-cell>
          <table:table-cell table:style-name="Table1.A1" office:value-type="string">
            <text:p text:style-name="P51">বিরোধপূর্ণ</text:p>
          </table:table-cell>
          <table:table-cell table:style-name="Table1.A1" office:value-type="string">
            <text:p text:style-name="P51">reportedly</text:p>
          </table:table-cell>
          <table:table-cell table:style-name="Table1.A1" office:value-type="string">
            <text:p text:style-name="P51">জনশ্রুতি অনুযায়ী</text:p>
          </table:table-cell>
        </table:table-row>
        <table:table-row>
          <table:table-cell table:style-name="Table1.A1" office:value-type="string">
            <text:p text:style-name="P51">feud</text:p>
          </table:table-cell>
          <table:table-cell table:style-name="Table1.A1" office:value-type="string">
            <text:p text:style-name="P51">পারম্পরিক শত্রুতা</text:p>
          </table:table-cell>
          <table:table-cell table:style-name="Table1.A1" office:value-type="string">
            <text:p text:style-name="P51">rowdy</text:p>
          </table:table-cell>
          <table:table-cell table:style-name="Table1.A1" office:value-type="string">
            <text:p text:style-name="P51">উচ্ছৃঙ্খল</text:p>
          </table:table-cell>
        </table:table-row>
        <table:table-row>
          <table:table-cell table:style-name="Table1.A1" office:value-type="string">
            <text:p text:style-name="P51">assert</text:p>
          </table:table-cell>
          <table:table-cell table:style-name="Table1.A1" office:value-type="string">
            <text:p text:style-name="P51">দাবি করা</text:p>
          </table:table-cell>
          <table:table-cell table:style-name="Table1.A1" office:value-type="string">
            <text:p text:style-name="P51">feminist</text:p>
          </table:table-cell>
          <table:table-cell table:style-name="Table1.A1" office:value-type="string">
            <text:p text:style-name="P51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51">controversial</text:p>
          </table:table-cell>
          <table:table-cell table:style-name="Table1.A1" office:value-type="string">
            <text:p text:style-name="P51">বিতর্কিত</text:p>
          </table:table-cell>
          <table:table-cell table:style-name="Table1.A1" office:value-type="string">
            <text:p text:style-name="P51">hypocrite</text:p>
          </table:table-cell>
          <table:table-cell table:style-name="Table1.A1" office:value-type="string">
            <text:p text:style-name="P51">ভণ্ড</text:p>
          </table:table-cell>
        </table:table-row>
        <table:table-row>
          <table:table-cell table:style-name="Table1.A1" office:value-type="string">
            <text:p text:style-name="P55">Percolate </text:p>
          </table:table-cell>
          <table:table-cell table:style-name="Table1.A1" office:value-type="string">
            <text:p text:style-name="P270">চুয়াইয়া পড়া</text:p>
          </table:table-cell>
          <table:table-cell table:style-name="Table1.A1" office:value-type="string">
            <text:p text:style-name="P51">banishment</text:p>
          </table:table-cell>
          <table:table-cell table:style-name="Table1.A1" office:value-type="string">
            <text:p text:style-name="P51">নির্বাসন</text:p>
          </table:table-cell>
        </table:table-row>
        <table:table-row>
          <table:table-cell table:style-name="Table1.A1" office:value-type="string">
            <text:p text:style-name="P51">contemporary</text:p>
          </table:table-cell>
          <table:table-cell table:style-name="Table1.A1" office:value-type="string">
            <text:p text:style-name="P51">সমসাময়িক</text:p>
          </table:table-cell>
          <table:table-cell table:style-name="Table1.A1" office:value-type="string">
            <text:p text:style-name="P51">deliberately</text:p>
          </table:table-cell>
          <table:table-cell table:style-name="Table1.A1" office:value-type="string">
            <text:p text:style-name="P51">ইচ্ছাপূর্বক</text:p>
          </table:table-cell>
        </table:table-row>
        <table:table-row>
          <table:table-cell table:style-name="Table1.A1" office:value-type="string">
            <text:p text:style-name="P51">invasion</text:p>
          </table:table-cell>
          <table:table-cell table:style-name="Table1.A1" office:value-type="string">
            <text:p text:style-name="P51">বহিরাক্রমণ</text:p>
          </table:table-cell>
          <table:table-cell table:style-name="Table1.A1" office:value-type="string">
            <text:p text:style-name="P51">malicious</text:p>
          </table:table-cell>
          <table:table-cell table:style-name="Table1.A1" office:value-type="string">
            <text:p text:style-name="P51">বিদ্বেষপরায়ণ</text:p>
          </table:table-cell>
        </table:table-row>
        <table:table-row>
          <table:table-cell table:style-name="Table1.A1" office:value-type="string">
            <text:p text:style-name="P51">veteran</text:p>
          </table:table-cell>
          <table:table-cell table:style-name="Table1.A1" office:value-type="string">
            <text:p text:style-name="P51">অভিজ্ঞ</text:p>
          </table:table-cell>
          <table:table-cell table:style-name="Table1.A1" office:value-type="string">
            <text:p text:style-name="P51">riot</text:p>
          </table:table-cell>
          <table:table-cell table:style-name="Table1.A1" office:value-type="string">
            <text:p text:style-name="P51">দাঙ্গা</text:p>
          </table:table-cell>
        </table:table-row>
        <table:table-row>
          <table:table-cell table:style-name="Table1.A1" office:value-type="string">
            <text:p text:style-name="P51">ignite</text:p>
          </table:table-cell>
          <table:table-cell table:style-name="Table1.A1" office:value-type="string">
            <text:p text:style-name="P51">প্রজ্বালিত করা</text:p>
          </table:table-cell>
          <table:table-cell table:style-name="Table1.A1" office:value-type="string">
            <text:p text:style-name="P51">findings</text:p>
          </table:table-cell>
          <table:table-cell table:style-name="Table1.A1" office:value-type="string">
            <text:p text:style-name="P51">ফলাফল</text:p>
          </table:table-cell>
        </table:table-row>
        <table:table-row>
          <table:table-cell table:style-name="Table1.A1" office:value-type="string">
            <text:p text:style-name="P51">troupe</text:p>
          </table:table-cell>
          <table:table-cell table:style-name="Table1.A1" office:value-type="string">
            <text:p text:style-name="P51">যাত্রার দল</text:p>
          </table:table-cell>
          <table:table-cell table:style-name="Table1.A1" office:value-type="string">
            <text:p text:style-name="P51">convener</text:p>
          </table:table-cell>
          <table:table-cell table:style-name="Table1.A1" office:value-type="string">
            <text:p text:style-name="P51">সভার আহ্বায়ক</text:p>
          </table:table-cell>
        </table:table-row>
        <table:table-row>
          <table:table-cell table:style-name="Table1.A1" office:value-type="string">
            <text:p text:style-name="P51">enthusiast</text:p>
          </table:table-cell>
          <table:table-cell table:style-name="Table1.A1" office:value-type="string">
            <text:p text:style-name="P51">উত্সাহী ব্যক্তি</text:p>
          </table:table-cell>
          <table:table-cell table:style-name="Table1.A1" office:value-type="string">
            <text:p text:style-name="P51">outlaw</text:p>
          </table:table-cell>
          <table:table-cell table:style-name="Table1.A1" office:value-type="string">
            <text:p text:style-name="P51">ডাকাত</text:p>
          </table:table-cell>
        </table:table-row>
        <table:table-row>
          <table:table-cell table:style-name="Table1.A1" office:value-type="string">
            <text:p text:style-name="P51">acclaim</text:p>
          </table:table-cell>
          <table:table-cell table:style-name="Table1.A1" office:value-type="string">
            <text:p text:style-name="P51">উচ্চ প্রশংসাধ্বনি</text:p>
          </table:table-cell>
          <table:table-cell table:style-name="Table1.A1" office:value-type="string">
            <text:p text:style-name="P51">cohort</text:p>
          </table:table-cell>
          <table:table-cell table:style-name="Table1.A1" office:value-type="string">
            <text:p text:style-name="P51">বাহিনী</text:p>
          </table:table-cell>
        </table:table-row>
        <table:table-row>
          <table:table-cell table:style-name="Table1.A1" office:value-type="string">
            <text:p text:style-name="P51">skit</text:p>
          </table:table-cell>
          <table:table-cell table:style-name="Table1.A1" office:value-type="string">
            <text:p text:style-name="P51">ব্যঙ্গ – রচনা</text:p>
          </table:table-cell>
          <table:table-cell table:style-name="Table1.A1" office:value-type="string">
            <text:p text:style-name="P51">turmoil</text:p>
          </table:table-cell>
          <table:table-cell table:style-name="Table1.A1" office:value-type="string">
            <text:p text:style-name="P51">বিক্ষোভ</text:p>
          </table:table-cell>
        </table:table-row>
        <table:table-row>
          <table:table-cell table:style-name="Table1.A1" office:value-type="string">
            <text:p text:style-name="P51">demise</text:p>
          </table:table-cell>
          <table:table-cell table:style-name="Table1.A1" office:value-type="string">
            <text:p text:style-name="P51">জীবনহানি</text:p>
          </table:table-cell>
          <table:table-cell table:style-name="Table1.A1" office:value-type="string">
            <text:p text:style-name="P51">languish</text:p>
          </table:table-cell>
          <table:table-cell table:style-name="Table1.A1" office:value-type="string">
            <text:p text:style-name="P51">নিস্তেজ হত্তয়া</text:p>
          </table:table-cell>
        </table:table-row>
        <table:table-row>
          <table:table-cell table:style-name="Table1.A1" office:value-type="string">
            <text:p text:style-name="P51">funeral</text:p>
          </table:table-cell>
          <table:table-cell table:style-name="Table1.A1" office:value-type="string">
            <text:p text:style-name="P51">অন্ত্যেষ্টিক্রিয়া</text:p>
          </table:table-cell>
          <table:table-cell table:style-name="Table1.A1" office:value-type="string">
            <text:p text:style-name="P51">ally</text:p>
          </table:table-cell>
          <table:table-cell table:style-name="Table1.A1" office:value-type="string">
            <text:p text:style-name="P51">মিত্র</text:p>
          </table:table-cell>
        </table:table-row>
        <table:table-row>
          <table:table-cell table:style-name="Table1.A1" office:value-type="string">
            <text:p text:style-name="P51">monument</text:p>
          </table:table-cell>
          <table:table-cell table:style-name="Table1.A1" office:value-type="string">
            <text:p text:style-name="P51">স্মৃতিস্তম্ভ</text:p>
          </table:table-cell>
          <table:table-cell table:style-name="Table1.A1" office:value-type="string">
            <text:p text:style-name="P51">oust</text:p>
          </table:table-cell>
          <table:table-cell table:style-name="Table1.A1" office:value-type="string">
            <text:p text:style-name="P51">বহিষ্কৃত</text:p>
          </table:table-cell>
        </table:table-row>
        <table:table-row>
          <table:table-cell table:style-name="Table1.A1" office:value-type="string">
            <text:p text:style-name="P51">wary</text:p>
          </table:table-cell>
          <table:table-cell table:style-name="Table1.A1" office:value-type="string">
            <text:p text:style-name="P51">সতর্ক</text:p>
          </table:table-cell>
          <table:table-cell table:style-name="Table1.A1" office:value-type="string">
            <text:p text:style-name="P51">consignment</text:p>
          </table:table-cell>
          <table:table-cell table:style-name="Table1.A1" office:value-type="string">
            <text:p text:style-name="P51">চালান</text:p>
          </table:table-cell>
        </table:table-row>
        <table:table-row>
          <table:table-cell table:style-name="Table1.A1" office:value-type="string">
            <text:p text:style-name="P51">treaty</text:p>
          </table:table-cell>
          <table:table-cell table:style-name="Table1.A1" office:value-type="string">
            <text:p text:style-name="P51">চুক্তি</text:p>
          </table:table-cell>
          <table:table-cell table:style-name="Table1.A1" office:value-type="string">
            <text:p text:style-name="P51">fuss</text:p>
          </table:table-cell>
          <table:table-cell table:style-name="Table1.A1" office:value-type="string">
            <text:p text:style-name="P51">হৈচৈ</text:p>
          </table:table-cell>
        </table:table-row>
        <table:table-row>
          <table:table-cell table:style-name="Table1.A1" office:value-type="string">
            <text:p text:style-name="P51">stricken</text:p>
          </table:table-cell>
          <table:table-cell table:style-name="Table1.A1" office:value-type="string">
            <text:p text:style-name="P51">আহত</text:p>
          </table:table-cell>
          <table:table-cell table:style-name="Table1.A1" office:value-type="string">
            <text:p text:style-name="P51">brothel</text:p>
          </table:table-cell>
          <table:table-cell table:style-name="Table1.A1" office:value-type="string">
            <text:p text:style-name="P51">বেশ্যালয়</text:p>
          </table:table-cell>
        </table:table-row>
        <table:table-row>
          <table:table-cell table:style-name="Table1.A1" office:value-type="string">
            <text:p text:style-name="P51">bolster</text:p>
          </table:table-cell>
          <table:table-cell table:style-name="Table1.A1" office:value-type="string">
            <text:p text:style-name="P51">কোলবালিশ</text:p>
          </table:table-cell>
          <table:table-cell table:style-name="Table1.A1" office:value-type="string">
            <text:p text:style-name="P51">presume</text:p>
          </table:table-cell>
          <table:table-cell table:style-name="Table1.A1" office:value-type="string">
            <text:p text:style-name="P51">অনুমান করা</text:p>
          </table:table-cell>
        </table:table-row>
        <table:table-row>
          <table:table-cell table:style-name="Table1.A1" office:value-type="string">
            <text:p text:style-name="P51">interim</text:p>
          </table:table-cell>
          <table:table-cell table:style-name="Table1.A1" office:value-type="string">
            <text:p text:style-name="P51">অন্তর্বর্তী</text:p>
          </table:table-cell>
          <table:table-cell table:style-name="Table1.A1" office:value-type="string">
            <text:p text:style-name="P51">moron</text:p>
          </table:table-cell>
          <table:table-cell table:style-name="Table1.A1" office:value-type="string">
            <text:p text:style-name="P51">নির্বোধ</text:p>
          </table:table-cell>
        </table:table-row>
        <table:table-row>
          <table:table-cell table:style-name="Table1.A1" office:value-type="string">
            <text:p text:style-name="P51">countless</text:p>
          </table:table-cell>
          <table:table-cell table:style-name="Table1.A1" office:value-type="string">
            <text:p text:style-name="P51">অসংখ্য</text:p>
          </table:table-cell>
          <table:table-cell table:style-name="Table1.A1" office:value-type="string">
            <text:p text:style-name="P51">murmuring</text:p>
          </table:table-cell>
          <table:table-cell table:style-name="Table1.A1" office:value-type="string">
            <text:p text:style-name="P51">বির বির করে কিছু বলা</text:p>
          </table:table-cell>
        </table:table-row>
        <table:table-row>
          <table:table-cell table:style-name="Table1.A1" office:value-type="string">
            <text:p text:style-name="P51">constituent</text:p>
          </table:table-cell>
          <table:table-cell table:style-name="Table1.A1" office:value-type="string">
            <text:p text:style-name="P51">প্রয়োজনীয় উপাদান</text:p>
          </table:table-cell>
          <table:table-cell table:style-name="Table1.A1" office:value-type="string">
            <text:p text:style-name="P51">swordfish</text:p>
          </table:table-cell>
          <table:table-cell table:style-name="Table1.A1" office:value-type="string">
            <text:p text:style-name="P51">এক ধরনের সামুদ্রিক মাছ</text:p>
          </table:table-cell>
        </table:table-row>
        <text:soft-page-break/>
        <table:table-row>
          <table:table-cell table:style-name="Table1.A1" office:value-type="string">
            <text:p text:style-name="P51">convicted</text:p>
          </table:table-cell>
          <table:table-cell table:style-name="Table1.A1" office:value-type="string">
            <text:p text:style-name="P51">সাজাপ্রাপ্ত আসামি</text:p>
          </table:table-cell>
          <table:table-cell table:style-name="Table1.A1" office:value-type="string">
            <text:p text:style-name="P51">bliss</text:p>
          </table:table-cell>
          <table:table-cell table:style-name="Table1.A1" office:value-type="string">
            <text:p text:style-name="P51">পরম সুখ</text:p>
          </table:table-cell>
        </table:table-row>
        <table:table-row>
          <table:table-cell table:style-name="Table1.A1" office:value-type="string">
            <text:p text:style-name="P51">fugitive</text:p>
          </table:table-cell>
          <table:table-cell table:style-name="Table1.A1" office:value-type="string">
            <text:p text:style-name="P51">পলাতক হত্তয়া</text:p>
          </table:table-cell>
          <table:table-cell table:style-name="Table1.A1" office:value-type="string">
            <text:p text:style-name="P51">elated</text:p>
          </table:table-cell>
          <table:table-cell table:style-name="Table1.A1" office:value-type="string">
            <text:p text:style-name="P51">গর্বিত</text:p>
          </table:table-cell>
        </table:table-row>
        <table:table-row>
          <table:table-cell table:style-name="Table1.A1" office:value-type="string">
            <text:p text:style-name="P51">expatriate</text:p>
          </table:table-cell>
          <table:table-cell table:style-name="Table1.A1" office:value-type="string">
            <text:p text:style-name="P51">নির্বাসিত ব্যক্তি</text:p>
          </table:table-cell>
          <table:table-cell table:style-name="Table1.A1" office:value-type="string">
            <text:p text:style-name="P51">nectar</text:p>
          </table:table-cell>
          <table:table-cell table:style-name="Table1.A1" office:value-type="string">
            <text:p text:style-name="P51">অমৃত</text:p>
          </table:table-cell>
        </table:table-row>
        <table:table-row>
          <table:table-cell table:style-name="Table1.A1" office:value-type="string">
            <text:p text:style-name="P51">genocide</text:p>
          </table:table-cell>
          <table:table-cell table:style-name="Table1.A1" office:value-type="string">
            <text:p text:style-name="P51">গণহত্যা</text:p>
          </table:table-cell>
          <table:table-cell table:style-name="Table1.A1" office:value-type="string">
            <text:p text:style-name="P51">wipe</text:p>
          </table:table-cell>
          <table:table-cell table:style-name="Table1.A1" office:value-type="string">
            <text:p text:style-name="P51">ধ্বংস করা</text:p>
          </table:table-cell>
        </table:table-row>
        <table:table-row>
          <table:table-cell table:style-name="Table1.A1" office:value-type="string">
            <text:p text:style-name="P51">abduction</text:p>
          </table:table-cell>
          <table:table-cell table:style-name="Table1.A1" office:value-type="string">
            <text:p text:style-name="P51">অপহরণ</text:p>
          </table:table-cell>
          <table:table-cell table:style-name="Table1.A1" office:value-type="string">
            <text:p text:style-name="P51">traitor</text:p>
          </table:table-cell>
          <table:table-cell table:style-name="Table1.A1" office:value-type="string">
            <text:p text:style-name="P51">বিশ্বাসঘাতক</text:p>
          </table:table-cell>
        </table:table-row>
        <table:table-row>
          <table:table-cell table:style-name="Table1.A1" office:value-type="string">
            <text:p text:style-name="P51">confinement</text:p>
          </table:table-cell>
          <table:table-cell table:style-name="Table1.A1" office:value-type="string">
            <text:p text:style-name="P51">কারাবাস</text:p>
          </table:table-cell>
          <table:table-cell table:style-name="Table1.A1" office:value-type="string">
            <text:p text:style-name="P51">spy on</text:p>
          </table:table-cell>
          <table:table-cell table:style-name="Table1.A1" office:value-type="string">
            <text:p text:style-name="P51">গুপ্তচর</text:p>
          </table:table-cell>
        </table:table-row>
        <table:table-row>
          <table:table-cell table:style-name="Table1.A1" office:value-type="string">
            <text:p text:style-name="P51">pertinent</text:p>
          </table:table-cell>
          <table:table-cell table:style-name="Table1.A1" office:value-type="string">
            <text:p text:style-name="P51">প্রাসঙ্গিক</text:p>
          </table:table-cell>
          <table:table-cell table:style-name="Table1.A1" office:value-type="string">
            <text:p text:style-name="P51">flirt</text:p>
          </table:table-cell>
          <table:table-cell table:style-name="Table1.A1" office:value-type="string">
            <text:p text:style-name="P51">ন্যাকামি</text:p>
          </table:table-cell>
        </table:table-row>
        <table:table-row>
          <table:table-cell table:style-name="Table1.A1" office:value-type="string">
            <text:p text:style-name="P51">sweating</text:p>
          </table:table-cell>
          <table:table-cell table:style-name="Table1.A1" office:value-type="string">
            <text:p text:style-name="P51">ঘাম ঝরা</text:p>
          </table:table-cell>
          <table:table-cell table:style-name="Table1.A1" office:value-type="string">
            <text:p text:style-name="P51">creep</text:p>
          </table:table-cell>
          <table:table-cell table:style-name="Table1.A1" office:value-type="string">
            <text:p text:style-name="P51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51">earnest</text:p>
          </table:table-cell>
          <table:table-cell table:style-name="Table1.A1" office:value-type="string">
            <text:p text:style-name="P51">আন্তরিক</text:p>
          </table:table-cell>
          <table:table-cell table:style-name="Table1.A1" office:value-type="string">
            <text:p text:style-name="P51">meteorologist</text:p>
          </table:table-cell>
          <table:table-cell table:style-name="Table1.A1" office:value-type="string">
            <text:p text:style-name="P51">আবহবিৎ</text:p>
          </table:table-cell>
        </table:table-row>
        <table:table-row>
          <table:table-cell table:style-name="Table1.A1" office:value-type="string">
            <text:p text:style-name="P51">retention</text:p>
          </table:table-cell>
          <table:table-cell table:style-name="Table1.A1" office:value-type="string">
            <text:p text:style-name="P51">স্মৃতিশক্তি</text:p>
          </table:table-cell>
          <table:table-cell table:style-name="Table1.A1" office:value-type="string">
            <text:p text:style-name="P51">hover</text:p>
          </table:table-cell>
          <table:table-cell table:style-name="Table1.A1" office:value-type="string">
            <text:p text:style-name="P51">উঠা নামা করা</text:p>
          </table:table-cell>
        </table:table-row>
        <table:table-row>
          <table:table-cell table:style-name="Table1.A1" office:value-type="string">
            <text:p text:style-name="P51">suppress</text:p>
          </table:table-cell>
          <table:table-cell table:style-name="Table1.A1" office:value-type="string">
            <text:p text:style-name="P51">দমন করা</text:p>
          </table:table-cell>
          <table:table-cell table:style-name="Table1.A1" office:value-type="string">
            <text:p text:style-name="P51">throughout</text:p>
          </table:table-cell>
          <table:table-cell table:style-name="Table1.A1" office:value-type="string">
            <text:p text:style-name="P51">সর্বত্র</text:p>
          </table:table-cell>
        </table:table-row>
        <table:table-row>
          <table:table-cell table:style-name="Table1.A1" office:value-type="string">
            <text:p text:style-name="P51">snail</text:p>
          </table:table-cell>
          <table:table-cell table:style-name="Table1.A1" office:value-type="string">
            <text:p text:style-name="P51">শামুক</text:p>
          </table:table-cell>
          <table:table-cell table:style-name="Table1.A1" office:value-type="string">
            <text:p text:style-name="P51">adverse</text:p>
          </table:table-cell>
          <table:table-cell table:style-name="Table1.A1" office:value-type="string">
            <text:p text:style-name="P51">প্রতিকূল</text:p>
          </table:table-cell>
        </table:table-row>
        <table:table-row>
          <table:table-cell table:style-name="Table1.A1" office:value-type="string">
            <text:p text:style-name="P51">inevitable</text:p>
          </table:table-cell>
          <table:table-cell table:style-name="Table1.A1" office:value-type="string">
            <text:p text:style-name="P51">অনিবার্য</text:p>
          </table:table-cell>
          <table:table-cell table:style-name="Table1.A1" office:value-type="string">
            <text:p text:style-name="P51">batter</text:p>
          </table:table-cell>
          <table:table-cell table:style-name="Table1.A1" office:value-type="string">
            <text:p text:style-name="P51">আঘাত করা</text:p>
          </table:table-cell>
        </table:table-row>
        <table:table-row>
          <table:table-cell table:style-name="Table1.A1" office:value-type="string">
            <text:p text:style-name="P51">inflexible</text:p>
          </table:table-cell>
          <table:table-cell table:style-name="Table1.A1" office:value-type="string">
            <text:p text:style-name="P51">কঠিন</text:p>
          </table:table-cell>
          <table:table-cell table:style-name="Table1.A1" office:value-type="string">
            <text:p text:style-name="P51">inundated</text:p>
          </table:table-cell>
          <table:table-cell table:style-name="Table1.A1" office:value-type="string">
            <text:p text:style-name="P51">প্লাবিত করা</text:p>
          </table:table-cell>
        </table:table-row>
        <table:table-row>
          <table:table-cell table:style-name="Table1.A1" office:value-type="string">
            <text:p text:style-name="P51">moderate pace</text:p>
          </table:table-cell>
          <table:table-cell table:style-name="Table1.A1" office:value-type="string">
            <text:p text:style-name="P51">মধ্যপন্থী গতি</text:p>
          </table:table-cell>
          <table:table-cell table:style-name="Table1.A1" office:value-type="string">
            <text:p text:style-name="P51">swollen</text:p>
          </table:table-cell>
          <table:table-cell table:style-name="Table1.A1" office:value-type="string">
            <text:p text:style-name="P51">উচ্ছ্বসিত</text:p>
          </table:table-cell>
        </table:table-row>
        <table:table-row>
          <table:table-cell table:style-name="Table1.A1" office:value-type="string">
            <text:p text:style-name="P51">layman</text:p>
          </table:table-cell>
          <table:table-cell table:style-name="Table1.A1" office:value-type="string">
            <text:p text:style-name="P51">সাধারণ লোক</text:p>
          </table:table-cell>
          <table:table-cell table:style-name="Table1.A1" office:value-type="string">
            <text:p text:style-name="P51">rivulet</text:p>
          </table:table-cell>
          <table:table-cell table:style-name="Table1.A1" office:value-type="string">
            <text:p text:style-name="P51">ক্ষুদ্র নদী</text:p>
          </table:table-cell>
        </table:table-row>
        <table:table-row>
          <table:table-cell table:style-name="Table1.A1" office:value-type="string">
            <text:p text:style-name="P51">entail</text:p>
          </table:table-cell>
          <table:table-cell table:style-name="Table1.A1" office:value-type="string">
            <text:p text:style-name="P51">ফলস্বরূপ ঘটা</text:p>
          </table:table-cell>
          <table:table-cell table:style-name="Table1.A1" office:value-type="string">
            <text:p text:style-name="P51">goer</text:p>
          </table:table-cell>
          <table:table-cell table:style-name="Table1.A1" office:value-type="string">
            <text:p text:style-name="P51">গমনকর</text:p>
          </table:table-cell>
        </table:table-row>
        <table:table-row>
          <table:table-cell table:style-name="Table1.A1" office:value-type="string">
            <text:p text:style-name="P51">spokesman</text:p>
          </table:table-cell>
          <table:table-cell table:style-name="Table1.A1" office:value-type="string">
            <text:p text:style-name="P51">মুখপাত্র</text:p>
          </table:table-cell>
          <table:table-cell table:style-name="Table1.A1" office:value-type="string">
            <text:p text:style-name="P51">breach</text:p>
          </table:table-cell>
          <table:table-cell table:style-name="Table1.A1" office:value-type="string">
            <text:p text:style-name="P51">ফাটল</text:p>
          </table:table-cell>
        </table:table-row>
        <table:table-row>
          <table:table-cell table:style-name="Table1.A1" office:value-type="string">
            <text:p text:style-name="P51">rocket-propelled grenades</text:p>
          </table:table-cell>
          <table:table-cell table:style-name="Table1.A1" office:value-type="string">
            <text:p text:style-name="P51">রকেট চালিত গ্রেনেড</text:p>
          </table:table-cell>
          <table:table-cell table:style-name="Table1.A1" office:value-type="string">
            <text:p text:style-name="P51">consensus</text:p>
          </table:table-cell>
          <table:table-cell table:style-name="Table1.A1" office:value-type="string">
            <text:p text:style-name="P51">ঐক্যমত্য</text:p>
          </table:table-cell>
        </table:table-row>
        <table:table-row>
          <table:table-cell table:style-name="Table1.A1" office:value-type="string">
            <text:p text:style-name="P51">scrutiny</text:p>
          </table:table-cell>
          <table:table-cell table:style-name="Table1.A1" office:value-type="string">
            <text:p text:style-name="P51">পুঙ্খানুপুঙ্খ তদন্ত</text:p>
          </table:table-cell>
          <table:table-cell table:style-name="Table1.A1" office:value-type="string">
            <text:p text:style-name="P51">object</text:p>
          </table:table-cell>
          <table:table-cell table:style-name="Table1.A1" office:value-type="string">
            <text:p text:style-name="P51">আপত্তি করা</text:p>
          </table:table-cell>
        </table:table-row>
        <table:table-row>
          <table:table-cell table:style-name="Table1.A1" office:value-type="string">
            <text:p text:style-name="P51">ready to use</text:p>
          </table:table-cell>
          <table:table-cell table:style-name="Table1.A1" office:value-type="string">
            <text:p text:style-name="P51">ব্যবহারের জন্য প্রস্তুত</text:p>
          </table:table-cell>
          <table:table-cell table:style-name="Table1.A1" office:value-type="string">
            <text:p text:style-name="P51">effectuation</text:p>
          </table:table-cell>
          <table:table-cell table:style-name="Table1.A1" office:value-type="string">
            <text:p text:style-name="P51">সম্পাদন</text:p>
          </table:table-cell>
        </table:table-row>
        <table:table-row>
          <table:table-cell table:style-name="Table1.A1" office:value-type="string">
            <text:p text:style-name="P51">emergence</text:p>
          </table:table-cell>
          <table:table-cell table:style-name="Table1.A1" office:value-type="string">
            <text:p text:style-name="P56">উত্থান</text:p>
          </table:table-cell>
          <table:table-cell table:style-name="Table1.A1" office:value-type="string">
            <text:p text:style-name="P51">pledge</text:p>
          </table:table-cell>
          <table:table-cell table:style-name="Table1.A1" office:value-type="string">
            <text:p text:style-name="P51">অঙ্গীকার</text:p>
          </table:table-cell>
        </table:table-row>
        <table:table-row>
          <table:table-cell table:style-name="Table1.A1" office:value-type="string">
            <text:p text:style-name="P51">outright</text:p>
          </table:table-cell>
          <table:table-cell table:style-name="Table1.A1" office:value-type="string">
            <text:p text:style-name="P52">সরাসরি, স্পষ্টভাবে</text:p>
          </table:table-cell>
          <table:table-cell table:style-name="Table1.A1" office:value-type="string">
            <text:p text:style-name="P51">distinguished</text:p>
          </table:table-cell>
          <table:table-cell table:style-name="Table1.A1" office:value-type="string">
            <text:p text:style-name="P51">বিশিষ্ট</text:p>
          </table:table-cell>
        </table:table-row>
        <table:table-row>
          <table:table-cell table:style-name="Table1.A1" office:value-type="string">
            <text:p text:style-name="P51">officiate</text:p>
          </table:table-cell>
          <table:table-cell table:style-name="Table1.A1" office:value-type="string">
            <text:p text:style-name="P51">প্রতিনিধিত্ব করা</text:p>
          </table:table-cell>
          <table:table-cell table:style-name="Table1.A1" office:value-type="string">
            <text:p text:style-name="P57">decisive</text:p>
          </table:table-cell>
          <table:table-cell table:style-name="Table1.A1" office:value-type="string">
            <text:p text:style-name="P51">চূড়ান্ত</text:p>
          </table:table-cell>
        </table:table-row>
        <table:table-row>
          <table:table-cell table:style-name="Table1.A1" office:value-type="string">
            <text:p text:style-name="P51">insurgent</text:p>
          </table:table-cell>
          <table:table-cell table:style-name="Table1.A1" office:value-type="string">
            <text:p text:style-name="P51">বিদ্রোহী</text:p>
          </table:table-cell>
          <table:table-cell table:style-name="Table1.A1" office:value-type="string">
            <text:p text:style-name="P51">emphatic</text:p>
          </table:table-cell>
          <table:table-cell table:style-name="Table1.A1" office:value-type="string">
            <text:p text:style-name="P51">জোরাল</text:p>
          </table:table-cell>
        </table:table-row>
        <table:table-row>
          <table:table-cell table:style-name="Table1.A1" office:value-type="string">
            <text:p text:style-name="P51">commit to</text:p>
          </table:table-cell>
          <table:table-cell table:style-name="Table1.A1" office:value-type="string">
            <text:p text:style-name="P51">দায়বদ্ধ</text:p>
          </table:table-cell>
          <table:table-cell table:style-name="Table1.A1" office:value-type="string">
            <text:p text:style-name="P51">hiccup</text:p>
          </table:table-cell>
          <table:table-cell table:style-name="Table1.A1" office:value-type="string">
            <text:p text:style-name="P51">হেঁচকি</text:p>
          </table:table-cell>
        </table:table-row>
        <table:table-row>
          <table:table-cell table:style-name="Table1.A1" office:value-type="string">
            <text:p text:style-name="P51">drastically</text:p>
          </table:table-cell>
          <table:table-cell table:style-name="Table1.A1" office:value-type="string">
            <text:p text:style-name="P51">বহুলাংশে</text:p>
          </table:table-cell>
          <table:table-cell table:style-name="Table1.A1" office:value-type="string">
            <text:p text:style-name="P51">revival</text:p>
          </table:table-cell>
          <table:table-cell table:style-name="Table1.A1" office:value-type="string">
            <text:p text:style-name="P51">পুনরূজ্জীবন</text:p>
          </table:table-cell>
        </table:table-row>
        <table:table-row>
          <table:table-cell table:style-name="Table1.A1" office:value-type="string">
            <text:p text:style-name="P51">uprooted</text:p>
          </table:table-cell>
          <table:table-cell table:style-name="Table1.A1" office:value-type="string">
            <text:p text:style-name="P51">নির্মূল</text:p>
          </table:table-cell>
          <table:table-cell table:style-name="Table1.A1" office:value-type="string">
            <text:p text:style-name="P51">jeopardise</text:p>
          </table:table-cell>
          <table:table-cell table:style-name="Table1.A1" office:value-type="string">
            <text:p text:style-name="P51">বিপন্ন</text:p>
          </table:table-cell>
        </table:table-row>
        <table:table-row>
          <table:table-cell table:style-name="Table1.A1" office:value-type="string">
            <text:p text:style-name="P51">centerpiece</text:p>
          </table:table-cell>
          <table:table-cell table:style-name="Table1.A1" office:value-type="string">
            <text:p text:style-name="P51">শৌখিন আসবাব</text:p>
          </table:table-cell>
          <table:table-cell table:style-name="Table1.A1" office:value-type="string">
            <text:p text:style-name="P51">operationalization</text:p>
          </table:table-cell>
          <table:table-cell table:style-name="Table1.A1" office:value-type="string">
            <text:p text:style-name="P51">কার্যকারিতা</text:p>
          </table:table-cell>
        </table:table-row>
        <table:table-row>
          <table:table-cell table:style-name="Table1.A1" office:value-type="string">
            <text:p text:style-name="P51">phenomenal</text:p>
          </table:table-cell>
          <table:table-cell table:style-name="Table1.A1" office:value-type="string">
            <text:p text:style-name="P51">বিষ্ময়কর</text:p>
          </table:table-cell>
          <table:table-cell table:style-name="Table1.A1" office:value-type="string">
            <text:p text:style-name="P51">gynaecology</text:p>
          </table:table-cell>
          <table:table-cell table:style-name="Table1.A1" office:value-type="string">
            <text:p text:style-name="P51">স্ত্রীরোগবিদ্যা</text:p>
          </table:table-cell>
        </table:table-row>
        <table:table-row>
          <table:table-cell table:style-name="Table1.A1" office:value-type="string">
            <text:p text:style-name="P51">exploit</text:p>
          </table:table-cell>
          <table:table-cell table:style-name="Table1.A1" office:value-type="string">
            <text:p text:style-name="P51">কাজে লাগান</text:p>
          </table:table-cell>
          <table:table-cell table:style-name="Table1.A1" office:value-type="string">
            <text:p text:style-name="P9">expatriate</text:p>
          </table:table-cell>
          <table:table-cell table:style-name="Table1.A1" office:value-type="string">
            <text:p text:style-name="P51">প্রবাসী</text:p>
          </table:table-cell>
        </table:table-row>
        <table:table-row>
          <table:table-cell table:style-name="Table1.A1" office:value-type="string">
            <text:p text:style-name="P51">regardless</text:p>
          </table:table-cell>
          <table:table-cell table:style-name="Table1.A1" office:value-type="string">
            <text:p text:style-name="P58">Irrespective, নির্বিশেষে</text:p>
          </table:table-cell>
          <table:table-cell table:style-name="Table1.A1" office:value-type="string">
            <text:p text:style-name="P51">persuade</text:p>
          </table:table-cell>
          <table:table-cell table:style-name="Table1.A1" office:value-type="string">
            <text:p text:style-name="P51">বোঝান</text:p>
          </table:table-cell>
        </table:table-row>
        <table:table-row>
          <table:table-cell table:style-name="Table1.A1" office:value-type="string">
            <text:p text:style-name="P51">esoteric</text:p>
          </table:table-cell>
          <table:table-cell table:style-name="Table1.A1" office:value-type="string">
            <text:p text:style-name="P51">গুপ্ত</text:p>
          </table:table-cell>
          <table:table-cell table:style-name="Table1.A1" office:value-type="string">
            <text:p text:style-name="P51">refrain</text:p>
          </table:table-cell>
          <table:table-cell table:style-name="Table1.A1" office:value-type="string">
            <text:p text:style-name="P51">সংযত করা</text:p>
          </table:table-cell>
        </table:table-row>
        <table:table-row>
          <table:table-cell table:style-name="Table1.A1" office:value-type="string">
            <text:p text:style-name="P51">watershed</text:p>
          </table:table-cell>
          <table:table-cell table:style-name="Table1.A1" office:value-type="string">
            <text:p text:style-name="P51">সন্ধিক্ষণ / চরমমুহূর্ত</text:p>
          </table:table-cell>
          <table:table-cell table:style-name="Table1.A1" office:value-type="string">
            <text:p text:style-name="P51">hard-pressed</text:p>
          </table:table-cell>
          <table:table-cell table:style-name="Table1.A1" office:value-type="string">
            <text:p text:style-name="P51">নিষ্পিষ্ট</text:p>
          </table:table-cell>
        </table:table-row>
        <table:table-row>
          <table:table-cell table:style-name="Table1.A1" office:value-type="string">
            <text:p text:style-name="P51">seamless</text:p>
          </table:table-cell>
          <table:table-cell table:style-name="Table1.A1" office:value-type="string">
            <text:p text:style-name="P51">ত্রুটিবিহীন</text:p>
          </table:table-cell>
          <table:table-cell table:style-name="Table1.A1" office:value-type="string">
            <text:p text:style-name="P51">purview</text:p>
          </table:table-cell>
          <table:table-cell table:style-name="Table1.A1" office:value-type="string">
            <text:p text:style-name="P51">আওতা</text:p>
          </table:table-cell>
        </table:table-row>
        <table:table-row>
          <table:table-cell table:style-name="Table1.A1" office:value-type="string">
            <text:p text:style-name="P51">nuisance</text:p>
          </table:table-cell>
          <table:table-cell table:style-name="Table1.A1" office:value-type="string">
            <text:p text:style-name="P51">আপদ</text:p>
          </table:table-cell>
          <table:table-cell table:style-name="Table1.A1" office:value-type="string">
            <text:p text:style-name="P51">loopwhile</text:p>
          </table:table-cell>
          <table:table-cell table:style-name="Table1.A1" office:value-type="string">
            <text:p text:style-name="P51">পলায়নের পথ</text:p>
          </table:table-cell>
        </table:table-row>
        <table:table-row>
          <table:table-cell table:style-name="Table1.A1" office:value-type="string">
            <text:p text:style-name="P51">bare leg</text:p>
          </table:table-cell>
          <table:table-cell table:style-name="Table1.A1" office:value-type="string">
            <text:p text:style-name="P51">খালি পা </text:p>
          </table:table-cell>
          <table:table-cell table:style-name="Table1.A1" office:value-type="string">
            <text:p text:style-name="P51">logistics</text:p>
          </table:table-cell>
          <table:table-cell table:style-name="Table1.A1" office:value-type="string">
            <text:p text:style-name="P51">কৌশলগত</text:p>
          </table:table-cell>
        </table:table-row>
        <table:table-row>
          <table:table-cell table:style-name="Table1.A1" office:value-type="string">
            <text:p text:style-name="P51">vigilance</text:p>
          </table:table-cell>
          <table:table-cell table:style-name="Table1.A1" office:value-type="string">
            <text:p text:style-name="P51">সতর্ক প্রহরা</text:p>
          </table:table-cell>
          <table:table-cell table:style-name="Table1.A1" office:value-type="string">
            <text:p text:style-name="P51">silly</text:p>
          </table:table-cell>
          <table:table-cell table:style-name="Table1.A1" office:value-type="string">
            <text:p text:style-name="P51">অর্থহীন</text:p>
          </table:table-cell>
        </table:table-row>
        <table:table-row>
          <table:table-cell table:style-name="Table1.A1" office:value-type="string">
            <text:p text:style-name="P51">pertain</text:p>
          </table:table-cell>
          <table:table-cell table:style-name="Table1.A1" office:value-type="string">
            <text:p text:style-name="P51">সম্পর্কযুক্ত হওয়া</text:p>
          </table:table-cell>
          <table:table-cell table:style-name="Table1.A1" office:value-type="string">
            <text:p text:style-name="P51">correspondence</text:p>
          </table:table-cell>
          <table:table-cell table:style-name="Table1.A1" office:value-type="string">
            <text:p text:style-name="P51">সাদৃশ্য</text:p>
          </table:table-cell>
        </table:table-row>
        <table:table-row>
          <table:table-cell table:style-name="Table1.A1" office:value-type="string">
            <text:p text:style-name="P51">akin</text:p>
          </table:table-cell>
          <table:table-cell table:style-name="Table1.A1" office:value-type="string">
            <text:p text:style-name="P51">একজাতীয়</text:p>
          </table:table-cell>
          <table:table-cell table:style-name="Table1.A1" office:value-type="string">
            <text:p text:style-name="P51">trivial</text:p>
          </table:table-cell>
          <table:table-cell table:style-name="Table1.A1" office:value-type="string">
            <text:p text:style-name="P51">মামুলি, <text:span text:style-name="T17">banal</text:span></text:p>
          </table:table-cell>
        </table:table-row>
        <table:table-row>
          <table:table-cell table:style-name="Table1.A1" office:value-type="string">
            <text:p text:style-name="P51">specification</text:p>
          </table:table-cell>
          <table:table-cell table:style-name="Table1.A1" office:value-type="string">
            <text:p text:style-name="P51">সবিস্তার বিবরণী</text:p>
          </table:table-cell>
          <table:table-cell table:style-name="Table1.A1" office:value-type="string">
            <text:p text:style-name="P51">fairly</text:p>
          </table:table-cell>
          <table:table-cell table:style-name="Table1.A1" office:value-type="string">
            <text:p text:style-name="P51">যুক্তিসম্মতভাবে</text:p>
          </table:table-cell>
        </table:table-row>
        <table:table-row>
          <table:table-cell table:style-name="Table1.A1" office:value-type="string">
            <text:p text:style-name="P51">ensue</text:p>
          </table:table-cell>
          <table:table-cell table:style-name="Table1.A1" office:value-type="string">
            <text:p text:style-name="P51">সঙ্ঘটিত হত্তয়া</text:p>
          </table:table-cell>
          <table:table-cell table:style-name="Table1.A1" office:value-type="string">
            <text:p text:style-name="P51">essentially</text:p>
          </table:table-cell>
          <table:table-cell table:style-name="Table1.A1" office:value-type="string">
            <text:p text:style-name="P51">মূলত</text:p>
          </table:table-cell>
        </table:table-row>
        <table:table-row>
          <table:table-cell table:style-name="Table1.A1" office:value-type="string">
            <text:p text:style-name="P51">inflammatory</text:p>
          </table:table-cell>
          <table:table-cell table:style-name="Table1.A1" office:value-type="string">
            <text:p text:style-name="P51">জ্বলনশীল</text:p>
          </table:table-cell>
          <table:table-cell table:style-name="Table1.A1" office:value-type="string">
            <text:p text:style-name="P51">inordinate</text:p>
          </table:table-cell>
          <table:table-cell table:style-name="Table1.A1" office:value-type="string">
            <text:p text:style-name="P51">অতিরিক্ত</text:p>
          </table:table-cell>
        </table:table-row>
        <table:table-row>
          <table:table-cell table:style-name="Table1.A1" office:value-type="string">
            <text:p text:style-name="P51">rhetoric</text:p>
          </table:table-cell>
          <table:table-cell table:style-name="Table1.A1" office:value-type="string">
            <text:p text:style-name="P51">আড়ম্বরপূর্ণ ভাষা</text:p>
          </table:table-cell>
          <table:table-cell table:style-name="Table1.A1" office:value-type="string">
            <text:p text:style-name="P51">arrogant</text:p>
          </table:table-cell>
          <table:table-cell table:style-name="Table1.A1" office:value-type="string">
            <text:p text:style-name="P51">অহংকারী</text:p>
          </table:table-cell>
        </table:table-row>
        <table:table-row>
          <table:table-cell table:style-name="Table1.A1" office:value-type="string">
            <text:p text:style-name="P51">counter</text:p>
          </table:table-cell>
          <table:table-cell table:style-name="Table1.A1" office:value-type="string">
            <text:p text:style-name="P51">বিরোধ</text:p>
          </table:table-cell>
          <table:table-cell table:style-name="Table1.A1" office:value-type="string">
            <text:p text:style-name="P51">righteous</text:p>
          </table:table-cell>
          <table:table-cell table:style-name="Table1.A1" office:value-type="string">
            <text:p text:style-name="P51">ধার্মিক</text:p>
          </table:table-cell>
        </table:table-row>
        <table:table-row>
          <table:table-cell table:style-name="Table1.A1" office:value-type="string">
            <text:p text:style-name="P51">uprising</text:p>
          </table:table-cell>
          <table:table-cell table:style-name="Table1.A1" office:value-type="string">
            <text:p text:style-name="P51">বিদ্রোহ</text:p>
          </table:table-cell>
          <table:table-cell table:style-name="Table1.A1" office:value-type="string">
            <text:p text:style-name="P51">cop</text:p>
          </table:table-cell>
          <table:table-cell table:style-name="Table1.A1" office:value-type="string">
            <text:p text:style-name="P51">পুলিশ</text:p>
          </table:table-cell>
        </table:table-row>
        <table:table-row>
          <table:table-cell table:style-name="Table1.A1" office:value-type="string">
            <text:p text:style-name="P51">crush</text:p>
          </table:table-cell>
          <table:table-cell table:style-name="Table1.A1" office:value-type="string">
            <text:p text:style-name="P51">দমন করা</text:p>
          </table:table-cell>
          <table:table-cell table:style-name="Table1.A1" office:value-type="string">
            <text:p text:style-name="P51">rob</text:p>
          </table:table-cell>
          <table:table-cell table:style-name="Table1.A1" office:value-type="string">
            <text:p text:style-name="P51">ডাকাতি করা</text:p>
          </table:table-cell>
        </table:table-row>
        <table:table-row>
          <table:table-cell table:style-name="Table1.A1" office:value-type="string">
            <text:p text:style-name="P51">devastating</text:p>
          </table:table-cell>
          <table:table-cell table:style-name="Table1.A1" office:value-type="string">
            <text:p text:style-name="P51">বিধ্বংসী</text:p>
          </table:table-cell>
          <table:table-cell table:style-name="Table1.A1" office:value-type="string">
            <text:p text:style-name="P51">nave</text:p>
          </table:table-cell>
          <table:table-cell table:style-name="Table1.A1" office:value-type="string">
            <text:p text:style-name="P51">simple</text:p>
          </table:table-cell>
        </table:table-row>
        <table:table-row>
          <table:table-cell table:style-name="Table1.A1" office:value-type="string">
            <text:p text:style-name="P51">humanitarian</text:p>
          </table:table-cell>
          <table:table-cell table:style-name="Table1.A1" office:value-type="string">
            <text:p text:style-name="P51">লোকহিতকর</text:p>
          </table:table-cell>
          <table:table-cell table:style-name="Table1.A1" office:value-type="string">
            <text:p text:style-name="P51">thug</text:p>
          </table:table-cell>
          <table:table-cell table:style-name="Table1.A1" office:value-type="string">
            <text:p text:style-name="P51">খুনে</text:p>
          </table:table-cell>
        </table:table-row>
        <table:table-row>
          <table:table-cell table:style-name="Table1.A1" office:value-type="string">
            <text:p text:style-name="P51">regime</text:p>
          </table:table-cell>
          <table:table-cell table:style-name="Table1.A1" office:value-type="string">
            <text:p text:style-name="P51">সরকার</text:p>
          </table:table-cell>
          <table:table-cell table:style-name="Table1.A1" office:value-type="string">
            <text:p text:style-name="P51">combat</text:p>
          </table:table-cell>
          <table:table-cell table:style-name="Table1.A1" office:value-type="string">
            <text:p text:style-name="P51">যুদ্ধ</text:p>
          </table:table-cell>
        </table:table-row>
        <text:soft-page-break/>
        <table:table-row>
          <table:table-cell table:style-name="Table1.A1" office:value-type="string">
            <text:p text:style-name="P51">mediator</text:p>
          </table:table-cell>
          <table:table-cell table:style-name="Table1.A1" office:value-type="string">
            <text:p text:style-name="P51">মধ্যস্থাকারি</text:p>
          </table:table-cell>
          <table:table-cell table:style-name="Table1.A1" office:value-type="string">
            <text:p text:style-name="P51">brag</text:p>
          </table:table-cell>
          <table:table-cell table:style-name="Table1.A1" office:value-type="string">
            <text:p text:style-name="P51">দম্ভ করা</text:p>
          </table:table-cell>
        </table:table-row>
        <table:table-row>
          <table:table-cell table:style-name="Table1.A1" office:value-type="string">
            <text:p text:style-name="P51">appalling</text:p>
          </table:table-cell>
          <table:table-cell table:style-name="Table1.A1" office:value-type="string">
            <text:p text:style-name="P51">আতঙ্ককর</text:p>
          </table:table-cell>
          <table:table-cell table:style-name="Table1.A1" office:value-type="string">
            <text:p text:style-name="P51">avenge</text:p>
          </table:table-cell>
          <table:table-cell table:style-name="Table1.A1" office:value-type="string">
            <text:p text:style-name="P51">প্রতিশোধ লত্তয়া</text:p>
          </table:table-cell>
        </table:table-row>
        <table:table-row>
          <table:table-cell table:style-name="Table1.A1" office:value-type="string">
            <text:p text:style-name="P51">steadily</text:p>
          </table:table-cell>
          <table:table-cell table:style-name="Table1.A1" office:value-type="string">
            <text:p text:style-name="P51">স্থিরভাবে</text:p>
          </table:table-cell>
          <table:table-cell table:style-name="Table1.A1" office:value-type="string">
            <text:p text:style-name="P51">weapon</text:p>
          </table:table-cell>
          <table:table-cell table:style-name="Table1.A1" office:value-type="string">
            <text:p text:style-name="P51">অস্ত্র-শস্ত্র</text:p>
          </table:table-cell>
        </table:table-row>
        <table:table-row>
          <table:table-cell table:style-name="Table1.A1" office:value-type="string">
            <text:p text:style-name="P51">holocaust</text:p>
          </table:table-cell>
          <table:table-cell table:style-name="Table1.A1" office:value-type="string">
            <text:p text:style-name="P51">ব্যাপক হত্যাকাণ্ড</text:p>
          </table:table-cell>
          <table:table-cell table:style-name="Table1.A1" office:value-type="string">
            <text:p text:style-name="P51">misdemeanour</text:p>
          </table:table-cell>
          <table:table-cell table:style-name="Table1.A1" office:value-type="string">
            <text:p text:style-name="P51">বেআইনী কাজ</text:p>
          </table:table-cell>
        </table:table-row>
        <table:table-row>
          <table:table-cell table:style-name="Table1.A1" office:value-type="string">
            <text:p text:style-name="P51">decree</text:p>
          </table:table-cell>
          <table:table-cell table:style-name="Table1.A1" office:value-type="string">
            <text:p text:style-name="P51">বিজ্ঞপ্তি</text:p>
          </table:table-cell>
          <table:table-cell table:style-name="Table1.A1" office:value-type="string">
            <text:p text:style-name="P51">kowtow</text:p>
          </table:table-cell>
          <table:table-cell table:style-name="Table1.A1" office:value-type="string">
            <text:p text:style-name="P51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51">rage</text:p>
          </table:table-cell>
          <table:table-cell table:style-name="Table1.A1" office:value-type="string">
            <text:p text:style-name="P51">গর্জন করা</text:p>
          </table:table-cell>
          <table:table-cell table:style-name="Table1.A1" office:value-type="string">
            <text:p text:style-name="P51">fictitious</text:p>
          </table:table-cell>
          <table:table-cell table:style-name="Table1.A1" office:value-type="string">
            <text:p text:style-name="P51">কল্পিত</text:p>
          </table:table-cell>
        </table:table-row>
        <table:table-row>
          <table:table-cell table:style-name="Table1.A1" office:value-type="string">
            <text:p text:style-name="P51">alike</text:p>
          </table:table-cell>
          <table:table-cell table:style-name="Table1.A1" office:value-type="string">
            <text:p text:style-name="P51">একইভাবে</text:p>
          </table:table-cell>
          <table:table-cell table:style-name="Table1.A1" office:value-type="string">
            <text:p text:style-name="P51">mushroom</text:p>
          </table:table-cell>
          <table:table-cell table:style-name="Table1.A1" office:value-type="string">
            <text:p text:style-name="P51">অবাঞ্চিত</text:p>
          </table:table-cell>
        </table:table-row>
        <table:table-row>
          <table:table-cell table:style-name="Table1.A1" office:value-type="string">
            <text:p text:style-name="P51">rebuttal</text:p>
          </table:table-cell>
          <table:table-cell table:style-name="Table1.A1" office:value-type="string">
            <text:p text:style-name="P51">মিথ্যাপ্রমাণ করা</text:p>
          </table:table-cell>
          <table:table-cell table:style-name="Table1.A1" office:value-type="string">
            <text:p text:style-name="P51">strain</text:p>
          </table:table-cell>
          <table:table-cell table:style-name="Table1.A1" office:value-type="string">
            <text:p text:style-name="P51">অত্যাচার করা</text:p>
          </table:table-cell>
        </table:table-row>
        <table:table-row>
          <table:table-cell table:style-name="Table1.A1" office:value-type="string">
            <text:p text:style-name="P51">skepticism</text:p>
          </table:table-cell>
          <table:table-cell table:style-name="Table1.A1" office:value-type="string">
            <text:p text:style-name="P51">নাস্তিক্য</text:p>
          </table:table-cell>
          <table:table-cell table:style-name="Table1.A1" office:value-type="string">
            <text:p text:style-name="P51">confiscated</text:p>
          </table:table-cell>
          <table:table-cell table:style-name="Table1.A1" office:value-type="string">
            <text:p text:style-name="P51">বাজেয়াপ্ত</text:p>
          </table:table-cell>
        </table:table-row>
        <table:table-row>
          <table:table-cell table:style-name="Table1.A1" office:value-type="string">
            <text:p text:style-name="P51">rival</text:p>
          </table:table-cell>
          <table:table-cell table:style-name="Table1.A1" office:value-type="string">
            <text:p text:style-name="P51">প্রতিদ্বন্দ্বী</text:p>
          </table:table-cell>
          <table:table-cell table:style-name="Table1.A1" office:value-type="string">
            <text:p text:style-name="P51">spare</text:p>
          </table:table-cell>
          <table:table-cell table:style-name="Table1.A1" office:value-type="string">
            <text:p text:style-name="P51">অব্যাহতি দেত্তয়া</text:p>
          </table:table-cell>
        </table:table-row>
        <table:table-row>
          <table:table-cell table:style-name="Table1.A1" office:value-type="string">
            <text:p text:style-name="P51">ravel</text:p>
          </table:table-cell>
          <table:table-cell table:style-name="Table1.A1" office:value-type="string">
            <text:p text:style-name="P51">জট পাকানো</text:p>
          </table:table-cell>
          <table:table-cell table:style-name="Table1.A1" office:value-type="string">
            <text:p text:style-name="P51">bloody</text:p>
          </table:table-cell>
          <table:table-cell table:style-name="Table1.A1" office:value-type="string">
            <text:p text:style-name="P51">নিষ্ঠুর</text:p>
          </table:table-cell>
        </table:table-row>
        <table:table-row>
          <table:table-cell table:style-name="Table1.A1" office:value-type="string">
            <text:p text:style-name="P51">stance</text:p>
          </table:table-cell>
          <table:table-cell table:style-name="Table1.A1" office:value-type="string">
            <text:p text:style-name="P51">মনোভাব</text:p>
          </table:table-cell>
          <table:table-cell table:style-name="Table1.A1" office:value-type="string">
            <text:p text:style-name="P51">scoundrel</text:p>
          </table:table-cell>
          <table:table-cell table:style-name="Table1.A1" office:value-type="string">
            <text:p text:style-name="P51">ইতর দুর্বৃত্ত</text:p>
          </table:table-cell>
        </table:table-row>
        <table:table-row>
          <table:table-cell table:style-name="Table1.A1" office:value-type="string">
            <text:p text:style-name="P51">mar</text:p>
          </table:table-cell>
          <table:table-cell table:style-name="Table1.A1" office:value-type="string">
            <text:p text:style-name="P51">ক্ষতি করা</text:p>
          </table:table-cell>
          <table:table-cell table:style-name="Table1.A1" office:value-type="string">
            <text:p text:style-name="P51">rascal</text:p>
          </table:table-cell>
          <table:table-cell table:style-name="Table1.A1" office:value-type="string">
            <text:p text:style-name="P51">বদমাশ</text:p>
          </table:table-cell>
        </table:table-row>
        <table:table-row>
          <table:table-cell table:style-name="Table1.A1" office:value-type="string">
            <text:p text:style-name="P51">appeasement</text:p>
          </table:table-cell>
          <table:table-cell table:style-name="Table1.A1" office:value-type="string">
            <text:p text:style-name="P51">প্রশমন</text:p>
          </table:table-cell>
          <table:table-cell table:style-name="Table1.A1" office:value-type="string">
            <text:p text:style-name="P51">smash</text:p>
          </table:table-cell>
          <table:table-cell table:style-name="Table1.A1" office:value-type="string">
            <text:p text:style-name="P51">সম্পূর্ণ ধ্বংস করা</text:p>
          </table:table-cell>
        </table:table-row>
        <table:table-row>
          <table:table-cell table:style-name="Table1.A1" office:value-type="string">
            <text:p text:style-name="P51">reclaim</text:p>
          </table:table-cell>
          <table:table-cell table:style-name="Table1.A1" office:value-type="string">
            <text:p text:style-name="P51">সংশোধন করা</text:p>
          </table:table-cell>
          <table:table-cell table:style-name="Table1.A1" office:value-type="string">
            <text:p text:style-name="P51">betray</text:p>
          </table:table-cell>
          <table:table-cell table:style-name="Table1.A1" office:value-type="string">
            <text:p text:style-name="P51">বিশ্বাসঘাতকতা করা</text:p>
          </table:table-cell>
        </table:table-row>
        <table:table-row>
          <table:table-cell table:style-name="Table1.A1" office:value-type="string">
            <text:p text:style-name="P51">combed</text:p>
          </table:table-cell>
          <table:table-cell table:style-name="Table1.A1" office:value-type="string">
            <text:p text:style-name="P51">ছিদ্রবহুল</text:p>
          </table:table-cell>
          <table:table-cell table:style-name="Table1.A1" office:value-type="string">
            <text:p text:style-name="P51">smuggle</text:p>
          </table:table-cell>
          <table:table-cell table:style-name="Table1.A1" office:value-type="string">
            <text:p text:style-name="P51">পাচার করা</text:p>
          </table:table-cell>
        </table:table-row>
        <table:table-row>
          <table:table-cell table:style-name="Table1.A1" office:value-type="string">
            <text:p text:style-name="P51">neighborhood</text:p>
          </table:table-cell>
          <table:table-cell table:style-name="Table1.A1" office:value-type="string">
            <text:p text:style-name="P51">প্রতিবেশিগণ</text:p>
          </table:table-cell>
          <table:table-cell table:style-name="Table1.A1" office:value-type="string">
            <text:p text:style-name="P51">duffer</text:p>
          </table:table-cell>
          <table:table-cell table:style-name="Table1.A1" office:value-type="string">
            <text:p text:style-name="P51">অকর্মণ্য লোক</text:p>
          </table:table-cell>
        </table:table-row>
        <table:table-row>
          <table:table-cell table:style-name="Table1.A1" office:value-type="string">
            <text:p text:style-name="P51">debris</text:p>
          </table:table-cell>
          <table:table-cell table:style-name="Table1.A1" office:value-type="string">
            <text:p text:style-name="P51">ধ্বংসাবশেষ</text:p>
          </table:table-cell>
          <table:table-cell table:style-name="Table1.A1" office:value-type="string">
            <text:p text:style-name="P51">ogle</text:p>
          </table:table-cell>
          <table:table-cell table:style-name="Table1.A1" office:value-type="string">
            <text:p text:style-name="P51">অপাঙ্গদৃষ্টি করা</text:p>
          </table:table-cell>
        </table:table-row>
        <table:table-row>
          <table:table-cell table:style-name="Table1.A1" office:value-type="string">
            <text:p text:style-name="P51">scar</text:p>
          </table:table-cell>
          <table:table-cell table:style-name="Table1.A1" office:value-type="string">
            <text:p text:style-name="P51">খুঁত</text:p>
          </table:table-cell>
          <table:table-cell table:style-name="Table1.A1" office:value-type="string">
            <text:p text:style-name="P51">elope</text:p>
          </table:table-cell>
          <table:table-cell table:style-name="Table1.A1" office:value-type="string">
            <text:p text:style-name="P51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51">frenetic</text:p>
          </table:table-cell>
          <table:table-cell table:style-name="Table1.A1" office:value-type="string">
            <text:p text:style-name="P51">ক্ষিপ্ত</text:p>
          </table:table-cell>
          <table:table-cell table:style-name="Table1.A1" office:value-type="string">
            <text:p text:style-name="P51">superb</text:p>
          </table:table-cell>
          <table:table-cell table:style-name="Table1.A1" office:value-type="string">
            <text:p text:style-name="P51">চমত্কার</text:p>
          </table:table-cell>
        </table:table-row>
        <table:table-row>
          <table:table-cell table:style-name="Table1.A1" office:value-type="string">
            <text:p text:style-name="P51">considerably</text:p>
          </table:table-cell>
          <table:table-cell table:style-name="Table1.A1" office:value-type="string">
            <text:p text:style-name="P51">প্রচুরভাবে</text:p>
          </table:table-cell>
          <table:table-cell table:style-name="Table1.A1" office:value-type="string">
            <text:p text:style-name="P51">fellow</text:p>
          </table:table-cell>
          <table:table-cell table:style-name="Table1.A1" office:value-type="string">
            <text:p text:style-name="P51">সহকর্মী</text:p>
          </table:table-cell>
        </table:table-row>
        <table:table-row>
          <table:table-cell table:style-name="Table1.A1" office:value-type="string">
            <text:p text:style-name="P51">ordinarily</text:p>
          </table:table-cell>
          <table:table-cell table:style-name="Table1.A1" office:value-type="string">
            <text:p text:style-name="P51">সাধারণভাবে</text:p>
          </table:table-cell>
          <table:table-cell table:style-name="Table1.A1" office:value-type="string">
            <text:p text:style-name="P51">fake</text:p>
          </table:table-cell>
          <table:table-cell table:style-name="Table1.A1" office:value-type="string">
            <text:p text:style-name="P51">জালিয়াতি</text:p>
          </table:table-cell>
        </table:table-row>
        <table:table-row>
          <table:table-cell table:style-name="Table1.A1" office:value-type="string">
            <text:p text:style-name="P51">evacuate</text:p>
          </table:table-cell>
          <table:table-cell table:style-name="Table1.A1" office:value-type="string">
            <text:p text:style-name="P51">মলত্যাগ করা</text:p>
          </table:table-cell>
          <table:table-cell table:style-name="Table1.A1" office:value-type="string">
            <text:p text:style-name="P51">egoistic</text:p>
          </table:table-cell>
          <table:table-cell table:style-name="Table1.A1" office:value-type="string">
            <text:p text:style-name="P51">স্বার্থপর</text:p>
          </table:table-cell>
        </table:table-row>
        <table:table-row>
          <table:table-cell table:style-name="Table1.A1" office:value-type="string">
            <text:p text:style-name="P51">legend</text:p>
          </table:table-cell>
          <table:table-cell table:style-name="Table1.A1" office:value-type="string">
            <text:p text:style-name="P51">কিংবদন্তী</text:p>
          </table:table-cell>
          <table:table-cell table:style-name="Table1.A1" office:value-type="string">
            <text:p text:style-name="P51">thorn</text:p>
          </table:table-cell>
          <table:table-cell table:style-name="Table1.A1" office:value-type="string">
            <text:p text:style-name="P51">কাঁটা গাছ</text:p>
          </table:table-cell>
        </table:table-row>
        <table:table-row>
          <table:table-cell table:style-name="Table1.A1" office:value-type="string">
            <text:p text:style-name="P51">away</text:p>
          </table:table-cell>
          <table:table-cell table:style-name="Table1.A1" office:value-type="string">
            <text:p text:style-name="P51">দূরে</text:p>
          </table:table-cell>
          <table:table-cell table:style-name="Table1.A1" office:value-type="string">
            <text:p text:style-name="P51">virile</text:p>
          </table:table-cell>
          <table:table-cell table:style-name="Table1.A1" office:value-type="string">
            <text:p text:style-name="P51">কর্মঠ</text:p>
          </table:table-cell>
        </table:table-row>
        <table:table-row>
          <table:table-cell table:style-name="Table1.A1" office:value-type="string">
            <text:p text:style-name="P51">last</text:p>
          </table:table-cell>
          <table:table-cell table:style-name="Table1.A1" office:value-type="string">
            <text:p text:style-name="P51">স্থায়ী হত্তয়া</text:p>
          </table:table-cell>
          <table:table-cell table:style-name="Table1.A1" office:value-type="string">
            <text:p text:style-name="P51">snatch</text:p>
          </table:table-cell>
          <table:table-cell table:style-name="Table1.A1" office:value-type="string">
            <text:p text:style-name="P51">ছিনাইয়া লত্তয়া</text:p>
          </table:table-cell>
        </table:table-row>
        <table:table-row>
          <table:table-cell table:style-name="Table1.A1" office:value-type="string">
            <text:p text:style-name="P51">absurd</text:p>
          </table:table-cell>
          <table:table-cell table:style-name="Table1.A1" office:value-type="string">
            <text:p text:style-name="P51">অযৌক্তিক</text:p>
          </table:table-cell>
          <table:table-cell table:style-name="Table1.A1" office:value-type="string">
            <text:p text:style-name="P51">drench</text:p>
          </table:table-cell>
          <table:table-cell table:style-name="Table1.A1" office:value-type="string">
            <text:p text:style-name="P51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51">workable</text:p>
          </table:table-cell>
          <table:table-cell table:style-name="Table1.A1" office:value-type="string">
            <text:p text:style-name="P51">কার্যকর</text:p>
          </table:table-cell>
          <table:table-cell table:style-name="Table1.A1" office:value-type="string">
            <text:p text:style-name="P51">accord</text:p>
          </table:table-cell>
          <table:table-cell table:style-name="Table1.A1" office:value-type="string">
            <text:p text:style-name="P51">প্রদান করা</text:p>
          </table:table-cell>
        </table:table-row>
        <table:table-row>
          <table:table-cell table:style-name="Table1.A1" office:value-type="string">
            <text:p text:style-name="P51">inlet</text:p>
          </table:table-cell>
          <table:table-cell table:style-name="Table1.A1" office:value-type="string">
            <text:p text:style-name="P51">পথ</text:p>
          </table:table-cell>
          <table:table-cell table:style-name="Table1.A1" office:value-type="string">
            <text:p text:style-name="P51">tot</text:p>
          </table:table-cell>
          <table:table-cell table:style-name="Table1.A1" office:value-type="string">
            <text:p text:style-name="P51">ছোট শিশু</text:p>
          </table:table-cell>
        </table:table-row>
        <table:table-row>
          <table:table-cell table:style-name="Table1.A1" office:value-type="string">
            <text:p text:style-name="P51">soundness</text:p>
          </table:table-cell>
          <table:table-cell table:style-name="Table1.A1" office:value-type="string">
            <text:p text:style-name="P51">সুস্থতা</text:p>
          </table:table-cell>
          <table:table-cell table:style-name="Table1.A1" office:value-type="string">
            <text:p text:style-name="P51">bouquet</text:p>
          </table:table-cell>
          <table:table-cell table:style-name="Table1.A1" office:value-type="string">
            <text:p text:style-name="P51">ফুলের তোড়া</text:p>
          </table:table-cell>
        </table:table-row>
        <table:table-row>
          <table:table-cell table:style-name="Table1.A1" office:value-type="string">
            <text:p text:style-name="P51">tedious</text:p>
          </table:table-cell>
          <table:table-cell table:style-name="Table1.A1" office:value-type="string">
            <text:p text:style-name="P51">বিরক্তিকর</text:p>
          </table:table-cell>
          <table:table-cell table:style-name="Table1.A1" office:value-type="string">
            <text:p text:style-name="P51">victimization</text:p>
          </table:table-cell>
          <table:table-cell table:style-name="Table1.A1" office:value-type="string">
            <text:p text:style-name="P51">প্রতিশোধমূলক নিপীড়ন</text:p>
          </table:table-cell>
        </table:table-row>
        <table:table-row>
          <table:table-cell table:style-name="Table1.A1" office:value-type="string">
            <text:p text:style-name="P51">wreath</text:p>
          </table:table-cell>
          <table:table-cell table:style-name="Table1.A1" office:value-type="string">
            <text:p text:style-name="P51">জয়মাল্য</text:p>
          </table:table-cell>
          <table:table-cell table:style-name="Table1.A1" office:value-type="string">
            <text:p text:style-name="P51">rumor</text:p>
          </table:table-cell>
          <table:table-cell table:style-name="Table1.A1" office:value-type="string">
            <text:p text:style-name="P51">গুজব</text:p>
          </table:table-cell>
        </table:table-row>
        <table:table-row>
          <table:table-cell table:style-name="Table1.A1" office:value-type="string">
            <text:p text:style-name="P51">mausoleum</text:p>
          </table:table-cell>
          <table:table-cell table:style-name="Table1.A1" office:value-type="string">
            <text:p text:style-name="P51">সমাধি মন্দির</text:p>
          </table:table-cell>
          <table:table-cell table:style-name="Table1.A1" office:value-type="string">
            <text:p text:style-name="P51">inferiority</text:p>
          </table:table-cell>
          <table:table-cell table:style-name="Table1.A1" office:value-type="string">
            <text:p text:style-name="P51">নিকৃষ্টতা</text:p>
          </table:table-cell>
        </table:table-row>
        <table:table-row>
          <table:table-cell table:style-name="Table1.A1" office:value-type="string">
            <text:p text:style-name="P51">homage</text:p>
          </table:table-cell>
          <table:table-cell table:style-name="Table1.A1" office:value-type="string">
            <text:p text:style-name="P51">শ্রদ্ধা</text:p>
          </table:table-cell>
          <table:table-cell table:style-name="Table1.A1" office:value-type="string">
            <text:p text:style-name="P51">profess</text:p>
          </table:table-cell>
          <table:table-cell table:style-name="Table1.A1" office:value-type="string">
            <text:p text:style-name="P51">প্রকাশ্যে ব্যক্ত করা</text:p>
          </table:table-cell>
        </table:table-row>
        <table:table-row>
          <table:table-cell table:style-name="Table1.A1" office:value-type="string">
            <text:p text:style-name="P51">hospitality</text:p>
          </table:table-cell>
          <table:table-cell table:style-name="Table1.A1" office:value-type="string">
            <text:p text:style-name="P51">আতিথেয়তা</text:p>
          </table:table-cell>
          <table:table-cell table:style-name="Table1.A1" office:value-type="string">
            <text:p text:style-name="P51">confer</text:p>
          </table:table-cell>
          <table:table-cell table:style-name="Table1.A1" office:value-type="string">
            <text:p text:style-name="P51">পরামর্শ করা</text:p>
          </table:table-cell>
        </table:table-row>
        <table:table-row>
          <table:table-cell table:style-name="Table1.A1" office:value-type="string">
            <text:p text:style-name="P51">apprise</text:p>
          </table:table-cell>
          <table:table-cell table:style-name="Table1.A1" office:value-type="string">
            <text:p text:style-name="P51">Inform or tell (someone).</text:p>
          </table:table-cell>
          <table:table-cell table:style-name="Table1.A1" office:value-type="string">
            <text:p text:style-name="P51">Covenant</text:p>
          </table:table-cell>
          <table:table-cell table:style-name="Table1.A1" office:value-type="string">
            <text:p text:style-name="P51">চুক্তি</text:p>
          </table:table-cell>
        </table:table-row>
        <table:table-row>
          <table:table-cell table:style-name="Table1.A1" office:value-type="string">
            <text:p text:style-name="P51">scream</text:p>
          </table:table-cell>
          <table:table-cell table:style-name="Table1.A1" office:value-type="string">
            <text:p text:style-name="P51">চিত্কার</text:p>
          </table:table-cell>
          <table:table-cell table:style-name="Table1.A1" office:value-type="string">
            <text:p text:style-name="P51">Racial</text:p>
          </table:table-cell>
          <table:table-cell table:style-name="Table1.A1" office:value-type="string">
            <text:p text:style-name="P51">জাতিগত</text:p>
          </table:table-cell>
        </table:table-row>
        <table:table-row>
          <table:table-cell table:style-name="Table1.A1" office:value-type="string">
            <text:p text:style-name="P51">compelled</text:p>
          </table:table-cell>
          <table:table-cell table:style-name="Table1.A1" office:value-type="string">
            <text:p text:style-name="P51">বাধ্য</text:p>
          </table:table-cell>
          <table:table-cell table:style-name="Table1.A1" office:value-type="string">
            <text:p text:style-name="P51">Charter</text:p>
          </table:table-cell>
          <table:table-cell table:style-name="Table1.A1" office:value-type="string">
            <text:p text:style-name="P51">দলিল</text:p>
          </table:table-cell>
        </table:table-row>
        <table:table-row>
          <table:table-cell table:style-name="Table1.A1" office:value-type="string">
            <text:p text:style-name="P51">destitute</text:p>
          </table:table-cell>
          <table:table-cell table:style-name="Table1.A1" office:value-type="string">
            <text:p text:style-name="P51">নিরূপায়</text:p>
          </table:table-cell>
          <table:table-cell table:style-name="Table1.A1" office:value-type="string">
            <text:p text:style-name="P51">committed</text:p>
          </table:table-cell>
          <table:table-cell table:style-name="Table1.A1" office:value-type="string">
            <text:p text:style-name="P51">সংঘটিত</text:p>
          </table:table-cell>
        </table:table-row>
        <table:table-row>
          <table:table-cell table:style-name="Table1.A1" office:value-type="string">
            <text:p text:style-name="P51">haunted</text:p>
          </table:table-cell>
          <table:table-cell table:style-name="Table1.A1" office:value-type="string">
            <text:p text:style-name="P51">পরিপূর্ণ</text:p>
          </table:table-cell>
          <table:table-cell table:style-name="Table1.A1" office:value-type="string">
            <text:p text:style-name="P51">mishap</text:p>
          </table:table-cell>
          <table:table-cell table:style-name="Table1.A1" office:value-type="string">
            <text:p text:style-name="P51">উপদ্রব</text:p>
          </table:table-cell>
        </table:table-row>
        <table:table-row>
          <table:table-cell table:style-name="Table1.A1" office:value-type="string">
            <text:p text:style-name="P51">dreadful</text:p>
          </table:table-cell>
          <table:table-cell table:style-name="Table1.A1" office:value-type="string">
            <text:p text:style-name="P51">ভয়ঙ্কর</text:p>
          </table:table-cell>
          <table:table-cell table:style-name="Table1.A1" office:value-type="string">
            <text:p text:style-name="P51">compensation</text:p>
          </table:table-cell>
          <table:table-cell table:style-name="Table1.A1" office:value-type="string">
            <text:p text:style-name="P51">খেসারত</text:p>
          </table:table-cell>
        </table:table-row>
        <table:table-row>
          <table:table-cell table:style-name="Table1.A1" office:value-type="string">
            <text:p text:style-name="P51">communal</text:p>
          </table:table-cell>
          <table:table-cell table:style-name="Table1.A1" office:value-type="string">
            <text:p text:style-name="P51">সাম্প্রদায়িক</text:p>
          </table:table-cell>
          <table:table-cell table:style-name="Table1.A1" office:value-type="string">
            <text:p text:style-name="P51">misdeeds</text:p>
          </table:table-cell>
          <table:table-cell table:style-name="Table1.A1" office:value-type="string">
            <text:p text:style-name="P51">অপকর্ম</text:p>
          </table:table-cell>
        </table:table-row>
        <table:table-row>
          <table:table-cell table:style-name="Table1.A1" office:value-type="string">
            <text:p text:style-name="P51">aspiration</text:p>
          </table:table-cell>
          <table:table-cell table:style-name="Table1.A1" office:value-type="string">
            <text:p text:style-name="P51">আকাঙ্ক্ষা</text:p>
          </table:table-cell>
          <table:table-cell table:style-name="Table1.A1" office:value-type="string">
            <text:p text:style-name="P51">anarchy</text:p>
          </table:table-cell>
          <table:table-cell table:style-name="Table1.A1" office:value-type="string">
            <text:p text:style-name="P51">অরাজকতা</text:p>
          </table:table-cell>
        </table:table-row>
        <table:table-row>
          <table:table-cell table:style-name="Table1.A1" office:value-type="string">
            <text:p text:style-name="P51">sects</text:p>
          </table:table-cell>
          <table:table-cell table:style-name="Table1.A1" office:value-type="string">
            <text:p text:style-name="P51">গোষ্ঠী</text:p>
          </table:table-cell>
          <table:table-cell table:style-name="Table1.A1" office:value-type="string">
            <text:p text:style-name="P51">harmony</text:p>
          </table:table-cell>
          <table:table-cell table:style-name="Table1.A1" office:value-type="string">
            <text:p text:style-name="P51">মিল</text:p>
          </table:table-cell>
        </table:table-row>
        <table:table-row>
          <table:table-cell table:style-name="Table1.A1" office:value-type="string">
            <text:p text:style-name="P51">lingual</text:p>
          </table:table-cell>
          <table:table-cell table:style-name="Table1.A1" office:value-type="string">
            <text:p text:style-name="P51">ভাষাগত</text:p>
          </table:table-cell>
          <table:table-cell table:style-name="Table1.A1" office:value-type="string">
            <text:p text:style-name="P51">diminish</text:p>
          </table:table-cell>
          <table:table-cell table:style-name="Table1.A1" office:value-type="string">
            <text:p text:style-name="P51">হ্রাস করা</text:p>
          </table:table-cell>
        </table:table-row>
        <table:table-row>
          <table:table-cell table:style-name="Table1.A1" office:value-type="string">
            <text:p text:style-name="P51">ethnic</text:p>
          </table:table-cell>
          <table:table-cell table:style-name="Table1.A1" office:value-type="string">
            <text:p text:style-name="P51">জাতিগত</text:p>
          </table:table-cell>
          <table:table-cell table:style-name="Table1.A1" office:value-type="string">
            <text:p text:style-name="P51">fascism</text:p>
          </table:table-cell>
          <table:table-cell table:style-name="Table1.A1" office:value-type="string">
            <text:p text:style-name="P51">ফ্যাসিবাদ</text:p>
          </table:table-cell>
        </table:table-row>
        <table:table-row>
          <table:table-cell table:style-name="Table1.A1" office:value-type="string">
            <text:p text:style-name="P51">disseminated</text:p>
          </table:table-cell>
          <table:table-cell table:style-name="Table1.A1" office:value-type="string">
            <text:p text:style-name="P51">বিতরণ, প্রচার করা</text:p>
          </table:table-cell>
          <table:table-cell table:style-name="Table1.A1" office:value-type="string">
            <text:p text:style-name="P51">pious</text:p>
          </table:table-cell>
          <table:table-cell table:style-name="Table1.A1" office:value-type="string">
            <text:p text:style-name="P51">ধার্মিক</text:p>
          </table:table-cell>
        </table:table-row>
        <table:table-row>
          <table:table-cell table:style-name="Table1.A1" office:value-type="string">
            <text:p text:style-name="P51">immemorial</text:p>
          </table:table-cell>
          <table:table-cell table:style-name="Table1.A1" office:value-type="string">
            <text:p text:style-name="P51">স্মরণাতীত</text:p>
          </table:table-cell>
          <table:table-cell table:style-name="Table1.A1" office:value-type="string">
            <text:p text:style-name="P51">sacred</text:p>
          </table:table-cell>
          <table:table-cell table:style-name="Table1.A1" office:value-type="string">
            <text:p text:style-name="P51">পবিত্র</text:p>
          </table:table-cell>
        </table:table-row>
        <table:table-row>
          <table:table-cell table:style-name="Table1.A1" office:value-type="string">
            <text:p text:style-name="P51">nasty</text:p>
          </table:table-cell>
          <table:table-cell table:style-name="Table1.A1" office:value-type="string">
            <text:p text:style-name="P51">ন্যক্কারজনক</text:p>
          </table:table-cell>
          <table:table-cell table:style-name="Table1.A1" office:value-type="string">
            <text:p text:style-name="P51">uproot</text:p>
          </table:table-cell>
          <table:table-cell table:style-name="Table1.A1" office:value-type="string">
            <text:p text:style-name="P51">নির্মূল করা</text:p>
          </table:table-cell>
        </table:table-row>
        <table:table-row>
          <table:table-cell table:style-name="Table1.A1" office:value-type="string">
            <text:p text:style-name="P51">Aggression</text:p>
          </table:table-cell>
          <table:table-cell table:style-name="Table1.A1" office:value-type="string">
            <text:p text:style-name="P51">আগ্রাসন</text:p>
          </table:table-cell>
          <table:table-cell table:style-name="Table1.A1" office:value-type="string">
            <text:p text:style-name="P51">uphold</text:p>
          </table:table-cell>
          <table:table-cell table:style-name="Table1.A1" office:value-type="string">
            <text:p text:style-name="P51">বজায় রাখা</text:p>
          </table:table-cell>
        </table:table-row>
        <text:soft-page-break/>
        <table:table-row>
          <table:table-cell table:style-name="Table1.A1" office:value-type="string">
            <text:p text:style-name="P51">suppression</text:p>
          </table:table-cell>
          <table:table-cell table:style-name="Table1.A1" office:value-type="string">
            <text:p text:style-name="P51">দমন</text:p>
          </table:table-cell>
          <table:table-cell table:style-name="Table1.A1" office:value-type="string">
            <text:p text:style-name="P51">tribute</text:p>
          </table:table-cell>
          <table:table-cell table:style-name="Table1.A1" office:value-type="string">
            <text:p text:style-name="P51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51">phenomenon</text:p>
          </table:table-cell>
          <table:table-cell table:style-name="Table1.A1" office:value-type="string">
            <text:p text:style-name="P51">ব্যাপার</text:p>
          </table:table-cell>
          <table:table-cell table:style-name="Table1.A1" office:value-type="string">
            <text:p text:style-name="P51">wreath</text:p>
          </table:table-cell>
          <table:table-cell table:style-name="Table1.A1" office:value-type="string">
            <text:p text:style-name="P51">পুষ্প মাল্য</text:p>
          </table:table-cell>
        </table:table-row>
        <table:table-row>
          <table:table-cell table:style-name="Table1.A1" office:value-type="string">
            <text:p text:style-name="P51">stigma</text:p>
          </table:table-cell>
          <table:table-cell table:style-name="Table1.A1" office:value-type="string">
            <text:p text:style-name="P51">কলঙ্ক</text:p>
          </table:table-cell>
          <table:table-cell table:style-name="Table1.A1" office:value-type="string">
            <text:p text:style-name="P51">portrait</text:p>
          </table:table-cell>
          <table:table-cell table:style-name="Table1.A1" office:value-type="string">
            <text:p text:style-name="P51">প্রতিকৃতি</text:p>
          </table:table-cell>
        </table:table-row>
        <table:table-row>
          <table:table-cell table:style-name="Table1.A1" office:value-type="string">
            <text:p text:style-name="P51">undergo</text:p>
          </table:table-cell>
          <table:table-cell table:style-name="Table1.A1" office:value-type="string">
            <text:p text:style-name="P51">ভোগ করা</text:p>
          </table:table-cell>
          <table:table-cell table:style-name="Table1.A1" office:value-type="string">
            <text:p text:style-name="P51">solemn</text:p>
          </table:table-cell>
          <table:table-cell table:style-name="Table1.A1" office:value-type="string">
            <text:p text:style-name="P51">আনুষ্ঠানিক</text:p>
          </table:table-cell>
        </table:table-row>
        <table:table-row>
          <table:table-cell table:style-name="Table1.A1" office:value-type="string">
            <text:p text:style-name="P51">duplicity</text:p>
          </table:table-cell>
          <table:table-cell table:style-name="Table1.A1" office:value-type="string">
            <text:p text:style-name="P51">দ্বৈধীভাব</text:p>
          </table:table-cell>
          <table:table-cell table:style-name="Table1.A1" office:value-type="string">
            <text:p text:style-name="P51">Flank</text:p>
          </table:table-cell>
          <table:table-cell table:style-name="Table1.A1" office:value-type="string">
            <text:p text:style-name="P51">পার্শ্ব</text:p>
          </table:table-cell>
        </table:table-row>
        <table:table-row>
          <table:table-cell table:style-name="Table1.A1" office:value-type="string">
            <text:p text:style-name="P51">hypocrisy</text:p>
          </table:table-cell>
          <table:table-cell table:style-name="Table1.A1" office:value-type="string">
            <text:p text:style-name="P51">ভণ্ডামি</text:p>
          </table:table-cell>
          <table:table-cell table:style-name="Table1.A1" office:value-type="string">
            <text:p text:style-name="P51">Presidium</text:p>
          </table:table-cell>
          <table:table-cell table:style-name="Table1.A1" office:value-type="string">
            <text:p text:style-name="P51">সভাপতিমণ্ডলী</text:p>
          </table:table-cell>
        </table:table-row>
        <table:table-row>
          <table:table-cell table:style-name="Table1.A1" office:value-type="string">
            <text:p text:style-name="P51">massacre</text:p>
          </table:table-cell>
          <table:table-cell table:style-name="Table1.A1" office:value-type="string">
            <text:p text:style-name="P51">গণহত্যার</text:p>
          </table:table-cell>
          <table:table-cell table:style-name="Table1.A1" office:value-type="string">
            <text:p text:style-name="P51">exile</text:p>
          </table:table-cell>
          <table:table-cell table:style-name="Table1.A1" office:value-type="string">
            <text:p text:style-name="P51">বিতাড়িত করা</text:p>
          </table:table-cell>
        </table:table-row>
        <table:table-row>
          <table:table-cell table:style-name="Table1.A1" office:value-type="string">
            <text:p text:style-name="P51">consolable</text:p>
          </table:table-cell>
          <table:table-cell table:style-name="Table1.A1" office:value-type="string">
            <text:p text:style-name="P51">সান্ত্বনাযোগ্য</text:p>
          </table:table-cell>
          <table:table-cell table:style-name="Table1.A1" office:value-type="string">
            <text:p text:style-name="P51">grove</text:p>
          </table:table-cell>
          <table:table-cell table:style-name="Table1.A1" office:value-type="string">
            <text:p text:style-name="P51">উদ্যান</text:p>
          </table:table-cell>
        </table:table-row>
        <table:table-row>
          <table:table-cell table:style-name="Table1.A1" office:value-type="string">
            <text:p text:style-name="P51">deprived</text:p>
          </table:table-cell>
          <table:table-cell table:style-name="Table1.A1" office:value-type="string">
            <text:p text:style-name="P51">বঞ্চিত</text:p>
          </table:table-cell>
          <table:table-cell table:style-name="Table1.A1" office:value-type="string">
            <text:p text:style-name="P51">hoist</text:p>
          </table:table-cell>
          <table:table-cell table:style-name="Table1.A1" office:value-type="string">
            <text:p text:style-name="P51">উত্তোলন করা</text:p>
          </table:table-cell>
        </table:table-row>
        <table:table-row>
          <table:table-cell table:style-name="Table1.A1" office:value-type="string">
            <text:p text:style-name="P51">insatiable</text:p>
          </table:table-cell>
          <table:table-cell table:style-name="Table1.A1" office:value-type="string">
            <text:p text:style-name="P51">অতিলোভী, অতৃপ্ত</text:p>
          </table:table-cell>
          <table:table-cell table:style-name="Table1.A1" office:value-type="string">
            <text:p text:style-name="P51">indifferent</text:p>
          </table:table-cell>
          <table:table-cell table:style-name="Table1.A1" office:value-type="string">
            <text:p text:style-name="P51">উদাসীন, গতানুগতিক</text:p>
          </table:table-cell>
        </table:table-row>
        <table:table-row>
          <table:table-cell table:style-name="Table1.A1" office:value-type="string">
            <text:p text:style-name="P51">stead-home</text:p>
          </table:table-cell>
          <table:table-cell table:style-name="Table1.A1" office:value-type="string">
            <text:p text:style-name="P51">বসত ভিটা</text:p>
          </table:table-cell>
          <table:table-cell table:style-name="Table1.A1" office:value-type="string">
            <text:p text:style-name="P51">advisable</text:p>
          </table:table-cell>
          <table:table-cell table:style-name="Table1.A1" office:value-type="string">
            <text:p text:style-name="P51">যুক্তিযুক্ত</text:p>
          </table:table-cell>
        </table:table-row>
        <table:table-row>
          <table:table-cell table:style-name="Table1.A1" office:value-type="string">
            <text:p text:style-name="P51">pave</text:p>
          </table:table-cell>
          <table:table-cell table:style-name="Table1.A1" office:value-type="string">
            <text:p text:style-name="P51">শান-বাঁধান</text:p>
          </table:table-cell>
          <table:table-cell table:style-name="Table1.A1" office:value-type="string">
            <text:p text:style-name="P51">peel</text:p>
          </table:table-cell>
          <table:table-cell table:style-name="Table1.A1" office:value-type="string">
            <text:p text:style-name="P51">ছুলা, আবরণ ছাড়ান</text:p>
          </table:table-cell>
        </table:table-row>
        <table:table-row>
          <table:table-cell table:style-name="Table1.A1" office:value-type="string">
            <text:p text:style-name="P51">pecuniary</text:p>
          </table:table-cell>
          <table:table-cell table:style-name="Table1.A1" office:value-type="string">
            <text:p text:style-name="P51">আর্থিক</text:p>
          </table:table-cell>
          <table:table-cell table:style-name="Table1.A1" office:value-type="string">
            <text:p text:style-name="P51">huh</text:p>
          </table:table-cell>
          <table:table-cell table:style-name="Table1.A1" office:value-type="string">
            <text:p text:style-name="P51">তাই না</text:p>
          </table:table-cell>
        </table:table-row>
        <table:table-row>
          <table:table-cell table:style-name="Table1.A1" office:value-type="string">
            <text:p text:style-name="P51">vengeance</text:p>
          </table:table-cell>
          <table:table-cell table:style-name="Table1.A1" office:value-type="string">
            <text:p text:style-name="P51">প্রতিহিংসা</text:p>
          </table:table-cell>
          <table:table-cell table:style-name="Table1.A1" office:value-type="string">
            <text:p text:style-name="P51">yep</text:p>
          </table:table-cell>
          <table:table-cell table:style-name="Table1.A1" office:value-type="string">
            <text:p text:style-name="P51">হ্যাঁ</text:p>
          </table:table-cell>
        </table:table-row>
        <table:table-row>
          <table:table-cell table:style-name="Table1.A1" office:value-type="string">
            <text:p text:style-name="P51">testimony</text:p>
          </table:table-cell>
          <table:table-cell table:style-name="Table1.A1" office:value-type="string">
            <text:p text:style-name="P51">সাক্ষ্য</text:p>
          </table:table-cell>
          <table:table-cell table:style-name="Table1.A1" office:value-type="string">
            <text:p text:style-name="P51">distract</text:p>
          </table:table-cell>
          <table:table-cell table:style-name="Table1.A1" office:value-type="string">
            <text:p text:style-name="P51">কিংকর্তব্যবিমূঢ়</text:p>
          </table:table-cell>
        </table:table-row>
        <table:table-row>
          <table:table-cell table:style-name="Table1.A1" office:value-type="string">
            <text:p text:style-name="P51"><text:span text:style-name="T32">R</text:span>eciprocate</text:p>
          </table:table-cell>
          <table:table-cell table:style-name="Table1.A1" office:value-type="string">
            <text:p text:style-name="P53">প্রতিশোধ লত্তয়া</text:p>
            <text:p text:style-name="P314">বিনিময় করা</text:p>
          </table:table-cell>
          <table:table-cell table:style-name="Table1.A1" office:value-type="string">
            <text:p text:style-name="P51">noteworthy</text:p>
          </table:table-cell>
          <table:table-cell table:style-name="Table1.A1" office:value-type="string">
            <text:p text:style-name="P51">লক্ষণীয়</text:p>
          </table:table-cell>
        </table:table-row>
        <table:table-row>
          <table:table-cell table:style-name="Table1.A1" office:value-type="string">
            <text:p text:style-name="P51">conceal</text:p>
          </table:table-cell>
          <table:table-cell table:style-name="Table1.A1" office:value-type="string">
            <text:p text:style-name="P51">গোপন করা</text:p>
          </table:table-cell>
          <table:table-cell table:style-name="Table1.A1" office:value-type="string">
            <text:p text:style-name="P51">rigorously</text:p>
          </table:table-cell>
          <table:table-cell table:style-name="Table1.A1" office:value-type="string">
            <text:p text:style-name="P51">অক্ষরে অক্ষরে</text:p>
          </table:table-cell>
        </table:table-row>
        <table:table-row>
          <table:table-cell table:style-name="Table1.A1" office:value-type="string">
            <text:p text:style-name="P51">quite a stir</text:p>
          </table:table-cell>
          <table:table-cell table:style-name="Table1.A1" office:value-type="string">
            <text:p text:style-name="P51">বেশ আলোড়ন</text:p>
          </table:table-cell>
          <table:table-cell table:style-name="Table1.A1" office:value-type="string">
            <text:p text:style-name="P51">unforeseen</text:p>
          </table:table-cell>
          <table:table-cell table:style-name="Table1.A1" office:value-type="string">
            <text:p text:style-name="P51">অপ্রত্যাশিত</text:p>
          </table:table-cell>
        </table:table-row>
        <table:table-row>
          <table:table-cell table:style-name="Table1.A1" office:value-type="string">
            <text:p text:style-name="P51">ceasing</text:p>
          </table:table-cell>
          <table:table-cell table:style-name="Table1.A1" office:value-type="string">
            <text:p text:style-name="P51">অনন্ত</text:p>
          </table:table-cell>
          <table:table-cell table:style-name="Table1.A1" office:value-type="string">
            <text:p text:style-name="P51">cursory</text:p>
          </table:table-cell>
          <table:table-cell table:style-name="Table1.A1" office:value-type="string">
            <text:p text:style-name="P51">ভাসা - ভাসা</text:p>
          </table:table-cell>
        </table:table-row>
        <table:table-row>
          <table:table-cell table:style-name="Table1.A1" office:value-type="string">
            <text:p text:style-name="P51">plundering</text:p>
          </table:table-cell>
          <table:table-cell table:style-name="Table1.A1" office:value-type="string">
            <text:p text:style-name="P51">লুঠতরাজ</text:p>
          </table:table-cell>
          <table:table-cell table:style-name="Table1.A1" office:value-type="string">
            <text:p text:style-name="P51">discourse</text:p>
          </table:table-cell>
          <table:table-cell table:style-name="Table1.A1" office:value-type="string">
            <text:p text:style-name="P51">বক্তৃতা</text:p>
          </table:table-cell>
        </table:table-row>
        <table:table-row>
          <table:table-cell table:style-name="Table1.A1" office:value-type="string">
            <text:p text:style-name="P51">perpetrator</text:p>
          </table:table-cell>
          <table:table-cell table:style-name="Table1.A1" office:value-type="string">
            <text:p text:style-name="P51">অপরাধী</text:p>
          </table:table-cell>
          <table:table-cell table:style-name="Table1.A1" office:value-type="string">
            <text:p text:style-name="P51">Occasionally</text:p>
          </table:table-cell>
          <table:table-cell table:style-name="Table1.A1" office:value-type="string">
            <text:p text:style-name="P51">মাঝেমধ্যে</text:p>
          </table:table-cell>
        </table:table-row>
        <table:table-row>
          <table:table-cell table:style-name="Table1.A1" office:value-type="string">
            <text:p text:style-name="P51">instigate</text:p>
          </table:table-cell>
          <table:table-cell table:style-name="Table1.A1" office:value-type="string">
            <text:p text:style-name="P51">প্ররোচিত করা</text:p>
          </table:table-cell>
          <table:table-cell table:style-name="Table1.A1" office:value-type="string">
            <text:p text:style-name="P51">one-off</text:p>
          </table:table-cell>
          <table:table-cell table:style-name="Table1.A1" office:value-type="string">
            <text:p text:style-name="P51">এককালীন</text:p>
          </table:table-cell>
        </table:table-row>
        <table:table-row>
          <table:table-cell table:style-name="Table1.A1" office:value-type="string">
            <text:p text:style-name="P51">complaints</text:p>
          </table:table-cell>
          <table:table-cell table:style-name="Table1.A1" office:value-type="string">
            <text:p text:style-name="P51">অভিযোগ</text:p>
          </table:table-cell>
          <table:table-cell table:style-name="Table1.A1" office:value-type="string">
            <text:p text:style-name="P51">objectively</text:p>
          </table:table-cell>
          <table:table-cell table:style-name="Table1.A1" office:value-type="string">
            <text:p text:style-name="P51">বস্তুনিষ্ঠভাবে</text:p>
          </table:table-cell>
        </table:table-row>
        <table:table-row>
          <table:table-cell table:style-name="Table1.A1" office:value-type="string">
            <text:p text:style-name="P51">unharmed</text:p>
          </table:table-cell>
          <table:table-cell table:style-name="Table1.A1" office:value-type="string">
            <text:p text:style-name="P51">অক্ষত</text:p>
          </table:table-cell>
          <table:table-cell table:style-name="Table1.A1" office:value-type="string">
            <text:p text:style-name="P51">Exotic</text:p>
          </table:table-cell>
          <table:table-cell table:style-name="Table1.A1" office:value-type="string">
            <text:p text:style-name="P51">বিচিত্র</text:p>
          </table:table-cell>
        </table:table-row>
        <table:table-row>
          <table:table-cell table:style-name="Table1.A1" office:value-type="string">
            <text:p text:style-name="P51">above all</text:p>
          </table:table-cell>
          <table:table-cell table:style-name="Table1.A1" office:value-type="string">
            <text:p text:style-name="P51">সর্বোপরি</text:p>
          </table:table-cell>
          <table:table-cell table:style-name="Table1.A1" office:value-type="string">
            <text:p text:style-name="P51">Startling</text:p>
          </table:table-cell>
          <table:table-cell table:style-name="Table1.A1" office:value-type="string">
            <text:p text:style-name="P51">চমকপ্রদ</text:p>
          </table:table-cell>
        </table:table-row>
        <table:table-row>
          <table:table-cell table:style-name="Table1.A1" office:value-type="string">
            <text:p text:style-name="P51">you will get used to the smell</text:p>
          </table:table-cell>
          <table:table-cell table:style-name="Table1.A1" office:value-type="string">
            <text:p text:style-name="P51">তোমরা এই গ্রানে অবস্ত হয়ে পরবে</text:p>
          </table:table-cell>
          <table:table-cell table:style-name="Table1.A1" office:value-type="string">
            <text:p text:style-name="P51">get through</text:p>
          </table:table-cell>
          <table:table-cell table:style-name="Table1.A1" office:value-type="string">
            <text:p text:style-name="P51">সমাপ্তি বা ইতি ঘটানো</text:p>
          </table:table-cell>
        </table:table-row>
        <table:table-row>
          <table:table-cell table:style-name="Table1.A1" office:value-type="string">
            <text:p text:style-name="P51">there he is</text:p>
          </table:table-cell>
          <table:table-cell table:style-name="Table1.A1" office:value-type="string">
            <text:p text:style-name="P51">সে এখানে</text:p>
          </table:table-cell>
          <table:table-cell table:style-name="Table1.A1" office:value-type="string">
            <text:p text:style-name="P51">Dope</text:p>
          </table:table-cell>
          <table:table-cell table:style-name="Table1.A1" office:value-type="string">
            <text:p text:style-name="P51">মূর্খ</text:p>
          </table:table-cell>
        </table:table-row>
        <table:table-row>
          <table:table-cell table:style-name="Table1.A1" office:value-type="string">
            <text:p text:style-name="P51">agony</text:p>
          </table:table-cell>
          <table:table-cell table:style-name="Table1.A1" office:value-type="string">
            <text:p text:style-name="P51">নিদারুণ মানসিক যন্ত্রণা</text:p>
          </table:table-cell>
          <table:table-cell table:style-name="Table1.A1" office:value-type="string">
            <text:p text:style-name="P51">Stupid</text:p>
          </table:table-cell>
          <table:table-cell table:style-name="Table1.A1" office:value-type="string">
            <text:p text:style-name="P51">নির্বোধ</text:p>
          </table:table-cell>
        </table:table-row>
        <table:table-row>
          <table:table-cell table:style-name="Table1.A1" office:value-type="string">
            <text:p text:style-name="P51">taciturn</text:p>
          </table:table-cell>
          <table:table-cell table:style-name="Table1.A1" office:value-type="string">
            <text:p text:style-name="P51">অল্পভাষী</text:p>
          </table:table-cell>
          <table:table-cell table:style-name="Table1.A1" office:value-type="string">
            <text:p text:style-name="P51">banquet</text:p>
          </table:table-cell>
          <table:table-cell table:style-name="Table1.A1" office:value-type="string">
            <text:p text:style-name="P51">ভোজ</text:p>
          </table:table-cell>
        </table:table-row>
        <table:table-row>
          <table:table-cell table:style-name="Table1.A1" office:value-type="string">
            <text:p text:style-name="P51">that's all we get?</text:p>
          </table:table-cell>
          <table:table-cell table:style-name="Table1.B180" office:value-type="string">
            <text:p text:style-name="P51"/>
          </table:table-cell>
          <table:table-cell table:style-name="Table1.A1" office:value-type="string">
            <text:p text:style-name="P51">emolument</text:p>
          </table:table-cell>
          <table:table-cell table:style-name="Table1.A1" office:value-type="string">
            <text:p text:style-name="P51">বেতন ভাতাদি</text:p>
          </table:table-cell>
        </table:table-row>
        <table:table-row>
          <table:table-cell table:style-name="Table1.A1" office:value-type="string">
            <text:p text:style-name="P51">unequivocally</text:p>
          </table:table-cell>
          <table:table-cell table:style-name="Table1.A1" office:value-type="string">
            <text:p text:style-name="P51">দ্ব্যর্থহীনভাবে</text:p>
          </table:table-cell>
          <table:table-cell table:style-name="Table1.A1" office:value-type="string">
            <text:p text:style-name="P51">counterpart</text:p>
          </table:table-cell>
          <table:table-cell table:style-name="Table1.A1" office:value-type="string">
            <text:p text:style-name="P51">সহযোগীর</text:p>
          </table:table-cell>
        </table:table-row>
        <table:table-row>
          <table:table-cell table:style-name="Table1.A1" office:value-type="string">
            <text:p text:style-name="P51">at a stretch</text:p>
          </table:table-cell>
          <table:table-cell table:style-name="Table1.A1" office:value-type="string">
            <text:p text:style-name="P51">এক টানা</text:p>
          </table:table-cell>
          <table:table-cell table:style-name="Table1.A1" office:value-type="string">
            <text:p text:style-name="P51">gridlock</text:p>
          </table:table-cell>
          <table:table-cell table:style-name="Table1.A1" office:value-type="string">
            <text:p text:style-name="P51">যান জট</text:p>
          </table:table-cell>
        </table:table-row>
        <table:table-row>
          <table:table-cell table:style-name="Table1.A1" office:value-type="string">
            <text:p text:style-name="P51">Like I said earlier</text:p>
          </table:table-cell>
          <table:table-cell table:style-name="Table1.A1" office:value-type="string">
            <text:p text:style-name="P51">আগে যেমনটি বলেছি</text:p>
          </table:table-cell>
          <table:table-cell table:style-name="Table1.A1" office:value-type="string">
            <text:p text:style-name="P51">a unique opportunity</text:p>
          </table:table-cell>
          <table:table-cell table:style-name="Table1.A1" office:value-type="string">
            <text:p text:style-name="P51">একটি সুবর্ণ সুযোগ</text:p>
          </table:table-cell>
        </table:table-row>
        <table:table-row>
          <table:table-cell table:style-name="Table1.A1" office:value-type="string">
            <text:p text:style-name="P51">Your family could make use of it as well.</text:p>
          </table:table-cell>
          <table:table-cell table:style-name="Table1.B180" office:value-type="string">
            <text:p text:style-name="P51"/>
          </table:table-cell>
          <table:table-cell table:style-name="Table1.A1" office:value-type="string">
            <text:p text:style-name="P51">what day</text:p>
          </table:table-cell>
          <table:table-cell table:style-name="Table1.A1" office:value-type="string">
            <text:p text:style-name="P51">কবে</text:p>
          </table:table-cell>
        </table:table-row>
        <table:table-row>
          <table:table-cell table:style-name="Table1.A1" office:value-type="string">
            <text:p text:style-name="P51">nowhere</text:p>
          </table:table-cell>
          <table:table-cell table:style-name="Table1.A1" office:value-type="string">
            <text:p text:style-name="P51">কোথাও না</text:p>
          </table:table-cell>
          <table:table-cell table:style-name="Table1.A1" office:value-type="string">
            <text:p text:style-name="P51">peasant</text:p>
          </table:table-cell>
          <table:table-cell table:style-name="Table1.A1" office:value-type="string">
            <text:p text:style-name="P51">চাষী</text:p>
          </table:table-cell>
        </table:table-row>
        <table:table-row>
          <table:table-cell table:style-name="Table1.A1" office:value-type="string">
            <text:p text:style-name="P51">stop by</text:p>
          </table:table-cell>
          <table:table-cell table:style-name="Table1.A1" office:value-type="string">
            <text:p text:style-name="P51">অল্পক্ষণের জন্য কোথাও যাওয়া</text:p>
          </table:table-cell>
          <table:table-cell table:style-name="Table1.A1" office:value-type="string">
            <text:p text:style-name="P51">discontent</text:p>
          </table:table-cell>
          <table:table-cell table:style-name="Table1.A1" office:value-type="string">
            <text:p text:style-name="P51">অতৃপ্ত</text:p>
          </table:table-cell>
        </table:table-row>
        <table:table-row>
          <table:table-cell table:style-name="Table1.A1" office:value-type="string">
            <text:p text:style-name="P51">altogether</text:p>
          </table:table-cell>
          <table:table-cell table:style-name="Table1.A1" office:value-type="string">
            <text:p text:style-name="P51">একেবারে</text:p>
          </table:table-cell>
          <table:table-cell table:style-name="Table1.A1" office:value-type="string">
            <text:p text:style-name="P51">hatred</text:p>
          </table:table-cell>
          <table:table-cell table:style-name="Table1.A1" office:value-type="string">
            <text:p text:style-name="P51">ঘৃণা</text:p>
          </table:table-cell>
        </table:table-row>
        <table:table-row>
          <table:table-cell table:style-name="Table1.A1" office:value-type="string">
            <text:p text:style-name="P51">fraternize</text:p>
          </table:table-cell>
          <table:table-cell table:style-name="Table1.A1" office:value-type="string">
            <text:p text:style-name="P51">মেলামেশা করা</text:p>
          </table:table-cell>
          <table:table-cell table:style-name="Table1.A1" office:value-type="string">
            <text:p text:style-name="P51">temptation</text:p>
          </table:table-cell>
          <table:table-cell table:style-name="Table1.A1" office:value-type="string">
            <text:p text:style-name="P51">লোভ</text:p>
          </table:table-cell>
        </table:table-row>
        <table:table-row>
          <table:table-cell table:style-name="Table1.A1" office:value-type="string">
            <text:p text:style-name="P51">Long standing</text:p>
          </table:table-cell>
          <table:table-cell table:style-name="Table1.A1" office:value-type="string">
            <text:p text:style-name="P51">দীর্ঘ স্থায়ী</text:p>
          </table:table-cell>
          <table:table-cell table:style-name="Table1.A1" office:value-type="string">
            <text:p text:style-name="P51">belongings</text:p>
          </table:table-cell>
          <table:table-cell table:style-name="Table1.A1" office:value-type="string">
            <text:p text:style-name="P51">জিনিসপত্র</text:p>
          </table:table-cell>
        </table:table-row>
        <table:table-row>
          <table:table-cell table:style-name="Table1.A1" office:value-type="string">
            <text:p text:style-name="P51">Assert</text:p>
          </table:table-cell>
          <table:table-cell table:style-name="Table1.A1" office:value-type="string">
            <text:p text:style-name="P51">প্রমাণ করা</text:p>
          </table:table-cell>
          <table:table-cell table:style-name="Table1.A1" office:value-type="string">
            <text:p text:style-name="P51">spearheading</text:p>
          </table:table-cell>
          <table:table-cell table:style-name="Table1.A1" office:value-type="string">
            <text:p text:style-name="P51">নেতৃত্ব দিচ্ছেন</text:p>
          </table:table-cell>
        </table:table-row>
        <table:table-row>
          <table:table-cell table:style-name="Table1.A1" office:value-type="string">
            <text:p text:style-name="P51">Conspiracy</text:p>
          </table:table-cell>
          <table:table-cell table:style-name="Table1.A1" office:value-type="string">
            <text:p text:style-name="P51">ষড়্যন্ত্র</text:p>
          </table:table-cell>
          <table:table-cell table:style-name="Table1.A1" office:value-type="string">
            <text:p text:style-name="P51">infidel</text:p>
          </table:table-cell>
          <table:table-cell table:style-name="Table1.A1" office:value-type="string">
            <text:p text:style-name="P51">নাস্তিক</text:p>
          </table:table-cell>
        </table:table-row>
        <table:table-row>
          <table:table-cell table:style-name="Table1.A1" office:value-type="string">
            <text:p text:style-name="P51">Toward the very end</text:p>
          </table:table-cell>
          <table:table-cell table:style-name="Table1.A1" office:value-type="string">
            <text:p text:style-name="P51">খুব শেষের দিকে</text:p>
          </table:table-cell>
          <table:table-cell table:style-name="Table1.A1" office:value-type="string">
            <text:p text:style-name="P51">chauffeur</text:p>
          </table:table-cell>
          <table:table-cell table:style-name="Table1.A1" office:value-type="string">
            <text:p text:style-name="P51">ড্রাইভার</text:p>
          </table:table-cell>
        </table:table-row>
        <table:table-row>
          <table:table-cell table:style-name="Table1.A1" office:value-type="string">
            <text:p text:style-name="P51">well-being</text:p>
          </table:table-cell>
          <table:table-cell table:style-name="Table1.A1" office:value-type="string">
            <text:p text:style-name="P51">মঙ্গল</text:p>
          </table:table-cell>
          <table:table-cell table:style-name="Table1.A1" office:value-type="string">
            <text:p text:style-name="P51">abrupt</text:p>
          </table:table-cell>
          <table:table-cell table:style-name="Table1.A1" office:value-type="string">
            <text:p text:style-name="P51">অপ্রত্যাশিত</text:p>
          </table:table-cell>
        </table:table-row>
        <table:table-row>
          <table:table-cell table:style-name="Table1.A1" office:value-type="string">
            <text:p text:style-name="P51">stalemate</text:p>
          </table:table-cell>
          <table:table-cell table:style-name="Table1.A1" office:value-type="string">
            <text:p text:style-name="P51">অচল অবস্থা</text:p>
          </table:table-cell>
          <table:table-cell table:style-name="Table1.A1" office:value-type="string">
            <text:p text:style-name="P51">stop being pessimistic</text:p>
          </table:table-cell>
          <table:table-cell table:style-name="Table1.B180" office:value-type="string">
            <text:p text:style-name="P51">হতাশ হয়ো না </text:p>
          </table:table-cell>
        </table:table-row>
        <table:table-row>
          <table:table-cell table:style-name="Table1.A1" office:value-type="string">
            <text:p text:style-name="P51">Haste</text:p>
          </table:table-cell>
          <table:table-cell table:style-name="Table1.A1" office:value-type="string">
            <text:p text:style-name="P51">দ্রুত চলা বা করা </text:p>
          </table:table-cell>
          <table:table-cell table:style-name="Table1.A1" office:value-type="string">
            <text:p text:style-name="P51">camaraderie</text:p>
          </table:table-cell>
          <table:table-cell table:style-name="Table1.A1" office:value-type="string">
            <text:p text:style-name="P51">পারস্পরিক আস্থা</text:p>
          </table:table-cell>
        </table:table-row>
        <table:table-row>
          <table:table-cell table:style-name="Table1.A1" office:value-type="string">
            <text:p text:style-name="P51">imprudent</text:p>
          </table:table-cell>
          <table:table-cell table:style-name="Table1.A1" office:value-type="string">
            <text:p text:style-name="P51">অবিচক্ষণ</text:p>
          </table:table-cell>
          <table:table-cell table:style-name="Table1.A1" office:value-type="string">
            <text:p text:style-name="P51">hiatus</text:p>
          </table:table-cell>
          <table:table-cell table:style-name="Table1.A1" office:value-type="string">
            <text:p text:style-name="P51">বিচ্ছেদ</text:p>
          </table:table-cell>
        </table:table-row>
        <table:table-row>
          <table:table-cell table:style-name="Table1.A1" office:value-type="string">
            <text:p text:style-name="P51">shatter</text:p>
          </table:table-cell>
          <table:table-cell table:style-name="Table1.A1" office:value-type="string">
            <text:p text:style-name="P51">চূর্ণবিচূর্ণ করা</text:p>
          </table:table-cell>
          <table:table-cell table:style-name="Table1.A1" office:value-type="string">
            <text:p text:style-name="P51">gigantic</text:p>
          </table:table-cell>
          <table:table-cell table:style-name="Table1.A1" office:value-type="string">
            <text:p text:style-name="P51">রাক্ষুসে</text:p>
          </table:table-cell>
        </table:table-row>
        <table:table-row>
          <table:table-cell table:style-name="Table1.A1" office:value-type="string">
            <text:p text:style-name="P51">decease</text:p>
          </table:table-cell>
          <table:table-cell table:style-name="Table1.A1" office:value-type="string">
            <text:p text:style-name="P51">জীবনহানি</text:p>
          </table:table-cell>
          <table:table-cell table:style-name="Table1.A1" office:value-type="string">
            <text:p text:style-name="P51">prevail</text:p>
          </table:table-cell>
          <table:table-cell table:style-name="Table1.A1" office:value-type="string">
            <text:p text:style-name="P51">জয়ী হত্তয়া</text:p>
          </table:table-cell>
        </table:table-row>
        <text:soft-page-break/>
        <table:table-row>
          <table:table-cell table:style-name="Table1.A1" office:value-type="string">
            <text:p text:style-name="P51">state-owned</text:p>
          </table:table-cell>
          <table:table-cell table:style-name="Table1.A1" office:value-type="string">
            <text:p text:style-name="P51">রাষ্ট্রীয় মালিকানাধীন</text:p>
          </table:table-cell>
          <table:table-cell table:style-name="Table1.A1" office:value-type="string">
            <text:p text:style-name="P51">exterior</text:p>
          </table:table-cell>
          <table:table-cell table:style-name="Table1.A1" office:value-type="string">
            <text:p text:style-name="P51">বহিরাগত</text:p>
          </table:table-cell>
        </table:table-row>
        <table:table-row>
          <table:table-cell table:style-name="Table1.A1" office:value-type="string">
            <text:p text:style-name="P51">go on</text:p>
          </table:table-cell>
          <table:table-cell table:style-name="Table1.A1" office:value-type="string">
            <text:p text:style-name="P51">বলিতে থাকা</text:p>
          </table:table-cell>
          <table:table-cell table:style-name="Table1.A1" office:value-type="string">
            <text:p text:style-name="P51">metaphysical</text:p>
          </table:table-cell>
          <table:table-cell table:style-name="Table1.A1" office:value-type="string">
            <text:p text:style-name="P51">অধ্যাত্মিক</text:p>
          </table:table-cell>
        </table:table-row>
        <table:table-row>
          <table:table-cell table:style-name="Table1.A1" office:value-type="string">
            <text:p text:style-name="P51">bureaucrat</text:p>
          </table:table-cell>
          <table:table-cell table:style-name="Table1.A1" office:value-type="string">
            <text:p text:style-name="P51">আমলাতন্ত্রবাদী</text:p>
          </table:table-cell>
          <table:table-cell table:style-name="Table1.A1" office:value-type="string">
            <text:p text:style-name="P51">rallying cry</text:p>
          </table:table-cell>
          <table:table-cell table:style-name="Table1.A1" office:value-type="string">
            <text:p text:style-name="P51">কান্নাকাটি</text:p>
          </table:table-cell>
        </table:table-row>
        <table:table-row>
          <table:table-cell table:style-name="Table1.A1" office:value-type="string">
            <text:p text:style-name="P51">accord</text:p>
          </table:table-cell>
          <table:table-cell table:style-name="Table1.A1" office:value-type="string">
            <text:p text:style-name="P51">সামঁজস্য, সঙ্গতি</text:p>
          </table:table-cell>
          <table:table-cell table:style-name="Table1.A1" office:value-type="string">
            <text:p text:style-name="P51">creed</text:p>
          </table:table-cell>
          <table:table-cell table:style-name="Table1.A1" office:value-type="string">
            <text:p text:style-name="P51">ধর্মবিশ্বাস</text:p>
          </table:table-cell>
        </table:table-row>
        <table:table-row>
          <table:table-cell table:style-name="Table1.A1" office:value-type="string">
            <text:p text:style-name="P51">pact</text:p>
          </table:table-cell>
          <table:table-cell table:style-name="Table1.A1" office:value-type="string">
            <text:p text:style-name="P51">চুক্তি</text:p>
          </table:table-cell>
          <table:table-cell table:style-name="Table1.A1" office:value-type="string">
            <text:p text:style-name="P51">ascension</text:p>
          </table:table-cell>
          <table:table-cell table:style-name="Table1.A1" office:value-type="string">
            <text:p text:style-name="P51">উত্তরণ</text:p>
          </table:table-cell>
        </table:table-row>
        <table:table-row>
          <table:table-cell table:style-name="Table1.A1" office:value-type="string">
            <text:p text:style-name="P51">sustain</text:p>
          </table:table-cell>
          <table:table-cell table:style-name="Table1.A1" office:value-type="string">
            <text:p text:style-name="P51">ভুগা</text:p>
          </table:table-cell>
          <table:table-cell table:style-name="Table1.A1" office:value-type="string">
            <text:p text:style-name="P51">celestial</text:p>
          </table:table-cell>
          <table:table-cell table:style-name="Table1.A1" office:value-type="string">
            <text:p text:style-name="P51">স্বর্গীয়</text:p>
          </table:table-cell>
        </table:table-row>
        <table:table-row>
          <table:table-cell table:style-name="Table1.A1" office:value-type="string">
            <text:p text:style-name="P51">haphazard</text:p>
          </table:table-cell>
          <table:table-cell table:style-name="Table1.A1" office:value-type="string">
            <text:p text:style-name="P51">এলোমেলো</text:p>
          </table:table-cell>
          <table:table-cell table:style-name="Table1.A1" office:value-type="string">
            <text:p text:style-name="P51">seminal moment</text:p>
          </table:table-cell>
          <table:table-cell table:style-name="Table1.B180" office:value-type="string">
            <text:p text:style-name="P51">প্রজনন কাল</text:p>
          </table:table-cell>
        </table:table-row>
        <table:table-row>
          <table:table-cell table:style-name="Table1.A1" office:value-type="string">
            <text:p text:style-name="P51">call on</text:p>
          </table:table-cell>
          <table:table-cell table:style-name="Table1.A1" office:value-type="string">
            <text:p text:style-name="P51">আহ্বান করা</text:p>
          </table:table-cell>
          <table:table-cell table:style-name="Table1.A1" office:value-type="string">
            <text:p text:style-name="P51">preacher</text:p>
          </table:table-cell>
          <table:table-cell table:style-name="Table1.A1" office:value-type="string">
            <text:p text:style-name="P51">ধর্মপ্রচারক</text:p>
          </table:table-cell>
        </table:table-row>
        <table:table-row>
          <table:table-cell table:style-name="Table1.A1" office:value-type="string">
            <text:p text:style-name="P51">mutiny</text:p>
          </table:table-cell>
          <table:table-cell table:style-name="Table1.A1" office:value-type="string">
            <text:p text:style-name="P51">বিদ্রোহ</text:p>
          </table:table-cell>
          <table:table-cell table:style-name="Table1.A1" office:value-type="string">
            <text:p text:style-name="P51">audacity</text:p>
          </table:table-cell>
          <table:table-cell table:style-name="Table1.A1" office:value-type="string">
            <text:p text:style-name="P51">স্পর্ধা</text:p>
          </table:table-cell>
        </table:table-row>
        <table:table-row>
          <table:table-cell table:style-name="Table1.A1" office:value-type="string">
            <text:p text:style-name="P51">Meddling</text:p>
          </table:table-cell>
          <table:table-cell table:style-name="Table1.A1" office:value-type="string">
            <text:p text:style-name="P51">অনধিকারচর্চা</text:p>
          </table:table-cell>
          <table:table-cell table:style-name="Table1.A1" office:value-type="string">
            <text:p text:style-name="P51">so as</text:p>
          </table:table-cell>
          <table:table-cell table:style-name="Table1.B180" office:value-type="string">
            <text:p text:style-name="P51">যাতে</text:p>
          </table:table-cell>
        </table:table-row>
        <table:table-row>
          <table:table-cell table:style-name="Table1.A1" office:value-type="string">
            <text:p text:style-name="P51">Worn-out</text:p>
          </table:table-cell>
          <table:table-cell table:style-name="Table1.A1" office:value-type="string">
            <text:p text:style-name="P51">জরাজীর্ণ</text:p>
          </table:table-cell>
          <table:table-cell table:style-name="Table1.A1" office:value-type="string">
            <text:p text:style-name="P51">theological</text:p>
          </table:table-cell>
          <table:table-cell table:style-name="Table1.A1" office:value-type="string">
            <text:p text:style-name="P51">আধ্যাত্মিক</text:p>
          </table:table-cell>
        </table:table-row>
        <table:table-row>
          <table:table-cell table:style-name="Table1.A1" office:value-type="string">
            <text:p text:style-name="P51">Modest man</text:p>
          </table:table-cell>
          <table:table-cell table:style-name="Table1.A1" office:value-type="string">
            <text:p text:style-name="P51">বিনয়ী লোক</text:p>
          </table:table-cell>
          <table:table-cell table:style-name="Table1.A1" office:value-type="string">
            <text:p text:style-name="P51">focal point</text:p>
          </table:table-cell>
          <table:table-cell table:style-name="Table1.A1" office:value-type="string">
            <text:p text:style-name="P51">কেন্দ্রবিন্দু</text:p>
          </table:table-cell>
        </table:table-row>
        <table:table-row>
          <table:table-cell table:style-name="Table1.A1" office:value-type="string">
            <text:p text:style-name="P51">Optimistic</text:p>
          </table:table-cell>
          <table:table-cell table:style-name="Table1.A1" office:value-type="string">
            <text:p text:style-name="P51">আশাবাদী</text:p>
          </table:table-cell>
          <table:table-cell table:style-name="Table1.A1" office:value-type="string">
            <text:p text:style-name="P51">hickey</text:p>
          </table:table-cell>
          <table:table-cell table:style-name="Table1.D211" office:value-type="string">
            <text:p text:style-name="P51">a skin blemish</text:p>
          </table:table-cell>
        </table:table-row>
        <table:table-row>
          <table:table-cell table:style-name="Table1.A1" office:value-type="string">
            <text:p text:style-name="P51">Reticence</text:p>
          </table:table-cell>
          <table:table-cell table:style-name="Table1.A1" office:value-type="string">
            <text:p text:style-name="P51">স্বল্পভাষিতা</text:p>
          </table:table-cell>
          <table:table-cell table:style-name="Table1.A1" office:value-type="string">
            <text:p text:style-name="P51">frantic effort</text:p>
          </table:table-cell>
          <table:table-cell table:style-name="Table1.A1" office:value-type="string">
            <text:p text:style-name="P51">তীব্র প্রচেষ্টা</text:p>
          </table:table-cell>
        </table:table-row>
        <table:table-row>
          <table:table-cell table:style-name="Table1.A1" office:value-type="string">
            <text:p text:style-name="P51">Persuade</text:p>
          </table:table-cell>
          <table:table-cell table:style-name="Table1.A1" office:value-type="string">
            <text:p text:style-name="P51">পটান, রাজি করান</text:p>
          </table:table-cell>
          <table:table-cell table:style-name="Table1.A1" office:value-type="string">
            <text:p text:style-name="P51">gruesome incident</text:p>
          </table:table-cell>
          <table:table-cell table:style-name="Table1.A1" office:value-type="string">
            <text:p text:style-name="P51">জঘন্য ঘটনা</text:p>
          </table:table-cell>
        </table:table-row>
        <table:table-row>
          <table:table-cell table:style-name="Table1.A1" office:value-type="string">
            <text:p text:style-name="P51">Pervade</text:p>
          </table:table-cell>
          <table:table-cell table:style-name="Table1.A1" office:value-type="string">
            <text:p text:style-name="P51">পরিব্যাপ্ত করা</text:p>
          </table:table-cell>
          <table:table-cell table:style-name="Table1.A1" office:value-type="string">
            <text:p text:style-name="P51">savagery</text:p>
          </table:table-cell>
          <table:table-cell table:style-name="Table1.A1" office:value-type="string">
            <text:p text:style-name="P51">বর্বরতার</text:p>
          </table:table-cell>
        </table:table-row>
        <table:table-row>
          <table:table-cell table:style-name="Table1.A1" office:value-type="string">
            <text:p text:style-name="P51">Rug</text:p>
          </table:table-cell>
          <table:table-cell table:style-name="Table1.A1" office:value-type="string">
            <text:p text:style-name="P51">পাটি, মেঝেয় পাতবার কম্বল</text:p>
          </table:table-cell>
          <table:table-cell table:style-name="Table1.A1" office:value-type="string">
            <text:p text:style-name="P51">thug</text:p>
          </table:table-cell>
          <table:table-cell table:style-name="Table1.A1" office:value-type="string">
            <text:p text:style-name="P51">দুর্বৃত্ত</text:p>
          </table:table-cell>
        </table:table-row>
        <table:table-row>
          <table:table-cell table:style-name="Table1.A1" office:value-type="string">
            <text:p text:style-name="P51">holidaymaker</text:p>
          </table:table-cell>
          <table:table-cell table:style-name="Table1.A1" office:value-type="string">
            <text:p text:style-name="P51">উত্সবকারীগণ</text:p>
          </table:table-cell>
          <table:table-cell table:style-name="Table1.A1" office:value-type="string">
            <text:p text:style-name="P51">ancestral</text:p>
          </table:table-cell>
          <table:table-cell table:style-name="Table1.A1" office:value-type="string">
            <text:p text:style-name="P51">পৈতৃক</text:p>
          </table:table-cell>
        </table:table-row>
        <table:table-row>
          <table:table-cell table:style-name="Table1.A1" office:value-type="string">
            <text:p text:style-name="P51">lurk</text:p>
          </table:table-cell>
          <table:table-cell table:style-name="Table1.A1" office:value-type="string">
            <text:p text:style-name="P51">ত্তৎ পাতিয়া থাকা</text:p>
          </table:table-cell>
          <table:table-cell table:style-name="Table1.A1" office:value-type="string">
            <text:p text:style-name="P51">tyranny</text:p>
          </table:table-cell>
          <table:table-cell table:style-name="Table1.A1" office:value-type="string">
            <text:p text:style-name="P51">স্বৈরশাসন</text:p>
          </table:table-cell>
        </table:table-row>
        <table:table-row>
          <table:table-cell table:style-name="Table1.A1" office:value-type="string">
            <text:p text:style-name="P51">abode</text:p>
          </table:table-cell>
          <table:table-cell table:style-name="Table1.A1" office:value-type="string">
            <text:p text:style-name="P51">আস্তানা</text:p>
          </table:table-cell>
          <table:table-cell table:style-name="Table1.A1" office:value-type="string">
            <text:p text:style-name="P51">landmass</text:p>
          </table:table-cell>
          <table:table-cell table:style-name="Table1.A1" office:value-type="string">
            <text:p text:style-name="P51">স্থলভাগ</text:p>
          </table:table-cell>
        </table:table-row>
        <table:table-row>
          <table:table-cell table:style-name="Table1.A1" office:value-type="string">
            <text:p text:style-name="P51">reprisal</text:p>
          </table:table-cell>
          <table:table-cell table:style-name="Table1.A1" office:value-type="string">
            <text:p text:style-name="P51">প্রতিশোধ গ্রহণ</text:p>
          </table:table-cell>
          <table:table-cell table:style-name="Table1.A1" office:value-type="string">
            <text:p text:style-name="P51">charwoman</text:p>
          </table:table-cell>
          <table:table-cell table:style-name="Table1.D211" office:value-type="string">
            <text:p text:style-name="P51">a woman employed to clean houses or offices.</text:p>
          </table:table-cell>
        </table:table-row>
        <table:table-row>
          <table:table-cell table:style-name="Table1.A1" office:value-type="string">
            <text:p text:style-name="P51">in perpetuity</text:p>
          </table:table-cell>
          <table:table-cell table:style-name="Table1.A1" office:value-type="string">
            <text:p text:style-name="P51">স্থায়ীভাবে</text:p>
          </table:table-cell>
          <table:table-cell table:style-name="Table1.A1" office:value-type="string">
            <text:p text:style-name="P51">impersonation</text:p>
          </table:table-cell>
          <table:table-cell table:style-name="Table1.A1" office:value-type="string">
            <text:p text:style-name="P51">ছদ্মবেশিতা</text:p>
          </table:table-cell>
        </table:table-row>
        <table:table-row>
          <table:table-cell table:style-name="Table1.A1" office:value-type="string">
            <text:p text:style-name="P51">aficionado</text:p>
          </table:table-cell>
          <table:table-cell table:style-name="Table1.A1" office:value-type="string">
            <text:p text:style-name="P51">ভক্ত</text:p>
          </table:table-cell>
          <table:table-cell table:style-name="Table1.A1" office:value-type="string">
            <text:p text:style-name="P51">irrepressible</text:p>
          </table:table-cell>
          <table:table-cell table:style-name="Table1.A1" office:value-type="string">
            <text:p text:style-name="P51">অদম্য</text:p>
          </table:table-cell>
        </table:table-row>
        <table:table-row>
          <table:table-cell table:style-name="Table1.A1" office:value-type="string">
            <text:p text:style-name="P51">undisputed</text:p>
          </table:table-cell>
          <table:table-cell table:style-name="Table1.A1" office:value-type="string">
            <text:p text:style-name="P51">অবিসংবাদিত</text:p>
          </table:table-cell>
          <table:table-cell table:style-name="Table1.A1" office:value-type="string">
            <text:p text:style-name="P51">brute</text:p>
          </table:table-cell>
          <table:table-cell table:style-name="Table1.A1" office:value-type="string">
            <text:p text:style-name="P51">নরপশু</text:p>
          </table:table-cell>
        </table:table-row>
        <table:table-row>
          <table:table-cell table:style-name="Table1.A1" office:value-type="string">
            <text:p text:style-name="P51">amateur</text:p>
          </table:table-cell>
          <table:table-cell table:style-name="Table1.A1" office:value-type="string">
            <text:p text:style-name="P51">সৌখীন, অপেশাদার</text:p>
          </table:table-cell>
          <table:table-cell table:style-name="Table1.A1" office:value-type="string">
            <text:p text:style-name="P51">excruciating</text:p>
          </table:table-cell>
          <table:table-cell table:style-name="Table1.A1" office:value-type="string">
            <text:p text:style-name="P51">দু: সহ যন্ত্রণাদায়ক</text:p>
          </table:table-cell>
        </table:table-row>
        <table:table-row>
          <table:table-cell table:style-name="Table1.A1" office:value-type="string">
            <text:p text:style-name="P51">oft-criticised</text:p>
          </table:table-cell>
          <table:table-cell table:style-name="Table1.A1" office:value-type="string">
            <text:p text:style-name="P51">বহু সমাচোলিত</text:p>
          </table:table-cell>
          <table:table-cell table:style-name="Table1.A1" office:value-type="string">
            <text:p text:style-name="P51">horrendous</text:p>
          </table:table-cell>
          <table:table-cell table:style-name="Table1.A1" office:value-type="string">
            <text:p text:style-name="P51">ভয়ঙ্কর</text:p>
          </table:table-cell>
        </table:table-row>
        <table:table-row>
          <table:table-cell table:style-name="Table1.A1" office:value-type="string">
            <text:p text:style-name="P51">hyacinth</text:p>
          </table:table-cell>
          <table:table-cell table:style-name="Table1.A1" office:value-type="string">
            <text:p text:style-name="P51">কচুরিপানা</text:p>
          </table:table-cell>
          <table:table-cell table:style-name="Table1.A1" office:value-type="string">
            <text:p text:style-name="P51">serpentine</text:p>
          </table:table-cell>
          <table:table-cell table:style-name="Table1.A1" office:value-type="string">
            <text:p text:style-name="P51">সর্পিল</text:p>
          </table:table-cell>
        </table:table-row>
        <table:table-row>
          <table:table-cell table:style-name="Table1.A1" office:value-type="string">
            <text:p text:style-name="P51">census</text:p>
          </table:table-cell>
          <table:table-cell table:style-name="Table1.A1" office:value-type="string">
            <text:p text:style-name="P51">আদমসুমারি</text:p>
          </table:table-cell>
          <table:table-cell table:style-name="Table1.A1" office:value-type="string">
            <text:p text:style-name="P51">shanty</text:p>
          </table:table-cell>
          <table:table-cell table:style-name="Table1.A1" office:value-type="string">
            <text:p text:style-name="P51">কুঁড়েঘর</text:p>
          </table:table-cell>
        </table:table-row>
        <table:table-row>
          <table:table-cell table:style-name="Table1.A1" office:value-type="string">
            <text:p text:style-name="P51">bestowed</text:p>
          </table:table-cell>
          <table:table-cell table:style-name="Table1.A1" office:value-type="string">
            <text:p text:style-name="P51">অর্পিত</text:p>
          </table:table-cell>
          <table:table-cell table:style-name="Table1.A1" office:value-type="string">
            <text:p text:style-name="P51">parasitic</text:p>
          </table:table-cell>
          <table:table-cell table:style-name="Table1.A1" office:value-type="string">
            <text:p text:style-name="P51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51">awfully dilapidated</text:p>
          </table:table-cell>
          <table:table-cell table:style-name="Table1.A1" office:value-type="string">
            <text:p text:style-name="P51">অতিশয় জীর্ণ</text:p>
          </table:table-cell>
          <table:table-cell table:style-name="Table1.A1" office:value-type="string">
            <text:p text:style-name="P51">ramshackle</text:p>
          </table:table-cell>
          <table:table-cell table:style-name="Table1.A1" office:value-type="string">
            <text:p text:style-name="P51">জীর্ণ, নড়বড়ে</text:p>
          </table:table-cell>
        </table:table-row>
        <table:table-row>
          <table:table-cell table:style-name="Table1.A1" office:value-type="string">
            <text:p text:style-name="P51">bloodcurdling</text:p>
          </table:table-cell>
          <table:table-cell table:style-name="Table1.A1" office:value-type="string">
            <text:p text:style-name="P51">ভয়াবহ</text:p>
          </table:table-cell>
          <table:table-cell table:style-name="Table1.A1" office:value-type="string">
            <text:p text:style-name="P51">stitching</text:p>
          </table:table-cell>
          <table:table-cell table:style-name="Table1.A1" office:value-type="string">
            <text:p text:style-name="P51">সেলাই</text:p>
          </table:table-cell>
        </table:table-row>
        <table:table-row>
          <table:table-cell table:style-name="Table1.A1" office:value-type="string">
            <text:p text:style-name="P51">blood stained</text:p>
          </table:table-cell>
          <table:table-cell table:style-name="Table1.A1" office:value-type="string">
            <text:p text:style-name="P51">রক্তাক্ত</text:p>
          </table:table-cell>
          <table:table-cell table:style-name="Table1.A1" office:value-type="string">
            <text:p text:style-name="P51">unquenchable flame</text:p>
          </table:table-cell>
          <table:table-cell table:style-name="Table1.A1" office:value-type="string">
            <text:p text:style-name="P51">অনির্বাণ শিখা</text:p>
          </table:table-cell>
        </table:table-row>
        <table:table-row>
          <table:table-cell table:style-name="Table1.A1" office:value-type="string">
            <text:p text:style-name="P51">spring up</text:p>
          </table:table-cell>
          <table:table-cell table:style-name="Table1.A1" office:value-type="string">
            <text:p text:style-name="P51">grow</text:p>
          </table:table-cell>
          <table:table-cell table:style-name="Table1.A1" office:value-type="string">
            <text:p text:style-name="P51">anemic</text:p>
          </table:table-cell>
          <table:table-cell table:style-name="Table1.A1" office:value-type="string">
            <text:p text:style-name="P51">ফেঁকাসে</text:p>
          </table:table-cell>
        </table:table-row>
        <table:table-row>
          <table:table-cell table:style-name="Table1.A1" office:value-type="string">
            <text:p text:style-name="P51">light years beyond</text:p>
          </table:table-cell>
          <table:table-cell table:style-name="Table1.B180" office:value-type="string">
            <text:p text:style-name="P51"/>
          </table:table-cell>
          <table:table-cell table:style-name="Table1.A1" office:value-type="string">
            <text:p text:style-name="P51">unending fatigue</text:p>
          </table:table-cell>
          <table:table-cell table:style-name="Table1.A1" office:value-type="string">
            <text:p text:style-name="P51">অশেষ ক্লান্তি</text:p>
          </table:table-cell>
        </table:table-row>
        <table:table-row>
          <table:table-cell table:style-name="Table1.A1" office:value-type="string">
            <text:p text:style-name="P51">leafy vegetables</text:p>
          </table:table-cell>
          <table:table-cell table:style-name="Table1.A1" office:value-type="string">
            <text:p text:style-name="P51">শাকসবজি</text:p>
          </table:table-cell>
          <table:table-cell table:style-name="Table1.A1" office:value-type="string">
            <text:p text:style-name="P51">you startled me</text:p>
          </table:table-cell>
          <table:table-cell table:style-name="Table1.A1" office:value-type="string">
            <text:p text:style-name="P51">তুমি আমাকে চমকে দিয়েছো</text:p>
          </table:table-cell>
        </table:table-row>
        <table:table-row>
          <table:table-cell table:style-name="Table1.A1" office:value-type="string">
            <text:p text:style-name="P51">okra</text:p>
          </table:table-cell>
          <table:table-cell table:style-name="Table1.A1" office:value-type="string">
            <text:p text:style-name="P51">ঢেরস</text:p>
          </table:table-cell>
          <table:table-cell table:style-name="Table1.A1" office:value-type="string">
            <text:p text:style-name="P51">ex-fiance</text:p>
          </table:table-cell>
          <table:table-cell table:style-name="Table1.A1" office:value-type="string">
            <text:p text:style-name="P51">প্রাক্তন বাগ্দত্ত</text:p>
          </table:table-cell>
        </table:table-row>
        <table:table-row>
          <table:table-cell table:style-name="Table1.A1" office:value-type="string">
            <text:p text:style-name="P51">pointed gourd</text:p>
          </table:table-cell>
          <table:table-cell table:style-name="Table1.A1" office:value-type="string">
            <text:p text:style-name="P51">পটল</text:p>
          </table:table-cell>
          <table:table-cell table:style-name="Table1.A1" office:value-type="string">
            <text:p text:style-name="P51">incur</text:p>
          </table:table-cell>
          <table:table-cell table:style-name="Table1.A1" office:value-type="string">
            <text:p text:style-name="P51">নিজেকে জড়ানো</text:p>
          </table:table-cell>
        </table:table-row>
        <table:table-row>
          <table:table-cell table:style-name="Table1.A1" office:value-type="string">
            <text:p text:style-name="P51">snake gourd</text:p>
          </table:table-cell>
          <table:table-cell table:style-name="Table1.A1" office:value-type="string">
            <text:p text:style-name="P51">চিচিংগা</text:p>
          </table:table-cell>
          <table:table-cell table:style-name="Table1.A1" office:value-type="string">
            <text:p text:style-name="P51">hurtle</text:p>
          </table:table-cell>
          <table:table-cell table:style-name="Table1.A1" office:value-type="string">
            <text:p text:style-name="P51">ছুটিয়া যাত্তয়া</text:p>
          </table:table-cell>
        </table:table-row>
        <table:table-row>
          <table:table-cell table:style-name="Table1.A1" office:value-type="string">
            <text:p text:style-name="P51">ridge gourd</text:p>
          </table:table-cell>
          <table:table-cell table:style-name="Table1.A1" office:value-type="string">
            <text:p text:style-name="P51">জিংগা</text:p>
          </table:table-cell>
          <table:table-cell table:style-name="Table1.A1" office:value-type="string">
            <text:p text:style-name="P51">decisively</text:p>
          </table:table-cell>
          <table:table-cell table:style-name="Table1.A1" office:value-type="string">
            <text:p text:style-name="P54">স্পষ্টভাবে, <text:span text:style-name="T33">চূড়ান্তভাবে</text:span></text:p>
          </table:table-cell>
        </table:table-row>
        <table:table-row>
          <table:table-cell table:style-name="Table1.A1" office:value-type="string">
            <text:p text:style-name="P51">teasel gourd</text:p>
          </table:table-cell>
          <table:table-cell table:style-name="Table1.A1" office:value-type="string">
            <text:p text:style-name="P51">কাকরল</text:p>
          </table:table-cell>
          <table:table-cell table:style-name="Table1.A1" office:value-type="string">
            <text:p text:style-name="P51">creditor</text:p>
          </table:table-cell>
          <table:table-cell table:style-name="Table1.A1" office:value-type="string">
            <text:p text:style-name="P51">ঋণদাতা</text:p>
          </table:table-cell>
        </table:table-row>
        <table:table-row>
          <table:table-cell table:style-name="Table1.A1" office:value-type="string">
            <text:p text:style-name="P51">bottle gourd</text:p>
          </table:table-cell>
          <table:table-cell table:style-name="Table1.A1" office:value-type="string">
            <text:p text:style-name="P51">লাউ</text:p>
          </table:table-cell>
          <table:table-cell table:style-name="Table1.A1" office:value-type="string">
            <text:p text:style-name="P51">mandate</text:p>
          </table:table-cell>
          <table:table-cell table:style-name="Table1.A1" office:value-type="string">
            <text:p text:style-name="P51">হুকুম</text:p>
          </table:table-cell>
        </table:table-row>
        <table:table-row>
          <table:table-cell table:style-name="Table1.A1" office:value-type="string">
            <text:p text:style-name="P51">mint</text:p>
          </table:table-cell>
          <table:table-cell table:style-name="Table1.A1" office:value-type="string">
            <text:p text:style-name="P51">পুদিনা</text:p>
          </table:table-cell>
          <table:table-cell table:style-name="Table1.A1" office:value-type="string">
            <text:p text:style-name="P51">bluff</text:p>
          </table:table-cell>
          <table:table-cell table:style-name="Table1.A1" office:value-type="string">
            <text:p text:style-name="P51">ধাপ্পাবাজি</text:p>
          </table:table-cell>
        </table:table-row>
        <table:table-row>
          <table:table-cell table:style-name="Table1.A1" office:value-type="string">
            <text:p text:style-name="P51">mustard</text:p>
          </table:table-cell>
          <table:table-cell table:style-name="Table1.A1" office:value-type="string">
            <text:p text:style-name="P51">সরিষা</text:p>
          </table:table-cell>
          <table:table-cell table:style-name="Table1.A1" office:value-type="string">
            <text:p text:style-name="P51">rhetoric</text:p>
          </table:table-cell>
          <table:table-cell table:style-name="Table1.A1" office:value-type="string">
            <text:p text:style-name="P51">বাগাড়ম্বরপূর্ণ উক্তি</text:p>
          </table:table-cell>
        </table:table-row>
        <table:table-row>
          <table:table-cell table:style-name="Table1.A1" office:value-type="string">
            <text:p text:style-name="P51">cucumber</text:p>
          </table:table-cell>
          <table:table-cell table:style-name="Table1.A1" office:value-type="string">
            <text:p text:style-name="P51">শসা</text:p>
          </table:table-cell>
          <table:table-cell table:style-name="Table1.A1" office:value-type="string">
            <text:p text:style-name="P51">labyrinth</text:p>
          </table:table-cell>
          <table:table-cell table:style-name="Table1.A1" office:value-type="string">
            <text:p text:style-name="P51">গোলকধাঁধা</text:p>
          </table:table-cell>
        </table:table-row>
        <table:table-row>
          <table:table-cell table:style-name="Table1.A1" office:value-type="string">
            <text:p text:style-name="P51">spinach</text:p>
          </table:table-cell>
          <table:table-cell table:style-name="Table1.A1" office:value-type="string">
            <text:p text:style-name="P51">পালংশাক</text:p>
          </table:table-cell>
          <table:table-cell table:style-name="Table1.A1" office:value-type="string">
            <text:p text:style-name="P51">affluent</text:p>
          </table:table-cell>
          <table:table-cell table:style-name="Table1.A1" office:value-type="string">
            <text:p text:style-name="P51">সমৃদ্ধিশালী</text:p>
          </table:table-cell>
        </table:table-row>
        <table:table-row>
          <table:table-cell table:style-name="Table1.A1" office:value-type="string">
            <text:p text:style-name="P51">malabar spinach</text:p>
          </table:table-cell>
          <table:table-cell table:style-name="Table1.A1" office:value-type="string">
            <text:p text:style-name="P51">পুই শাক</text:p>
          </table:table-cell>
          <table:table-cell table:style-name="Table1.A1" office:value-type="string">
            <text:p text:style-name="P51">teeming</text:p>
          </table:table-cell>
          <table:table-cell table:style-name="Table1.A1" office:value-type="string">
            <text:p text:style-name="P51">পরিপূর্ণ</text:p>
          </table:table-cell>
        </table:table-row>
        <table:table-row>
          <table:table-cell table:style-name="Table1.A1" office:value-type="string">
            <text:p text:style-name="P51">stem amaranth</text:p>
          </table:table-cell>
          <table:table-cell table:style-name="Table1.A1" office:value-type="string">
            <text:p text:style-name="P51">ডাটা শাক</text:p>
          </table:table-cell>
          <table:table-cell table:style-name="Table1.A1" office:value-type="string">
            <text:p text:style-name="P51">collate</text:p>
          </table:table-cell>
          <table:table-cell table:style-name="Table1.A1" office:value-type="string">
            <text:p text:style-name="P51">ক্রমানুসারে সাজানো</text:p>
          </table:table-cell>
        </table:table-row>
        <table:table-row>
          <table:table-cell table:style-name="Table1.A1" office:value-type="string">
            <text:p text:style-name="P51">red spinach</text:p>
          </table:table-cell>
          <table:table-cell table:style-name="Table1.A1" office:value-type="string">
            <text:p text:style-name="P51">লাল শাক</text:p>
          </table:table-cell>
          <table:table-cell table:style-name="Table1.A1" office:value-type="string">
            <text:p text:style-name="P51">fizzle out</text:p>
          </table:table-cell>
          <table:table-cell table:style-name="Table1.A1" office:value-type="string">
            <text:p text:style-name="P51">ব্যর্থ হত্তয়া</text:p>
          </table:table-cell>
        </table:table-row>
        <table:table-row>
          <table:table-cell table:style-name="Table1.A1" office:value-type="string">
            <text:p text:style-name="P51">coriander</text:p>
          </table:table-cell>
          <table:table-cell table:style-name="Table1.A1" office:value-type="string">
            <text:p text:style-name="P51">ধনিয়া</text:p>
          </table:table-cell>
          <table:table-cell table:style-name="Table1.A1" office:value-type="string">
            <text:p text:style-name="P51">how despicable</text:p>
          </table:table-cell>
          <table:table-cell table:style-name="Table1.A1" office:value-type="string">
            <text:p text:style-name="P51">জঘন্য</text:p>
          </table:table-cell>
        </table:table-row>
        <text:soft-page-break/>
        <table:table-row>
          <table:table-cell table:style-name="Table1.A1" office:value-type="string">
            <text:p text:style-name="P51">eggplant</text:p>
          </table:table-cell>
          <table:table-cell table:style-name="Table1.A1" office:value-type="string">
            <text:p text:style-name="P51">বেগুন</text:p>
          </table:table-cell>
          <table:table-cell table:style-name="Table1.A1" office:value-type="string">
            <text:p text:style-name="P51">etch</text:p>
          </table:table-cell>
          <table:table-cell table:style-name="Table1.A1" office:value-type="string">
            <text:p text:style-name="P51">খোদাই করা</text:p>
          </table:table-cell>
        </table:table-row>
        <table:table-row>
          <table:table-cell table:style-name="Table1.A1" office:value-type="string">
            <text:p text:style-name="P51">aubergine</text:p>
          </table:table-cell>
          <table:table-cell table:style-name="Table1.A1" office:value-type="string">
            <text:p text:style-name="P51">বেগুন</text:p>
          </table:table-cell>
          <table:table-cell table:style-name="Table1.A1" office:value-type="string">
            <text:p text:style-name="P51">emancipation</text:p>
          </table:table-cell>
          <table:table-cell table:style-name="Table1.A1" office:value-type="string">
            <text:p text:style-name="P51">স্বাধীনতা</text:p>
          </table:table-cell>
        </table:table-row>
        <table:table-row>
          <table:table-cell table:style-name="Table1.A1" office:value-type="string">
            <text:p text:style-name="P51">vested quarter</text:p>
          </table:table-cell>
          <table:table-cell table:style-name="Table1.A1" office:value-type="string">
            <text:p text:style-name="P51">স্বার্থান্বেষী মহল</text:p>
          </table:table-cell>
          <table:table-cell table:style-name="Table1.A1" office:value-type="string">
            <text:p text:style-name="P51">excavate</text:p>
          </table:table-cell>
          <table:table-cell table:style-name="Table1.A1" office:value-type="string">
            <text:p text:style-name="P51">খনন করা</text:p>
          </table:table-cell>
        </table:table-row>
        <table:table-row>
          <table:table-cell table:style-name="Table1.A1" office:value-type="string">
            <text:p text:style-name="P51">resentment</text:p>
          </table:table-cell>
          <table:table-cell table:style-name="Table1.A1" office:value-type="string">
            <text:p text:style-name="P51">অসন্তোষ</text:p>
          </table:table-cell>
          <table:table-cell table:style-name="Table1.A1" office:value-type="string">
            <text:p text:style-name="P51">savor</text:p>
          </table:table-cell>
          <table:table-cell table:style-name="Table1.B180" office:value-type="string">
            <text:p text:style-name="P51">ঘ্রাণ লত্তয়া</text:p>
          </table:table-cell>
        </table:table-row>
        <table:table-row>
          <table:table-cell table:style-name="Table1.A1" office:value-type="string">
            <text:p text:style-name="P51">chalk out</text:p>
          </table:table-cell>
          <table:table-cell table:style-name="Table1.D211" office:value-type="string">
            <text:p text:style-name="P51">sketch</text:p>
          </table:table-cell>
          <table:table-cell table:style-name="Table1.A1" office:value-type="string">
            <text:p text:style-name="P51">haemorrhage</text:p>
          </table:table-cell>
          <table:table-cell table:style-name="Table1.A1" office:value-type="string">
            <text:p text:style-name="P51">রক্তক্ষরণ</text:p>
          </table:table-cell>
        </table:table-row>
        <table:table-row>
          <table:table-cell table:style-name="Table1.A1" office:value-type="string">
            <text:p text:style-name="P51">illicit</text:p>
          </table:table-cell>
          <table:table-cell table:style-name="Table1.A1" office:value-type="string">
            <text:p text:style-name="P51">অবৈধ</text:p>
          </table:table-cell>
          <table:table-cell table:style-name="Table1.A1" office:value-type="string">
            <text:p text:style-name="P51">cervix</text:p>
          </table:table-cell>
          <table:table-cell table:style-name="Table1.A1" office:value-type="string">
            <text:p text:style-name="P51">জরায়ুর</text:p>
          </table:table-cell>
        </table:table-row>
        <table:table-row>
          <table:table-cell table:style-name="Table1.A1" office:value-type="string">
            <text:p text:style-name="P51">vengeful</text:p>
          </table:table-cell>
          <table:table-cell table:style-name="Table1.A1" office:value-type="string">
            <text:p text:style-name="P51">প্রতিহিংসাপরায়ণ</text:p>
          </table:table-cell>
          <table:table-cell table:style-name="Table1.A1" office:value-type="string">
            <text:p text:style-name="P51">nausea</text:p>
          </table:table-cell>
          <table:table-cell table:style-name="Table1.A1" office:value-type="string">
            <text:p text:style-name="P51">বমি বমি ভাব</text:p>
          </table:table-cell>
        </table:table-row>
        <table:table-row>
          <table:table-cell table:style-name="Table1.A1" office:value-type="string">
            <text:p text:style-name="P51">tumultuous</text:p>
          </table:table-cell>
          <table:table-cell table:style-name="Table1.A1" office:value-type="string">
            <text:p text:style-name="P51">কোলাহলপূর্ণ</text:p>
          </table:table-cell>
          <table:table-cell table:style-name="Table1.A1" office:value-type="string">
            <text:p text:style-name="P51">puff</text:p>
          </table:table-cell>
          <table:table-cell table:style-name="Table1.A1" office:value-type="string">
            <text:p text:style-name="P51">বাতাস ছাড়া</text:p>
          </table:table-cell>
        </table:table-row>
        <table:table-row>
          <table:table-cell table:style-name="Table1.A1" office:value-type="string">
            <text:p text:style-name="P51">haywire</text:p>
          </table:table-cell>
          <table:table-cell table:style-name="Table1.A1" office:value-type="string">
            <text:p text:style-name="P51">বিশৃঙ্খল</text:p>
          </table:table-cell>
          <table:table-cell table:style-name="Table1.A1" office:value-type="string">
            <text:p text:style-name="P51">gross</text:p>
          </table:table-cell>
          <table:table-cell table:style-name="Table1.A1" office:value-type="string">
            <text:p text:style-name="P51">অশ্লীল</text:p>
          </table:table-cell>
        </table:table-row>
        <table:table-row>
          <table:table-cell table:style-name="Table1.A1" office:value-type="string">
            <text:p text:style-name="P51">belie</text:p>
          </table:table-cell>
          <table:table-cell table:style-name="Table1.A1" office:value-type="string">
            <text:p text:style-name="P51">মিথ্যা ধারণা জন্মান</text:p>
          </table:table-cell>
          <table:table-cell table:style-name="Table1.A1" office:value-type="string">
            <text:p text:style-name="P51">innate</text:p>
          </table:table-cell>
          <table:table-cell table:style-name="Table1.A1" office:value-type="string">
            <text:p text:style-name="P51">জন্মগত</text:p>
          </table:table-cell>
        </table:table-row>
        <table:table-row>
          <table:table-cell table:style-name="Table1.A1" office:value-type="string">
            <text:p text:style-name="P51">tyro</text:p>
          </table:table-cell>
          <table:table-cell table:style-name="Table1.A1" office:value-type="string">
            <text:p text:style-name="P51">শিক্ষানবিস</text:p>
          </table:table-cell>
          <table:table-cell table:style-name="Table1.A1" office:value-type="string">
            <text:p text:style-name="P51">adore</text:p>
          </table:table-cell>
          <table:table-cell table:style-name="Table1.A1" office:value-type="string">
            <text:p text:style-name="P51">খুব পছন্দ করা</text:p>
          </table:table-cell>
        </table:table-row>
        <table:table-row>
          <table:table-cell table:style-name="Table1.A1" office:value-type="string">
            <text:p text:style-name="P51">fully</text:p>
          </table:table-cell>
          <table:table-cell table:style-name="Table1.A1" office:value-type="string">
            <text:p text:style-name="P51">সম্পূর্ণরূপে</text:p>
          </table:table-cell>
          <table:table-cell table:style-name="Table1.A1" office:value-type="string">
            <text:p text:style-name="P51">weird</text:p>
          </table:table-cell>
          <table:table-cell table:style-name="Table1.A1" office:value-type="string">
            <text:p text:style-name="P51">অদ্ভুত</text:p>
          </table:table-cell>
        </table:table-row>
        <table:table-row>
          <table:table-cell table:style-name="Table1.A1" office:value-type="string">
            <text:p text:style-name="P51">extradited</text:p>
          </table:table-cell>
          <table:table-cell table:style-name="Table1.A1" office:value-type="string">
            <text:p text:style-name="P51">হস্তান্তর করা</text:p>
          </table:table-cell>
          <table:table-cell table:style-name="Table1.A1" office:value-type="string">
            <text:p text:style-name="P51">flaw</text:p>
          </table:table-cell>
          <table:table-cell table:style-name="Table1.A1" office:value-type="string">
            <text:p text:style-name="P51">খুঁত</text:p>
          </table:table-cell>
        </table:table-row>
        <table:table-row>
          <table:table-cell table:style-name="Table1.A1" office:value-type="string">
            <text:p text:style-name="P51">goon</text:p>
          </table:table-cell>
          <table:table-cell table:style-name="Table1.A1" office:value-type="string">
            <text:p text:style-name="P51">গণ্ডমূর্খ</text:p>
          </table:table-cell>
          <table:table-cell table:style-name="Table1.A1" office:value-type="string">
            <text:p text:style-name="P51">come off</text:p>
          </table:table-cell>
          <table:table-cell table:style-name="Table1.A1" office:value-type="string">
            <text:p text:style-name="P51">বিচ্ছিন্ন হত্তয়া</text:p>
          </table:table-cell>
        </table:table-row>
        <table:table-row>
          <table:table-cell table:style-name="Table1.A1" office:value-type="string">
            <text:p text:style-name="P51">cuddly</text:p>
          </table:table-cell>
          <table:table-cell table:style-name="Table1.A1" office:value-type="string">
            <text:p text:style-name="P51">ফুটফুটে</text:p>
          </table:table-cell>
          <table:table-cell table:style-name="Table1.A1" office:value-type="string">
            <text:p text:style-name="P51">omnipotent</text:p>
          </table:table-cell>
          <table:table-cell table:style-name="Table1.A1" office:value-type="string">
            <text:p text:style-name="P51">সর্বশক্তিমান</text:p>
          </table:table-cell>
        </table:table-row>
        <table:table-row>
          <table:table-cell table:style-name="Table1.A1" office:value-type="string">
            <text:p text:style-name="P51">stripped naked</text:p>
          </table:table-cell>
          <table:table-cell table:style-name="Table1.A1" office:value-type="string">
            <text:p text:style-name="P51">সম্পূর্ণ নগ্ন</text:p>
          </table:table-cell>
          <table:table-cell table:style-name="Table1.A1" office:value-type="string">
            <text:p text:style-name="P51">nodded off</text:p>
          </table:table-cell>
          <table:table-cell table:style-name="Table1.A1" office:value-type="string">
            <text:p text:style-name="P51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51">lesbian</text:p>
          </table:table-cell>
          <table:table-cell table:style-name="Table1.A1" office:value-type="string">
            <text:p text:style-name="P51">সমকামী স্ত্রীলোক</text:p>
          </table:table-cell>
          <table:table-cell table:style-name="Table1.A1" office:value-type="string">
            <text:p text:style-name="P51">deaf</text:p>
          </table:table-cell>
          <table:table-cell table:style-name="Table1.A1" office:value-type="string">
            <text:p text:style-name="P51">অমনোযোগী</text:p>
          </table:table-cell>
        </table:table-row>
        <table:table-row>
          <table:table-cell table:style-name="Table1.A1" office:value-type="string">
            <text:p text:style-name="P51">fixating</text:p>
          </table:table-cell>
          <table:table-cell table:style-name="Table1.A1" office:value-type="string">
            <text:p text:style-name="P51">জমাট বাঁধা</text:p>
          </table:table-cell>
          <table:table-cell table:style-name="Table1.A1" office:value-type="string">
            <text:p text:style-name="P51">consummate</text:p>
          </table:table-cell>
          <table:table-cell table:style-name="Table1.A1" office:value-type="string">
            <text:p text:style-name="P51">সুসম্পূর্ণ করা</text:p>
          </table:table-cell>
        </table:table-row>
        <table:table-row>
          <table:table-cell table:style-name="Table1.A1" office:value-type="string">
            <text:p text:style-name="P51">hysterical</text:p>
          </table:table-cell>
          <table:table-cell table:style-name="Table1.A1" office:value-type="string">
            <text:p text:style-name="P51">crazy</text:p>
          </table:table-cell>
          <table:table-cell table:style-name="Table1.A1" office:value-type="string">
            <text:p text:style-name="P51">wipe</text:p>
          </table:table-cell>
          <table:table-cell table:style-name="Table1.A1" office:value-type="string">
            <text:p text:style-name="P51">পরিষ্কার করা</text:p>
          </table:table-cell>
        </table:table-row>
        <table:table-row>
          <table:table-cell table:style-name="Table1.A1" office:value-type="string">
            <text:p text:style-name="P51">sobbing</text:p>
          </table:table-cell>
          <table:table-cell table:style-name="Table1.A1" office:value-type="string">
            <text:p text:style-name="P51">ফোঁপাইতে ফোঁপাইতে বলা</text:p>
          </table:table-cell>
          <table:table-cell table:style-name="Table1.A1" office:value-type="string">
            <text:p text:style-name="P51">slumber</text:p>
          </table:table-cell>
          <table:table-cell table:style-name="Table1.A1" office:value-type="string">
            <text:p text:style-name="P51">ঘুমোনো</text:p>
          </table:table-cell>
        </table:table-row>
        <table:table-row>
          <table:table-cell table:style-name="Table1.A1" office:value-type="string">
            <text:p text:style-name="P51">was what?</text:p>
          </table:table-cell>
          <table:table-cell table:style-name="Table1.A1" office:value-type="string">
            <text:p text:style-name="P51">কি ছিল?</text:p>
          </table:table-cell>
          <table:table-cell table:style-name="Table1.A1" office:value-type="string">
            <text:p text:style-name="P51">trashy</text:p>
          </table:table-cell>
          <table:table-cell table:style-name="Table1.A1" office:value-type="string">
            <text:p text:style-name="P51">বাজে</text:p>
          </table:table-cell>
        </table:table-row>
        <table:table-row>
          <table:table-cell table:style-name="Table1.A1" office:value-type="string">
            <text:p text:style-name="P51">bridesmaid</text:p>
          </table:table-cell>
          <table:table-cell table:style-name="Table1.A1" office:value-type="string">
            <text:p text:style-name="P51">কনের সহচরী</text:p>
          </table:table-cell>
          <table:table-cell table:style-name="Table1.A1" office:value-type="string">
            <text:p text:style-name="P51">frost</text:p>
          </table:table-cell>
          <table:table-cell table:style-name="Table1.A1" office:value-type="string">
            <text:p text:style-name="P51">তুষারপাত</text:p>
          </table:table-cell>
        </table:table-row>
        <table:table-row>
          <table:table-cell table:style-name="Table1.A1" office:value-type="string">
            <text:p text:style-name="P51">freaked out</text:p>
          </table:table-cell>
          <table:table-cell table:style-name="Table1.A1" office:value-type="string">
            <text:p text:style-name="P51">রেগে যাওয়া</text:p>
          </table:table-cell>
          <table:table-cell table:style-name="Table1.A1" office:value-type="string">
            <text:p text:style-name="P51">floppy</text:p>
          </table:table-cell>
          <table:table-cell table:style-name="Table1.A1" office:value-type="string">
            <text:p text:style-name="P51">অলস</text:p>
          </table:table-cell>
        </table:table-row>
        <table:table-row>
          <table:table-cell table:style-name="Table1.A1" office:value-type="string">
            <text:p text:style-name="P51">reclamation</text:p>
          </table:table-cell>
          <table:table-cell table:style-name="Table1.B180" office:value-type="string">
            <text:p text:style-name="P51">উদ্ধার</text:p>
          </table:table-cell>
          <table:table-cell table:style-name="Table1.A1" office:value-type="string">
            <text:p text:style-name="P51">nutty</text:p>
          </table:table-cell>
          <table:table-cell table:style-name="Table1.A1" office:value-type="string">
            <text:p text:style-name="P51">মাথা-খারাপ</text:p>
          </table:table-cell>
        </table:table-row>
        <table:table-row>
          <table:table-cell table:style-name="Table1.A1" office:value-type="string">
            <text:p text:style-name="P51">gravely</text:p>
          </table:table-cell>
          <table:table-cell table:style-name="Table1.A1" office:value-type="string">
            <text:p text:style-name="P51">গুরুত্বসহকারে</text:p>
          </table:table-cell>
          <table:table-cell table:style-name="Table1.A1" office:value-type="string">
            <text:p text:style-name="P51">bonehead</text:p>
          </table:table-cell>
          <table:table-cell table:style-name="Table1.A1" office:value-type="string">
            <text:p text:style-name="P51">অত্যন্ত বোকা লোক</text:p>
          </table:table-cell>
        </table:table-row>
        <table:table-row>
          <table:table-cell table:style-name="Table1.A1" office:value-type="string">
            <text:p text:style-name="P51">testament</text:p>
          </table:table-cell>
          <table:table-cell table:style-name="Table1.A1" office:value-type="string">
            <text:p text:style-name="P51">ইচ্ছাপত্র</text:p>
          </table:table-cell>
          <table:table-cell table:style-name="Table1.A1" office:value-type="string">
            <text:p text:style-name="P51">tender</text:p>
          </table:table-cell>
          <table:table-cell table:style-name="Table1.A1" office:value-type="string">
            <text:p text:style-name="P51">কোমল</text:p>
          </table:table-cell>
        </table:table-row>
        <table:table-row>
          <table:table-cell table:style-name="Table1.A1" office:value-type="string">
            <text:p text:style-name="P51">kitten</text:p>
          </table:table-cell>
          <table:table-cell table:style-name="Table1.A1" office:value-type="string">
            <text:p text:style-name="P51">বিড়ালছানা</text:p>
          </table:table-cell>
          <table:table-cell table:style-name="Table1.A1" office:value-type="string">
            <text:p text:style-name="P51">seduce</text:p>
          </table:table-cell>
          <table:table-cell table:style-name="Table1.A1" office:value-type="string">
            <text:p text:style-name="P51">পটান</text:p>
          </table:table-cell>
        </table:table-row>
        <table:table-row>
          <table:table-cell table:style-name="Table1.A1" office:value-type="string">
            <text:p text:style-name="P51">whisker</text:p>
          </table:table-cell>
          <table:table-cell table:style-name="Table1.A1" office:value-type="string">
            <text:p text:style-name="P51">জুলপি</text:p>
          </table:table-cell>
          <table:table-cell table:style-name="Table1.A1" office:value-type="string">
            <text:p text:style-name="P51">well up</text:p>
          </table:table-cell>
          <table:table-cell table:style-name="Table1.A1" office:value-type="string">
            <text:p text:style-name="P51">উথলে ওঠা</text:p>
          </table:table-cell>
        </table:table-row>
        <table:table-row>
          <table:table-cell table:style-name="Table1.A1" office:value-type="string">
            <text:p text:style-name="P51">sleigh</text:p>
          </table:table-cell>
          <table:table-cell table:style-name="Table1.A1" office:value-type="string">
            <text:p text:style-name="P51">ঘোড়ায় - টানা স্লেজগাড়ি</text:p>
          </table:table-cell>
          <table:table-cell table:style-name="Table1.A1" office:value-type="string">
            <text:p text:style-name="P51">crappy</text:p>
          </table:table-cell>
          <table:table-cell table:style-name="Table1.A1" office:value-type="string">
            <text:p text:style-name="P51">ন্যক্কারজনক</text:p>
          </table:table-cell>
        </table:table-row>
        <table:table-row>
          <table:table-cell table:style-name="Table1.A1" office:value-type="string">
            <text:p text:style-name="P51">mitten</text:p>
          </table:table-cell>
          <table:table-cell table:style-name="Table1.A1" office:value-type="string">
            <text:p text:style-name="P51">দস্তানাবিশেষ</text:p>
          </table:table-cell>
          <table:table-cell table:style-name="Table1.A1" office:value-type="string">
            <text:p text:style-name="P51">self-esteem</text:p>
          </table:table-cell>
          <table:table-cell table:style-name="Table1.A1" office:value-type="string">
            <text:p text:style-name="P51">আত্মসম্মান</text:p>
          </table:table-cell>
        </table:table-row>
        <table:table-row>
          <table:table-cell table:style-name="Table1.A1" office:value-type="string">
            <text:p text:style-name="P51">get through</text:p>
          </table:table-cell>
          <table:table-cell table:style-name="Table1.A1" office:value-type="string">
            <text:p text:style-name="P51">শেষ করা</text:p>
          </table:table-cell>
          <table:table-cell table:style-name="Table1.A1" office:value-type="string">
            <text:p text:style-name="P51">overshadowing</text:p>
          </table:table-cell>
          <table:table-cell table:style-name="Table1.A1" office:value-type="string">
            <text:p text:style-name="P51">আশ্রয় দেত্তয়া</text:p>
          </table:table-cell>
        </table:table-row>
        <table:table-row>
          <table:table-cell table:style-name="Table1.A1" office:value-type="string">
            <text:p text:style-name="P51">shred</text:p>
          </table:table-cell>
          <table:table-cell table:style-name="Table1.A1" office:value-type="string">
            <text:p text:style-name="P51">কাটিয়া ফেলা</text:p>
          </table:table-cell>
          <table:table-cell table:style-name="Table1.A1" office:value-type="string">
            <text:p text:style-name="P51">sabotage</text:p>
          </table:table-cell>
          <table:table-cell table:style-name="Table1.A1" office:value-type="string">
            <text:p text:style-name="P51">নাশকতার</text:p>
          </table:table-cell>
        </table:table-row>
        <table:table-row>
          <table:table-cell table:style-name="Table1.A1" office:value-type="string">
            <text:p text:style-name="P51">I mean</text:p>
          </table:table-cell>
          <table:table-cell table:style-name="Table1.A1" office:value-type="string">
            <text:p text:style-name="P51">আমি বলতে চাচ্ছি</text:p>
          </table:table-cell>
          <table:table-cell table:style-name="Table1.A1" office:value-type="string">
            <text:p text:style-name="P51">Dysfunctional</text:p>
          </table:table-cell>
          <table:table-cell table:style-name="Table1.A1" office:value-type="string">
            <text:p text:style-name="P51">অকার্যকর</text:p>
          </table:table-cell>
        </table:table-row>
        <table:table-row>
          <table:table-cell table:style-name="Table1.A1" office:value-type="string">
            <text:p text:style-name="P51">ever since</text:p>
          </table:table-cell>
          <table:table-cell table:style-name="Table1.A1" office:value-type="string">
            <text:p text:style-name="P51">তখন থেকেই</text:p>
          </table:table-cell>
          <table:table-cell table:style-name="Table1.A1" office:value-type="string">
            <text:p text:style-name="P51">insane</text:p>
          </table:table-cell>
          <table:table-cell table:style-name="Table1.A1" office:value-type="string">
            <text:p text:style-name="P51">উন্মাদ</text:p>
          </table:table-cell>
        </table:table-row>
        <table:table-row>
          <table:table-cell table:style-name="Table1.A1" office:value-type="string">
            <text:p text:style-name="P51">how long it has been</text:p>
          </table:table-cell>
          <table:table-cell table:style-name="Table1.A1" office:value-type="string">
            <text:p text:style-name="P51">এটা হয়েছে কতদিন</text:p>
          </table:table-cell>
          <table:table-cell table:style-name="Table1.A1" office:value-type="string">
            <text:p text:style-name="P51">predicament</text:p>
          </table:table-cell>
          <table:table-cell table:style-name="Table1.A1" office:value-type="string">
            <text:p text:style-name="P51">বিপজ্জনক অবস্থা</text:p>
          </table:table-cell>
        </table:table-row>
        <table:table-row>
          <table:table-cell table:style-name="Table1.A1" office:value-type="string">
            <text:p text:style-name="P51">word of advice</text:p>
          </table:table-cell>
          <table:table-cell table:style-name="Table1.A1" office:value-type="string">
            <text:p text:style-name="P51">উপদেশ বাণী</text:p>
          </table:table-cell>
          <table:table-cell table:style-name="Table1.A1" office:value-type="string">
            <text:p text:style-name="P51">lustrous</text:p>
          </table:table-cell>
          <table:table-cell table:style-name="Table1.A1" office:value-type="string">
            <text:p text:style-name="P51">vivid</text:p>
          </table:table-cell>
        </table:table-row>
        <table:table-row>
          <table:table-cell table:style-name="Table1.A1" office:value-type="string">
            <text:p text:style-name="P51">it’s just that</text:p>
          </table:table-cell>
          <table:table-cell table:style-name="Table1.A1" office:value-type="string">
            <text:p text:style-name="P51">এটা ঠিক যে,</text:p>
          </table:table-cell>
          <table:table-cell table:style-name="Table1.A1" office:value-type="string">
            <text:p text:style-name="P51">on its own</text:p>
          </table:table-cell>
          <table:table-cell table:style-name="Table1.A1" office:value-type="string">
            <text:p text:style-name="P51">তার নিজস্ব</text:p>
          </table:table-cell>
        </table:table-row>
        <table:table-row>
          <table:table-cell table:style-name="Table1.A1" office:value-type="string">
            <text:p text:style-name="P51">stand erect</text:p>
          </table:table-cell>
          <table:table-cell table:style-name="Table1.A1" office:value-type="string">
            <text:p text:style-name="P51">খাড়া হত্তয়া</text:p>
          </table:table-cell>
          <table:table-cell table:style-name="Table1.A1" office:value-type="string">
            <text:p text:style-name="P51">All set</text:p>
          </table:table-cell>
          <table:table-cell table:style-name="Table1.A1" office:value-type="string">
            <text:p text:style-name="P51">একবারে প্রস্তুত</text:p>
          </table:table-cell>
        </table:table-row>
        <table:table-row>
          <table:table-cell table:style-name="Table1.A1" office:value-type="string">
            <text:p text:style-name="P51">glacier</text:p>
          </table:table-cell>
          <table:table-cell table:style-name="Table1.A1" office:value-type="string">
            <text:p text:style-name="P51">হিমবাহ</text:p>
          </table:table-cell>
          <table:table-cell table:style-name="Table1.A1" office:value-type="string">
            <text:p text:style-name="P51">outstanding exploits</text:p>
          </table:table-cell>
          <table:table-cell table:style-name="Table1.A1" office:value-type="string">
            <text:p text:style-name="P51">অসাধারণ কৃতিত্ব</text:p>
          </table:table-cell>
        </table:table-row>
        <table:table-row>
          <table:table-cell table:style-name="Table1.A1" office:value-type="string">
            <text:p text:style-name="P51">you never know</text:p>
          </table:table-cell>
          <table:table-cell table:style-name="Table1.A1" office:value-type="string">
            <text:p text:style-name="P51">তুমি কখনই জানতে না</text:p>
          </table:table-cell>
          <table:table-cell table:style-name="Table1.A1" office:value-type="string">
            <text:p text:style-name="P51">Most sensational</text:p>
          </table:table-cell>
          <table:table-cell table:style-name="Table1.A1" office:value-type="string">
            <text:p text:style-name="P51">বহুল আলোচিত</text:p>
          </table:table-cell>
        </table:table-row>
        <table:table-row>
          <table:table-cell table:style-name="Table1.A1" office:value-type="string">
            <text:p text:style-name="P51">paranoid</text:p>
          </table:table-cell>
          <table:table-cell table:style-name="Table1.A1" office:value-type="string">
            <text:p text:style-name="P51">ভীতু</text:p>
          </table:table-cell>
          <table:table-cell table:style-name="Table1.A1" office:value-type="string">
            <text:p text:style-name="P51">roughly hour long meeting</text:p>
          </table:table-cell>
          <table:table-cell table:style-name="Table1.A1" office:value-type="string">
            <text:p text:style-name="P51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51">fluffed</text:p>
          </table:table-cell>
          <table:table-cell table:style-name="Table1.A1" office:value-type="string">
            <text:p text:style-name="P51">তালগোল পাকান</text:p>
          </table:table-cell>
          <table:table-cell table:style-name="Table1.A1" office:value-type="string">
            <text:p text:style-name="P51">vulgar</text:p>
          </table:table-cell>
          <table:table-cell table:style-name="Table1.A1" office:value-type="string">
            <text:p text:style-name="P51">অভদ্র</text:p>
          </table:table-cell>
        </table:table-row>
        <table:table-row>
          <table:table-cell table:style-name="Table1.A1" office:value-type="string">
            <text:p text:style-name="P51">alarmingly</text:p>
          </table:table-cell>
          <table:table-cell table:style-name="Table1.B180" office:value-type="string">
            <text:p text:style-name="P51">আশংকাজনকভাবে</text:p>
          </table:table-cell>
          <table:table-cell table:style-name="Table1.A1" office:value-type="string">
            <text:p text:style-name="P51">exhilaration</text:p>
          </table:table-cell>
          <table:table-cell table:style-name="Table1.A1" office:value-type="string">
            <text:p text:style-name="P51">ফূর্তি</text:p>
          </table:table-cell>
        </table:table-row>
        <table:table-row>
          <table:table-cell table:style-name="Table1.A1" office:value-type="string">
            <text:p text:style-name="P51">anecdote</text:p>
          </table:table-cell>
          <table:table-cell table:style-name="Table1.A1" office:value-type="string">
            <text:p text:style-name="P51">কাহিনী</text:p>
          </table:table-cell>
          <table:table-cell table:style-name="Table1.A1" office:value-type="string">
            <text:p text:style-name="P51">convincingly</text:p>
          </table:table-cell>
          <table:table-cell table:style-name="Table1.A1" office:value-type="string">
            <text:p text:style-name="P51">প্রানবন্ত ভাবে</text:p>
          </table:table-cell>
        </table:table-row>
        <table:table-row>
          <table:table-cell table:style-name="Table1.A1" office:value-type="string">
            <text:p text:style-name="P51">pros</text:p>
          </table:table-cell>
          <table:table-cell table:style-name="Table1.A1" office:value-type="string">
            <text:p text:style-name="P51">পেশাদাররা</text:p>
          </table:table-cell>
          <table:table-cell table:style-name="Table1.A1" office:value-type="string">
            <text:p text:style-name="P51">rein</text:p>
          </table:table-cell>
          <table:table-cell table:style-name="Table1.B180" office:value-type="string">
            <text:p text:style-name="P51">নিয়ন্ত্রিত করা</text:p>
          </table:table-cell>
        </table:table-row>
        <table:table-row>
          <table:table-cell table:style-name="Table1.A1" office:value-type="string">
            <text:p text:style-name="P51">that bad</text:p>
          </table:table-cell>
          <table:table-cell table:style-name="Table1.A1" office:value-type="string">
            <text:p text:style-name="P51">কত খারাপ</text:p>
          </table:table-cell>
          <table:table-cell table:style-name="Table1.A1" office:value-type="string">
            <text:p text:style-name="P51">seize</text:p>
          </table:table-cell>
          <table:table-cell table:style-name="Table1.A1" office:value-type="string">
            <text:p text:style-name="P51">বাজেয়াপ্ত করা</text:p>
          </table:table-cell>
        </table:table-row>
        <table:table-row>
          <table:table-cell table:style-name="Table1.A1" office:value-type="string">
            <text:p text:style-name="P51">must pee</text:p>
          </table:table-cell>
          <table:table-cell table:style-name="Table1.A1" office:value-type="string">
            <text:p text:style-name="P51">প্রস্রাব করতে হবে</text:p>
          </table:table-cell>
          <table:table-cell table:style-name="Table1.A1" office:value-type="string">
            <text:p text:style-name="P51">siege</text:p>
          </table:table-cell>
          <table:table-cell table:style-name="Table1.A1" office:value-type="string">
            <text:p text:style-name="P51">অবরোধকাল</text:p>
          </table:table-cell>
        </table:table-row>
        <table:table-row>
          <table:table-cell table:style-name="Table1.A1" office:value-type="string">
            <text:p text:style-name="P51">as always</text:p>
          </table:table-cell>
          <table:table-cell table:style-name="Table1.A1" office:value-type="string">
            <text:p text:style-name="P51">যথারীতি</text:p>
          </table:table-cell>
          <table:table-cell table:style-name="Table1.A1" office:value-type="string">
            <text:p text:style-name="P51">cease</text:p>
          </table:table-cell>
          <table:table-cell table:style-name="Table1.B180" office:value-type="string">
            <text:p text:style-name="P51">শেষ করা, স্থগিত করা</text:p>
          </table:table-cell>
        </table:table-row>
        <text:soft-page-break/>
        <table:table-row>
          <table:table-cell table:style-name="Table1.A1" office:value-type="string">
            <text:p text:style-name="P51">Apprentice</text:p>
          </table:table-cell>
          <table:table-cell table:style-name="Table1.B180" office:value-type="string">
            <text:p text:style-name="P51">শিক্ষানবিশ</text:p>
          </table:table-cell>
          <table:table-cell table:style-name="Table1.A1" office:value-type="string">
            <text:p text:style-name="P51">precedent</text:p>
          </table:table-cell>
          <table:table-cell table:style-name="Table1.A1" office:value-type="string">
            <text:p text:style-name="P51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51">pillow talk</text:p>
          </table:table-cell>
          <table:table-cell table:style-name="Table1.B297" office:value-type="string">
            <text:p text:style-name="P51"><text:s/>রোম্যান্টিক আলাপ</text:p>
          </table:table-cell>
          <table:table-cell table:style-name="Table1.A1" office:value-type="string">
            <text:p text:style-name="P51">president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1" office:value-type="string">
            <text:p text:style-name="P51">birthday bash</text:p>
          </table:table-cell>
          <table:table-cell table:style-name="Table1.B180" office:value-type="string">
            <text:p text:style-name="P51">জন্মদিন পার্টি</text:p>
          </table:table-cell>
          <table:table-cell table:style-name="Table1.A1" office:value-type="string">
            <text:p text:style-name="P51">segregationist</text:p>
          </table:table-cell>
          <table:table-cell table:style-name="Table1.A1" office:value-type="string">
            <text:p text:style-name="P51">বিচ্ছিন্নতাবাদী</text:p>
          </table:table-cell>
        </table:table-row>
        <table:table-row>
          <table:table-cell table:style-name="Table1.A1" office:value-type="string">
            <text:p text:style-name="P51">contentious</text:p>
          </table:table-cell>
          <table:table-cell table:style-name="Table1.B180" office:value-type="string">
            <text:p text:style-name="P51">ঝগড়াটে</text:p>
          </table:table-cell>
          <table:table-cell table:style-name="Table1.A1" office:value-type="string">
            <text:p text:style-name="P51">favorably</text:p>
          </table:table-cell>
          <table:table-cell table:style-name="Table1.A1" office:value-type="string">
            <text:p text:style-name="P51">সুবিধাজনকভাবে</text:p>
          </table:table-cell>
        </table:table-row>
        <table:table-row>
          <table:table-cell table:style-name="Table1.A1" office:value-type="string">
            <text:p text:style-name="P51">exhilarating</text:p>
          </table:table-cell>
          <table:table-cell table:style-name="Table1.B180" office:value-type="string">
            <text:p text:style-name="P51">উল্লাসজনক</text:p>
          </table:table-cell>
          <table:table-cell table:style-name="Table1.A1" office:value-type="string">
            <text:p text:style-name="P51">soluble</text:p>
          </table:table-cell>
          <table:table-cell table:style-name="Table1.D300" office:value-type="string">
            <text:p text:style-name="P51">দ্রবণীয়</text:p>
          </table:table-cell>
        </table:table-row>
        <table:table-row>
          <table:table-cell table:style-name="Table1.A1" office:value-type="string">
            <text:p text:style-name="P51">limestone</text:p>
          </table:table-cell>
          <table:table-cell table:style-name="Table1.B180" office:value-type="string">
            <text:p text:style-name="P51">চুনাপাথর</text:p>
          </table:table-cell>
          <table:table-cell table:style-name="Table1.A1" office:value-type="string">
            <text:p text:style-name="P51">cliff</text:p>
          </table:table-cell>
          <table:table-cell table:style-name="Table1.A1" office:value-type="string">
            <text:p text:style-name="P51">a steep rock face, especially at the edge of the sea. দুরারোহ পর্বতগাত্র</text:p>
          </table:table-cell>
        </table:table-row>
        <table:table-row>
          <table:table-cell table:style-name="Table1.A1" office:value-type="string">
            <text:p text:style-name="P51">Concentrated pounding</text:p>
          </table:table-cell>
          <table:table-cell table:style-name="Table1.B180" office:value-type="string">
            <text:p text:style-name="P51"/>
          </table:table-cell>
          <table:table-cell table:style-name="Table1.A1" office:value-type="string">
            <text:p text:style-name="P51">Crushed rocks</text:p>
          </table:table-cell>
          <table:table-cell table:style-name="Table1.A1" office:value-type="string">
            <text:p text:style-name="P51">চূর্ণ শিলা</text:p>
          </table:table-cell>
        </table:table-row>
        <table:table-row>
          <table:table-cell table:style-name="Table1.A1" office:value-type="string">
            <text:p text:style-name="P51">solidified outer crust</text:p>
          </table:table-cell>
          <table:table-cell table:style-name="Table1.B180" office:value-type="string">
            <text:p text:style-name="P51">দৃঢ় বাইরের ভূত্বক</text:p>
          </table:table-cell>
          <table:table-cell table:style-name="Table1.A1" office:value-type="string">
            <text:p text:style-name="P51">Basalt volcano</text:p>
          </table:table-cell>
          <table:table-cell table:style-name="Table1.A1" office:value-type="string">
            <text:p text:style-name="P51">ধূসর আগ্নেয়গিরি</text:p>
          </table:table-cell>
        </table:table-row>
        <table:table-row>
          <table:table-cell table:style-name="Table1.A1" office:value-type="string">
            <text:p text:style-name="P51">cavernous</text:p>
          </table:table-cell>
          <table:table-cell table:style-name="Table1.B180" office:value-type="string">
            <text:p text:style-name="P51">গুহারমতো</text:p>
          </table:table-cell>
          <table:table-cell table:style-name="Table1.A1" office:value-type="string">
            <text:p text:style-name="P51">partings</text:p>
          </table:table-cell>
          <table:table-cell table:style-name="Table1.A1" office:value-type="string">
            <text:p text:style-name="P51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51">cavity</text:p>
          </table:table-cell>
          <table:table-cell table:style-name="Table1.B180" office:value-type="string">
            <text:p text:style-name="P51">গহ্বর, গর্ত</text:p>
          </table:table-cell>
          <table:table-cell table:style-name="Table1.A1" office:value-type="string">
            <text:p text:style-name="P51">pore</text:p>
          </table:table-cell>
          <table:table-cell table:style-name="Table1.A1" office:value-type="string">
            <text:p text:style-name="P51">একাগ্রভাবে পড়া</text:p>
          </table:table-cell>
        </table:table-row>
        <table:table-row>
          <table:table-cell table:style-name="Table1.A1" office:value-type="string">
            <text:p text:style-name="P51">Abrasive</text:p>
          </table:table-cell>
          <table:table-cell table:style-name="Table1.B180" office:value-type="string">
            <text:p text:style-name="P51">ঘষিয়া তুলিয়া ফেলিতে সক্ষম</text:p>
          </table:table-cell>
          <table:table-cell table:style-name="Table1.A1" office:value-type="string">
            <text:p text:style-name="P51">pebble</text:p>
          </table:table-cell>
          <table:table-cell table:style-name="Table1.A1" office:value-type="string">
            <text:p text:style-name="P51">নুড়িপাথর</text:p>
          </table:table-cell>
        </table:table-row>
        <table:table-row>
          <table:table-cell table:style-name="Table1.A1" office:value-type="string">
            <text:p text:style-name="P51">silt</text:p>
          </table:table-cell>
          <table:table-cell table:style-name="Table1.B180" office:value-type="string">
            <text:p text:style-name="P51">পলি</text:p>
          </table:table-cell>
          <table:table-cell table:style-name="Table1.A1" office:value-type="string">
            <text:p text:style-name="P51">Prominent feature</text:p>
          </table:table-cell>
          <table:table-cell table:style-name="Table1.A1" office:value-type="string">
            <text:p text:style-name="P51">অনন্য বৈশিষ্ট্য</text:p>
          </table:table-cell>
        </table:table-row>
        <table:table-row>
          <table:table-cell table:style-name="Table1.A1" office:value-type="string">
            <text:p text:style-name="P51">ragged</text:p>
          </table:table-cell>
          <table:table-cell table:style-name="Table1.B180" office:value-type="string">
            <text:p text:style-name="P51">জীর্ণ</text:p>
          </table:table-cell>
          <table:table-cell table:style-name="Table1.A1" office:value-type="string">
            <text:p text:style-name="P51">shaft</text:p>
          </table:table-cell>
          <table:table-cell table:style-name="Table1.A1" office:value-type="string">
            <text:p text:style-name="P51">খাদ</text:p>
          </table:table-cell>
        </table:table-row>
        <table:table-row>
          <table:table-cell table:style-name="Table1.A1" office:value-type="string">
            <text:p text:style-name="P51">metamorphosed</text:p>
          </table:table-cell>
          <table:table-cell table:style-name="Table1.B180" office:value-type="string">
            <text:p text:style-name="P51">রূপান্তরিত, পরিবর্তিত</text:p>
          </table:table-cell>
          <table:table-cell table:style-name="Table1.A1" office:value-type="string">
            <text:p text:style-name="P51">encrustation</text:p>
          </table:table-cell>
          <table:table-cell table:style-name="Table1.A1" office:value-type="string">
            <text:p text:style-name="P51">উপরের ত্বক</text:p>
          </table:table-cell>
        </table:table-row>
        <table:table-row>
          <table:table-cell table:style-name="Table1.A1" office:value-type="string">
            <text:p text:style-name="P51">pendant</text:p>
          </table:table-cell>
          <table:table-cell table:style-name="Table1.B180" office:value-type="string">
            <text:p text:style-name="P51">ঝোলান বস্তু</text:p>
          </table:table-cell>
          <table:table-cell table:style-name="Table1.A1" office:value-type="string">
            <text:p text:style-name="P51">crystalline</text:p>
          </table:table-cell>
          <table:table-cell table:style-name="Table1.A1" office:value-type="string">
            <text:p text:style-name="P51">স্বচ্ছ</text:p>
          </table:table-cell>
        </table:table-row>
        <table:table-row>
          <table:table-cell table:style-name="Table1.A1" office:value-type="string">
            <text:p text:style-name="P51">evaporate</text:p>
          </table:table-cell>
          <table:table-cell table:style-name="Table1.B180" office:value-type="string">
            <text:p text:style-name="P51">বিলুপ্ত হত্তয়া, <text:s/>বাষ্পীভূত করা</text:p>
          </table:table-cell>
          <table:table-cell table:style-name="Table1.A1" office:value-type="string">
            <text:p text:style-name="P51">drape</text:p>
          </table:table-cell>
          <table:table-cell table:style-name="Table1.A1" office:value-type="string">
            <text:p text:style-name="P51">আলগাভাবে রেখে দেওয়া</text:p>
          </table:table-cell>
        </table:table-row>
        <table:table-row>
          <table:table-cell table:style-name="Table1.A1" office:value-type="string">
            <text:p text:style-name="P51">conical</text:p>
          </table:table-cell>
          <table:table-cell table:style-name="Table1.B180" office:value-type="string">
            <text:p text:style-name="P51">মোচাকার</text:p>
          </table:table-cell>
          <table:table-cell table:style-name="Table1.A1" office:value-type="string">
            <text:p text:style-name="P51">gnarled</text:p>
          </table:table-cell>
          <table:table-cell table:style-name="Table1.A1" office:value-type="string">
            <text:p text:style-name="P51">একগুঁয়ে</text:p>
          </table:table-cell>
        </table:table-row>
        <table:table-row>
          <table:table-cell table:style-name="Table1.A1" office:value-type="string">
            <text:p text:style-name="P51">drip</text:p>
          </table:table-cell>
          <table:table-cell table:style-name="Table1.B180" office:value-type="string">
            <text:p text:style-name="P51">ফোঁটা ফোঁটা করে পড়া</text:p>
          </table:table-cell>
          <table:table-cell table:style-name="Table1.A1" office:value-type="string">
            <text:p text:style-name="P51">calcite</text:p>
          </table:table-cell>
          <table:table-cell table:style-name="Table1.A1" office:value-type="string">
            <text:p text:style-name="P51">a white or colorless mineral consisting of calcium carbonate</text:p>
          </table:table-cell>
        </table:table-row>
        <table:table-row>
          <table:table-cell table:style-name="Table1.A1" office:value-type="string">
            <text:p text:style-name="P51">flowstone</text:p>
          </table:table-cell>
          <table:table-cell table:style-name="Table1.B180" office:value-type="string">
            <text:p text:style-name="P51">rock deposited as a thin sheet by precipitation from flowing water.</text:p>
          </table:table-cell>
          <table:table-cell table:style-name="Table1.A1" office:value-type="string">
            <text:p text:style-name="P51">humidity</text:p>
          </table:table-cell>
          <table:table-cell table:style-name="Table1.A1" office:value-type="string">
            <text:p text:style-name="P51">সেঁতসেঁতে অবস্থা</text:p>
          </table:table-cell>
        </table:table-row>
        <table:table-row>
          <table:table-cell table:style-name="Table1.A1" office:value-type="string">
            <text:p text:style-name="P51">extrude</text:p>
          </table:table-cell>
          <table:table-cell table:style-name="Table1.B180" office:value-type="string">
            <text:p text:style-name="P51">বহিষ্কৃত করা, নিক্ষেপ করা</text:p>
          </table:table-cell>
          <table:table-cell table:style-name="Table1.A1" office:value-type="string">
            <text:p text:style-name="P51">curling</text:p>
          </table:table-cell>
          <table:table-cell table:style-name="Table1.A1" office:value-type="string">
            <text:p text:style-name="P51">shrinking</text:p>
          </table:table-cell>
        </table:table-row>
        <table:table-row>
          <table:table-cell table:style-name="Table1.A1" office:value-type="string">
            <text:p text:style-name="P51">diverging</text:p>
          </table:table-cell>
          <table:table-cell table:style-name="Table1.B180" office:value-type="string">
            <text:p text:style-name="P51">বিচ্যুত</text:p>
          </table:table-cell>
          <table:table-cell table:style-name="Table1.A1" office:value-type="string">
            <text:p text:style-name="P51">orchid</text:p>
          </table:table-cell>
          <table:table-cell table:style-name="Table1.A1" office:value-type="string">
            <text:p text:style-name="P51">অর্কিড গাছ</text:p>
          </table:table-cell>
        </table:table-row>
        <table:table-row>
          <table:table-cell table:style-name="Table1.A1" office:value-type="string">
            <text:p text:style-name="P51">trickling</text:p>
          </table:table-cell>
          <table:table-cell table:style-name="Table1.B180" office:value-type="string">
            <text:p text:style-name="P51">ফোঁটায় ফোঁটায় নির্গত করান</text:p>
          </table:table-cell>
          <table:table-cell table:style-name="Table1.A1" office:value-type="string">
            <text:p text:style-name="P51">accumulation</text:p>
          </table:table-cell>
          <table:table-cell table:style-name="Table1.A1" office:value-type="string">
            <text:p text:style-name="P51">জমতে থাকায়</text:p>
          </table:table-cell>
        </table:table-row>
        <table:table-row>
          <table:table-cell table:style-name="Table1.A1" office:value-type="string">
            <text:p text:style-name="P51">swirl</text:p>
          </table:table-cell>
          <table:table-cell table:style-name="Table1.B180" office:value-type="string">
            <text:p text:style-name="P51">ঘূর্ণিত করা, move in a twisting or spiraling pattern.</text:p>
          </table:table-cell>
          <table:table-cell table:style-name="Table1.A1" office:value-type="string">
            <text:p text:style-name="P51">vortex</text:p>
          </table:table-cell>
          <table:table-cell table:style-name="Table1.A1" office:value-type="string">
            <text:p text:style-name="P51">জলের ঘূর্ণি</text:p>
          </table:table-cell>
        </table:table-row>
        <table:table-row>
          <table:table-cell table:style-name="Table1.A1" office:value-type="string">
            <text:p text:style-name="P51">equitor</text:p>
          </table:table-cell>
          <table:table-cell table:style-name="Table1.B180" office:value-type="string">
            <text:p text:style-name="P51">বিষুবরেখা</text:p>
          </table:table-cell>
          <table:table-cell table:style-name="Table1.A1" office:value-type="string">
            <text:p text:style-name="P51">Estimated</text:p>
          </table:table-cell>
          <table:table-cell table:style-name="Table1.A1" office:value-type="string">
            <text:p text:style-name="P51">আনুমানিক</text:p>
          </table:table-cell>
        </table:table-row>
        <table:table-row>
          <table:table-cell table:style-name="Table1.A1" office:value-type="string">
            <text:p text:style-name="P51">foetus</text:p>
          </table:table-cell>
          <table:table-cell table:style-name="Table1.B180" office:value-type="string">
            <text:p text:style-name="P51">ভ্রূণ</text:p>
          </table:table-cell>
          <table:table-cell table:style-name="Table1.A1" office:value-type="string">
            <text:p text:style-name="P51">hemisphere</text:p>
          </table:table-cell>
          <table:table-cell table:style-name="Table1.A1" office:value-type="string">
            <text:p text:style-name="P51">গোলার্ধ</text:p>
          </table:table-cell>
        </table:table-row>
        <table:table-row>
          <table:table-cell table:style-name="Table1.A1" office:value-type="string">
            <text:p text:style-name="P51">Hereditary</text:p>
          </table:table-cell>
          <table:table-cell table:style-name="Table1.B180" office:value-type="string">
            <text:p text:style-name="P51">বংশগত</text:p>
          </table:table-cell>
          <table:table-cell table:style-name="Table1.A1" office:value-type="string">
            <text:p text:style-name="P51">Th<text:span text:style-name="T34">f</text:span>wart</text:p>
          </table:table-cell>
          <table:table-cell table:style-name="Table1.A1" office:value-type="string">
            <text:p text:style-name="P51">ব্যাহত করা</text:p>
          </table:table-cell>
        </table:table-row>
        <table:table-row>
          <table:table-cell table:style-name="Table1.A1" office:value-type="string">
            <text:p text:style-name="P51">Cradle</text:p>
          </table:table-cell>
          <table:table-cell table:style-name="Table1.B180" office:value-type="string">
            <text:p text:style-name="P51">শৈশবাবস্থা</text:p>
          </table:table-cell>
          <table:table-cell table:style-name="Table1.A1" office:value-type="string">
            <text:p text:style-name="P51">Primate</text:p>
          </table:table-cell>
          <table:table-cell table:style-name="Table1.A1" office:value-type="string">
            <text:p text:style-name="P51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51">Dextrality</text:p>
          </table:table-cell>
          <table:table-cell table:style-name="Table1.B180" office:value-type="string">
            <text:p text:style-name="P51">right-handedness</text:p>
          </table:table-cell>
          <table:table-cell table:style-name="Table1.A1" office:value-type="string">
            <text:p text:style-name="P51">Ambidextrous</text:p>
          </table:table-cell>
          <table:table-cell table:style-name="Table1.A1" office:value-type="string">
            <text:p text:style-name="P51"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51">Prejudice</text:p>
          </table:table-cell>
          <table:table-cell table:style-name="Table1.B180" office:value-type="string">
            <text:p text:style-name="P51">কুসংস্কার</text:p>
          </table:table-cell>
          <table:table-cell table:style-name="Table1.A1" office:value-type="string">
            <text:p text:style-name="P51">Dextral</text:p>
          </table:table-cell>
          <table:table-cell table:style-name="Table1.A1" office:value-type="string">
            <text:p text:style-name="P51">a right-handed person</text:p>
          </table:table-cell>
        </table:table-row>
        <table:table-row>
          <table:table-cell table:style-name="Table1.A1" office:value-type="string">
            <text:p text:style-name="P51">Entwined</text:p>
          </table:table-cell>
          <table:table-cell table:style-name="Table1.B180" office:value-type="string">
            <text:p text:style-name="P51">বয়ন করা</text:p>
          </table:table-cell>
          <table:table-cell table:style-name="Table1.A1" office:value-type="string">
            <text:p text:style-name="P51">Left-pawed</text:p>
          </table:table-cell>
          <table:table-cell table:style-name="Table1.A1" office:value-type="string">
            <text:p text:style-name="P51">বাম-থাবা</text:p>
          </table:table-cell>
        </table:table-row>
        <table:table-row>
          <table:table-cell table:style-name="Table1.A1" office:value-type="string">
            <text:p text:style-name="P51">Fragile</text:p>
          </table:table-cell>
          <table:table-cell table:style-name="Table1.B180" office:value-type="string">
            <text:p text:style-name="P51">ভঙ্গুর</text:p>
          </table:table-cell>
          <table:table-cell table:style-name="Table1.A1" office:value-type="string">
            <text:p text:style-name="P51">Halibut</text:p>
          </table:table-cell>
          <table:table-cell table:style-name="Table1.A1" office:value-type="string">
            <text:p text:style-name="P51">একই পার্শ্বে দুইটি চক্ষুযুক্ত বৃহত্ মত্স্যবিশেষ</text:p>
          </table:table-cell>
        </table:table-row>
        <table:table-row>
          <table:table-cell table:style-name="Table1.A1" office:value-type="string">
            <text:p text:style-name="P51">Judgemental</text:p>
          </table:table-cell>
          <table:table-cell table:style-name="Table1.B180" office:value-type="string">
            <text:p text:style-name="P51">সমালোচক</text:p>
          </table:table-cell>
          <table:table-cell table:style-name="Table1.A1" office:value-type="string">
            <text:p text:style-name="P51">Sinistral</text:p>
          </table:table-cell>
          <table:table-cell table:style-name="Table1.A1" office:value-type="string">
            <text:p text:style-name="P51"><text:s/>left-handed, lefty</text:p>
          </table:table-cell>
        </table:table-row>
        <text:soft-page-break/>
        <table:table-row>
          <table:table-cell table:style-name="Table1.A1" office:value-type="string">
            <text:p text:style-name="P51">Twitching</text:p>
          </table:table-cell>
          <table:table-cell table:style-name="Table1.B180" office:value-type="string">
            <text:p text:style-name="P51">ঝাঁকি মারা</text:p>
          </table:table-cell>
          <table:table-cell table:style-name="Table1.A1" office:value-type="string">
            <text:p text:style-name="P51">Stuttering</text:p>
          </table:table-cell>
          <table:table-cell table:style-name="Table1.A1" office:value-type="string">
            <text:p text:style-name="P51">তোতলামি</text:p>
          </table:table-cell>
        </table:table-row>
        <table:table-row>
          <table:table-cell table:style-name="Table1.A1" office:value-type="string">
            <text:p text:style-name="P51">Felicitous</text:p>
          </table:table-cell>
          <table:table-cell table:style-name="Table1.B180" office:value-type="string">
            <text:p text:style-name="P51">মনোরম, সৌভাগ্যমণ্ডিত</text:p>
          </table:table-cell>
          <table:table-cell table:style-name="Table1.A1" office:value-type="string">
            <text:p text:style-name="P51">Psychiatrist</text:p>
          </table:table-cell>
          <table:table-cell table:style-name="Table1.A1" office:value-type="string">
            <text:p text:style-name="P51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51">Infantile</text:p>
          </table:table-cell>
          <table:table-cell table:style-name="Table1.B180" office:value-type="string">
            <text:p text:style-name="P51">শিশুসুলভ</text:p>
          </table:table-cell>
          <table:table-cell table:style-name="Table1.A1" office:value-type="string">
            <text:p text:style-name="P51">Perversity</text:p>
          </table:table-cell>
          <table:table-cell table:style-name="Table1.A1" office:value-type="string">
            <text:p text:style-name="P51">বিকৃতি</text:p>
          </table:table-cell>
        </table:table-row>
        <table:table-row>
          <table:table-cell table:style-name="Table1.A1" office:value-type="string">
            <text:p text:style-name="P51">Anti-sinistral</text:p>
          </table:table-cell>
          <table:table-cell table:style-name="Table1.B180" office:value-type="string">
            <text:p text:style-name="P51">right-handed</text:p>
          </table:table-cell>
          <table:table-cell table:style-name="Table1.A1" office:value-type="string">
            <text:p text:style-name="P51">Troublemaker</text:p>
          </table:table-cell>
          <table:table-cell table:style-name="Table1.A1" office:value-type="string">
            <text:p text:style-name="P51">a person who habitually causes difficulty or problems</text:p>
          </table:table-cell>
        </table:table-row>
        <table:table-row>
          <table:table-cell table:style-name="Table1.A1" office:value-type="string">
            <text:p text:style-name="P51">Artistic</text:p>
          </table:table-cell>
          <table:table-cell table:style-name="Table1.B180" office:value-type="string">
            <text:p text:style-name="P51">সুকৌশলী</text:p>
          </table:table-cell>
          <table:table-cell table:style-name="Table1.A1" office:value-type="string">
            <text:p text:style-name="P51">Indifference</text:p>
          </table:table-cell>
          <table:table-cell table:style-name="Table1.A1" office:value-type="string">
            <text:p text:style-name="P51">lack of interest, concern, or sympathy.</text:p>
          </table:table-cell>
        </table:table-row>
        <table:table-row>
          <table:table-cell table:style-name="Table1.A1" office:value-type="string">
            <text:p text:style-name="P51">Trustworthy</text:p>
          </table:table-cell>
          <table:table-cell table:style-name="Table1.B180" office:value-type="string">
            <text:p text:style-name="P51">বিশ্বস্ত</text:p>
          </table:table-cell>
          <table:table-cell table:style-name="Table1.A1" office:value-type="string">
            <text:p text:style-name="P51">Elites</text:p>
          </table:table-cell>
          <table:table-cell table:style-name="Table1.A1" office:value-type="string">
            <text:p text:style-name="P51">অভিজাত শ্রেণীর মানুষরা</text:p>
          </table:table-cell>
        </table:table-row>
        <table:table-row>
          <table:table-cell table:style-name="Table1.A1" office:value-type="string">
            <text:p text:style-name="P51">Prestige</text:p>
          </table:table-cell>
          <table:table-cell table:style-name="Table1.B180" office:value-type="string">
            <text:p text:style-name="P51">মর্যাদা</text:p>
          </table:table-cell>
          <table:table-cell table:style-name="Table1.A1" office:value-type="string">
            <text:p text:style-name="P51">rein</text:p>
          </table:table-cell>
          <table:table-cell table:style-name="Table1.A1" office:value-type="string">
            <text:p text:style-name="P51">নিয়ন্ত্রিত করা</text:p>
          </table:table-cell>
        </table:table-row>
        <table:table-row>
          <table:table-cell table:style-name="Table1.A1" office:value-type="string">
            <text:p text:style-name="P51">constitute</text:p>
          </table:table-cell>
          <table:table-cell table:style-name="Table1.B180" office:value-type="string">
            <text:p text:style-name="P51">গঠন করা</text:p>
          </table:table-cell>
          <table:table-cell table:style-name="Table1.A1" office:value-type="string">
            <text:p text:style-name="P51">transgress</text:p>
          </table:table-cell>
          <table:table-cell table:style-name="Table1.A1" office:value-type="string">
            <text:p text:style-name="P51">সীমা লঙ্ঘন করা</text:p>
          </table:table-cell>
        </table:table-row>
        <table:table-row>
          <table:table-cell table:style-name="Table1.A1" office:value-type="string">
            <text:p text:style-name="P51">epileptic</text:p>
          </table:table-cell>
          <table:table-cell table:style-name="Table1.B180" office:value-type="string">
            <text:p text:style-name="P51">মৃগীরোগী</text:p>
          </table:table-cell>
          <table:table-cell table:style-name="Table1.A1" office:value-type="string">
            <text:p text:style-name="P51">territory</text:p>
          </table:table-cell>
          <table:table-cell table:style-name="Table1.A1" office:value-type="string">
            <text:p text:style-name="P51">অঞ্চল, এলাকা</text:p>
          </table:table-cell>
        </table:table-row>
        <table:table-row>
          <table:table-cell table:style-name="Table1.A1" office:value-type="string">
            <text:p text:style-name="P51">uncharted</text:p>
          </table:table-cell>
          <table:table-cell table:style-name="Table1.B180" office:value-type="string">
            <text:p text:style-name="P51">অজানা, অচিহ্নিত</text:p>
          </table:table-cell>
          <table:table-cell table:style-name="Table1.A1" office:value-type="string">
            <text:p text:style-name="P51">glaciologist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1" office:value-type="string">
            <text:p text:style-name="P51">Sediment, alluvium</text:p>
          </table:table-cell>
          <table:table-cell table:style-name="Table1.B180" office:value-type="string">
            <text:p text:style-name="P51">পলি</text:p>
          </table:table-cell>
          <table:table-cell table:style-name="Table1.A1" office:value-type="string">
            <text:p text:style-name="P51">Anglicized</text:p>
          </table:table-cell>
          <table:table-cell table:style-name="Table1.B180" office:value-type="string">
            <text:p text:style-name="P51">make English in form or character.</text:p>
          </table:table-cell>
        </table:table-row>
        <table:table-row>
          <table:table-cell table:style-name="Table1.A1" office:value-type="string">
            <text:p text:style-name="P51">isotop</text:p>
          </table:table-cell>
          <table:table-cell table:style-name="Table1.B180" office:value-type="string">
            <text:p text:style-name="P51">Form of chemical element.</text:p>
          </table:table-cell>
          <table:table-cell table:style-name="Table1.A1" office:value-type="string">
            <text:p text:style-name="P51">millenia</text:p>
          </table:table-cell>
          <table:table-cell table:style-name="Table1.A1" office:value-type="string">
            <text:p text:style-name="P51">হাজার বছর </text:p>
          </table:table-cell>
        </table:table-row>
        <table:table-row>
          <table:table-cell table:style-name="Table1.A1" office:value-type="string">
            <text:p text:style-name="P51">hydrothermal</text:p>
          </table:table-cell>
          <table:table-cell table:style-name="Table1.B180" office:value-type="string">
            <text:p text:style-name="P51">জলবিদ্যুত</text:p>
          </table:table-cell>
          <table:table-cell table:style-name="Table1.A1" office:value-type="string">
            <text:p text:style-name="P51">vent</text:p>
          </table:table-cell>
          <table:table-cell table:style-name="Table1.A1" office:value-type="string">
            <text:p text:style-name="P51">আগ্নেয়গিরির মুখ</text:p>
          </table:table-cell>
        </table:table-row>
        <table:table-row>
          <table:table-cell table:style-name="Table1.A1" office:value-type="string">
            <text:p text:style-name="P51">expedition</text:p>
          </table:table-cell>
          <table:table-cell table:style-name="Table1.B180" office:value-type="string">
            <text:p text:style-name="P51">অভিযান</text:p>
          </table:table-cell>
          <table:table-cell table:style-name="Table1.A1" office:value-type="string">
            <text:p text:style-name="P51">distinction</text:p>
          </table:table-cell>
          <table:table-cell table:style-name="Table1.A1" office:value-type="string">
            <text:p text:style-name="P51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51">Hover </text:p>
          </table:table-cell>
          <table:table-cell table:style-name="Table1.B180" office:value-type="string">
            <text:p text:style-name="P51">বাতাসে ভাসিতে থাকা</text:p>
          </table:table-cell>
          <table:table-cell table:style-name="Table1.A1" office:value-type="string">
            <text:p text:style-name="P51">insulating</text:p>
          </table:table-cell>
          <table:table-cell table:style-name="Table1.A1" office:value-type="string">
            <text:p text:style-name="P51">অন্তরক</text:p>
          </table:table-cell>
        </table:table-row>
        <table:table-row>
          <table:table-cell table:style-name="Table1.A1" office:value-type="string">
            <text:p text:style-name="P51">bedrock</text:p>
          </table:table-cell>
          <table:table-cell table:style-name="Table1.B180" office:value-type="string">
            <text:p text:style-name="P51">solid rock underlying loose deposits such as soil or alluvium.</text:p>
          </table:table-cell>
          <table:table-cell table:style-name="Table1.A1" office:value-type="string">
            <text:p text:style-name="P51">Geothermal heat</text:p>
          </table:table-cell>
          <table:table-cell table:style-name="Table1.A1" office:value-type="string">
            <text:p text:style-name="P51">ভূ তাপ</text:p>
          </table:table-cell>
        </table:table-row>
        <table:table-row>
          <table:table-cell table:style-name="Table1.A1" office:value-type="string">
            <text:p text:style-name="P51">Planet’s interior</text:p>
          </table:table-cell>
          <table:table-cell table:style-name="Table1.B180" office:value-type="string">
            <text:p text:style-name="P51">গ্রহের অভ্যন্তরভাগ</text:p>
          </table:table-cell>
          <table:table-cell table:style-name="Table1.A1" office:value-type="string">
            <text:p text:style-name="P51">tremendous</text:p>
          </table:table-cell>
          <table:table-cell table:style-name="Table1.A1" office:value-type="string">
            <text:p text:style-name="P51">অসাধারণ, ভীষণ, ভয়ঙ্কর</text:p>
          </table:table-cell>
        </table:table-row>
        <table:table-row>
          <table:table-cell table:style-name="Table1.A1" office:value-type="string">
            <text:p text:style-name="P51">glacier</text:p>
          </table:table-cell>
          <table:table-cell table:style-name="Table1.B180" office:value-type="string">
            <text:p text:style-name="P51">হিমবাহ, তুষারপাত</text:p>
          </table:table-cell>
          <table:table-cell table:style-name="Table1.A1" office:value-type="string">
            <text:p text:style-name="P51">To date</text:p>
          </table:table-cell>
          <table:table-cell table:style-name="Table1.A1" office:value-type="string">
            <text:p text:style-name="P51">এখন পর্যন্ত</text:p>
          </table:table-cell>
        </table:table-row>
        <table:table-row>
          <table:table-cell table:style-name="Table1.A1" office:value-type="string">
            <text:p text:style-name="P51">seismic</text:p>
          </table:table-cell>
          <table:table-cell table:style-name="Table1.B180" office:value-type="string">
            <text:p text:style-name="P51">ভূকম্পীয়</text:p>
          </table:table-cell>
          <table:table-cell table:style-name="Table1.A1" office:value-type="string">
            <text:p text:style-name="P51">penetrate</text:p>
          </table:table-cell>
          <table:table-cell table:style-name="Table1.A1" office:value-type="string">
            <text:p text:style-name="P51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51">Airborne</text:p>
          </table:table-cell>
          <table:table-cell table:style-name="Table1.B180" office:value-type="string">
            <text:p text:style-name="P51">transported by air.</text:p>
          </table:table-cell>
          <table:table-cell table:style-name="Table1.A1" office:value-type="string">
            <text:p text:style-name="P51">microorganism</text:p>
          </table:table-cell>
          <table:table-cell table:style-name="Table1.A1" office:value-type="string">
            <text:p text:style-name="P51">জীবাণু, germ, bacterium </text:p>
          </table:table-cell>
        </table:table-row>
        <table:table-row>
          <table:table-cell table:style-name="Table1.A1" office:value-type="string">
            <text:p text:style-name="P51">pollutants</text:p>
          </table:table-cell>
          <table:table-cell table:style-name="Table1.B180" office:value-type="string">
            <text:p text:style-name="P51">দূষণকারী</text:p>
          </table:table-cell>
          <table:table-cell table:style-name="Table1.A1" office:value-type="string">
            <text:p text:style-name="P51">Sealed off</text:p>
          </table:table-cell>
          <table:table-cell table:style-name="Table1.A1" office:value-type="string">
            <text:p text:style-name="P51">সম্পূর্ণ ভাবে বন্ধ</text:p>
          </table:table-cell>
        </table:table-row>
        <table:table-row>
          <table:table-cell table:style-name="Table1.A1" office:value-type="string">
            <text:p text:style-name="P51">hungriest</text:p>
          </table:table-cell>
          <table:table-cell table:style-name="Table1.B180" office:value-type="string">
            <text:p text:style-name="P51">ক্ষুধার্ত</text:p>
          </table:table-cell>
          <table:table-cell table:style-name="Table1.A1" office:value-type="string">
            <text:p text:style-name="P51">oligotrophic</text:p>
          </table:table-cell>
          <table:table-cell table:style-name="Table1.A1" office:value-type="string">
            <text:p text:style-name="P51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51">speculated</text:p>
          </table:table-cell>
          <table:table-cell table:style-name="Table1.B180" office:value-type="string">
            <text:p text:style-name="P51">guess</text:p>
          </table:table-cell>
          <table:table-cell table:style-name="Table1.A1" office:value-type="string">
            <text:p text:style-name="P51">crust</text:p>
          </table:table-cell>
          <table:table-cell table:style-name="Table1.A1" office:value-type="string">
            <text:p text:style-name="P51">ভূত্বক</text:p>
          </table:table-cell>
        </table:table-row>
        <table:table-row>
          <table:table-cell table:style-name="Table1.A1" office:value-type="string">
            <text:p text:style-name="P51">seeping</text:p>
          </table:table-cell>
          <table:table-cell table:style-name="Table1.B180" office:value-type="string">
            <text:p text:style-name="P51">চোয়ান</text:p>
          </table:table-cell>
          <table:table-cell table:style-name="Table1.A1" office:value-type="string">
            <text:p text:style-name="P51">creeping</text:p>
          </table:table-cell>
          <table:table-cell table:style-name="Table1.A1" office:value-type="string">
            <text:p text:style-name="P51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51">liberating</text:p>
          </table:table-cell>
          <table:table-cell table:style-name="Table1.B180" office:value-type="string">
            <text:p text:style-name="P51">মুক্তিদান</text:p>
          </table:table-cell>
          <table:table-cell table:style-name="Table1.A1" office:value-type="string">
            <text:p text:style-name="P51">crushed-up</text:p>
          </table:table-cell>
          <table:table-cell table:style-name="Table1.A1" office:value-type="string">
            <text:p text:style-name="P51">চূর্ণকরা</text:p>
          </table:table-cell>
        </table:table-row>
        <table:table-row>
          <table:table-cell table:style-name="Table1.A1" office:value-type="string">
            <text:p text:style-name="P51">Pollen grain</text:p>
          </table:table-cell>
          <table:table-cell table:style-name="Table1.B180" office:value-type="string">
            <text:p text:style-name="P51">পরাগরেণু</text:p>
          </table:table-cell>
          <table:table-cell table:style-name="Table1.A1" office:value-type="string">
            <text:p text:style-name="P51">convinced</text:p>
          </table:table-cell>
          <table:table-cell table:style-name="Table1.A1" office:value-type="string">
            <text:p text:style-name="P51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51">prehistoric</text:p>
          </table:table-cell>
          <table:table-cell table:style-name="Table1.B180" office:value-type="string">
            <text:p text:style-name="P51">প্রাগৈতিহাসিক</text:p>
          </table:table-cell>
          <table:table-cell table:style-name="Table1.A1" office:value-type="string">
            <text:p text:style-name="P51">algae</text:p>
          </table:table-cell>
          <table:table-cell table:style-name="Table1.A1" office:value-type="string">
            <text:p text:style-name="P51">শেওলা</text:p>
          </table:table-cell>
        </table:table-row>
        <table:table-row>
          <table:table-cell table:style-name="Table1.A1" office:value-type="string">
            <text:p text:style-name="P51">deter</text:p>
          </table:table-cell>
          <table:table-cell table:style-name="Table1.B180" office:value-type="string">
            <text:p text:style-name="P51">বাধা দেত্তয়া</text:p>
          </table:table-cell>
          <table:table-cell table:style-name="Table1.A1" office:value-type="string">
            <text:p text:style-name="P51">Swallowing, devour</text:p>
          </table:table-cell>
          <table:table-cell table:style-name="Table1.A1" office:value-type="string">
            <text:p text:style-name="P51">গিলে ফেলা </text:p>
          </table:table-cell>
        </table:table-row>
        <table:table-row>
          <table:table-cell table:style-name="Table1.A1" office:value-type="string">
            <text:p text:style-name="P51">intriguing</text:p>
          </table:table-cell>
          <table:table-cell table:style-name="Table1.B180" office:value-type="string">
            <text:p text:style-name="P51">fascinating</text:p>
          </table:table-cell>
          <table:table-cell table:style-name="Table1.A1" office:value-type="string">
            <text:p text:style-name="P51">estuary</text:p>
          </table:table-cell>
          <table:table-cell table:style-name="Table1.A1" office:value-type="string">
            <text:p text:style-name="P51">মোহনা</text:p>
          </table:table-cell>
        </table:table-row>
        <table:table-row>
          <table:table-cell table:style-name="Table1.A1" office:value-type="string">
            <text:p text:style-name="P51">profuse</text:p>
          </table:table-cell>
          <table:table-cell table:style-name="Table1.B180" office:value-type="string">
            <text:p text:style-name="P51">অজস্র্র, প্রচুর</text:p>
          </table:table-cell>
          <table:table-cell table:style-name="Table1.A1" office:value-type="string">
            <text:p text:style-name="P51">tingling</text:p>
          </table:table-cell>
          <table:table-cell table:style-name="Table1.A1" office:value-type="string">
            <text:p text:style-name="P51">অসস্তিকর</text:p>
          </table:table-cell>
        </table:table-row>
        <text:soft-page-break/>
        <table:table-row>
          <table:table-cell table:style-name="Table1.A1" office:value-type="string">
            <text:p text:style-name="P51">startling</text:p>
          </table:table-cell>
          <table:table-cell table:style-name="Table1.B180" office:value-type="string">
            <text:p text:style-name="P51">বিস্ময়কর</text:p>
          </table:table-cell>
          <table:table-cell table:style-name="Table1.A1" office:value-type="string">
            <text:p text:style-name="P51">photosynthesis</text:p>
          </table:table-cell>
          <table:table-cell table:style-name="Table1.A1" office:value-type="string">
            <text:p text:style-name="P51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51">secreted</text:p>
          </table:table-cell>
          <table:table-cell table:style-name="Table1.B180" office:value-type="string">
            <text:p text:style-name="P51">নিঃসৃত, লুকাইয়া রাখা</text:p>
          </table:table-cell>
          <table:table-cell table:style-name="Table1.A1" office:value-type="string">
            <text:p text:style-name="P51">disoriented</text:p>
          </table:table-cell>
          <table:table-cell table:style-name="Table1.A1" office:value-type="string">
            <text:p text:style-name="P51">বিচলিত</text:p>
          </table:table-cell>
        </table:table-row>
        <table:table-row>
          <table:table-cell table:style-name="Table1.A1" office:value-type="string">
            <text:p text:style-name="P51">habitat</text:p>
          </table:table-cell>
          <table:table-cell table:style-name="Table1.B180" office:value-type="string">
            <text:p text:style-name="P51">আবাস</text:p>
          </table:table-cell>
          <table:table-cell table:style-name="Table1.A1" office:value-type="string">
            <text:p text:style-name="P51">materializing</text:p>
          </table:table-cell>
          <table:table-cell table:style-name="Table1.A1" office:value-type="string">
            <text:p text:style-name="P51">বাস্তবে পরিণত হত্তয়া, করা</text:p>
          </table:table-cell>
        </table:table-row>
        <table:table-row>
          <table:table-cell table:style-name="Table1.A1" office:value-type="string">
            <text:p text:style-name="P51">catastrophic</text:p>
          </table:table-cell>
          <table:table-cell table:style-name="Table1.B180" office:value-type="string">
            <text:p text:style-name="P51">সর্বনাশা</text:p>
          </table:table-cell>
          <table:table-cell table:style-name="Table1.A1" office:value-type="string">
            <text:p text:style-name="P51">devastated</text:p>
          </table:table-cell>
          <table:table-cell table:style-name="Table1.A1" office:value-type="string">
            <text:p text:style-name="P51">বিধ্বস্ত</text:p>
          </table:table-cell>
        </table:table-row>
        <table:table-row>
          <table:table-cell table:style-name="Table1.A1" office:value-type="string">
            <text:p text:style-name="P51">strand</text:p>
          </table:table-cell>
          <table:table-cell table:style-name="Table1.B180" office:value-type="string">
            <text:p text:style-name="P51">তীরভূমি</text:p>
          </table:table-cell>
          <table:table-cell table:style-name="Table1.A1" office:value-type="string">
            <text:p text:style-name="P51">induce</text:p>
          </table:table-cell>
          <table:table-cell table:style-name="Table1.A1" office:value-type="string">
            <text:p text:style-name="P51">ঘটানো, প্ররোচিত করা, প্রভাব খাটানো, রাজি করানো</text:p>
          </table:table-cell>
        </table:table-row>
        <table:table-row>
          <table:table-cell table:style-name="Table1.A1" office:value-type="string">
            <text:p text:style-name="P51">aquaculture</text:p>
          </table:table-cell>
          <table:table-cell table:style-name="Table1.B180" office:value-type="string">
            <text:p text:style-name="P51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51">reluctance</text:p>
          </table:table-cell>
          <table:table-cell table:style-name="Table1.A1" office:value-type="string">
            <text:p text:style-name="P51">অনিচ্ছা</text:p>
          </table:table-cell>
        </table:table-row>
        <table:table-row>
          <table:table-cell table:style-name="Table1.A1" office:value-type="string">
            <text:p text:style-name="P51">bening</text:p>
          </table:table-cell>
          <table:table-cell table:style-name="Table1.B180" office:value-type="string">
            <text:p text:style-name="P51">gentle; kindly</text:p>
          </table:table-cell>
          <table:table-cell table:style-name="Table1.A1" office:value-type="string">
            <text:p text:style-name="P51">confront</text:p>
          </table:table-cell>
          <table:table-cell table:style-name="Table1.A1" office:value-type="string">
            <text:p text:style-name="P51">মুখোমুখি</text:p>
          </table:table-cell>
        </table:table-row>
        <table:table-row>
          <table:table-cell table:style-name="Table1.A1" office:value-type="string">
            <text:p text:style-name="P51">archeology</text:p>
          </table:table-cell>
          <table:table-cell table:style-name="Table1.B180" office:value-type="string">
            <text:p text:style-name="P51">প্রত্নতত্ত্ব</text:p>
          </table:table-cell>
          <table:table-cell table:style-name="Table1.A1" office:value-type="string">
            <text:p text:style-name="P51">forensic</text:p>
          </table:table-cell>
          <table:table-cell table:style-name="Table1.A1" office:value-type="string">
            <text:p text:style-name="P51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51">upset</text:p>
          </table:table-cell>
          <table:table-cell table:style-name="Table1.B180" office:value-type="string">
            <text:p text:style-name="P51">মর্মাহত, বিপর্যস্ত, বিচলিত</text:p>
          </table:table-cell>
          <table:table-cell table:style-name="Table1.A1" office:value-type="string">
            <text:p text:style-name="P51">excavated</text:p>
          </table:table-cell>
          <table:table-cell table:style-name="Table1.A1" office:value-type="string">
            <text:p text:style-name="P51">খুঁড়া</text:p>
          </table:table-cell>
        </table:table-row>
        <table:table-row>
          <table:table-cell table:style-name="Table1.A1" office:value-type="string">
            <text:p text:style-name="P51">incense</text:p>
          </table:table-cell>
          <table:table-cell table:style-name="Table1.B180" office:value-type="string">
            <text:p text:style-name="P51">ধূপ, সৌরভ</text:p>
          </table:table-cell>
          <table:table-cell table:style-name="Table1.A1" office:value-type="string">
            <text:p text:style-name="P51">historian</text:p>
          </table:table-cell>
          <table:table-cell table:style-name="Table1.A1" office:value-type="string">
            <text:p text:style-name="P51">ইতিহাসবিদ</text:p>
          </table:table-cell>
        </table:table-row>
        <table:table-row>
          <table:table-cell table:style-name="Table1.A1" office:value-type="string">
            <text:p text:style-name="P51">arrogance</text:p>
          </table:table-cell>
          <table:table-cell table:style-name="Table1.B180" office:value-type="string">
            <text:p text:style-name="P51">অহংকার</text:p>
          </table:table-cell>
          <table:table-cell table:style-name="Table1.A1" office:value-type="string">
            <text:p text:style-name="P51">transoceanic</text:p>
          </table:table-cell>
          <table:table-cell table:style-name="Table1.A1" office:value-type="string">
            <text:p text:style-name="P51">মহাসাগর পাড়ি দেয় এমন</text:p>
          </table:table-cell>
        </table:table-row>
        <table:table-row>
          <table:table-cell table:style-name="Table1.A1" office:value-type="string">
            <text:p text:style-name="P51">hypothesis</text:p>
          </table:table-cell>
          <table:table-cell table:style-name="Table1.B180" office:value-type="string">
            <text:p text:style-name="P51">অনুমান</text:p>
          </table:table-cell>
          <table:table-cell table:style-name="Table1.A1" office:value-type="string">
            <text:p text:style-name="P51">personal effects</text:p>
          </table:table-cell>
          <table:table-cell table:style-name="Table1.A1" office:value-type="string">
            <text:p text:style-name="P51">Privately owned items</text:p>
          </table:table-cell>
        </table:table-row>
        <table:table-row>
          <table:table-cell table:style-name="Table1.A1" office:value-type="string">
            <text:p text:style-name="P51">eye-catching</text:p>
          </table:table-cell>
          <table:table-cell table:style-name="Table1.B180" office:value-type="string">
            <text:p text:style-name="P51">আকর্ষণীয়</text:p>
          </table:table-cell>
          <table:table-cell table:style-name="Table1.A1" office:value-type="string">
            <text:p text:style-name="P51">at odds</text:p>
          </table:table-cell>
          <table:table-cell table:style-name="Table1.A1" office:value-type="string">
            <text:p text:style-name="P51">মতভেদ</text:p>
          </table:table-cell>
        </table:table-row>
        <table:table-row>
          <table:table-cell table:style-name="Table1.A1" office:value-type="string">
            <text:p text:style-name="P51">exile</text:p>
          </table:table-cell>
          <table:table-cell table:style-name="Table1.B180" office:value-type="string">
            <text:p text:style-name="P51">নির্বাসন</text:p>
          </table:table-cell>
          <table:table-cell table:style-name="Table1.A1" office:value-type="string">
            <text:p text:style-name="P51">Annexed</text:p>
          </table:table-cell>
          <table:table-cell table:style-name="Table1.A1" office:value-type="string">
            <text:p text:style-name="P51">আত্মসাৎ করা, দখল করা</text:p>
          </table:table-cell>
        </table:table-row>
        <table:table-row>
          <table:table-cell table:style-name="Table1.A1" office:value-type="string">
            <text:p text:style-name="P51">open-minded</text:p>
          </table:table-cell>
          <table:table-cell table:style-name="Table1.B180" office:value-type="string">
            <text:p text:style-name="P51"/>
          </table:table-cell>
          <table:table-cell table:style-name="Table1.A1" office:value-type="string">
            <text:p text:style-name="P51">closed-minded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1" office:value-type="string">
            <text:p text:style-name="P51">absent-minded</text:p>
          </table:table-cell>
          <table:table-cell table:style-name="Table1.B180" office:value-type="string">
            <text:p text:style-name="P51"/>
          </table:table-cell>
          <table:table-cell table:style-name="Table1.A1" office:value-type="string">
            <text:p text:style-name="P51">laid-back</text:p>
          </table:table-cell>
          <table:table-cell table:style-name="Table1.A1" office:value-type="string">
            <text:p text:style-name="P51">শান্ত স্বভাবের </text:p>
          </table:table-cell>
        </table:table-row>
        <table:table-row>
          <table:table-cell table:style-name="Table1.A1" office:value-type="string">
            <text:p text:style-name="P51">hard-working</text:p>
          </table:table-cell>
          <table:table-cell table:style-name="Table1.B180" office:value-type="string">
            <text:p text:style-name="P51"/>
          </table:table-cell>
          <table:table-cell table:style-name="Table1.A1" office:value-type="string">
            <text:p text:style-name="P51">self-conscious</text:p>
          </table:table-cell>
          <table:table-cell table:style-name="Table1.A1" office:value-type="string">
            <text:p text:style-name="P51">লাজুক</text:p>
          </table:table-cell>
        </table:table-row>
        <table:table-row>
          <table:table-cell table:style-name="Table1.A1" office:value-type="string">
            <text:p text:style-name="P51">cool-headed</text:p>
          </table:table-cell>
          <table:table-cell table:style-name="Table1.B180" office:value-type="string">
            <text:p text:style-name="P51"/>
          </table:table-cell>
          <table:table-cell table:style-name="Table1.A1" office:value-type="string">
            <text:p text:style-name="P51">hot-headed</text:p>
          </table:table-cell>
          <table:table-cell table:style-name="Table1.A1" office:value-type="string">
            <text:p text:style-name="P51">উগ্রস্বভাবের</text:p>
          </table:table-cell>
        </table:table-row>
        <table:table-row>
          <table:table-cell table:style-name="Table1.A1" office:value-type="string">
            <text:p text:style-name="P51">two-faced</text:p>
          </table:table-cell>
          <table:table-cell table:style-name="Table1.B180" office:value-type="string">
            <text:p text:style-name="P51"/>
          </table:table-cell>
          <table:table-cell table:style-name="Table1.A1" office:value-type="string">
            <text:p text:style-name="P51">rumbling</text:p>
          </table:table-cell>
          <table:table-cell table:style-name="Table1.A1" office:value-type="string">
            <text:p text:style-name="P51">গভীর গর্জন করা</text:p>
          </table:table-cell>
        </table:table-row>
        <table:table-row>
          <table:table-cell table:style-name="Table1.A1" office:value-type="string">
            <text:p text:style-name="P51">Breakneck pace</text:p>
          </table:table-cell>
          <table:table-cell table:style-name="Table1.B180" office:value-type="string">
            <text:p text:style-name="P51">বিপজ্জনক গতি</text:p>
          </table:table-cell>
          <table:table-cell table:style-name="Table1.A1" office:value-type="string">
            <text:p text:style-name="P51">ooze</text:p>
          </table:table-cell>
          <table:table-cell table:style-name="Table1.A1" office:value-type="string">
            <text:p text:style-name="P51">ধীরে ধীরে ঝরা</text:p>
          </table:table-cell>
        </table:table-row>
        <table:table-row>
          <table:table-cell table:style-name="Table1.A1" office:value-type="string">
            <text:p text:style-name="P51">stiff-clay</text:p>
          </table:table-cell>
          <table:table-cell table:style-name="Table1.B180" office:value-type="string">
            <text:p text:style-name="P51">শক্ত-কাদামাটি</text:p>
          </table:table-cell>
          <table:table-cell table:style-name="Table1.A1" office:value-type="string">
            <text:p text:style-name="P51">dredge</text:p>
          </table:table-cell>
          <table:table-cell table:style-name="Table1.A1" office:value-type="string">
            <text:p text:style-name="P51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51">settlement</text:p>
          </table:table-cell>
          <table:table-cell table:style-name="Table1.B180" office:value-type="string">
            <text:p text:style-name="P51">Provision, বন্দোবস্ত, disposal</text:p>
          </table:table-cell>
          <table:table-cell table:style-name="Table1.A1" office:value-type="string">
            <text:p text:style-name="P51">Tame </text:p>
          </table:table-cell>
          <table:table-cell table:style-name="Table1.A1" office:value-type="string">
            <text:p text:style-name="P51">domesticate</text:p>
          </table:table-cell>
        </table:table-row>
        <table:table-row>
          <table:table-cell table:style-name="Table1.A1" office:value-type="string">
            <text:p text:style-name="P51">domestication</text:p>
          </table:table-cell>
          <table:table-cell table:style-name="Table1.B180" office:value-type="string">
            <text:p text:style-name="P51">গৃহপালিত</text:p>
          </table:table-cell>
          <table:table-cell table:style-name="Table1.A1" office:value-type="string">
            <text:p text:style-name="P51">ground-breaking</text:p>
          </table:table-cell>
          <table:table-cell table:style-name="Table1.A1" office:value-type="string">
            <text:p text:style-name="P51">যুগান্তকারী</text:p>
          </table:table-cell>
        </table:table-row>
        <table:table-row>
          <table:table-cell table:style-name="Table1.A1" office:value-type="string">
            <text:p text:style-name="P51">breed</text:p>
          </table:table-cell>
          <table:table-cell table:style-name="Table1.B180" office:value-type="string">
            <text:p text:style-name="P51">বংশবৃদ্ধি করা, শাবক, জন্ম দেত্তয়া</text:p>
          </table:table-cell>
          <table:table-cell table:style-name="Table1.A1" office:value-type="string">
            <text:p text:style-name="P51">descendant</text:p>
          </table:table-cell>
          <table:table-cell table:style-name="Table1.A1" office:value-type="string">
            <text:p text:style-name="P51">বংশধর, সন্তানসন্ততি</text:p>
          </table:table-cell>
        </table:table-row>
        <table:table-row>
          <table:table-cell table:style-name="Table1.A1" office:value-type="string">
            <text:p text:style-name="P51">veterinarian</text:p>
          </table:table-cell>
          <table:table-cell table:style-name="Table1.B180" office:value-type="string">
            <text:p text:style-name="P51">পশু-চিকিৎসক</text:p>
          </table:table-cell>
          <table:table-cell table:style-name="Table1.A1" office:value-type="string">
            <text:p text:style-name="P51">scavenger</text:p>
          </table:table-cell>
          <table:table-cell table:style-name="Table1.A1" office:value-type="string">
            <text:p text:style-name="P51">মেথর, ঝাড়ুদার</text:p>
          </table:table-cell>
        </table:table-row>
        <table:table-row>
          <table:table-cell table:style-name="Table1.A1" office:value-type="string">
            <text:p text:style-name="P51">scrap</text:p>
          </table:table-cell>
          <table:table-cell table:style-name="Table1.B180" office:value-type="string">
            <text:p text:style-name="P51">a small piece or amount of something, especially one that is left over after the greater part has been used.</text:p>
          </table:table-cell>
          <table:table-cell table:style-name="Table1.A1" office:value-type="string">
            <text:p text:style-name="P51">sparsely</text:p>
          </table:table-cell>
          <table:table-cell table:style-name="Table1.A1" office:value-type="string">
            <text:p text:style-name="P51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51">endanger</text:p>
          </table:table-cell>
          <table:table-cell table:style-name="Table1.B180" office:value-type="string">
            <text:p text:style-name="P51">বিপদগ্রস্থ করা</text:p>
          </table:table-cell>
          <table:table-cell table:style-name="Table1.A1" office:value-type="string">
            <text:p text:style-name="P51">companionship</text:p>
          </table:table-cell>
          <table:table-cell table:style-name="Table1.A1" office:value-type="string">
            <text:p text:style-name="P51">সঙ্গ</text:p>
          </table:table-cell>
        </table:table-row>
        <table:table-row>
          <table:table-cell table:style-name="Table1.A1" office:value-type="string">
            <text:p text:style-name="P51">trait</text:p>
          </table:table-cell>
          <table:table-cell table:style-name="Table1.B180" office:value-type="string">
            <text:p text:style-name="P51">a genetically determined characteristic.</text:p>
          </table:table-cell>
          <table:table-cell table:style-name="Table1.A1" office:value-type="string">
            <text:p text:style-name="P51">uncovered</text:p>
          </table:table-cell>
          <table:table-cell table:style-name="Table1.A1" office:value-type="string">
            <text:p text:style-name="P51">open</text:p>
          </table:table-cell>
        </table:table-row>
        <text:soft-page-break/>
        <table:table-row>
          <table:table-cell table:style-name="Table1.A1" office:value-type="string">
            <text:p text:style-name="P51">infer</text:p>
          </table:table-cell>
          <table:table-cell table:style-name="Table1.B180" office:value-type="string">
            <text:p text:style-name="P51">অনুমান করা</text:p>
          </table:table-cell>
          <table:table-cell table:style-name="Table1.A1" office:value-type="string">
            <text:p text:style-name="P51">puzzled</text:p>
          </table:table-cell>
          <table:table-cell table:style-name="Table1.A1" office:value-type="string">
            <text:p text:style-name="P51">কিংকর্তব্যবিমূঢ়</text:p>
          </table:table-cell>
        </table:table-row>
        <table:table-row>
          <table:table-cell table:style-name="Table1.A1" office:value-type="string">
            <text:p text:style-name="P51">mystified</text:p>
          </table:table-cell>
          <table:table-cell table:style-name="Table1.B180" office:value-type="string">
            <text:p text:style-name="P51">utterly bewilder or perplex (someone). রহস্যপূর্ণ করা</text:p>
          </table:table-cell>
          <table:table-cell table:style-name="Table1.A1" office:value-type="string">
            <text:p text:style-name="P51">elongate</text:p>
          </table:table-cell>
          <table:table-cell table:style-name="Table1.A1" office:value-type="string">
            <text:p text:style-name="P51">সম্প্রসারিত</text:p>
          </table:table-cell>
        </table:table-row>
        <table:table-row>
          <table:table-cell table:style-name="Table1.A1" office:value-type="string">
            <text:p text:style-name="P51">intricate</text:p>
          </table:table-cell>
          <table:table-cell table:style-name="Table1.B180" office:value-type="string">
            <text:p text:style-name="P51">very complicated or detailed.</text:p>
          </table:table-cell>
          <table:table-cell table:style-name="Table1.A1" office:value-type="string">
            <text:p text:style-name="P51">rash</text:p>
          </table:table-cell>
          <table:table-cell table:style-name="Table1.A1" office:value-type="string">
            <text:p text:style-name="P51">ত্বরিত, বেপরোয়া, দু:সাহসী</text:p>
          </table:table-cell>
        </table:table-row>
        <table:table-row>
          <table:table-cell table:style-name="Table1.A1" office:value-type="string">
            <text:p text:style-name="P51">imprint</text:p>
          </table:table-cell>
          <table:table-cell table:style-name="Table1.B180" office:value-type="string">
            <text:p text:style-name="P51">impress or stamp (a mark or outline) on a surface or body.</text:p>
          </table:table-cell>
          <table:table-cell table:style-name="Table1.A1" office:value-type="string">
            <text:p text:style-name="P51">oat</text:p>
          </table:table-cell>
          <table:table-cell table:style-name="Table1.A1" office:value-type="string">
            <text:p text:style-name="P51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51">belt</text:p>
          </table:table-cell>
          <table:table-cell table:style-name="Table1.B180" office:value-type="string">
            <text:p text:style-name="P51">বেষ্টন করা, অঞ্চল</text:p>
          </table:table-cell>
          <table:table-cell table:style-name="Table1.A1" office:value-type="string">
            <text:p text:style-name="P51">flatted</text:p>
          </table:table-cell>
          <table:table-cell table:style-name="Table1.A1" office:value-type="string">
            <text:p text:style-name="P51">make flat</text:p>
          </table:table-cell>
        </table:table-row>
        <table:table-row>
          <table:table-cell table:style-name="Table1.A1" office:value-type="string">
            <text:p text:style-name="P51">stalk</text:p>
          </table:table-cell>
          <table:table-cell table:style-name="Table1.B180" office:value-type="string">
            <text:p text:style-name="P51">ডাঁটা</text:p>
          </table:table-cell>
          <table:table-cell table:style-name="Table1.A1" office:value-type="string">
            <text:p text:style-name="P51">erect</text:p>
          </table:table-cell>
          <table:table-cell table:style-name="Table1.A1" office:value-type="string">
            <text:p text:style-name="P51">সিধা, খাড়া</text:p>
          </table:table-cell>
        </table:table-row>
        <table:table-row>
          <table:table-cell table:style-name="Table1.A1" office:value-type="string">
            <text:p text:style-name="P51">spurse</text:p>
          </table:table-cell>
          <table:table-cell table:style-name="Table1.B180" office:value-type="string">
            <text:p text:style-name="P51">উদ্দীপনা, প্রেরণা</text:p>
          </table:table-cell>
          <table:table-cell table:style-name="Table1.A1" office:value-type="string">
            <text:p text:style-name="P51">high-pitched</text:p>
          </table:table-cell>
          <table:table-cell table:style-name="Table1.A1" office:value-type="string">
            <text:p text:style-name="P51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51">warbling</text:p>
          </table:table-cell>
          <table:table-cell table:style-name="Table1.B180" office:value-type="string">
            <text:p text:style-name="P51">কাঁপানো কণ্ঠস্বর</text:p>
          </table:table-cell>
          <table:table-cell table:style-name="Table1.A1" office:value-type="string">
            <text:p text:style-name="P51">abruptly</text:p>
          </table:table-cell>
          <table:table-cell table:style-name="Table1.A1" office:value-type="string">
            <text:p text:style-name="P51">suddenly</text:p>
          </table:table-cell>
        </table:table-row>
        <table:table-row>
          <table:table-cell table:style-name="Table1.A1" office:value-type="string">
            <text:p text:style-name="P51">energies</text:p>
          </table:table-cell>
          <table:table-cell table:style-name="Table1.B180" office:value-type="string">
            <text:p text:style-name="P51">কর্মশক্তি</text:p>
          </table:table-cell>
          <table:table-cell table:style-name="Table1.A1" office:value-type="string">
            <text:p text:style-name="P51">diminished</text:p>
          </table:table-cell>
          <table:table-cell table:style-name="Table1.A1" office:value-type="string">
            <text:p text:style-name="P51">made smaller or less.</text:p>
          </table:table-cell>
        </table:table-row>
        <table:table-row>
          <table:table-cell table:style-name="Table1.A1" office:value-type="string">
            <text:p text:style-name="P51">anomalies</text:p>
          </table:table-cell>
          <table:table-cell table:style-name="Table1.B180" office:value-type="string">
            <text:p text:style-name="P51">ব্যতিক্রমসমূহ</text:p>
          </table:table-cell>
          <table:table-cell table:style-name="Table1.A1" office:value-type="string">
            <text:p text:style-name="P51">hoax</text:p>
          </table:table-cell>
          <table:table-cell table:style-name="Table1.A1" office:value-type="string">
            <text:p text:style-name="P51">ধাপ্পাবাজি, ফাঁকি</text:p>
          </table:table-cell>
        </table:table-row>
        <table:table-row>
          <table:table-cell table:style-name="Table1.A1" office:value-type="string">
            <text:p text:style-name="P51">ragged</text:p>
          </table:table-cell>
          <table:table-cell table:style-name="Table1.B180" office:value-type="string">
            <text:p text:style-name="P51">জীর্ণ</text:p>
          </table:table-cell>
          <table:table-cell table:style-name="Table1.A1" office:value-type="string">
            <text:p text:style-name="P51">irrational</text:p>
          </table:table-cell>
          <table:table-cell table:style-name="Table1.A1" office:value-type="string">
            <text:p text:style-name="P51">অযৌক্তিক</text:p>
          </table:table-cell>
        </table:table-row>
        <table:table-row>
          <table:table-cell table:style-name="Table1.A1" office:value-type="string">
            <text:p text:style-name="P51">enigma</text:p>
          </table:table-cell>
          <table:table-cell table:style-name="Table1.B180" office:value-type="string">
            <text:p text:style-name="P51">বিভ্রান্তিকর বস্তু, ব্যক্তি</text:p>
          </table:table-cell>
          <table:table-cell table:style-name="Table1.A1" office:value-type="string">
            <text:p text:style-name="P51">intriguing</text:p>
          </table:table-cell>
          <table:table-cell table:style-name="Table1.A1" office:value-type="string">
            <text:p text:style-name="P51">ঈর্ষান্বিত</text:p>
          </table:table-cell>
        </table:table-row>
        <table:table-row>
          <table:table-cell table:style-name="Table1.A1" office:value-type="string">
            <text:p text:style-name="P51">accelerated</text:p>
          </table:table-cell>
          <table:table-cell table:style-name="Table1.B180" office:value-type="string">
            <text:p text:style-name="P51">quicker</text:p>
          </table:table-cell>
          <table:table-cell table:style-name="Table1.A1" office:value-type="string">
            <text:p text:style-name="P51">disputed</text:p>
          </table:table-cell>
          <table:table-cell table:style-name="Table1.A1" office:value-type="string">
            <text:p text:style-name="P51">বিতর্কিত</text:p>
          </table:table-cell>
        </table:table-row>
        <table:table-row>
          <table:table-cell table:style-name="Table1.A1" office:value-type="string">
            <text:p text:style-name="P51">hazard</text:p>
          </table:table-cell>
          <table:table-cell table:style-name="Table1.B180" office:value-type="string">
            <text:p text:style-name="P51">বিপত্তি, ঝুঁকি</text:p>
          </table:table-cell>
          <table:table-cell table:style-name="Table1.A1" office:value-type="string">
            <text:p text:style-name="P51">deforestation</text:p>
          </table:table-cell>
          <table:table-cell table:style-name="Table1.A1" office:value-type="string">
            <text:p text:style-name="P51">বন উজাড়</text:p>
          </table:table-cell>
        </table:table-row>
        <table:table-row>
          <table:table-cell table:style-name="Table1.A1" office:value-type="string">
            <text:p text:style-name="P51">depletion</text:p>
          </table:table-cell>
          <table:table-cell table:style-name="Table1.B180" office:value-type="string">
            <text:p text:style-name="P51">reduction in the number or quantity of something.</text:p>
          </table:table-cell>
          <table:table-cell table:style-name="Table1.A1" office:value-type="string">
            <text:p text:style-name="P51">evaporate</text:p>
          </table:table-cell>
          <table:table-cell table:style-name="Table1.A1" office:value-type="string">
            <text:p text:style-name="P51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51">crumple</text:p>
          </table:table-cell>
          <table:table-cell table:style-name="Table1.B180" office:value-type="string">
            <text:p text:style-name="P51">মুচড়ে ফেলা</text:p>
          </table:table-cell>
          <table:table-cell table:style-name="Table1.A1" office:value-type="string">
            <text:p text:style-name="P51">tribalism</text:p>
          </table:table-cell>
          <table:table-cell table:style-name="Table1.A1" office:value-type="string">
            <text:p text:style-name="P51">the state or fact of being organized in a tribe or tribes.</text:p>
          </table:table-cell>
        </table:table-row>
        <table:table-row>
          <table:table-cell table:style-name="Table1.A1" office:value-type="string">
            <text:p text:style-name="P51">disintegration</text:p>
          </table:table-cell>
          <table:table-cell table:style-name="Table1.B180" office:value-type="string">
            <text:p text:style-name="P51">বিভেদ</text:p>
          </table:table-cell>
          <table:table-cell table:style-name="Table1.A1" office:value-type="string">
            <text:p text:style-name="P51">ramification</text:p>
          </table:table-cell>
          <table:table-cell table:style-name="Table1.A1" office:value-type="string">
            <text:p text:style-name="P51">Consequence, result, aftermath</text:p>
          </table:table-cell>
        </table:table-row>
        <table:table-row>
          <table:table-cell table:style-name="Table1.A1" office:value-type="string">
            <text:p text:style-name="P51">fivefold</text:p>
          </table:table-cell>
          <table:table-cell table:style-name="Table1.B180" office:value-type="string">
            <text:p text:style-name="P51">fivetimes</text:p>
          </table:table-cell>
          <table:table-cell table:style-name="Table1.A1" office:value-type="string">
            <text:p text:style-name="P51">concede</text:p>
          </table:table-cell>
          <table:table-cell table:style-name="Table1.A1" office:value-type="string">
            <text:p text:style-name="P51">Confess, accept</text:p>
          </table:table-cell>
        </table:table-row>
        <table:table-row>
          <table:table-cell table:style-name="Table1.A1" office:value-type="string">
            <text:p text:style-name="P51">ethnic</text:p>
          </table:table-cell>
          <table:table-cell table:style-name="Table1.B180" office:value-type="string">
            <text:p text:style-name="P51">জাতিগত</text:p>
          </table:table-cell>
          <table:table-cell table:style-name="Table1.A1" office:value-type="string">
            <text:p text:style-name="P51">steadily</text:p>
          </table:table-cell>
          <table:table-cell table:style-name="Table1.A1" office:value-type="string">
            <text:p text:style-name="P51">ধীরস্থির হয়ে, resolutely</text:p>
          </table:table-cell>
        </table:table-row>
        <table:table-row>
          <table:table-cell table:style-name="Table1.A1" office:value-type="string">
            <text:p text:style-name="P51">tariff</text:p>
          </table:table-cell>
          <table:table-cell table:style-name="Table1.B180" office:value-type="string">
            <text:p text:style-name="P51">Duty, tax</text:p>
          </table:table-cell>
          <table:table-cell table:style-name="Table1.A1" office:value-type="string">
            <text:p text:style-name="P51">gulf</text:p>
          </table:table-cell>
          <table:table-cell table:style-name="Table1.A1" office:value-type="string">
            <text:p text:style-name="P51">গভীর গর্ত, খাত</text:p>
          </table:table-cell>
        </table:table-row>
        <table:table-row>
          <table:table-cell table:style-name="Table1.A1" office:value-type="string">
            <text:p text:style-name="P51">correlation</text:p>
          </table:table-cell>
          <table:table-cell table:style-name="Table1.B180" office:value-type="string">
            <text:p text:style-name="P51">সামঞ্জস্য, পারস্পরিক সম্পর্ক</text:p>
          </table:table-cell>
          <table:table-cell table:style-name="Table1.A1" office:value-type="string">
            <text:p text:style-name="P51">ecological</text:p>
          </table:table-cell>
          <table:table-cell table:style-name="Table1.A1" office:value-type="string">
            <text:p text:style-name="P51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51">biodiversity</text:p>
          </table:table-cell>
          <table:table-cell table:style-name="Table1.B180" office:value-type="string">
            <text:p text:style-name="P51">জীব বৈচিত্র্য</text:p>
          </table:table-cell>
          <table:table-cell table:style-name="Table1.A1" office:value-type="string">
            <text:p text:style-name="P51">Deception, delusion</text:p>
          </table:table-cell>
          <table:table-cell table:style-name="Table1.A1" office:value-type="string">
            <text:p text:style-name="P51">প্রতারণা</text:p>
          </table:table-cell>
        </table:table-row>
        <table:table-row>
          <table:table-cell table:style-name="Table1.A1" office:value-type="string">
            <text:p text:style-name="P51">artifice</text:p>
          </table:table-cell>
          <table:table-cell table:style-name="Table1.B180" office:value-type="string">
            <text:p text:style-name="P51">কারচুপি, চালাকি</text:p>
          </table:table-cell>
          <table:table-cell table:style-name="Table1.A1" office:value-type="string">
            <text:p text:style-name="P51">confront</text:p>
          </table:table-cell>
          <table:table-cell table:style-name="Table1.A1" office:value-type="string">
            <text:p text:style-name="P51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51">urgency</text:p>
          </table:table-cell>
          <table:table-cell table:style-name="Table1.B180" office:value-type="string">
            <text:p text:style-name="P193"><text:span text:style-name="T1">importance requiring swift action. </text:span><text:span text:style-name="T3">জরুরী অবস্থা</text:span></text:p>
          </table:table-cell>
          <table:table-cell table:style-name="Table1.A1" office:value-type="string">
            <text:p text:style-name="P51">credibility</text:p>
          </table:table-cell>
          <table:table-cell table:style-name="Table1.A1" office:value-type="string">
            <text:p text:style-name="P51">authenticity</text:p>
          </table:table-cell>
        </table:table-row>
        <table:table-row>
          <table:table-cell table:style-name="Table1.A1" office:value-type="string">
            <text:p text:style-name="P51">optimism</text:p>
          </table:table-cell>
          <table:table-cell table:style-name="Table1.B180" office:value-type="string">
            <text:p text:style-name="P51">আশাবাদ</text:p>
          </table:table-cell>
          <table:table-cell table:style-name="Table1.A1" office:value-type="string">
            <text:p text:style-name="P51">inferential</text:p>
          </table:table-cell>
          <table:table-cell table:style-name="Table1.A1" office:value-type="string">
            <text:p text:style-name="P51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51">apparatus</text:p>
          </table:table-cell>
          <table:table-cell table:style-name="Table1.B180" office:value-type="string">
            <text:p text:style-name="P51">যন্ত্রপাতি</text:p>
          </table:table-cell>
          <table:table-cell table:style-name="Table1.A1" office:value-type="string">
            <text:p text:style-name="P51">siesta</text:p>
          </table:table-cell>
          <table:table-cell table:style-name="Table1.A1" office:value-type="string">
            <text:p text:style-name="P51">an afternoon rest or nap</text:p>
          </table:table-cell>
        </table:table-row>
        <table:table-row>
          <table:table-cell table:style-name="Table1.A1" office:value-type="string">
            <text:p text:style-name="P51">customary</text:p>
          </table:table-cell>
          <table:table-cell table:style-name="Table1.B180" office:value-type="string">
            <text:p text:style-name="P51">প্রচলিত</text:p>
          </table:table-cell>
          <table:table-cell table:style-name="Table1.A1" office:value-type="string">
            <text:p text:style-name="P51">fatigue</text:p>
          </table:table-cell>
          <table:table-cell table:style-name="Table1.A1" office:value-type="string">
            <text:p text:style-name="P51">Sleepiness, drowsiness</text:p>
          </table:table-cell>
        </table:table-row>
        <table:table-row>
          <table:table-cell table:style-name="Table1.A1" office:value-type="string">
            <text:p text:style-name="P51">drunkenness</text:p>
          </table:table-cell>
          <table:table-cell table:style-name="Table1.B180" office:value-type="string">
            <text:p text:style-name="P51">Intoxication, নেশা</text:p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1" office:value-type="string">
            <text:p text:style-name="P51">rationale</text:p>
          </table:table-cell>
          <table:table-cell table:style-name="Table1.B180" office:value-type="string">
            <text:p text:style-name="P51">logical</text:p>
          </table:table-cell>
          <table:table-cell table:style-name="Table1.A1" office:value-type="string">
            <text:p text:style-name="P51">suburban</text:p>
          </table:table-cell>
          <table:table-cell table:style-name="Table1.A1" office:value-type="string">
            <text:p text:style-name="P51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51">Power through</text:p>
          </table:table-cell>
          <table:table-cell table:style-name="Table1.B180" office:value-type="string">
            <text:p text:style-name="P51"/>
          </table:table-cell>
          <table:table-cell table:style-name="Table1.A1" office:value-type="string">
            <text:p text:style-name="P51">snooze</text:p>
          </table:table-cell>
          <table:table-cell table:style-name="Table1.A1" office:value-type="string">
            <text:p text:style-name="P51">ঝিমুনি, drowse</text:p>
          </table:table-cell>
        </table:table-row>
        <table:table-row>
          <table:table-cell table:style-name="Table1.A1" office:value-type="string">
            <text:p text:style-name="P51">commute</text:p>
          </table:table-cell>
          <table:table-cell table:style-name="Table1.B180" office:value-type="string">
            <text:p text:style-name="P51">travel some distance between one's home and place of work on a regular basis.</text:p>
          </table:table-cell>
          <table:table-cell table:style-name="Table1.A1" office:value-type="string">
            <text:p text:style-name="P51">speculated</text:p>
          </table:table-cell>
          <table:table-cell table:style-name="Table1.A1" office:value-type="string">
            <text:p text:style-name="P51">অনুমান</text:p>
          </table:table-cell>
        </table:table-row>
        <text:soft-page-break/>
        <table:table-row>
          <table:table-cell table:style-name="Table1.A1" office:value-type="string">
            <text:p text:style-name="P51">Very precise</text:p>
          </table:table-cell>
          <table:table-cell table:style-name="Table1.B180" office:value-type="string">
            <text:p text:style-name="P51">Very perfect</text:p>
          </table:table-cell>
          <table:table-cell table:style-name="Table1.A1" office:value-type="string">
            <text:p text:style-name="P51">strained</text:p>
          </table:table-cell>
          <table:table-cell table:style-name="Table1.A1" office:value-type="string">
            <text:p text:style-name="P51">not relaxed or comfortable</text:p>
          </table:table-cell>
        </table:table-row>
        <table:table-row>
          <table:table-cell table:style-name="Table1.A1" office:value-type="string">
            <text:p text:style-name="P51">diluted</text:p>
          </table:table-cell>
          <table:table-cell table:style-name="Table1.B180" office:value-type="string">
            <text:p text:style-name="P51">make (a liquid) thinner or weaker by adding water or another solvent to it.</text:p>
          </table:table-cell>
          <table:table-cell table:style-name="Table1.A1" office:value-type="string">
            <text:p text:style-name="P51">tincture</text:p>
          </table:table-cell>
          <table:table-cell table:style-name="Table1.A1" office:value-type="string">
            <text:p text:style-name="P51">a medicine made by dissolving a drug in alcohol</text:p>
          </table:table-cell>
        </table:table-row>
        <table:table-row>
          <table:table-cell table:style-name="Table1.A1" office:value-type="string">
            <text:p text:style-name="P51">potency</text:p>
          </table:table-cell>
          <table:table-cell table:style-name="Table1.B180" office:value-type="string">
            <text:p text:style-name="P51">কার্যকারিতা</text:p>
          </table:table-cell>
          <table:table-cell table:style-name="Table1.A1" office:value-type="string">
            <text:p text:style-name="P51">vigorously</text:p>
          </table:table-cell>
          <table:table-cell table:style-name="Table1.A1" office:value-type="string">
            <text:p text:style-name="P51">জোরালোভাবে</text:p>
          </table:table-cell>
        </table:table-row>
        <table:table-row>
          <table:table-cell table:style-name="Table1.A1" office:value-type="string">
            <text:p text:style-name="P51">ironically</text:p>
          </table:table-cell>
          <table:table-cell table:style-name="Table1.B180" office:value-type="string">
            <text:p text:style-name="P51">হাস্যকর ভাবে</text:p>
          </table:table-cell>
          <table:table-cell table:style-name="Table1.A1" office:value-type="string">
            <text:p text:style-name="P51">elicited</text:p>
          </table:table-cell>
          <table:table-cell table:style-name="Table1.A1" office:value-type="string">
            <text:p text:style-name="P51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51">stimulated</text:p>
          </table:table-cell>
          <table:table-cell table:style-name="Table1.B180" office:value-type="string">
            <text:p text:style-name="P51">উত্তেজিত করা</text:p>
          </table:table-cell>
          <table:table-cell table:style-name="Table1.A1" office:value-type="string">
            <text:p text:style-name="P51">medication</text:p>
          </table:table-cell>
          <table:table-cell table:style-name="Table1.A1" office:value-type="string">
            <text:p text:style-name="P51">চিকিত্সা</text:p>
          </table:table-cell>
        </table:table-row>
        <table:table-row>
          <table:table-cell table:style-name="Table1.A1" office:value-type="string">
            <text:p text:style-name="P51">orthodox</text:p>
          </table:table-cell>
          <table:table-cell table:style-name="Table1.B180" office:value-type="string">
            <text:p text:style-name="P51">ধর্মমতে দৃঢ়বিশ্বাসী</text:p>
          </table:table-cell>
          <table:table-cell table:style-name="Table1.A1" office:value-type="string">
            <text:p text:style-name="P51">inflammatory</text:p>
          </table:table-cell>
          <table:table-cell table:style-name="Table1.A1" office:value-type="string">
            <text:p text:style-name="P51">জ্বলনশীল</text:p>
          </table:table-cell>
        </table:table-row>
        <table:table-row>
          <table:table-cell table:style-name="Table1.A1" office:value-type="string">
            <text:p text:style-name="P51">arthritis</text:p>
          </table:table-cell>
          <table:table-cell table:style-name="Table1.B180" office:value-type="string">
            <text:p text:style-name="P51">বাত রোগ</text:p>
          </table:table-cell>
          <table:table-cell table:style-name="Table1.A1" office:value-type="string">
            <text:p text:style-name="P51">degenerative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1" office:value-type="string">
            <text:p text:style-name="P51">pulp</text:p>
          </table:table-cell>
          <table:table-cell table:style-name="Table1.B180" office:value-type="string">
            <text:p text:style-name="P51">কোমল মণ্ড</text:p>
          </table:table-cell>
          <table:table-cell table:style-name="Table1.A1" office:value-type="string">
            <text:p text:style-name="P51">affordable</text:p>
          </table:table-cell>
          <table:table-cell table:style-name="Table1.A1" office:value-type="string">
            <text:p text:style-name="P51">সাশ্রয়ী</text:p>
          </table:table-cell>
        </table:table-row>
        <table:table-row>
          <table:table-cell table:style-name="Table1.A1" office:value-type="string">
            <text:p text:style-name="P51">resurgence</text:p>
          </table:table-cell>
          <table:table-cell table:style-name="Table1.B180" office:value-type="string">
            <text:p text:style-name="P51">পুনরূত্থান</text:p>
          </table:table-cell>
          <table:table-cell table:style-name="Table1.A1" office:value-type="string">
            <text:p text:style-name="P51">verge</text:p>
          </table:table-cell>
          <table:table-cell table:style-name="Table1.A1" office:value-type="string">
            <text:p text:style-name="P51">কিনারা</text:p>
          </table:table-cell>
        </table:table-row>
        <table:table-row>
          <table:table-cell table:style-name="Table1.A1" office:value-type="string">
            <text:p text:style-name="P51">It is evident that</text:p>
          </table:table-cell>
          <table:table-cell table:style-name="Table1.B180" office:value-type="string">
            <text:p text:style-name="P51">এটা স্পষ্ট যে</text:p>
          </table:table-cell>
          <table:table-cell table:style-name="Table1.A1" office:value-type="string">
            <text:p text:style-name="P51">stems</text:p>
          </table:table-cell>
          <table:table-cell table:style-name="Table1.A1" office:value-type="string">
            <text:p text:style-name="P51">ডালপালা</text:p>
          </table:table-cell>
        </table:table-row>
        <table:table-row>
          <table:table-cell table:style-name="Table1.A1" office:value-type="string">
            <text:p text:style-name="P51">pesticide</text:p>
          </table:table-cell>
          <table:table-cell table:style-name="Table1.B180" office:value-type="string">
            <text:p text:style-name="P51">কীটনাশক</text:p>
          </table:table-cell>
          <table:table-cell table:style-name="Table1.A1" office:value-type="string">
            <text:p text:style-name="P51">herbicide</text:p>
          </table:table-cell>
          <table:table-cell table:style-name="Table1.A1" office:value-type="string">
            <text:p text:style-name="P51">উদ্ভিদনাশক</text:p>
          </table:table-cell>
        </table:table-row>
        <table:table-row>
          <table:table-cell table:style-name="Table1.A1" office:value-type="string">
            <text:p text:style-name="P51">suppress</text:p>
          </table:table-cell>
          <table:table-cell table:style-name="Table1.B180" office:value-type="string">
            <text:p text:style-name="P51">দমন করা</text:p>
          </table:table-cell>
          <table:table-cell table:style-name="Table1.A1" office:value-type="string">
            <text:p text:style-name="P51">mildew</text:p>
          </table:table-cell>
          <table:table-cell table:style-name="Table1.A1" office:value-type="string">
            <text:p text:style-name="P59">উদ্ভিদের ছাতারোগে আক্রান্ত করা বা আক্রান্ত হওয়া</text:p>
          </table:table-cell>
        </table:table-row>
        <table:table-row>
          <table:table-cell table:style-name="Table1.A1" office:value-type="string">
            <text:p text:style-name="P51">retardant</text:p>
          </table:table-cell>
          <table:table-cell table:style-name="Table1.B180" office:value-type="string">
            <text:p text:style-name="P51">a fabric or substance that prevents or inhibits something, especially the outbreak of fire.</text:p>
          </table:table-cell>
          <table:table-cell table:style-name="Table1.A1" office:value-type="string">
            <text:p text:style-name="P51">residue</text:p>
          </table:table-cell>
          <table:table-cell table:style-name="Table1.A1" office:value-type="string">
            <text:p text:style-name="P51">অবশিষ্টাংশ, বাকিটুকু</text:p>
          </table:table-cell>
        </table:table-row>
        <table:table-row>
          <table:table-cell table:style-name="Table1.A1" office:value-type="string">
            <text:p text:style-name="P51">degrading</text:p>
          </table:table-cell>
          <table:table-cell table:style-name="Table1.B180" office:value-type="string">
            <text:p text:style-name="P51">humiliating.</text:p>
          </table:table-cell>
          <table:table-cell table:style-name="Table1.A1" office:value-type="string">
            <text:p text:style-name="P51">industrialised</text:p>
          </table:table-cell>
          <table:table-cell table:style-name="Table1.A1" office:value-type="string">
            <text:p text:style-name="P51">শিল্পোন্নত</text:p>
          </table:table-cell>
        </table:table-row>
        <table:table-row>
          <table:table-cell table:style-name="Table1.A1" office:value-type="string">
            <text:p text:style-name="P51">eco-aware</text:p>
          </table:table-cell>
          <table:table-cell table:style-name="Table1.B180" office:value-type="string">
            <text:p text:style-name="P51">পরিবেশ সচেতন</text:p>
          </table:table-cell>
          <table:table-cell table:style-name="Table1.A1" office:value-type="string">
            <text:p text:style-name="P51">closest</text:p>
          </table:table-cell>
          <table:table-cell table:style-name="Table1.A1" office:value-type="string">
            <text:p text:style-name="P51">নিকটস্থ, ঘনিষ্ঠ</text:p>
          </table:table-cell>
        </table:table-row>
        <table:table-row>
          <table:table-cell table:style-name="Table1.A1" office:value-type="string">
            <text:p text:style-name="P51">ventures</text:p>
          </table:table-cell>
          <table:table-cell table:style-name="Table1.B180" office:value-type="string">
            <text:p text:style-name="P51">উদ্যোগ</text:p>
          </table:table-cell>
          <table:table-cell table:style-name="Table1.A1" office:value-type="string">
            <text:p text:style-name="P51">implications</text:p>
          </table:table-cell>
          <table:table-cell table:style-name="Table1.A1" office:value-type="string">
            <text:p text:style-name="P51">the conclusion that can be drawn from something.</text:p>
          </table:table-cell>
        </table:table-row>
        <table:table-row>
          <table:table-cell table:style-name="Table1.A1" office:value-type="string">
            <text:p text:style-name="P51">predominantly</text:p>
          </table:table-cell>
          <table:table-cell table:style-name="Table1.B180" office:value-type="string">
            <text:p text:style-name="P51">প্রধানত</text:p>
          </table:table-cell>
          <table:table-cell table:style-name="Table1.A1" office:value-type="string">
            <text:p text:style-name="P51">perceived</text:p>
          </table:table-cell>
          <table:table-cell table:style-name="Table1.A1" office:value-type="string">
            <text:p text:style-name="P51">come to realize or understand</text:p>
          </table:table-cell>
        </table:table-row>
        <table:table-row>
          <table:table-cell table:style-name="Table1.A1" office:value-type="string">
            <text:p text:style-name="P51">quantitative</text:p>
          </table:table-cell>
          <table:table-cell table:style-name="Table1.B180" office:value-type="string">
            <text:p text:style-name="P51">পরিমেয়</text:p>
          </table:table-cell>
          <table:table-cell table:style-name="Table1.A1" office:value-type="string">
            <text:p text:style-name="P51">anecdotal</text:p>
          </table:table-cell>
          <table:table-cell table:style-name="Table1.A1" office:value-type="string">
            <text:p text:style-name="P51">অকল্পনীয়</text:p>
          </table:table-cell>
        </table:table-row>
        <table:table-row>
          <table:table-cell table:style-name="Table1.A1" office:value-type="string">
            <text:p text:style-name="P51">periodical</text:p>
          </table:table-cell>
          <table:table-cell table:style-name="Table1.B180" office:value-type="string">
            <text:p text:style-name="P51">repeated</text:p>
          </table:table-cell>
          <table:table-cell table:style-name="Table1.A1" office:value-type="string">
            <text:p text:style-name="P51">Stark</text:p>
          </table:table-cell>
          <table:table-cell table:style-name="Table1.A1" office:value-type="string">
            <text:p text:style-name="P51">পুরোপুরি, সম্পূর্ণ</text:p>
          </table:table-cell>
        </table:table-row>
        <table:table-row>
          <table:table-cell table:style-name="Table1.A1" office:value-type="string">
            <text:p text:style-name="P51">freight</text:p>
          </table:table-cell>
          <table:table-cell table:style-name="Table1.B180" office:value-type="string">
            <text:p text:style-name="P60">পণ্য</text:p>
          </table:table-cell>
          <table:table-cell table:style-name="Table1.A1" office:value-type="string">
            <text:p text:style-name="P51">boom</text:p>
          </table:table-cell>
          <table:table-cell table:style-name="Table1.A1" office:value-type="string">
            <text:p text:style-name="P51">গম্ভীর গর্জন</text:p>
          </table:table-cell>
        </table:table-row>
        <table:table-row>
          <table:table-cell table:style-name="Table1.A1" office:value-type="string">
            <text:p text:style-name="P51">friction</text:p>
          </table:table-cell>
          <table:table-cell table:style-name="Table1.B180" office:value-type="string">
            <text:p text:style-name="P51">ঘর্ষণ</text:p>
          </table:table-cell>
          <table:table-cell table:style-name="Table1.A1" office:value-type="string">
            <text:p text:style-name="P51">disproportionately</text:p>
          </table:table-cell>
          <table:table-cell table:style-name="Table1.A1" office:value-type="string">
            <text:p text:style-name="P51">অসমঞ্জস্যভাবে</text:p>
          </table:table-cell>
        </table:table-row>
        <table:table-row>
          <table:table-cell table:style-name="Table1.A1" office:value-type="string">
            <text:p text:style-name="P51">fast-growing</text:p>
          </table:table-cell>
          <table:table-cell table:style-name="Table1.B180" office:value-type="string">
            <text:p text:style-name="P51">দ্রুত বর্ধনশীল</text:p>
          </table:table-cell>
          <table:table-cell table:style-name="Table1.A1" office:value-type="string">
            <text:p text:style-name="P51">deregulation</text:p>
          </table:table-cell>
          <table:table-cell table:style-name="Table1.A1" office:value-type="string">
            <text:p text:style-name="P51">নিয়মমুক্ত করা</text:p>
          </table:table-cell>
        </table:table-row>
        <table:table-row>
          <table:table-cell table:style-name="Table1.A1" office:value-type="string">
            <text:p text:style-name="P51">dual-purpose</text:p>
          </table:table-cell>
          <table:table-cell table:style-name="Table1.B180" office:value-type="string">
            <text:p text:style-name="P51">দ্বৈত উদ্দেশ্য</text:p>
          </table:table-cell>
          <table:table-cell table:style-name="Table1.A1" office:value-type="string">
            <text:p text:style-name="P51">By and large</text:p>
          </table:table-cell>
          <table:table-cell table:style-name="Table1.A1" office:value-type="string">
            <text:p text:style-name="P51">মোটের উপর</text:p>
          </table:table-cell>
        </table:table-row>
        <table:table-row>
          <table:table-cell table:style-name="Table1.A1" office:value-type="string">
            <text:p text:style-name="P51">deregulate</text:p>
          </table:table-cell>
          <table:table-cell table:style-name="Table1.B180" office:value-type="string">
            <text:p text:style-name="P51">remove regulations or restrictions from.</text:p>
          </table:table-cell>
          <table:table-cell table:style-name="Table1.A1" office:value-type="string">
            <text:p text:style-name="P51">hauliers</text:p>
          </table:table-cell>
          <table:table-cell table:style-name="Table1.A1" office:value-type="string">
            <text:p text:style-name="P51">a person or company employed in the transport of goods or materials by road.</text:p>
          </table:table-cell>
        </table:table-row>
        <table:table-row>
          <table:table-cell table:style-name="Table1.A1" office:value-type="string">
            <text:p text:style-name="P51">haul</text:p>
          </table:table-cell>
          <table:table-cell table:style-name="Table1.B180" office:value-type="string">
            <text:p text:style-name="P51">pull</text:p>
          </table:table-cell>
          <table:table-cell table:style-name="Table1.A1" office:value-type="string">
            <text:p text:style-name="P51">locomotive</text:p>
          </table:table-cell>
          <table:table-cell table:style-name="Table1.A1" office:value-type="string">
            <text:p text:style-name="P51">সঞ্চরণশীল</text:p>
          </table:table-cell>
        </table:table-row>
        <table:table-row>
          <table:table-cell table:style-name="Table1.A1" office:value-type="string">
            <text:p text:style-name="P51">albeit</text:p>
          </table:table-cell>
          <table:table-cell table:style-name="Table1.B180" office:value-type="string">
            <text:p text:style-name="P51">যদিও</text:p>
          </table:table-cell>
          <table:table-cell table:style-name="Table1.A1" office:value-type="string">
            <text:p text:style-name="P51">streamline</text:p>
          </table:table-cell>
          <table:table-cell table:style-name="Table1.A1" office:value-type="string">
            <text:p text:style-name="P61">প্রবাহরেখা</text:p>
          </table:table-cell>
        </table:table-row>
        <table:table-row>
          <table:table-cell table:style-name="Table1.A1" office:value-type="string">
            <text:p text:style-name="P51">snowmobile</text:p>
          </table:table-cell>
          <table:table-cell table:style-name="Table1.B180" office:value-type="string">
            <text:p text:style-name="P51">a motor vehicle for traveling over snow.</text:p>
          </table:table-cell>
          <table:table-cell table:style-name="Table1.A1" office:value-type="string">
            <text:p text:style-name="P51">igloo</text:p>
          </table:table-cell>
          <table:table-cell table:style-name="Table1.A1" office:value-type="string">
            <text:p text:style-name="P51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51">permafrost</text:p>
          </table:table-cell>
          <table:table-cell table:style-name="Table1.B180" office:value-type="string">
            <text:p text:style-name="P51">ভূগর্ভস্থ চিরহিমায়িত অঞ্চল</text:p>
          </table:table-cell>
          <table:table-cell table:style-name="Table1.A1" office:value-type="string">
            <text:p text:style-name="P51">knock-on</text:p>
          </table:table-cell>
          <table:table-cell table:style-name="Table1.A1" office:value-type="string">
            <text:p text:style-name="P51">ঠক ঠক করা</text:p>
          </table:table-cell>
        </table:table-row>
        <table:table-row>
          <table:table-cell table:style-name="Table1.A1" office:value-type="string">
            <text:p text:style-name="P51">canary</text:p>
          </table:table-cell>
          <table:table-cell table:style-name="Table1.B180" office:value-type="string">
            <text:p text:style-name="P51"/>
          </table:table-cell>
          <table:table-cell table:style-name="Table1.A1" office:value-type="string">
            <text:p text:style-name="P51">precarious</text:p>
          </table:table-cell>
          <table:table-cell table:style-name="Table1.A1" office:value-type="string">
            <text:p text:style-name="P51">আর্থিক অনিশ্চয়তায় ভরপুর</text:p>
          </table:table-cell>
        </table:table-row>
        <text:soft-page-break/>
        <table:table-row>
          <table:table-cell table:style-name="Table1.A1" office:value-type="string">
            <text:p text:style-name="P51">hard-won</text:p>
          </table:table-cell>
          <table:table-cell table:style-name="Table1.B180" office:value-type="string">
            <text:p text:style-name="P51">কষ্টর্জিত</text:p>
          </table:table-cell>
          <table:table-cell table:style-name="Table1.A1" office:value-type="string">
            <text:p text:style-name="P51">autonomy</text:p>
          </table:table-cell>
          <table:table-cell table:style-name="Table1.A1" office:value-type="string">
            <text:p text:style-name="P51">স্বায়ত্তশাসন</text:p>
          </table:table-cell>
        </table:table-row>
        <table:table-row>
          <table:table-cell table:style-name="Table1.A1" office:value-type="string">
            <text:p text:style-name="P51">hardship</text:p>
          </table:table-cell>
          <table:table-cell table:style-name="Table1.B180" office:value-type="string">
            <text:p text:style-name="P51">অত্যন্ত কষ্ট</text:p>
          </table:table-cell>
          <table:table-cell table:style-name="Table1.A1" office:value-type="string">
            <text:p text:style-name="P51">A handful</text:p>
          </table:table-cell>
          <table:table-cell table:style-name="Table1.A1" office:value-type="string">
            <text:p text:style-name="P51">A few</text:p>
          </table:table-cell>
        </table:table-row>
        <table:table-row>
          <table:table-cell table:style-name="Table1.A1" office:value-type="string">
            <text:p text:style-name="P51">nomadic</text:p>
          </table:table-cell>
          <table:table-cell table:style-name="Table1.B180" office:value-type="string">
            <text:p text:style-name="P51">যাযাবর</text:p>
          </table:table-cell>
          <table:table-cell table:style-name="Table1.A1" office:value-type="string">
            <text:p text:style-name="P51">scarce</text:p>
          </table:table-cell>
          <table:table-cell table:style-name="Table1.A1" office:value-type="string">
            <text:p text:style-name="P51">দুর্লভ</text:p>
          </table:table-cell>
        </table:table-row>
        <table:table-row>
          <table:table-cell table:style-name="Table1.A1" office:value-type="string">
            <text:p text:style-name="P51">starve</text:p>
          </table:table-cell>
          <table:table-cell table:style-name="Table1.B180" office:value-type="string">
            <text:p text:style-name="P51">অনাহারে থাকা</text:p>
          </table:table-cell>
          <table:table-cell table:style-name="Table1.A1" office:value-type="string">
            <text:p text:style-name="P51">curtailed</text:p>
          </table:table-cell>
          <table:table-cell table:style-name="Table1.A1" office:value-type="string">
            <text:p text:style-name="P51">সঙ্কুচিত</text:p>
          </table:table-cell>
        </table:table-row>
        <table:table-row>
          <table:table-cell table:style-name="Table1.A1" office:value-type="string">
            <text:p text:style-name="P51">impinge</text:p>
          </table:table-cell>
          <table:table-cell table:style-name="Table1.B180" office:value-type="string">
            <text:p text:style-name="P51">আহত করা</text:p>
          </table:table-cell>
          <table:table-cell table:style-name="Table1.A1" office:value-type="string">
            <text:p text:style-name="P51">capriciousness</text:p>
          </table:table-cell>
          <table:table-cell table:style-name="Table1.A1" office:value-type="string">
            <text:p text:style-name="P51">খামখেয়ালী</text:p>
          </table:table-cell>
        </table:table-row>
        <table:table-row>
          <table:table-cell table:style-name="Table1.A1" office:value-type="string">
            <text:p text:style-name="P51">exorbitant</text:p>
          </table:table-cell>
          <table:table-cell table:style-name="Table1.B180" office:value-type="string">
            <text:p text:style-name="P51">অত্যধিক, too much</text:p>
          </table:table-cell>
          <table:table-cell table:style-name="Table1.A1" office:value-type="string">
            <text:p text:style-name="P51">For so long now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1" office:value-type="string">
            <text:p text:style-name="P51">conceited</text:p>
          </table:table-cell>
          <table:table-cell table:style-name="Table1.B180" office:value-type="string">
            <text:p text:style-name="P51">অহংকারী, arrogant</text:p>
          </table:table-cell>
          <table:table-cell table:style-name="Table1.A1" office:value-type="string">
            <text:p text:style-name="P51">lucid</text:p>
          </table:table-cell>
          <table:table-cell table:style-name="Table1.A1" office:value-type="string">
            <text:p text:style-name="P51">সহজবোধ্য</text:p>
          </table:table-cell>
        </table:table-row>
        <table:table-row>
          <table:table-cell table:style-name="Table1.A1" office:value-type="string">
            <text:p text:style-name="P51">vague</text:p>
          </table:table-cell>
          <table:table-cell table:style-name="Table1.B180" office:value-type="string">
            <text:p text:style-name="P51">অস্পষ্ট</text:p>
          </table:table-cell>
          <table:table-cell table:style-name="Table1.A1" office:value-type="string">
            <text:p text:style-name="P51">misnomer</text:p>
          </table:table-cell>
          <table:table-cell table:style-name="Table1.A1" office:value-type="string">
            <text:p text:style-name="P51">নামের ভুল প্রয়োগ</text:p>
          </table:table-cell>
        </table:table-row>
        <table:table-row>
          <table:table-cell table:style-name="Table1.A1" office:value-type="string">
            <text:p text:style-name="P51">mellifluous</text:p>
          </table:table-cell>
          <table:table-cell table:style-name="Table1.B180" office:value-type="string">
            <text:p text:style-name="P51">শ্রুতিমুদুর</text:p>
          </table:table-cell>
          <table:table-cell table:style-name="Table1.A1" office:value-type="string">
            <text:p text:style-name="P51">eccentric</text:p>
          </table:table-cell>
          <table:table-cell table:style-name="Table1.A1" office:value-type="string">
            <text:p text:style-name="P51">অদ্ভুত</text:p>
          </table:table-cell>
        </table:table-row>
        <table:table-row>
          <table:table-cell table:style-name="Table1.A1" office:value-type="string">
            <text:p text:style-name="P51">nondescript</text:p>
          </table:table-cell>
          <table:table-cell table:style-name="Table1.B180" office:value-type="string">
            <text:p text:style-name="P51">সাদামাটা</text:p>
          </table:table-cell>
          <table:table-cell table:style-name="Table1.A1" office:value-type="string">
            <text:p text:style-name="P51">recalcitrant</text:p>
          </table:table-cell>
          <table:table-cell table:style-name="Table1.A1" office:value-type="string">
            <text:p text:style-name="P51">অবাধ্য</text:p>
          </table:table-cell>
        </table:table-row>
        <table:table-row>
          <table:table-cell table:style-name="Table1.A1" office:value-type="string">
            <text:p text:style-name="P51">grossly</text:p>
          </table:table-cell>
          <table:table-cell table:style-name="Table1.B180" office:value-type="string">
            <text:p text:style-name="P51">চূড়ান্তভাবে</text:p>
          </table:table-cell>
          <table:table-cell table:style-name="Table1.A1" office:value-type="string">
            <text:p text:style-name="P51">conceive</text:p>
          </table:table-cell>
          <table:table-cell table:style-name="Table1.A1" office:value-type="string">
            <text:p text:style-name="P51">কল্পনা করা</text:p>
          </table:table-cell>
        </table:table-row>
        <table:table-row>
          <table:table-cell table:style-name="Table1.A1" office:value-type="string">
            <text:p text:style-name="P51">reasonable</text:p>
          </table:table-cell>
          <table:table-cell table:style-name="Table1.B180" office:value-type="string">
            <text:p text:style-name="P51">ন্যায্য</text:p>
          </table:table-cell>
          <table:table-cell table:style-name="Table1.A1" office:value-type="string">
            <text:p text:style-name="P51">Point out</text:p>
          </table:table-cell>
          <table:table-cell table:style-name="Table1.A1" office:value-type="string">
            <text:p text:style-name="P51">দেখান</text:p>
          </table:table-cell>
        </table:table-row>
        <table:table-row>
          <table:table-cell table:style-name="Table1.A1" office:value-type="string">
            <text:p text:style-name="P51">spectacularly</text:p>
          </table:table-cell>
          <table:table-cell table:style-name="Table1.B180" office:value-type="string">
            <text:p text:style-name="P51">দর্শনীয়ভাবে , চমকপ্রদ ভাবে</text:p>
          </table:table-cell>
          <table:table-cell table:style-name="Table1.A1" office:value-type="string">
            <text:p text:style-name="P51">indispensable</text:p>
          </table:table-cell>
          <table:table-cell table:style-name="Table1.A1" office:value-type="string">
            <text:p text:style-name="P51">অপরিহার্য</text:p>
          </table:table-cell>
        </table:table-row>
        <table:table-row>
          <table:table-cell table:style-name="Table1.A1" office:value-type="string">
            <text:p text:style-name="P51">sprawl</text:p>
          </table:table-cell>
          <table:table-cell table:style-name="Table1.B180" office:value-type="string">
            <text:p text:style-name="P51">আঁকাবাঁকা হত্তয়া</text:p>
          </table:table-cell>
          <table:table-cell table:style-name="Table1.A1" office:value-type="string">
            <text:p text:style-name="P51">refute</text:p>
          </table:table-cell>
          <table:table-cell table:style-name="Table1.A1" office:value-type="string">
            <text:p text:style-name="P51">prove (a statement or theory) to be wrong or false</text:p>
          </table:table-cell>
        </table:table-row>
        <table:table-row>
          <table:table-cell table:style-name="Table1.A1" office:value-type="string">
            <text:p text:style-name="P51">starkly</text:p>
          </table:table-cell>
          <table:table-cell table:style-name="Table1.B180" office:value-type="string">
            <text:p text:style-name="P51">সম্পূর্ণভাবে</text:p>
          </table:table-cell>
          <table:table-cell table:style-name="Table1.A1" office:value-type="string">
            <text:p text:style-name="P51">dispersal</text:p>
          </table:table-cell>
          <table:table-cell table:style-name="Table1.A1" office:value-type="string">
            <text:p text:style-name="P51">ছত্রভঙ্গ</text:p>
          </table:table-cell>
        </table:table-row>
        <table:table-row>
          <table:table-cell table:style-name="Table1.A1" office:value-type="string">
            <text:p text:style-name="P51">flourish</text:p>
          </table:table-cell>
          <table:table-cell table:style-name="Table1.B180" office:value-type="string">
            <text:p text:style-name="P51">প্রচুর পরিমাণে জন্মান</text:p>
          </table:table-cell>
          <table:table-cell table:style-name="Table1.A1" office:value-type="string">
            <text:p text:style-name="P51">afflicting</text:p>
          </table:table-cell>
          <table:table-cell table:style-name="Table1.A1" office:value-type="string">
            <text:p text:style-name="P51">পীড়িত করা</text:p>
          </table:table-cell>
        </table:table-row>
        <table:table-row>
          <table:table-cell table:style-name="Table1.A1" office:value-type="string">
            <text:p text:style-name="P51">dementia</text:p>
          </table:table-cell>
          <table:table-cell table:style-name="Table1.B180" office:value-type="string">
            <text:p text:style-name="P51">স্মৃতিভ্রংশ</text:p>
          </table:table-cell>
          <table:table-cell table:style-name="Table1.A1" office:value-type="string">
            <text:p text:style-name="P51">emphysema</text:p>
          </table:table-cell>
          <table:table-cell table:style-name="Table1.A1" office:value-type="string">
            <text:p text:style-name="P51">শ্বাসকষ্ট</text:p>
          </table:table-cell>
        </table:table-row>
        <table:table-row>
          <table:table-cell table:style-name="Table1.A1" office:value-type="string">
            <text:p text:style-name="P51">demographer</text:p>
          </table:table-cell>
          <table:table-cell table:style-name="Table1.B180" office:value-type="string">
            <text:p text:style-name="P51">the science of vital and social statistics, as of the births, deaths, diseases, marriages,</text:p>
          </table:table-cell>
          <table:table-cell table:style-name="Table1.A1" office:value-type="string">
            <text:p text:style-name="P51">bronchitis</text:p>
          </table:table-cell>
          <table:table-cell table:style-name="Table1.A1" office:value-type="string">
            <text:p text:style-name="P51">ফুসফুসের প্রদাহ</text:p>
          </table:table-cell>
        </table:table-row>
        <table:table-row>
          <table:table-cell table:style-name="Table1.A1" office:value-type="string">
            <text:p text:style-name="P51">greying</text:p>
          </table:table-cell>
          <table:table-cell table:style-name="Table1.B180" office:value-type="string">
            <text:p text:style-name="P51">নীরস করা</text:p>
          </table:table-cell>
          <table:table-cell table:style-name="Table1.A1" office:value-type="string">
            <text:p text:style-name="P51">self-reliance</text:p>
          </table:table-cell>
          <table:table-cell table:style-name="Table1.A1" office:value-type="string">
            <text:p text:style-name="P51">আত্মনির্ভরশীলতা</text:p>
          </table:table-cell>
        </table:table-row>
        <table:table-row>
          <table:table-cell table:style-name="Table1.A1" office:value-type="string">
            <text:p text:style-name="P51">retain</text:p>
          </table:table-cell>
          <table:table-cell table:style-name="Table1.B180" office:value-type="string">
            <text:p text:style-name="P51">স্মৃতিতে ধরে রাখা</text:p>
          </table:table-cell>
          <table:table-cell table:style-name="Table1.A1" office:value-type="string">
            <text:p text:style-name="P51">epidemiologist</text:p>
          </table:table-cell>
          <table:table-cell table:style-name="Table1.A1" office:value-type="string">
            <text:p text:style-name="P51">রোগবিস্তার-সংক্রান্ত</text:p>
          </table:table-cell>
        </table:table-row>
        <table:table-row>
          <table:table-cell table:style-name="Table1.A1" office:value-type="string">
            <text:p text:style-name="P51">Self - sufficient</text:p>
          </table:table-cell>
          <table:table-cell table:style-name="Table1.B180" office:value-type="string">
            <text:p text:style-name="P51">স্বয়ংসম্পূর্ণ</text:p>
          </table:table-cell>
          <table:table-cell table:style-name="Table1.A1" office:value-type="string">
            <text:p text:style-name="P51">chronically</text:p>
          </table:table-cell>
          <table:table-cell table:style-name="Table1.A1" office:value-type="string">
            <text:p text:style-name="P51">দীর্ঘকালব্যাপী</text:p>
          </table:table-cell>
        </table:table-row>
        <table:table-row>
          <table:table-cell table:style-name="Table1.A1" office:value-type="string">
            <text:p text:style-name="P51">feat</text:p>
          </table:table-cell>
          <table:table-cell table:style-name="Table1.B180" office:value-type="string">
            <text:p text:style-name="P51">কৃতিত্ব</text:p>
          </table:table-cell>
          <table:table-cell table:style-name="Table1.A1" office:value-type="string">
            <text:p text:style-name="P51">conviction</text:p>
          </table:table-cell>
          <table:table-cell table:style-name="Table1.A1" office:value-type="string">
            <text:p text:style-name="P51">দোষী সাব্যস্ত</text:p>
          </table:table-cell>
        </table:table-row>
        <table:table-row>
          <table:table-cell table:style-name="Table1.A1" office:value-type="string">
            <text:p text:style-name="P51">scanty</text:p>
          </table:table-cell>
          <table:table-cell table:style-name="Table1.B180" office:value-type="string">
            <text:p text:style-name="P51">সামান্য</text:p>
          </table:table-cell>
          <table:table-cell table:style-name="Table1.A1" office:value-type="string">
            <text:p text:style-name="P51">furtive</text:p>
          </table:table-cell>
          <table:table-cell table:style-name="Table1.A1" office:value-type="string">
            <text:p text:style-name="P51">গোপন</text:p>
          </table:table-cell>
        </table:table-row>
        <table:table-row>
          <table:table-cell table:style-name="Table1.A1" office:value-type="string">
            <text:p text:style-name="P51">meticulous</text:p>
          </table:table-cell>
          <table:table-cell table:style-name="Table1.B180" office:value-type="string">
            <text:p text:style-name="P51">খুঁটিনাটি ব্যাপারেও অত্যন্ত সতর্ক</text:p>
          </table:table-cell>
          <table:table-cell table:style-name="Table1.A1" office:value-type="string">
            <text:p text:style-name="P51">aberration</text:p>
          </table:table-cell>
          <table:table-cell table:style-name="Table1.A1" office:value-type="string">
            <text:p text:style-name="P51">বিচু্যতি</text:p>
          </table:table-cell>
        </table:table-row>
        <table:table-row>
          <table:table-cell table:style-name="Table1.A1" office:value-type="string">
            <text:p text:style-name="P51">strain</text:p>
          </table:table-cell>
          <table:table-cell table:style-name="Table1.B180" office:value-type="string">
            <text:p text:style-name="P51">ধকল</text:p>
          </table:table-cell>
          <table:table-cell table:style-name="Table1.A1" office:value-type="string">
            <text:p text:style-name="P51">outcry</text:p>
          </table:table-cell>
          <table:table-cell table:style-name="Table1.A1" office:value-type="string">
            <text:p text:style-name="P51">হৈচৈ</text:p>
          </table:table-cell>
        </table:table-row>
        <table:table-row>
          <table:table-cell table:style-name="Table1.A1" office:value-type="string">
            <text:p text:style-name="P51">undergo</text:p>
          </table:table-cell>
          <table:table-cell table:style-name="Table1.B180" office:value-type="string">
            <text:p text:style-name="P51">অভিজ্ঞতা লাভ করা</text:p>
          </table:table-cell>
          <table:table-cell table:style-name="Table1.A1" office:value-type="string">
            <text:p text:style-name="P51">leprosy</text:p>
          </table:table-cell>
          <table:table-cell table:style-name="Table1.A1" office:value-type="string">
            <text:p text:style-name="P51">কুষ্ঠব্যাধি</text:p>
          </table:table-cell>
        </table:table-row>
        <table:table-row>
          <table:table-cell table:style-name="Table1.A1" office:value-type="string">
            <text:p text:style-name="P51">contagious</text:p>
          </table:table-cell>
          <table:table-cell table:style-name="Table1.B180" office:value-type="string">
            <text:p text:style-name="P51">ছোঁয়াচে</text:p>
          </table:table-cell>
          <table:table-cell table:style-name="Table1.A1" office:value-type="string">
            <text:p text:style-name="P51">pariah</text:p>
          </table:table-cell>
          <table:table-cell table:style-name="Table1.A1" office:value-type="string">
            <text:p text:style-name="P51">সমাজচুত্য ব্যক্তি</text:p>
          </table:table-cell>
        </table:table-row>
        <table:table-row>
          <table:table-cell table:style-name="Table1.A1" office:value-type="string">
            <text:p text:style-name="P51">laud</text:p>
          </table:table-cell>
          <table:table-cell table:style-name="Table1.B180" office:value-type="string">
            <text:p text:style-name="P51">প্রশংসা</text:p>
          </table:table-cell>
          <table:table-cell table:style-name="Table1.A1" office:value-type="string">
            <text:p text:style-name="P51">ostracized</text:p>
          </table:table-cell>
          <table:table-cell table:style-name="Table1.A1" office:value-type="string">
            <text:p text:style-name="P51">একঘরে</text:p>
          </table:table-cell>
        </table:table-row>
        <table:table-row>
          <table:table-cell table:style-name="Table1.A1" office:value-type="string">
            <text:p text:style-name="P51">venerable</text:p>
          </table:table-cell>
          <table:table-cell table:style-name="Table1.B180" office:value-type="string">
            <text:p text:style-name="P51">শ্রদ্ধেয়</text:p>
          </table:table-cell>
          <table:table-cell table:style-name="Table1.A1" office:value-type="string">
            <text:p text:style-name="P51">provoke</text:p>
          </table:table-cell>
          <table:table-cell table:style-name="Table1.A1" office:value-type="string">
            <text:p text:style-name="P51">উত্তেজিত করা</text:p>
          </table:table-cell>
        </table:table-row>
        <table:table-row>
          <table:table-cell table:style-name="Table1.A1" office:value-type="string">
            <text:p text:style-name="P51">provocative</text:p>
          </table:table-cell>
          <table:table-cell table:style-name="Table1.B180" office:value-type="string">
            <text:p text:style-name="P51">উস্কানিমূলক</text:p>
          </table:table-cell>
          <table:table-cell table:style-name="Table1.A1" office:value-type="string">
            <text:p text:style-name="P51">veiled</text:p>
          </table:table-cell>
          <table:table-cell table:style-name="Table1.A1" office:value-type="string">
            <text:p text:style-name="P51">Covered, concealed</text:p>
          </table:table-cell>
        </table:table-row>
        <table:table-row>
          <table:table-cell table:style-name="Table1.A1" office:value-type="string">
            <text:p text:style-name="P51">zeal</text:p>
          </table:table-cell>
          <table:table-cell table:style-name="Table1.B180" office:value-type="string">
            <text:p text:style-name="P51">আগ্রহ</text:p>
          </table:table-cell>
          <table:table-cell table:style-name="Table1.A1" office:value-type="string">
            <text:p text:style-name="P51">fortitude</text:p>
          </table:table-cell>
          <table:table-cell table:style-name="Table1.A1" office:value-type="string">
            <text:p text:style-name="P51">ধৈর্যে</text:p>
          </table:table-cell>
        </table:table-row>
        <table:table-row>
          <table:table-cell table:style-name="Table1.A1" office:value-type="string">
            <text:p text:style-name="P51">veracity</text:p>
          </table:table-cell>
          <table:table-cell table:style-name="Table1.B180" office:value-type="string">
            <text:p text:style-name="P51">সত্যবাদিতা</text:p>
          </table:table-cell>
          <table:table-cell table:style-name="Table1.A1" office:value-type="string">
            <text:p text:style-name="P51">procrastination</text:p>
          </table:table-cell>
          <table:table-cell table:style-name="Table1.A1" office:value-type="string">
            <text:p text:style-name="P51">দীর্ঘসূত্রতা</text:p>
          </table:table-cell>
        </table:table-row>
        <table:table-row>
          <table:table-cell table:style-name="Table1.A1" office:value-type="string">
            <text:p text:style-name="P51">Like everyone else</text:p>
          </table:table-cell>
          <table:table-cell table:style-name="Table1.B180" office:value-type="string">
            <text:p text:style-name="P51">বাকি সবার মতই</text:p>
          </table:table-cell>
          <table:table-cell table:style-name="Table1.A1" office:value-type="string">
            <text:p text:style-name="P51">vindicate</text:p>
          </table:table-cell>
          <table:table-cell table:style-name="Table1.A1" office:value-type="string">
            <text:p text:style-name="P51">সত্যতা প্রমান করা</text:p>
          </table:table-cell>
        </table:table-row>
        <table:table-row>
          <table:table-cell table:style-name="Table1.A1" office:value-type="string">
            <text:p text:style-name="P51">contrive</text:p>
          </table:table-cell>
          <table:table-cell table:style-name="Table1.B180" office:value-type="string">
            <text:p text:style-name="P51">Connive, scheme</text:p>
          </table:table-cell>
          <table:table-cell table:style-name="Table1.A1" office:value-type="string">
            <text:p text:style-name="P51">traditionally</text:p>
          </table:table-cell>
          <table:table-cell table:style-name="Table1.A1" office:value-type="string">
            <text:p text:style-name="P51">ঐতিহ্যগতভাবে</text:p>
          </table:table-cell>
        </table:table-row>
        <text:soft-page-break/>
        <table:table-row>
          <table:table-cell table:style-name="Table1.A1" office:value-type="string">
            <text:p text:style-name="P51">collateral</text:p>
          </table:table-cell>
          <table:table-cell table:style-name="Table1.B180" office:value-type="string">
            <text:p text:style-name="P51">জামানত</text:p>
          </table:table-cell>
          <table:table-cell table:style-name="Table1.A1" office:value-type="string">
            <text:p text:style-name="P51">bashful</text:p>
          </table:table-cell>
          <table:table-cell table:style-name="Table1.A1" office:value-type="string">
            <text:p text:style-name="P51">লাজুক</text:p>
          </table:table-cell>
        </table:table-row>
        <table:table-row>
          <table:table-cell table:style-name="Table1.A1" office:value-type="string">
            <text:p text:style-name="P51">reticent</text:p>
          </table:table-cell>
          <table:table-cell table:style-name="Table1.B180" office:value-type="string">
            <text:p text:style-name="P51">স্বল্পভাষী</text:p>
          </table:table-cell>
          <table:table-cell table:style-name="Table1.A1" office:value-type="string">
            <text:p text:style-name="P51">flamboyant</text:p>
          </table:table-cell>
          <table:table-cell table:style-name="Table1.A1" office:value-type="string">
            <text:p text:style-name="P51">জাঁকালো</text:p>
          </table:table-cell>
        </table:table-row>
        <table:table-row>
          <table:table-cell table:style-name="Table1.A1" office:value-type="string">
            <text:p text:style-name="P51">gregarious</text:p>
          </table:table-cell>
          <table:table-cell table:style-name="Table1.B180" office:value-type="string">
            <text:p text:style-name="P51">মিশুক</text:p>
          </table:table-cell>
          <table:table-cell table:style-name="Table1.A1" office:value-type="string">
            <text:p text:style-name="P51">gleefully</text:p>
          </table:table-cell>
          <table:table-cell table:style-name="Table1.A1" office:value-type="string">
            <text:p text:style-name="P51">উল্লাসিতভাবে</text:p>
          </table:table-cell>
        </table:table-row>
        <table:table-row>
          <table:table-cell table:style-name="Table1.A1" office:value-type="string">
            <text:p text:style-name="P51">Abridged version</text:p>
          </table:table-cell>
          <table:table-cell table:style-name="Table1.B180" office:value-type="string">
            <text:p text:style-name="P51">সংক্ষেপিত সংস্করণ</text:p>
          </table:table-cell>
          <table:table-cell table:style-name="Table1.A1" office:value-type="string">
            <text:p text:style-name="P51">Subject matter</text:p>
          </table:table-cell>
          <table:table-cell table:style-name="Table1.A1" office:value-type="string">
            <text:p text:style-name="P51">বিষয়বস্তু</text:p>
          </table:table-cell>
        </table:table-row>
        <table:table-row>
          <table:table-cell table:style-name="Table1.A1" office:value-type="string">
            <text:p text:style-name="P51">discreet</text:p>
          </table:table-cell>
          <table:table-cell table:style-name="Table1.B180" office:value-type="string">
            <text:p text:style-name="P51">বিচক্ষণ</text:p>
          </table:table-cell>
          <table:table-cell table:style-name="Table1.A1" office:value-type="string">
            <text:p text:style-name="P51">candid</text:p>
          </table:table-cell>
          <table:table-cell table:style-name="Table1.A1" office:value-type="string">
            <text:p text:style-name="P51">সাদাসিধে</text:p>
          </table:table-cell>
        </table:table-row>
        <table:table-row>
          <table:table-cell table:style-name="Table1.A1" office:value-type="string">
            <text:p text:style-name="P51">quaint</text:p>
          </table:table-cell>
          <table:table-cell table:style-name="Table1.B180" office:value-type="string">
            <text:p text:style-name="P174">মনোরম</text:p>
          </table:table-cell>
          <table:table-cell table:style-name="Table1.A1" office:value-type="string">
            <text:p text:style-name="P51">Fallow land</text:p>
          </table:table-cell>
          <table:table-cell table:style-name="Table1.A1" office:value-type="string">
            <text:p text:style-name="P174">পতিত জমি</text:p>
          </table:table-cell>
        </table:table-row>
        <table:table-row>
          <table:table-cell table:style-name="Table1.A1" office:value-type="string">
            <text:p text:style-name="P51">gratifying</text:p>
          </table:table-cell>
          <table:table-cell table:style-name="Table1.B180" office:value-type="string">
            <text:p text:style-name="P174">সন্তোষজনক</text:p>
          </table:table-cell>
          <table:table-cell table:style-name="Table1.A1" office:value-type="string">
            <text:p text:style-name="P51">commemorate</text:p>
          </table:table-cell>
          <table:table-cell table:style-name="Table1.A1" office:value-type="string">
            <text:p text:style-name="P174">স্মরণ করা</text:p>
          </table:table-cell>
        </table:table-row>
        <table:table-row>
          <table:table-cell table:style-name="Table1.A1" office:value-type="string">
            <text:p text:style-name="P51">Artificial insemination</text:p>
          </table:table-cell>
          <table:table-cell table:style-name="Table1.B180" office:value-type="string">
            <text:p text:style-name="P174">কৃত্রিম প্রজনন</text:p>
          </table:table-cell>
          <table:table-cell table:style-name="Table1.A1" office:value-type="string">
            <text:p text:style-name="P51">ardent</text:p>
          </table:table-cell>
          <table:table-cell table:style-name="Table1.A1" office:value-type="string">
            <text:p text:style-name="P174">enthusiastic or passionate</text:p>
          </table:table-cell>
        </table:table-row>
        <table:table-row>
          <table:table-cell table:style-name="Table1.A1" office:value-type="string">
            <text:p text:style-name="P51">complacent</text:p>
          </table:table-cell>
          <table:table-cell table:style-name="Table1.B180" office:value-type="string">
            <text:p text:style-name="P174">আত্মসন্তুষ্ট</text:p>
          </table:table-cell>
          <table:table-cell table:style-name="Table1.A1" office:value-type="string">
            <text:p text:style-name="P51">apprehensive</text:p>
          </table:table-cell>
          <table:table-cell table:style-name="Table1.A1" office:value-type="string">
            <text:p text:style-name="P174">anxious or fearful</text:p>
          </table:table-cell>
        </table:table-row>
        <table:table-row>
          <table:table-cell table:style-name="Table1.A1" office:value-type="string">
            <text:p text:style-name="P51">abruptly</text:p>
          </table:table-cell>
          <table:table-cell table:style-name="Table1.B180" office:value-type="string">
            <text:p text:style-name="P174">suddenly</text:p>
          </table:table-cell>
          <table:table-cell table:style-name="Table1.A1" office:value-type="string">
            <text:p text:style-name="P51">equitably</text:p>
          </table:table-cell>
          <table:table-cell table:style-name="Table1.A1" office:value-type="string">
            <text:p text:style-name="P174">rightfully</text:p>
          </table:table-cell>
        </table:table-row>
        <table:table-row>
          <table:table-cell table:style-name="Table1.A1" office:value-type="string">
            <text:p text:style-name="P51">incisively</text:p>
          </table:table-cell>
          <table:table-cell table:style-name="Table1.B180" office:value-type="string">
            <text:p text:style-name="P174">exactly, precisely</text:p>
          </table:table-cell>
          <table:table-cell table:style-name="Table1.A1" office:value-type="string">
            <text:p text:style-name="P51">captivate</text:p>
          </table:table-cell>
          <table:table-cell table:style-name="Table1.A1" office:value-type="string">
            <text:p text:style-name="P174">enthrall</text:p>
          </table:table-cell>
        </table:table-row>
        <table:table-row>
          <table:table-cell table:style-name="Table1.A1" office:value-type="string">
            <text:p text:style-name="P51">Very shy</text:p>
          </table:table-cell>
          <table:table-cell table:style-name="Table1.B180" office:value-type="string">
            <text:p text:style-name="P174">খুব লাজুক</text:p>
          </table:table-cell>
          <table:table-cell table:style-name="Table1.A1" office:value-type="string">
            <text:p text:style-name="P51">intone</text:p>
          </table:table-cell>
          <table:table-cell table:style-name="Table1.A1" office:value-type="string">
            <text:p text:style-name="P174">একটানা সুরে আবৃত্তি করা</text:p>
          </table:table-cell>
        </table:table-row>
        <table:table-row>
          <table:table-cell table:style-name="Table1.A1" office:value-type="string">
            <text:p text:style-name="P51">erroneously</text:p>
          </table:table-cell>
          <table:table-cell table:style-name="Table1.B180" office:value-type="string">
            <text:p text:style-name="P174">mistakenly</text:p>
          </table:table-cell>
          <table:table-cell table:style-name="Table1.A1" office:value-type="string">
            <text:p text:style-name="P62">Vitiate</text:p>
          </table:table-cell>
          <table:table-cell table:style-name="Table1.A1" office:value-type="string">
            <text:p text:style-name="P292">spoil or impair</text:p>
          </table:table-cell>
        </table:table-row>
        <table:table-row>
          <table:table-cell table:style-name="Table1.A676" office:value-type="string">
            <text:p text:style-name="P62">Relegate</text:p>
          </table:table-cell>
          <table:table-cell table:style-name="Table1.B676" office:value-type="string">
            <text:p text:style-name="P175">নিম্নপদে সরান</text:p>
          </table:table-cell>
          <table:table-cell table:style-name="Table1.C676" office:value-type="string">
            <text:p text:style-name="P62">Indifferent to success</text:p>
          </table:table-cell>
          <table:table-cell table:style-name="Table1.D676" office:value-type="string">
            <text:p text:style-name="P62">সফলতার বেপারে উদাসীন </text:p>
          </table:table-cell>
        </table:table-row>
        <table:table-row>
          <table:table-cell table:style-name="Table1.A676" office:value-type="string">
            <text:p text:style-name="P62">Tedious</text:p>
          </table:table-cell>
          <table:table-cell table:style-name="Table1.B676" office:value-type="string">
            <text:p text:style-name="P175">Too long, slow, dull</text:p>
          </table:table-cell>
          <table:table-cell table:style-name="Table1.C676" office:value-type="string">
            <text:p text:style-name="P63">Come to blows</text:p>
          </table:table-cell>
          <table:table-cell table:style-name="Table1.D676" office:value-type="string">
            <text:p text:style-name="P63">হাতাহাতি করা</text:p>
          </table:table-cell>
        </table:table-row>
        <table:table-row>
          <table:table-cell table:style-name="Table1.A676" office:value-type="string">
            <text:p text:style-name="P63">Adversary</text:p>
          </table:table-cell>
          <table:table-cell table:style-name="Table1.B676" office:value-type="string">
            <text:p text:style-name="P176">প্রতিপক্ষ</text:p>
          </table:table-cell>
          <table:table-cell table:style-name="Table1.C676" office:value-type="string">
            <text:p text:style-name="P63">Acrimonious</text:p>
          </table:table-cell>
          <table:table-cell table:style-name="Table1.D676" office:value-type="string">
            <text:p text:style-name="P221">তিক্ত, কটু</text:p>
          </table:table-cell>
        </table:table-row>
        <table:table-row>
          <table:table-cell table:style-name="Table1.A676" office:value-type="string">
            <text:p text:style-name="P64">Sought</text:p>
          </table:table-cell>
          <table:table-cell table:style-name="Table1.B676" office:value-type="string">
            <text:p text:style-name="P194"><text:span text:style-name="T5">চাওয়া, </text:span><text:span text:style-name="T6">seek</text:span></text:p>
          </table:table-cell>
          <table:table-cell table:style-name="Table1.C676" office:value-type="string">
            <text:p text:style-name="P64">Rebel</text:p>
          </table:table-cell>
          <table:table-cell table:style-name="Table1.D676" office:value-type="string">
            <text:p text:style-name="P64">বিদ্রোহী</text:p>
          </table:table-cell>
        </table:table-row>
        <table:table-row>
          <table:table-cell table:style-name="Table1.A676" office:value-type="string">
            <text:p text:style-name="P64">Overcome</text:p>
          </table:table-cell>
          <table:table-cell table:style-name="Table1.B676" office:value-type="string">
            <text:p text:style-name="P175">কাটাইয়া ত্তঠা</text:p>
          </table:table-cell>
          <table:table-cell table:style-name="Table1.C676" office:value-type="string">
            <text:p text:style-name="P65">Sage</text:p>
          </table:table-cell>
          <table:table-cell table:style-name="Table1.D676" office:value-type="string">
            <text:p text:style-name="P65">ঋষি, বিচক্ষণ</text:p>
          </table:table-cell>
        </table:table-row>
        <table:table-row>
          <table:table-cell table:style-name="Table1.A676" office:value-type="string">
            <text:p text:style-name="P65">Pendant</text:p>
          </table:table-cell>
          <table:table-cell table:style-name="Table1.B676" office:value-type="string">
            <text:p text:style-name="P177">পন্ডিত</text:p>
          </table:table-cell>
          <table:table-cell table:style-name="Table1.C676" office:value-type="string">
            <text:p text:style-name="P65">Well-meaning</text:p>
          </table:table-cell>
          <table:table-cell table:style-name="Table1.D676" office:value-type="string">
            <text:p text:style-name="P65">Well-intention</text:p>
          </table:table-cell>
        </table:table-row>
        <table:table-row>
          <table:table-cell table:style-name="Table1.A676" office:value-type="string">
            <text:p text:style-name="P65">Scandalmonger</text:p>
          </table:table-cell>
          <table:table-cell table:style-name="Table1.B676" office:value-type="string">
            <text:p text:style-name="P177">কুতসারটনাকারী</text:p>
          </table:table-cell>
          <table:table-cell table:style-name="Table1.C676" office:value-type="string">
            <text:p text:style-name="P65">Tepid</text:p>
          </table:table-cell>
          <table:table-cell table:style-name="Table1.D676" office:value-type="string">
            <text:p text:style-name="P65">সামান্য প্রতিক্রিয়া</text:p>
          </table:table-cell>
        </table:table-row>
        <table:table-row>
          <table:table-cell table:style-name="Table1.A676" office:value-type="string">
            <text:p text:style-name="P65">Yearn</text:p>
          </table:table-cell>
          <table:table-cell table:style-name="Table1.B676" office:value-type="string">
            <text:p text:style-name="P177">আকুল আকাঙ্ক্ষা</text:p>
          </table:table-cell>
          <table:table-cell table:style-name="Table1.C676" office:value-type="string">
            <text:p text:style-name="P65">Boon</text:p>
          </table:table-cell>
          <table:table-cell table:style-name="Table1.D676" office:value-type="string">
            <text:p text:style-name="P65">আশীর্বাদ</text:p>
          </table:table-cell>
        </table:table-row>
        <table:table-row>
          <table:table-cell table:style-name="Table1.A676" office:value-type="string">
            <text:p text:style-name="P66">Intermittently</text:p>
          </table:table-cell>
          <table:table-cell table:style-name="Table1.B676" office:value-type="string">
            <text:p text:style-name="P178">থেমে থেমে</text:p>
          </table:table-cell>
          <table:table-cell table:style-name="Table1.C676" office:value-type="string">
            <text:p text:style-name="P67">Assiduously</text:p>
          </table:table-cell>
          <table:table-cell table:style-name="Table1.D676" office:value-type="string">
            <text:p text:style-name="P67">নিষ্ঠার সঙ্গে</text:p>
          </table:table-cell>
        </table:table-row>
        <table:table-row>
          <table:table-cell table:style-name="Table1.A676" office:value-type="string">
            <text:p text:style-name="P68">For weeks</text:p>
          </table:table-cell>
          <table:table-cell table:style-name="Table1.B676" office:value-type="string">
            <text:p text:style-name="P179">কয়েক সপ্তাহ ধরে </text:p>
          </table:table-cell>
          <table:table-cell table:style-name="Table1.C676" office:value-type="string">
            <text:p text:style-name="P68">Insomnia</text:p>
          </table:table-cell>
          <table:table-cell table:style-name="Table1.D676" office:value-type="string">
            <text:p text:style-name="P68">অনিদ্রা</text:p>
          </table:table-cell>
        </table:table-row>
        <table:table-row>
          <table:table-cell table:style-name="Table1.A676" office:value-type="string">
            <text:p text:style-name="P68">Soporific</text:p>
          </table:table-cell>
          <table:table-cell table:style-name="Table1.B676" office:value-type="string">
            <text:p text:style-name="P179">ঘুমপাড়ানি</text:p>
          </table:table-cell>
          <table:table-cell table:style-name="Table1.C676" office:value-type="string">
            <text:p text:style-name="P68">Malevolent</text:p>
          </table:table-cell>
          <table:table-cell table:style-name="Table1.D676" office:value-type="string">
            <text:p text:style-name="P68">হিংসক</text:p>
          </table:table-cell>
        </table:table-row>
        <table:table-row>
          <table:table-cell table:style-name="Table1.A676" office:value-type="string">
            <text:p text:style-name="P68">Desultory</text:p>
          </table:table-cell>
          <table:table-cell table:style-name="Table1.B676" office:value-type="string">
            <text:p text:style-name="P179">এলোমেলো</text:p>
          </table:table-cell>
          <table:table-cell table:style-name="Table1.C676" office:value-type="string">
            <text:p text:style-name="P68">Amorphous</text:p>
          </table:table-cell>
          <table:table-cell table:style-name="Table1.D676" office:value-type="string">
            <text:p text:style-name="P68">নিরাকার</text:p>
          </table:table-cell>
        </table:table-row>
        <table:table-row>
          <table:table-cell table:style-name="Table1.A676" office:value-type="string">
            <text:p text:style-name="P68">Aptitude</text:p>
          </table:table-cell>
          <table:table-cell table:style-name="Table1.B676" office:value-type="string">
            <text:p text:style-name="P294">a natural ability to do something.</text:p>
          </table:table-cell>
          <table:table-cell table:style-name="Table1.C676" office:value-type="string">
            <text:p text:style-name="P68">Rapturous</text:p>
          </table:table-cell>
          <table:table-cell table:style-name="Table1.D676" office:value-type="string">
            <text:p text:style-name="P68">উল্লাসপূর্ণ</text:p>
          </table:table-cell>
        </table:table-row>
        <table:table-row>
          <table:table-cell table:style-name="Table1.A676" office:value-type="string">
            <text:p text:style-name="P68">Unyielding attitude</text:p>
          </table:table-cell>
          <table:table-cell table:style-name="Table1.B676" office:value-type="string">
            <text:p text:style-name="P179">আপোষহীন মনোভাব</text:p>
          </table:table-cell>
          <table:table-cell table:style-name="Table1.C676" office:value-type="string">
            <text:p text:style-name="P68">Compromise</text:p>
          </table:table-cell>
          <table:table-cell table:style-name="Table1.D676" office:value-type="string">
            <text:p text:style-name="P68">আপস</text:p>
          </table:table-cell>
        </table:table-row>
        <table:table-row>
          <table:table-cell table:style-name="Table1.A676" office:value-type="string">
            <text:p text:style-name="P68">Obstinate</text:p>
          </table:table-cell>
          <table:table-cell table:style-name="Table1.B676" office:value-type="string">
            <text:p text:style-name="P179">একগুঁয়ে</text:p>
          </table:table-cell>
          <table:table-cell table:style-name="Table1.C676" office:value-type="string">
            <text:p text:style-name="P69">Obstinacy</text:p>
          </table:table-cell>
          <table:table-cell table:style-name="Table1.D676" office:value-type="string">
            <text:p text:style-name="P69">একগুঁয়েমি</text:p>
          </table:table-cell>
        </table:table-row>
        <table:table-row>
          <table:table-cell table:style-name="Table1.A676" office:value-type="string">
            <text:p text:style-name="P69">Defile</text:p>
          </table:table-cell>
          <table:table-cell table:style-name="Table1.B676" office:value-type="string">
            <text:p text:style-name="P180">কলংকিত করা </text:p>
          </table:table-cell>
          <table:table-cell table:style-name="Table1.C676" office:value-type="string">
            <text:p text:style-name="P69">Revile</text:p>
          </table:table-cell>
          <table:table-cell table:style-name="Table1.D676" office:value-type="string">
            <text:p text:style-name="P69">গালাগালি করা</text:p>
          </table:table-cell>
        </table:table-row>
        <table:table-row>
          <table:table-cell table:style-name="Table1.A676" office:value-type="string">
            <text:p text:style-name="P69">Revive</text:p>
          </table:table-cell>
          <table:table-cell table:style-name="Table1.B676" office:value-type="string">
            <text:p text:style-name="P180">পুনরূজ্জীবিত করা</text:p>
          </table:table-cell>
          <table:table-cell table:style-name="Table1.C676" office:value-type="string">
            <text:p text:style-name="P70">Opportune</text:p>
          </table:table-cell>
          <table:table-cell table:style-name="Table1.D676" office:value-type="string">
            <text:p text:style-name="P70">suitable, convenient</text:p>
          </table:table-cell>
        </table:table-row>
        <table:table-row>
          <table:table-cell table:style-name="Table1.A676" office:value-type="string">
            <text:p text:style-name="P70">Prodigious</text:p>
          </table:table-cell>
          <table:table-cell table:style-name="Table1.B676" office:value-type="string">
            <text:p text:style-name="P181">দৈত্যাকার</text:p>
          </table:table-cell>
          <table:table-cell table:style-name="Table1.C676" office:value-type="string">
            <text:p text:style-name="P71">Pronounced</text:p>
          </table:table-cell>
          <table:table-cell table:style-name="Table1.D676" office:value-type="string">
            <text:p text:style-name="P293">very noticeable or marked</text:p>
          </table:table-cell>
        </table:table-row>
        <table:table-row>
          <table:table-cell table:style-name="Table1.A676" office:value-type="string">
            <text:p text:style-name="P72">Vicinity</text:p>
          </table:table-cell>
          <table:table-cell table:style-name="Table1.B676" office:value-type="string">
            <text:p text:style-name="P182">পার্শ্ববর্তী বা চারিধাবের অঞ্চলসমূহ</text:p>
          </table:table-cell>
          <table:table-cell table:style-name="Table1.C676" office:value-type="string">
            <text:p text:style-name="P72">Sagacity</text:p>
          </table:table-cell>
          <table:table-cell table:style-name="Table1.D676" office:value-type="string">
            <text:p text:style-name="P72">বিচক্ষণতা</text:p>
          </table:table-cell>
        </table:table-row>
        <table:table-row>
          <table:table-cell table:style-name="Table1.A676" office:value-type="string">
            <text:p text:style-name="P73">Affinity</text:p>
          </table:table-cell>
          <table:table-cell table:style-name="Table1.B676" office:value-type="string">
            <text:p text:style-name="P183">সম্বন্ধ</text:p>
          </table:table-cell>
          <table:table-cell table:style-name="Table1.C676" office:value-type="string">
            <text:p text:style-name="P73">Rotund</text:p>
          </table:table-cell>
          <table:table-cell table:style-name="Table1.D676" office:value-type="string">
            <text:p text:style-name="P73">গোলগাল</text:p>
          </table:table-cell>
        </table:table-row>
        <table:table-row>
          <table:table-cell table:style-name="Table1.A676" office:value-type="string">
            <text:p text:style-name="P73">Rotundity</text:p>
          </table:table-cell>
          <table:table-cell table:style-name="Table1.B676" office:value-type="string">
            <text:p text:style-name="P183">হৃষ্টপুষ্ট </text:p>
          </table:table-cell>
          <table:table-cell table:style-name="Table1.C676" office:value-type="string">
            <text:p text:style-name="P73">Olfactory</text:p>
          </table:table-cell>
          <table:table-cell table:style-name="Table1.D676" office:value-type="string">
            <text:p text:style-name="P73">ঘ্রাণ-সংক্রান্ত</text:p>
          </table:table-cell>
        </table:table-row>
        <table:table-row>
          <table:table-cell table:style-name="Table1.A676" office:value-type="string">
            <text:p text:style-name="P74">Pedantic</text:p>
          </table:table-cell>
          <table:table-cell table:style-name="Table1.B676" office:value-type="string">
            <text:p text:style-name="P184">পুঁথিগত পান্ডিত্ব </text:p>
          </table:table-cell>
          <table:table-cell table:style-name="Table1.C676" office:value-type="string">
            <text:p text:style-name="P74">Penchant</text:p>
          </table:table-cell>
          <table:table-cell table:style-name="Table1.D676" office:value-type="string">
            <text:p text:style-name="P222"><text:span text:style-name="T2">ঝোঁক, </text:span>রুচি</text:p>
          </table:table-cell>
        </table:table-row>
        <text:soft-page-break/>
        <table:table-row>
          <table:table-cell table:style-name="Table1.A676" office:value-type="string">
            <text:p text:style-name="P74">Endow</text:p>
          </table:table-cell>
          <table:table-cell table:style-name="Table1.B676" office:value-type="string">
            <text:p text:style-name="P184">জন্ম সূত্রে অধিকারী হওয়া </text:p>
          </table:table-cell>
          <table:table-cell table:style-name="Table1.C676" office:value-type="string">
            <text:p text:style-name="P74">Alienable</text:p>
          </table:table-cell>
          <table:table-cell table:style-name="Table1.D676" office:value-type="string">
            <text:p text:style-name="P74">বিছিন্ন করা যায় এমন, আলাদা</text:p>
          </table:table-cell>
        </table:table-row>
        <table:table-row>
          <table:table-cell table:style-name="Table1.A676" office:value-type="string">
            <text:p text:style-name="P75">Inalienable</text:p>
          </table:table-cell>
          <table:table-cell table:style-name="Table1.B676" office:value-type="string">
            <text:p text:style-name="P185">অবিচ্ছেদ্য</text:p>
          </table:table-cell>
          <table:table-cell table:style-name="Table1.C676" office:value-type="string">
            <text:p text:style-name="P75">Sinuous</text:p>
          </table:table-cell>
          <table:table-cell table:style-name="Table1.D676" office:value-type="string">
            <text:p text:style-name="P72">আঁকাবাঁকা</text:p>
          </table:table-cell>
        </table:table-row>
        <table:table-row>
          <table:table-cell table:style-name="Table1.A676" office:value-type="string">
            <text:p text:style-name="P76">Sporadic</text:p>
          </table:table-cell>
          <table:table-cell table:style-name="Table1.B676" office:value-type="string">
            <text:p text:style-name="P186">বিক্ষিপ্ত</text:p>
          </table:table-cell>
          <table:table-cell table:style-name="Table1.C676" office:value-type="string">
            <text:p text:style-name="P76">Vacuous</text:p>
          </table:table-cell>
          <table:table-cell table:style-name="Table1.D676" office:value-type="string">
            <text:p text:style-name="P76">ফাঁকা</text:p>
          </table:table-cell>
        </table:table-row>
        <table:table-row>
          <table:table-cell table:style-name="Table1.A676" office:value-type="string">
            <text:p text:style-name="P76">Avow</text:p>
          </table:table-cell>
          <table:table-cell table:style-name="Table1.B676" office:value-type="string">
            <text:p text:style-name="P186">অংগীকার করা, স্বীকার করা</text:p>
          </table:table-cell>
          <table:table-cell table:style-name="Table1.C676" office:value-type="string">
            <text:p text:style-name="P76">Disavow</text:p>
          </table:table-cell>
          <table:table-cell table:style-name="Table1.D676" office:value-type="string">
            <text:p text:style-name="P76">অস্বীকার করা</text:p>
          </table:table-cell>
        </table:table-row>
        <table:table-row>
          <table:table-cell table:style-name="Table1.A676" office:value-type="string">
            <text:p text:style-name="P76">Pledge</text:p>
          </table:table-cell>
          <table:table-cell table:style-name="Table1.B676" office:value-type="string">
            <text:p text:style-name="P186">অঙ্গীকার, promise</text:p>
          </table:table-cell>
          <table:table-cell table:style-name="Table1.C676" office:value-type="string">
            <text:p text:style-name="P76">Parched</text:p>
          </table:table-cell>
          <table:table-cell table:style-name="Table1.D676" office:value-type="string">
            <text:p text:style-name="P76">অত্যন্ত শুল্ক</text:p>
          </table:table-cell>
        </table:table-row>
        <table:table-row>
          <table:table-cell table:style-name="Table1.A676" office:value-type="string">
            <text:p text:style-name="P77">Moist</text:p>
          </table:table-cell>
          <table:table-cell table:style-name="Table1.B676" office:value-type="string">
            <text:p text:style-name="P187">স্যাঁতসেঁতে</text:p>
          </table:table-cell>
          <table:table-cell table:style-name="Table1.C676" office:value-type="string">
            <text:p text:style-name="P77">Indulge</text:p>
          </table:table-cell>
          <table:table-cell table:style-name="Table1.D676" office:value-type="string">
            <text:p text:style-name="P77">ইচ্ছাপূরণ করা</text:p>
          </table:table-cell>
        </table:table-row>
        <table:table-row>
          <table:table-cell table:style-name="Table1.A676" office:value-type="string">
            <text:p text:style-name="P78">Overindulgence</text:p>
          </table:table-cell>
          <table:table-cell table:style-name="Table1.B676" office:value-type="string">
            <text:p text:style-name="P188">মাত্রাধিক প্রশ্রয়</text:p>
          </table:table-cell>
          <table:table-cell table:style-name="Table1.C676" office:value-type="string">
            <text:p text:style-name="P79">Debilitate</text:p>
          </table:table-cell>
          <table:table-cell table:style-name="Table1.D676" office:value-type="string">
            <text:p text:style-name="P79">নিস্তেজ করা</text:p>
          </table:table-cell>
        </table:table-row>
        <table:table-row>
          <table:table-cell table:style-name="Table1.A676" office:value-type="string">
            <text:p text:style-name="P80">Invoke</text:p>
          </table:table-cell>
          <table:table-cell table:style-name="Table1.B676" office:value-type="string">
            <text:p text:style-name="P189">সাহায্য চাওয়া</text:p>
          </table:table-cell>
          <table:table-cell table:style-name="Table1.C676" office:value-type="string">
            <text:p text:style-name="P80">Protract</text:p>
          </table:table-cell>
          <table:table-cell table:style-name="Table1.D676" office:value-type="string">
            <text:p text:style-name="P80">prolong</text:p>
          </table:table-cell>
        </table:table-row>
        <table:table-row>
          <table:table-cell table:style-name="Table1.A676" office:value-type="string">
            <text:p text:style-name="P80">Heresy</text:p>
          </table:table-cell>
          <table:table-cell table:style-name="Table1.B676" office:value-type="string">
            <text:p text:style-name="P189">প্রচলিত মতের বিরুদ্ধ বিশ্বাস</text:p>
          </table:table-cell>
          <table:table-cell table:style-name="Table1.C676" office:value-type="string">
            <text:p text:style-name="P80">Recant</text:p>
          </table:table-cell>
          <table:table-cell table:style-name="Table1.D676" office:value-type="string">
            <text:p text:style-name="P80">প্রত্যাহরণ করা</text:p>
          </table:table-cell>
        </table:table-row>
        <table:table-row>
          <table:table-cell table:style-name="Table1.A676" office:value-type="string">
            <text:p text:style-name="P81">Inept</text:p>
          </table:table-cell>
          <table:table-cell table:style-name="Table1.B676" office:value-type="string">
            <text:p text:style-name="P190">Inefficient, unskilled</text:p>
          </table:table-cell>
          <table:table-cell table:style-name="Table1.C676" office:value-type="string">
            <text:p text:style-name="P82">Sooner or later</text:p>
          </table:table-cell>
          <table:table-cell table:style-name="Table1.D676" office:value-type="string">
            <text:p text:style-name="P82">আজ না হোক কাল</text:p>
          </table:table-cell>
        </table:table-row>
        <table:table-row>
          <table:table-cell table:style-name="Table1.A676" office:value-type="string">
            <text:p text:style-name="P83">Accost</text:p>
          </table:table-cell>
          <table:table-cell table:style-name="Table1.B676" office:value-type="string">
            <text:p text:style-name="P191">গায়ে পরে কথা বলা </text:p>
          </table:table-cell>
          <table:table-cell table:style-name="Table1.C676" office:value-type="string">
            <text:p text:style-name="P83">Flaunt</text:p>
          </table:table-cell>
          <table:table-cell table:style-name="Table1.D676" office:value-type="string">
            <text:p text:style-name="P83">জাহির করা</text:p>
          </table:table-cell>
        </table:table-row>
        <table:table-row>
          <table:table-cell table:style-name="Table1.A676" office:value-type="string">
            <text:p text:style-name="P83">Fastidious</text:p>
          </table:table-cell>
          <table:table-cell table:style-name="Table1.B676" office:value-type="string">
            <text:p text:style-name="P191">খুঁতখুঁতে</text:p>
          </table:table-cell>
          <table:table-cell table:style-name="Table1.C676" office:value-type="string">
            <text:p text:style-name="P83">Prolific</text:p>
          </table:table-cell>
          <table:table-cell table:style-name="Table1.D676" office:value-type="string">
            <text:p text:style-name="P83">উর্বর</text:p>
          </table:table-cell>
        </table:table-row>
        <table:table-row>
          <table:table-cell table:style-name="Table1.A676" office:value-type="string">
            <text:p text:style-name="P83">Condiment</text:p>
          </table:table-cell>
          <table:table-cell table:style-name="Table1.B676" office:value-type="string">
            <text:p text:style-name="P191">খাদ্যদ্রব্যকে সুস্বাদু করতে ব্যবহৃত জিনিস</text:p>
          </table:table-cell>
          <table:table-cell table:style-name="Table1.C676" office:value-type="string">
            <text:p text:style-name="P83">Plausible</text:p>
          </table:table-cell>
          <table:table-cell table:style-name="Table1.D676" office:value-type="string">
            <text:p text:style-name="P83">সম্ভাব্য</text:p>
          </table:table-cell>
        </table:table-row>
        <table:table-row>
          <table:table-cell table:style-name="Table1.A676" office:value-type="string">
            <text:p text:style-name="P83">Run-down</text:p>
          </table:table-cell>
          <table:table-cell table:style-name="Table1.B676" office:value-type="string">
            <text:p text:style-name="P191">Ragged, worn-out</text:p>
          </table:table-cell>
          <table:table-cell table:style-name="Table1.C676" office:value-type="string">
            <text:p text:style-name="P83">Renovate</text:p>
          </table:table-cell>
          <table:table-cell table:style-name="Table1.D676" office:value-type="string">
            <text:p text:style-name="P83">Repair</text:p>
          </table:table-cell>
        </table:table-row>
        <table:table-row>
          <table:table-cell table:style-name="Table1.A676" office:value-type="string">
            <text:p text:style-name="P83">Bewilder</text:p>
          </table:table-cell>
          <table:table-cell table:style-name="Table1.B676" office:value-type="string">
            <text:p text:style-name="P191">Puzzle</text:p>
          </table:table-cell>
          <table:table-cell table:style-name="Table1.C676" office:value-type="string">
            <text:p text:style-name="P83">Submissive</text:p>
          </table:table-cell>
          <table:table-cell table:style-name="Table1.D676" office:value-type="string">
            <text:p text:style-name="P83">Modest, unpretentious</text:p>
          </table:table-cell>
        </table:table-row>
        <table:table-row>
          <table:table-cell table:style-name="Table1.A676" office:value-type="string">
            <text:p text:style-name="P83">Assail</text:p>
          </table:table-cell>
          <table:table-cell table:style-name="Table1.B676" office:value-type="string">
            <text:p text:style-name="P315"><text:span text:style-name="T10">আক্রমণ করা, </text:span>Attack, invade</text:p>
          </table:table-cell>
          <table:table-cell table:style-name="Table1.C676" office:value-type="string">
            <text:p text:style-name="P83">Short-sighted</text:p>
          </table:table-cell>
          <table:table-cell table:style-name="Table1.D676" office:value-type="string">
            <text:p text:style-name="P83">অদূরদর্শী</text:p>
          </table:table-cell>
        </table:table-row>
        <table:table-row>
          <table:table-cell table:style-name="Table1.A676" office:value-type="string">
            <text:p text:style-name="P83">Unassailable</text:p>
          </table:table-cell>
          <table:table-cell table:style-name="Table1.B676" office:value-type="string">
            <text:p text:style-name="P245"><text:span text:style-name="T4">অখণ্ডনীয়, </text:span><text:span text:style-name="T16">দুর্ধর্ষ, </text:span><text:span text:style-name="T11">unable to be attacked, questioned, or defeated</text:span></text:p>
          </table:table-cell>
          <table:table-cell table:style-name="Table1.C676" office:value-type="string">
            <text:p text:style-name="P84">Disparage</text:p>
          </table:table-cell>
          <table:table-cell table:style-name="Table1.D676" office:value-type="string">
            <text:p text:style-name="P84">হেয় করা, অপমান করা</text:p>
          </table:table-cell>
        </table:table-row>
        <table:table-row>
          <table:table-cell table:style-name="Table1.A676" office:value-type="string">
            <text:p text:style-name="P84">Boost</text:p>
          </table:table-cell>
          <table:table-cell table:style-name="Table1.B676" office:value-type="string">
            <text:p text:style-name="P223">জোরদার করা</text:p>
          </table:table-cell>
          <table:table-cell table:style-name="Table1.C676" office:value-type="string">
            <text:p text:style-name="P84">Impulsively</text:p>
          </table:table-cell>
          <table:table-cell table:style-name="Table1.D676" office:value-type="string">
            <text:p text:style-name="P195"><text:span text:style-name="T14">E</text:span><text:span text:style-name="T13">motionally, আবেগ তাড়িত হয়ে</text:span></text:p>
          </table:table-cell>
        </table:table-row>
        <table:table-row>
          <table:table-cell table:style-name="Table1.A676" office:value-type="string">
            <text:p text:style-name="P84">Disposable income</text:p>
          </table:table-cell>
          <table:table-cell table:style-name="Table1.B676" office:value-type="string">
            <text:p text:style-name="P298">income remaining after deduction of taxes and other mandatory charges, available to be spent or saved as one wishes.</text:p>
          </table:table-cell>
          <table:table-cell table:style-name="Table1.C676" office:value-type="string">
            <text:p text:style-name="P84">Swayed</text:p>
          </table:table-cell>
          <table:table-cell table:style-name="Table1.D676" office:value-type="string">
            <text:p text:style-name="P195">প্রভাবিত হওয়া</text:p>
          </table:table-cell>
        </table:table-row>
        <table:table-row>
          <table:table-cell table:style-name="Table1.A676" office:value-type="string">
            <text:p text:style-name="P84">Spending habits</text:p>
          </table:table-cell>
          <table:table-cell table:style-name="Table1.B676" office:value-type="string">
            <text:p text:style-name="P299">খরচ করার অভ্যাস</text:p>
          </table:table-cell>
          <table:table-cell table:style-name="Table1.C676" office:value-type="string">
            <text:p text:style-name="P85">Gory</text:p>
          </table:table-cell>
          <table:table-cell table:style-name="Table1.D676" office:value-type="string">
            <text:p text:style-name="P196">রক্তাক্ত</text:p>
          </table:table-cell>
        </table:table-row>
        <table:table-row>
          <table:table-cell table:style-name="Table1.A676" office:value-type="string">
            <text:p text:style-name="P86">Hysteria</text:p>
          </table:table-cell>
          <table:table-cell table:style-name="Table1.B676" office:value-type="string">
            <text:p text:style-name="P300">উন্মত্ততা</text:p>
          </table:table-cell>
          <table:table-cell table:style-name="Table1.C676" office:value-type="string">
            <text:p text:style-name="P86">Perturb</text:p>
          </table:table-cell>
          <table:table-cell table:style-name="Table1.D676" office:value-type="string">
            <text:p text:style-name="P197">বিচলিত হওয়া</text:p>
          </table:table-cell>
        </table:table-row>
        <table:table-row>
          <table:table-cell table:style-name="Table1.A676" office:value-type="string">
            <text:p text:style-name="P87">Perturbable</text:p>
          </table:table-cell>
          <table:table-cell table:style-name="Table1.B676" office:value-type="string">
            <text:p text:style-name="P301">বিচলিত হয়ে যায় এমন</text:p>
          </table:table-cell>
          <table:table-cell table:style-name="Table1.C676" office:value-type="string">
            <text:p text:style-name="P87">Imperturbable</text:p>
          </table:table-cell>
          <table:table-cell table:style-name="Table1.D676" office:value-type="string">
            <text:p text:style-name="P198">অবিচলিত</text:p>
          </table:table-cell>
        </table:table-row>
        <table:table-row>
          <table:table-cell table:style-name="Table1.A676" office:value-type="string">
            <text:p text:style-name="P88">Placate</text:p>
          </table:table-cell>
          <table:table-cell table:style-name="Table1.B676" office:value-type="string">
            <text:p text:style-name="P302">শান্ত করা</text:p>
          </table:table-cell>
          <table:table-cell table:style-name="Table1.C676" office:value-type="string">
            <text:p text:style-name="P88">Placable</text:p>
          </table:table-cell>
          <table:table-cell table:style-name="Table1.D676" office:value-type="string">
            <text:p text:style-name="P199">শান্ত করা যায় এমন </text:p>
          </table:table-cell>
        </table:table-row>
        <table:table-row>
          <table:table-cell table:style-name="Table1.A676" office:value-type="string">
            <text:p text:style-name="P88">Implacable</text:p>
          </table:table-cell>
          <table:table-cell table:style-name="Table1.B676" office:value-type="string">
            <text:p text:style-name="P302">শান্ত করা যায় না এমন </text:p>
          </table:table-cell>
          <table:table-cell table:style-name="Table1.C676" office:value-type="string">
            <text:p text:style-name="P88">Impetous</text:p>
          </table:table-cell>
          <table:table-cell table:style-name="Table1.D676" office:value-type="string">
            <text:p text:style-name="P199">চিন্তা ভাবনা না করে কাজ করে এমন, হটকারী</text:p>
          </table:table-cell>
        </table:table-row>
        <table:table-row>
          <table:table-cell table:style-name="Table1.A676" office:value-type="string">
            <text:p text:style-name="P89">Memoir</text:p>
          </table:table-cell>
          <table:table-cell table:style-name="Table1.B676" office:value-type="string">
            <text:p text:style-name="P247">আত্মজীবনী</text:p>
          </table:table-cell>
          <table:table-cell table:style-name="Table1.C676" office:value-type="string">
            <text:p text:style-name="P89">Subscribe</text:p>
          </table:table-cell>
          <table:table-cell table:style-name="Table1.D676" office:value-type="string">
            <text:p text:style-name="P200">গ্রাহক হওয়া</text:p>
          </table:table-cell>
        </table:table-row>
        <table:table-row>
          <table:table-cell table:style-name="Table1.A676" office:value-type="string">
            <text:p text:style-name="P89">Morale</text:p>
          </table:table-cell>
          <table:table-cell table:style-name="Table1.B676" office:value-type="string">
            <text:p text:style-name="P248">মনোবল</text:p>
          </table:table-cell>
          <table:table-cell table:style-name="Table1.C676" office:value-type="string">
            <text:p text:style-name="P90">Moral</text:p>
          </table:table-cell>
          <table:table-cell table:style-name="Table1.D676" office:value-type="string">
            <text:p text:style-name="P201">নৈতিক</text:p>
          </table:table-cell>
        </table:table-row>
        <table:table-row>
          <table:table-cell table:style-name="Table1.A676" office:value-type="string">
            <text:p text:style-name="P91">Satire</text:p>
          </table:table-cell>
          <table:table-cell table:style-name="Table1.B676" office:value-type="string">
            <text:p text:style-name="P249">ব্যাঙ্গ করা</text:p>
          </table:table-cell>
          <table:table-cell table:style-name="Table1.C676" office:value-type="string">
            <text:p text:style-name="P91">Concern</text:p>
          </table:table-cell>
          <table:table-cell table:style-name="Table1.D676" office:value-type="string">
            <text:p text:style-name="P202">দুশ্চিন্তা</text:p>
          </table:table-cell>
        </table:table-row>
        <table:table-row>
          <table:table-cell table:style-name="Table1.A676" office:value-type="string">
            <text:p text:style-name="P92">Fuel</text:p>
          </table:table-cell>
          <table:table-cell table:style-name="Table1.B676" office:value-type="string">
            <text:p text:style-name="P250">বাড়িয়ে দেওয়া</text:p>
          </table:table-cell>
          <table:table-cell table:style-name="Table1.C676" office:value-type="string">
            <text:p text:style-name="P93">Restrain</text:p>
          </table:table-cell>
          <table:table-cell table:style-name="Table1.D676" office:value-type="string">
            <text:p text:style-name="P325"><text:span text:style-name="T7">আটকান, </text:span><text:span text:style-name="T8">সামলান, </text:span><text:span text:style-name="T12">সংযত করা</text:span></text:p>
          </table:table-cell>
        </table:table-row>
        <table:table-row>
          <table:table-cell table:style-name="Table1.A676" office:value-type="string">
            <text:p text:style-name="P94">Diversified</text:p>
          </table:table-cell>
          <table:table-cell table:style-name="Table1.B676" office:value-type="string">
            <text:p text:style-name="P251">বিচিত্র</text:p>
          </table:table-cell>
          <table:table-cell table:style-name="Table1.C676" office:value-type="string">
            <text:p text:style-name="P95">Wilted</text:p>
          </table:table-cell>
          <table:table-cell table:style-name="Table1.D676" office:value-type="string">
            <text:p text:style-name="P316">শুকিয়ে গেছে এমন</text:p>
          </table:table-cell>
        </table:table-row>
        <table:table-row>
          <table:table-cell table:style-name="Table1.A676" office:value-type="string">
            <text:p text:style-name="P95">Copious</text:p>
          </table:table-cell>
          <table:table-cell table:style-name="Table1.B676" office:value-type="string">
            <text:p text:style-name="P252">প্রচুর</text:p>
          </table:table-cell>
          <table:table-cell table:style-name="Table1.C676" office:value-type="string">
            <text:p text:style-name="P96">Cinematograph</text:p>
          </table:table-cell>
          <table:table-cell table:style-name="Table1.D676" office:value-type="string">
            <text:p text:style-name="P317">an early motion-picture projector</text:p>
          </table:table-cell>
        </table:table-row>
        <table:table-row>
          <table:table-cell table:style-name="Table1.A676" office:value-type="string">
            <text:p text:style-name="P96">overwhelmingly</text:p>
          </table:table-cell>
          <table:table-cell table:style-name="Table1.B676" office:value-type="string">
            <text:p text:style-name="P253">অত্যধিক</text:p>
          </table:table-cell>
          <table:table-cell table:style-name="Table1.C676" office:value-type="string">
            <text:p text:style-name="P96">Effectively</text:p>
          </table:table-cell>
          <table:table-cell table:style-name="Table1.D676" office:value-type="string">
            <text:p text:style-name="P317">সাফল্যের সঙ্গে<text:tab/></text:p>
          </table:table-cell>
        </table:table-row>
        <table:table-row>
          <table:table-cell table:style-name="Table1.A676" office:value-type="string">
            <text:p text:style-name="P97">Whim</text:p>
          </table:table-cell>
          <table:table-cell table:style-name="Table1.B676" office:value-type="string">
            <text:p text:style-name="P254">খেয়ালখুশি</text:p>
          </table:table-cell>
          <table:table-cell table:style-name="Table1.C676" office:value-type="string">
            <text:p text:style-name="P98">Lease of life</text:p>
          </table:table-cell>
          <table:table-cell table:style-name="Table1.D676" office:value-type="string">
            <text:p text:style-name="P318">নবজীবন</text:p>
          </table:table-cell>
        </table:table-row>
        <text:soft-page-break/>
        <table:table-row>
          <table:table-cell table:style-name="Table1.A676" office:value-type="string">
            <text:p text:style-name="P98">Worn off</text:p>
          </table:table-cell>
          <table:table-cell table:style-name="Table1.B676" office:value-type="string">
            <text:p text:style-name="P255">ঘষিয়া ঘষিয়া ক্ষয় করা</text:p>
          </table:table-cell>
          <table:table-cell table:style-name="Table1.C676" office:value-type="string">
            <text:p text:style-name="P98">Gimmick</text:p>
          </table:table-cell>
          <table:table-cell table:style-name="Table1.D676" office:value-type="string">
            <text:p text:style-name="P318">আকর্ষণের কায়দা</text:p>
          </table:table-cell>
        </table:table-row>
        <table:table-row>
          <table:table-cell table:style-name="Table1.A676" office:value-type="string">
            <text:p text:style-name="P99">Fairground</text:p>
          </table:table-cell>
          <table:table-cell table:style-name="Table1.B676" office:value-type="string">
            <text:p text:style-name="P256">মেলাস্থল</text:p>
          </table:table-cell>
          <table:table-cell table:style-name="Table1.C676" office:value-type="string">
            <text:p text:style-name="P100">Hooves</text:p>
          </table:table-cell>
          <table:table-cell table:style-name="Table1.D676" office:value-type="string">
            <text:p text:style-name="P319">অশ্বখুর</text:p>
          </table:table-cell>
        </table:table-row>
        <table:table-row>
          <table:table-cell table:style-name="Table1.A676" office:value-type="string">
            <text:p text:style-name="P100">Gallop</text:p>
          </table:table-cell>
          <table:table-cell table:style-name="Table1.B676" office:value-type="string">
            <text:p text:style-name="P257">দ্রুত ছোটা</text:p>
          </table:table-cell>
          <table:table-cell table:style-name="Table1.C676" office:value-type="string">
            <text:p text:style-name="P101">Miraculously</text:p>
          </table:table-cell>
          <table:table-cell table:style-name="Table1.D676" office:value-type="string">
            <text:p text:style-name="P320">অলৌকিকভাবে</text:p>
          </table:table-cell>
        </table:table-row>
        <table:table-row>
          <table:table-cell table:style-name="Table1.A676" office:value-type="string">
            <text:p text:style-name="P102">Factual</text:p>
          </table:table-cell>
          <table:table-cell table:style-name="Table1.B676" office:value-type="string">
            <text:p text:style-name="P224"><text:span text:style-name="T19">বাস্তবিক, </text:span>প্রকৃত, <text:span text:style-name="T17">substantial</text:span></text:p>
          </table:table-cell>
          <table:table-cell table:style-name="Table1.C676" office:value-type="string">
            <text:p text:style-name="P102">Suspicious</text:p>
          </table:table-cell>
          <table:table-cell table:style-name="Table1.D676" office:value-type="string">
            <text:p text:style-name="P321">সন্দেহজনক, fishy</text:p>
          </table:table-cell>
        </table:table-row>
        <table:table-row>
          <table:table-cell table:style-name="Table1.A676" office:value-type="string">
            <text:p text:style-name="P102">Grown-up</text:p>
          </table:table-cell>
          <table:table-cell table:style-name="Table1.B676" office:value-type="string">
            <text:p text:style-name="P226">Adult, mature</text:p>
          </table:table-cell>
          <table:table-cell table:style-name="Table1.C676" office:value-type="string">
            <text:p text:style-name="P102">Escape</text:p>
          </table:table-cell>
          <table:table-cell table:style-name="Table1.D676" office:value-type="string">
            <text:p text:style-name="P321">পলায়ন</text:p>
          </table:table-cell>
        </table:table-row>
        <table:table-row>
          <table:table-cell table:style-name="Table1.A676" office:value-type="string">
            <text:p text:style-name="P102">Replete</text:p>
          </table:table-cell>
          <table:table-cell table:style-name="Table1.B676" office:value-type="string">
            <text:p text:style-name="P226">ভরপুর</text:p>
          </table:table-cell>
          <table:table-cell table:style-name="Table1.C676" office:value-type="string">
            <text:p text:style-name="P102">Self-contentment</text:p>
          </table:table-cell>
          <table:table-cell table:style-name="Table1.D676" office:value-type="string">
            <text:p text:style-name="P321">আত্ম তৃপ্তি</text:p>
          </table:table-cell>
        </table:table-row>
        <table:table-row>
          <table:table-cell table:style-name="Table1.A676" office:value-type="string">
            <text:p text:style-name="P103">Integram part</text:p>
          </table:table-cell>
          <table:table-cell table:style-name="Table1.B676" office:value-type="string">
            <text:p text:style-name="P227">অবিচ্ছেদ্য অংশ</text:p>
          </table:table-cell>
          <table:table-cell table:style-name="Table1.C676" office:value-type="string">
            <text:p text:style-name="P103">Strain</text:p>
          </table:table-cell>
          <table:table-cell table:style-name="Table1.D676" office:value-type="string">
            <text:p text:style-name="P322">ধকল, অত্যাচার</text:p>
          </table:table-cell>
        </table:table-row>
        <table:table-row>
          <table:table-cell table:style-name="Table1.A676" office:value-type="string">
            <text:p text:style-name="P103">Considerably underlength</text:p>
          </table:table-cell>
          <table:table-cell table:style-name="Table1.B676" office:value-type="string">
            <text:p text:style-name="P227">ছোট</text:p>
          </table:table-cell>
          <table:table-cell table:style-name="Table1.C676" office:value-type="string">
            <text:p text:style-name="P103">Inevitable</text:p>
          </table:table-cell>
          <table:table-cell table:style-name="Table1.D676" office:value-type="string">
            <text:p text:style-name="P322">Inescapable</text:p>
          </table:table-cell>
        </table:table-row>
        <table:table-row>
          <table:table-cell table:style-name="Table1.A676" office:value-type="string">
            <text:p text:style-name="P103">periodicals</text:p>
          </table:table-cell>
          <table:table-cell table:style-name="Table1.B676" office:value-type="string">
            <text:p text:style-name="P227">A magazine or newspaper published at regular intervals</text:p>
          </table:table-cell>
          <table:table-cell table:style-name="Table1.C676" office:value-type="string">
            <text:p text:style-name="P104">Theoretically</text:p>
          </table:table-cell>
          <table:table-cell table:style-name="Table1.D676" office:value-type="string">
            <text:p text:style-name="P323">তাত্ত্বিকভাবে</text:p>
          </table:table-cell>
        </table:table-row>
        <table:table-row>
          <table:table-cell table:style-name="Table1.A676" office:value-type="string">
            <text:p text:style-name="P104">Bibliography</text:p>
          </table:table-cell>
          <table:table-cell table:style-name="Table1.B676" office:value-type="string">
            <text:p text:style-name="P228">গ্রন্থ-পঁজী</text:p>
          </table:table-cell>
          <table:table-cell table:style-name="Table1.C676" office:value-type="string">
            <text:p text:style-name="P105">Sanctuary</text:p>
          </table:table-cell>
          <table:table-cell table:style-name="Table1.D676" office:value-type="string">
            <text:p text:style-name="P324">আশ্রয়স্থল</text:p>
          </table:table-cell>
        </table:table-row>
        <table:table-row>
          <table:table-cell table:style-name="Table1.A676" office:value-type="string">
            <text:p text:style-name="P106">Laterality</text:p>
          </table:table-cell>
          <table:table-cell table:style-name="Table1.B676" office:value-type="string">
            <text:p text:style-name="P303">dominance of one side of the brain in controlling particular activities or functions, or of one of a pair of organs such as the eyes or hands.</text:p>
          </table:table-cell>
          <table:table-cell table:style-name="Table1.C676" office:value-type="string">
            <text:p text:style-name="P107">arcade</text:p>
          </table:table-cell>
          <table:table-cell table:style-name="Table1.D676" office:value-type="string">
            <text:p text:style-name="P310">a covered passageway with arches along one or both sides.</text:p>
          </table:table-cell>
        </table:table-row>
        <table:table-row>
          <table:table-cell table:style-name="Table1.A676" office:value-type="string">
            <text:p text:style-name="P108">Prey</text:p>
          </table:table-cell>
          <table:table-cell table:style-name="Table1.B676" office:value-type="string">
            <text:p text:style-name="P304">victim</text:p>
          </table:table-cell>
          <table:table-cell table:style-name="Table1.C676" office:value-type="string">
            <text:p text:style-name="P108">Ancestry</text:p>
          </table:table-cell>
          <table:table-cell table:style-name="Table1.D676" office:value-type="string">
            <text:p text:style-name="P311">পূর্বপুরুষগণ</text:p>
          </table:table-cell>
        </table:table-row>
        <table:table-row>
          <table:table-cell table:style-name="Table1.A676" office:value-type="string">
            <text:p text:style-name="P108">Maneuber</text:p>
          </table:table-cell>
          <table:table-cell table:style-name="Table1.B676" office:value-type="string">
            <text:p text:style-name="P304">রণকৌশল, কৌশল</text:p>
          </table:table-cell>
          <table:table-cell table:style-name="Table1.C676" office:value-type="string">
            <text:p text:style-name="P108">Lantern</text:p>
          </table:table-cell>
          <table:table-cell table:style-name="Table1.D676" office:value-type="string">
            <text:p text:style-name="P311">প্রদীপ</text:p>
          </table:table-cell>
        </table:table-row>
        <table:table-row>
          <table:table-cell table:style-name="Table1.A676" office:value-type="string">
            <text:p text:style-name="P108">pinprick</text:p>
          </table:table-cell>
          <table:table-cell table:style-name="Table1.B676" office:value-type="string">
            <text:p text:style-name="P304">সামান্য খোঁচা</text:p>
          </table:table-cell>
          <table:table-cell table:style-name="Table1.C676" office:value-type="string">
            <text:p text:style-name="P108">Uncanny</text:p>
          </table:table-cell>
          <table:table-cell table:style-name="Table1.D676" office:value-type="string">
            <text:p text:style-name="P313"><text:span text:style-name="T20">ভুতুড়ে, </text:span><text:span text:style-name="T15">রহস্যময়, </text:span><text:span text:style-name="T18">mysterious</text:span></text:p>
          </table:table-cell>
        </table:table-row>
        <table:table-row>
          <table:table-cell table:style-name="Table1.A676" office:value-type="string">
            <text:p text:style-name="P108">Phantom</text:p>
          </table:table-cell>
          <table:table-cell table:style-name="Table1.B676" office:value-type="string">
            <text:p text:style-name="P304">ভূত</text:p>
          </table:table-cell>
          <table:table-cell table:style-name="Table1.C676" office:value-type="string">
            <text:p text:style-name="P108">Limb</text:p>
          </table:table-cell>
          <table:table-cell table:style-name="Table1.D676" office:value-type="string">
            <text:p text:style-name="P311">an arm or leg of a person or four-legged animal</text:p>
          </table:table-cell>
        </table:table-row>
        <table:table-row>
          <table:table-cell table:style-name="Table1.A676" office:value-type="string">
            <text:p text:style-name="P108">Dumb</text:p>
          </table:table-cell>
          <table:table-cell table:style-name="Table1.B676" office:value-type="string">
            <text:p text:style-name="P258">বাকশক্তিহীন, unable to speak</text:p>
          </table:table-cell>
          <table:table-cell table:style-name="Table1.C676" office:value-type="string">
            <text:p text:style-name="P108">Entwined</text:p>
          </table:table-cell>
          <table:table-cell table:style-name="Table1.D676" office:value-type="string">
            <text:p text:style-name="P311">wind or twist togethe<text:span text:style-name="T22">r</text:span></text:p>
          </table:table-cell>
        </table:table-row>
        <table:table-row>
          <table:table-cell table:style-name="Table1.A676" office:value-type="string">
            <text:p text:style-name="P108">Aqueduct</text:p>
          </table:table-cell>
          <table:table-cell table:style-name="Table1.B676" office:value-type="string">
            <text:p text:style-name="P312">an artificial channel for conveying water</text:p>
          </table:table-cell>
          <table:table-cell table:style-name="Table1.C676" office:value-type="string">
            <text:p text:style-name="P108">Turbine</text:p>
          </table:table-cell>
          <table:table-cell table:style-name="Table1.D676" office:value-type="string">
            <text:p text:style-name="P311">ঘূর্ণযন্ত্র</text:p>
          </table:table-cell>
        </table:table-row>
        <table:table-row>
          <table:table-cell table:style-name="Table1.A676" office:value-type="string">
            <text:p text:style-name="P108">Spun</text:p>
          </table:table-cell>
          <table:table-cell table:style-name="Table1.B676" office:value-type="string">
            <text:p text:style-name="P311">সুতা</text:p>
          </table:table-cell>
          <table:table-cell table:style-name="Table1.C676" office:value-type="string">
            <text:p text:style-name="P108">Jeopardize</text:p>
          </table:table-cell>
          <table:table-cell table:style-name="Table1.D676" office:value-type="string">
            <text:p text:style-name="P258">বিপন্ন করা</text:p>
          </table:table-cell>
        </table:table-row>
        <table:table-row>
          <table:table-cell table:style-name="Table1.A676" office:value-type="string">
            <text:p text:style-name="P108">Reservoir</text:p>
          </table:table-cell>
          <table:table-cell table:style-name="Table1.B676" office:value-type="string">
            <text:p text:style-name="P268">জলাধার</text:p>
          </table:table-cell>
          <table:table-cell table:style-name="Table1.C676" office:value-type="string">
            <text:p text:style-name="P108">Thrive</text:p>
          </table:table-cell>
          <table:table-cell table:style-name="Table1.D676" office:value-type="string">
            <text:p text:style-name="P304">grow or develop well or vigorously.</text:p>
          </table:table-cell>
        </table:table-row>
        <table:table-row>
          <table:table-cell table:style-name="Table1.A676" office:value-type="string">
            <text:p text:style-name="P108">Aquifer</text:p>
          </table:table-cell>
          <table:table-cell table:style-name="Table1.B676" office:value-type="string">
            <text:p text:style-name="P329">জলবাহী স্তর</text:p>
          </table:table-cell>
          <table:table-cell table:style-name="Table1.C676" office:value-type="string">
            <text:p text:style-name="P108">Quadrupled</text:p>
          </table:table-cell>
          <table:table-cell table:style-name="Table1.D676" office:value-type="string">
            <text:p text:style-name="P304">চারগুণ</text:p>
          </table:table-cell>
        </table:table-row>
        <table:table-row>
          <table:table-cell table:style-name="Table1.A676" office:value-type="string">
            <text:p text:style-name="P108">Psyche</text:p>
          </table:table-cell>
          <table:table-cell table:style-name="Table1.B676" office:value-type="string">
            <text:p text:style-name="P329">আত্মা</text:p>
          </table:table-cell>
          <table:table-cell table:style-name="Table1.C676" office:value-type="string">
            <text:p text:style-name="P108">Relive</text:p>
          </table:table-cell>
          <table:table-cell table:style-name="Table1.D676" office:value-type="string">
            <text:p text:style-name="P258">স্বস্তি দেওয়া</text:p>
          </table:table-cell>
        </table:table-row>
        <table:table-row>
          <table:table-cell table:style-name="Table1.A676" office:value-type="string">
            <text:p text:style-name="P108">Solemnly</text:p>
          </table:table-cell>
          <table:table-cell table:style-name="Table1.B676" office:value-type="string">
            <text:p text:style-name="P329">দৃঢ়তার সঙ্গে</text:p>
          </table:table-cell>
          <table:table-cell table:style-name="Table1.C676" office:value-type="string">
            <text:p text:style-name="P108">Indirect</text:p>
          </table:table-cell>
          <table:table-cell table:style-name="Table1.D676" office:value-type="string">
            <text:p text:style-name="P258">পরোক্ষ</text:p>
          </table:table-cell>
        </table:table-row>
        <table:table-row>
          <table:table-cell table:style-name="Table1.A676" office:value-type="string">
            <text:p text:style-name="P108">Dramatisation</text:p>
          </table:table-cell>
          <table:table-cell table:style-name="Table1.B676" office:value-type="string">
            <text:p text:style-name="P329">নাটকীয়</text:p>
          </table:table-cell>
          <table:table-cell table:style-name="Table1.C676" office:value-type="string">
            <text:p text:style-name="P108">Paraconsciously</text:p>
          </table:table-cell>
          <table:table-cell table:style-name="Table1.D676" office:value-type="string">
            <text:p text:style-name="P258">অজান্তে </text:p>
          </table:table-cell>
        </table:table-row>
        <table:table-row>
          <table:table-cell table:style-name="Table1.A676" office:value-type="string">
            <text:p text:style-name="P108">Trance state</text:p>
          </table:table-cell>
          <table:table-cell table:style-name="Table1.B676" office:value-type="string">
            <text:p text:style-name="P311">a half-conscious state</text:p>
          </table:table-cell>
          <table:table-cell table:style-name="Table1.C676" office:value-type="string">
            <text:p text:style-name="P108">Placebo</text:p>
          </table:table-cell>
          <table:table-cell table:style-name="Table1.D676" office:value-type="string">
            <text:p text:style-name="P258">রোগীর মন রাখার জন্য প্রদত্ত ঔষধ</text:p>
          </table:table-cell>
        </table:table-row>
        <table:table-row>
          <table:table-cell table:style-name="Table1.A676" office:value-type="string">
            <text:p text:style-name="P109">Dispensed</text:p>
          </table:table-cell>
          <table:table-cell table:style-name="Table1.B676" office:value-type="string">
            <text:p text:style-name="P311">distribute or provide to a number of people.</text:p>
          </table:table-cell>
          <table:table-cell table:style-name="Table1.C676" office:value-type="string">
            <text:p text:style-name="P109">Autocratic</text:p>
          </table:table-cell>
          <table:table-cell table:style-name="Table1.D676" office:value-type="string">
            <text:p text:style-name="P330">স্বৈরাচারী</text:p>
          </table:table-cell>
        </table:table-row>
        <table:table-row>
          <table:table-cell table:style-name="Table1.A676" office:value-type="string">
            <text:p text:style-name="P109">Accr<text:span text:style-name="T21">e</text:span>dited</text:p>
          </table:table-cell>
          <table:table-cell table:style-name="Table1.B676" office:value-type="string">
            <text:p text:style-name="P225"><text:span text:style-name="T20">প্রচলিত, </text:span>সর্বজনস্বীকৃত</text:p>
          </table:table-cell>
          <table:table-cell table:style-name="Table1.C676" office:value-type="string">
            <text:p text:style-name="P109">Notoriety</text:p>
          </table:table-cell>
          <table:table-cell table:style-name="Table1.D676" office:value-type="string">
            <text:p text:style-name="P229">দুর্নাম</text:p>
          </table:table-cell>
        </table:table-row>
        <table:table-row>
          <table:table-cell table:style-name="Table1.A676" office:value-type="string">
            <text:p text:style-name="P109">Emulate</text:p>
          </table:table-cell>
          <table:table-cell table:style-name="Table1.B676" office:value-type="string">
            <text:p text:style-name="P225">প্রতিযোগিতা করা</text:p>
          </table:table-cell>
          <table:table-cell table:style-name="Table1.C676" office:value-type="string">
            <text:p text:style-name="P109">Mediocre</text:p>
          </table:table-cell>
          <table:table-cell table:style-name="Table1.D676" office:value-type="string">
            <text:p text:style-name="P229">মাঝারি</text:p>
          </table:table-cell>
        </table:table-row>
        <table:table-row>
          <table:table-cell table:style-name="Table1.A676" office:value-type="string">
            <text:p text:style-name="P110">Combative</text:p>
          </table:table-cell>
          <table:table-cell table:style-name="Table1.B676" office:value-type="string">
            <text:p text:style-name="P230">রণশীল</text:p>
          </table:table-cell>
          <table:table-cell table:style-name="Table1.C676" office:value-type="string">
            <text:p text:style-name="P111">Liaise</text:p>
          </table:table-cell>
          <table:table-cell table:style-name="Table1.D676" office:value-type="string">
            <text:p text:style-name="P231">যোগাযোগ করা</text:p>
          </table:table-cell>
        </table:table-row>
        <table:table-row>
          <table:table-cell table:style-name="Table1.A676" office:value-type="string">
            <text:p text:style-name="P112">Desolate</text:p>
          </table:table-cell>
          <table:table-cell table:style-name="Table1.B676" office:value-type="string">
            <text:p text:style-name="P205"><text:bookmark text:name="result_box"/>জনশূন্য</text:p>
          </table:table-cell>
          <table:table-cell table:style-name="Table1.C676" office:value-type="string">
            <text:p text:style-name="P113">Perpetual</text:p>
          </table:table-cell>
          <table:table-cell table:style-name="Table1.D676" office:value-type="string">
            <text:p text:style-name="P206"><text:bookmark text:name="result_box1"/>চিরস্থায়ী</text:p>
          </table:table-cell>
        </table:table-row>
        <table:table-row>
          <table:table-cell table:style-name="Table1.A676" office:value-type="string">
            <text:p text:style-name="P114">crumble</text:p>
          </table:table-cell>
          <table:table-cell table:style-name="Table1.B676" office:value-type="string">
            <text:p text:style-name="P205"><text:bookmark text:name="result_box2"/>টুকরা টুকরা করা</text:p>
          </table:table-cell>
          <table:table-cell table:style-name="Table1.C676" office:value-type="string">
            <text:p text:style-name="P114">break apart</text:p>
          </table:table-cell>
          <table:table-cell table:style-name="Table1.D676" office:value-type="string">
            <text:p text:style-name="P232">Break off</text:p>
          </table:table-cell>
        </table:table-row>
        <table:table-row>
          <table:table-cell table:style-name="Table1.A676" office:value-type="string">
            <text:p text:style-name="P115">Moss</text:p>
          </table:table-cell>
          <table:table-cell table:style-name="Table1.B676" office:value-type="string">
            <text:p text:style-name="P205"><text:bookmark text:name="result_box3"/>শৈবাল</text:p>
          </table:table-cell>
          <table:table-cell table:style-name="Table1.C676" office:value-type="string">
            <text:p text:style-name="P116">Pristine</text:p>
          </table:table-cell>
          <table:table-cell table:style-name="Table1.D676" office:value-type="string">
            <text:p text:style-name="P207"><text:bookmark text:name="result_box4"/>আদিম</text:p>
          </table:table-cell>
        </table:table-row>
        <text:soft-page-break/>
        <table:table-row>
          <table:table-cell table:style-name="Table1.A676" office:value-type="string">
            <text:p text:style-name="P117">vestige</text:p>
          </table:table-cell>
          <table:table-cell table:style-name="Table1.B676" office:value-type="string">
            <text:p text:style-name="P233">কণা</text:p>
          </table:table-cell>
          <table:table-cell table:style-name="Table1.C676" office:value-type="string">
            <text:p text:style-name="P117">Vegetation</text:p>
          </table:table-cell>
          <table:table-cell table:style-name="Table1.D676" office:value-type="string">
            <text:p text:style-name="P207"><text:bookmark text:name="result_box5"/>গাছপালা</text:p>
          </table:table-cell>
        </table:table-row>
        <table:table-row>
          <table:table-cell table:style-name="Table1.A676" office:value-type="string">
            <text:p text:style-name="P118">Plummeted</text:p>
          </table:table-cell>
          <table:table-cell table:style-name="Table1.B676" office:value-type="string">
            <text:p text:style-name="P208"><text:bookmark text:name="result_box6"/>নিচে পড়ে গেল</text:p>
          </table:table-cell>
          <table:table-cell table:style-name="Table1.C676" office:value-type="string">
            <text:p text:style-name="P119">dismantled</text:p>
          </table:table-cell>
          <table:table-cell table:style-name="Table1.D676" office:value-type="string">
            <text:p text:style-name="P234">ভাঙ্গিয়া ফেলা</text:p>
          </table:table-cell>
        </table:table-row>
        <table:table-row>
          <table:table-cell table:style-name="Table1.A676" office:value-type="string">
            <text:p text:style-name="P119">Step out</text:p>
          </table:table-cell>
          <table:table-cell table:style-name="Table1.B676" office:value-type="string">
            <text:p text:style-name="P208"><text:bookmark text:name="result_box7"/>পা বাড়ান</text:p>
          </table:table-cell>
          <table:table-cell table:style-name="Table1.C676" office:value-type="string">
            <text:p text:style-name="P119">Pass over</text:p>
          </table:table-cell>
          <table:table-cell table:style-name="Table1.D676" office:value-type="string">
            <text:p text:style-name="P209"><text:bookmark text:name="result_box8"/>অতিক্রম করা</text:p>
          </table:table-cell>
        </table:table-row>
        <table:table-row>
          <table:table-cell table:style-name="Table1.A676" office:value-type="string">
            <text:p text:style-name="P120">Outpost</text:p>
          </table:table-cell>
          <table:table-cell table:style-name="Table1.B676" office:value-type="string">
            <text:p text:style-name="P233">ঘাঁটি</text:p>
          </table:table-cell>
          <table:table-cell table:style-name="Table1.C676" office:value-type="string">
            <text:p text:style-name="P121">Queasy</text:p>
          </table:table-cell>
          <table:table-cell table:style-name="Table1.D676" office:value-type="string">
            <text:p text:style-name="P234">অসুস্থ বোধ করিতেছে</text:p>
          </table:table-cell>
        </table:table-row>
        <table:table-row>
          <table:table-cell table:style-name="Table1.A676" office:value-type="string">
            <text:p text:style-name="P122">Fanning out</text:p>
          </table:table-cell>
          <table:table-cell table:style-name="Table1.B676" office:value-type="string">
            <text:p text:style-name="P208"><text:bookmark text:name="result_box10"/>ছড়িয়ে পড়ছে</text:p>
          </table:table-cell>
          <table:table-cell table:style-name="Table1.C676" office:value-type="string">
            <text:p text:style-name="P123">Treacherous</text:p>
          </table:table-cell>
          <table:table-cell table:style-name="Table1.D676" office:value-type="string">
            <text:p text:style-name="P209"><text:bookmark text:name="result_box11"/>বিশ্বাসঘাতক</text:p>
          </table:table-cell>
        </table:table-row>
        <table:table-row>
          <table:table-cell table:style-name="Table1.A676" office:value-type="string">
            <text:p text:style-name="P124">Precipitation</text:p>
          </table:table-cell>
          <table:table-cell table:style-name="Table1.B676" office:value-type="string">
            <text:p text:style-name="P208"><text:bookmark text:name="result_box12"/>বৃষ্টিপাতের পরিমাণ</text:p>
          </table:table-cell>
          <table:table-cell table:style-name="Table1.C676" office:value-type="string">
            <text:p text:style-name="P125">Terrain</text:p>
          </table:table-cell>
          <table:table-cell table:style-name="Table1.D676" office:value-type="string">
            <text:p text:style-name="P209"><text:bookmark text:name="result_box13"/>ভূখণ্ড</text:p>
          </table:table-cell>
        </table:table-row>
        <table:table-row>
          <table:table-cell table:style-name="Table1.A676" office:value-type="string">
            <text:p text:style-name="P126">Receded</text:p>
          </table:table-cell>
          <table:table-cell table:style-name="Table1.B676" office:value-type="string">
            <text:p text:style-name="P208"><text:bookmark text:name="result_box14"/>কমে আসে</text:p>
          </table:table-cell>
          <table:table-cell table:style-name="Table1.C676" office:value-type="string">
            <text:p text:style-name="P127">Stirred up</text:p>
          </table:table-cell>
          <table:table-cell table:style-name="Table1.D676" office:value-type="string">
            <text:p text:style-name="P326"><text:bookmark text:name="result_box15"/><text:span text:style-name="T9">আলোড়িত </text:span>করা</text:p>
          </table:table-cell>
        </table:table-row>
        <table:table-row>
          <table:table-cell table:style-name="Table1.A676" office:value-type="string">
            <text:p text:style-name="P128">Treasure trove</text:p>
          </table:table-cell>
          <table:table-cell table:style-name="Table1.B676" office:value-type="string">
            <text:p text:style-name="P208"><text:bookmark text:name="result_box16"/>গুপ্তধন</text:p>
          </table:table-cell>
          <table:table-cell table:style-name="Table1.C676" office:value-type="string">
            <text:p text:style-name="P129">precarious</text:p>
          </table:table-cell>
          <table:table-cell table:style-name="Table1.D676" office:value-type="string">
            <text:p text:style-name="P331">অনিশ্চিত, <text:span text:style-name="T29">বিপজ্জনক</text:span></text:p>
          </table:table-cell>
        </table:table-row>
        <table:table-row>
          <table:table-cell table:style-name="Table1.A676" office:value-type="string">
            <text:p text:style-name="P129">indulgence</text:p>
          </table:table-cell>
          <table:table-cell table:style-name="Table1.B676" office:value-type="string">
            <text:p text:style-name="P235">আবদার</text:p>
          </table:table-cell>
          <table:table-cell table:style-name="Table1.C676" office:value-type="string">
            <text:p text:style-name="P130">Scallop</text:p>
          </table:table-cell>
          <table:table-cell table:style-name="Table1.D676" office:value-type="string">
            <text:p text:style-name="P333"><text:bookmark text:name="result_box17"/>শামুকবিশেষ</text:p>
          </table:table-cell>
        </table:table-row>
        <table:table-row>
          <table:table-cell table:style-name="Table1.A676" office:value-type="string">
            <text:p text:style-name="P130">Algae</text:p>
          </table:table-cell>
          <table:table-cell table:style-name="Table1.B676" office:value-type="string">
            <text:p text:style-name="P210"><text:bookmark text:name="result_box18"/>শেত্তলাগুলি</text:p>
          </table:table-cell>
          <table:table-cell table:style-name="Table1.C676" office:value-type="string">
            <text:p text:style-name="P131">Wilderness</text:p>
          </table:table-cell>
          <table:table-cell table:style-name="Table1.D676" office:value-type="string">
            <text:p text:style-name="P332">জনহীন স্থান</text:p>
          </table:table-cell>
        </table:table-row>
        <table:table-row>
          <table:table-cell table:style-name="Table1.A676" office:value-type="string">
            <text:p text:style-name="P132">Unearthly</text:p>
          </table:table-cell>
          <table:table-cell table:style-name="Table1.B676" office:value-type="string">
            <text:p text:style-name="P210"><text:bookmark text:name="result_box19"/>অতিশয় অসুবিধাজনক</text:p>
          </table:table-cell>
          <table:table-cell table:style-name="Table1.C676" office:value-type="string">
            <text:p text:style-name="P133">Barren</text:p>
          </table:table-cell>
          <table:table-cell table:style-name="Table1.D676" office:value-type="string">
            <text:p text:style-name="P333"><text:bookmark text:name="result_box20"/>অনুর্বর</text:p>
          </table:table-cell>
        </table:table-row>
        <table:table-row>
          <table:table-cell table:style-name="Table1.A676" office:value-type="string">
            <text:p text:style-name="P134">Rugged</text:p>
          </table:table-cell>
          <table:table-cell table:style-name="Table1.B676" office:value-type="string">
            <text:p text:style-name="P210"><text:bookmark text:name="result_box21"/>শ্রমসাধ্য</text:p>
          </table:table-cell>
          <table:table-cell table:style-name="Table1.C676" office:value-type="string">
            <text:p text:style-name="P135">Immerse</text:p>
          </table:table-cell>
          <table:table-cell table:style-name="Table1.D676" office:value-type="string">
            <text:p text:style-name="P333"><text:bookmark text:name="result_box22"/>মগ্ন করা</text:p>
          </table:table-cell>
        </table:table-row>
        <table:table-row>
          <table:table-cell table:style-name="Table1.A676" office:value-type="string">
            <text:p text:style-name="P136">Petrified</text:p>
          </table:table-cell>
          <table:table-cell table:style-name="Table1.B676" office:value-type="string">
            <text:p text:style-name="P236">প্রস্তরীভূত করা</text:p>
          </table:table-cell>
          <table:table-cell table:style-name="Table1.C676" office:value-type="string">
            <text:p text:style-name="P137">exquisitely</text:p>
          </table:table-cell>
          <table:table-cell table:style-name="Table1.D676" office:value-type="string">
            <text:p text:style-name="P333"><text:bookmark text:name="result_box23"/>অত্যন্ত সুন্দরভাবে</text:p>
          </table:table-cell>
        </table:table-row>
        <table:table-row>
          <table:table-cell table:style-name="Table1.A676" office:value-type="string">
            <text:p text:style-name="P138">shatter</text:p>
          </table:table-cell>
          <table:table-cell table:style-name="Table1.B676" office:value-type="string">
            <text:p text:style-name="P237">চূর্ণবিচূর্ণ করা</text:p>
          </table:table-cell>
          <table:table-cell table:style-name="Table1.C676" office:value-type="string">
            <text:p text:style-name="P138">Shrouded in mystery</text:p>
          </table:table-cell>
          <table:table-cell table:style-name="Table1.D676" office:value-type="string">
            <text:p text:style-name="P327"><text:bookmark text:name="result_box24"/><text:span text:style-name="T24">রহস্য মধ্যে </text:span><text:bookmark text:name="result_box25"/><text:span text:style-name="T23">আবৃত</text:span></text:p>
          </table:table-cell>
        </table:table-row>
        <table:table-row>
          <table:table-cell table:style-name="Table1.A676" office:value-type="string">
            <text:p text:style-name="P139">Antiquity</text:p>
          </table:table-cell>
          <table:table-cell table:style-name="Table1.B676" office:value-type="string">
            <text:p text:style-name="P237">প্রাচীন যুগ</text:p>
          </table:table-cell>
          <table:table-cell table:style-name="Table1.C676" office:value-type="string">
            <text:p text:style-name="P140">Marsh</text:p>
          </table:table-cell>
          <table:table-cell table:style-name="Table1.D676" office:value-type="string">
            <text:p text:style-name="P328"><text:bookmark text:name="result_box26"/><text:span text:style-name="T23">জলাভূমি, </text:span><text:span text:style-name="T25">mud flat, </text:span><text:span text:style-name="T26">swamp</text:span></text:p>
          </table:table-cell>
        </table:table-row>
        <table:table-row>
          <table:table-cell table:style-name="Table1.A676" office:value-type="string">
            <text:p text:style-name="P141">Resurrect</text:p>
          </table:table-cell>
          <table:table-cell table:style-name="Table1.B676" office:value-type="string">
            <text:p text:style-name="P211"><text:bookmark text:name="result_box27"/>পুনরূজ্জীবিত করা</text:p>
          </table:table-cell>
          <table:table-cell table:style-name="Table1.C676" office:value-type="string">
            <text:p text:style-name="P142">Concentric</text:p>
          </table:table-cell>
          <table:table-cell table:style-name="Table1.D676" office:value-type="string">
            <text:p text:style-name="P334"><text:bookmark text:name="result_box28"/>সমকেন্দ্রি</text:p>
          </table:table-cell>
        </table:table-row>
        <table:table-row>
          <table:table-cell table:style-name="Table1.A676" office:value-type="string">
            <text:p text:style-name="P143">Full-scale</text:p>
          </table:table-cell>
          <table:table-cell table:style-name="Table1.B676" office:value-type="string">
            <text:p text:style-name="P211"><text:bookmark text:name="result_box29"/>পূর্ণমাত্রায়</text:p>
          </table:table-cell>
          <table:table-cell table:style-name="Table1.C676" office:value-type="string">
            <text:p text:style-name="P144">Fabled</text:p>
          </table:table-cell>
          <table:table-cell table:style-name="Table1.D676" office:value-type="string">
            <text:p text:style-name="P327">কাল্পনিক</text:p>
          </table:table-cell>
        </table:table-row>
        <table:table-row>
          <table:table-cell table:style-name="Table1.A676" office:value-type="string">
            <text:p text:style-name="P145">Confluence</text:p>
          </table:table-cell>
          <table:table-cell table:style-name="Table1.B676" office:value-type="string">
            <text:p text:style-name="P211"><text:bookmark text:name="result_box30"/>নদীর সঙ্গমস্থলে অবস্থিত</text:p>
          </table:table-cell>
          <table:table-cell table:style-name="Table1.C676" office:value-type="string">
            <text:p text:style-name="P146">Cataclysmic <text:span text:style-name="T30">disaster</text:span></text:p>
          </table:table-cell>
          <table:table-cell table:style-name="Table1.D676" office:value-type="string">
            <text:p text:style-name="P334"><text:bookmark text:name="result_box32"/>ভয়ানক বিপর্যয়</text:p>
          </table:table-cell>
        </table:table-row>
        <table:table-row>
          <table:table-cell table:style-name="Table1.A676" office:value-type="string">
            <text:p text:style-name="P147">Violent earthquake</text:p>
          </table:table-cell>
          <table:table-cell table:style-name="Table1.B676" office:value-type="string">
            <text:p text:style-name="P271"><text:bookmark text:name="result_box33"/>ভয়াবহ ভূমিকম্প</text:p>
          </table:table-cell>
          <table:table-cell table:style-name="Table1.C676" office:value-type="string">
            <text:p text:style-name="P148">Ravaged</text:p>
          </table:table-cell>
          <table:table-cell table:style-name="Table1.D676" office:value-type="string">
            <text:p text:style-name="P272"><text:bookmark text:name="result_box34"/>বিধ্বস্ত</text:p>
          </table:table-cell>
        </table:table-row>
        <table:table-row>
          <table:table-cell table:style-name="Table1.A676" office:value-type="string">
            <text:p text:style-name="P149">Hinge</text:p>
          </table:table-cell>
          <table:table-cell table:style-name="Table1.B676" office:value-type="string">
            <text:p text:style-name="P237">নির্ভর করা</text:p>
          </table:table-cell>
          <table:table-cell table:style-name="Table1.C676" office:value-type="string">
            <text:p text:style-name="P150">Persevere</text:p>
          </table:table-cell>
          <table:table-cell table:style-name="Table1.D676" office:value-type="string">
            <text:p text:style-name="P335">অটলভাবে চালাইয়া যাওয়া</text:p>
          </table:table-cell>
        </table:table-row>
        <table:table-row>
          <table:table-cell table:style-name="Table1.A676" office:value-type="string">
            <text:p text:style-name="P151">Remnant</text:p>
          </table:table-cell>
          <table:table-cell table:style-name="Table1.B676" office:value-type="string">
            <text:p text:style-name="P237">ধ্বংসাবশেষ</text:p>
          </table:table-cell>
          <table:table-cell table:style-name="Table1.C676" office:value-type="string">
            <text:p text:style-name="P152">Hasty</text:p>
          </table:table-cell>
          <table:table-cell table:style-name="Table1.D676" office:value-type="string">
            <text:p text:style-name="P335"><text:bookmark text:name="result_box36"/>দ্রুতগতি</text:p>
          </table:table-cell>
        </table:table-row>
        <table:table-row>
          <table:table-cell table:style-name="Table1.A676" office:value-type="string">
            <text:p text:style-name="P153">Contours</text:p>
          </table:table-cell>
          <table:table-cell table:style-name="Table1.B676" office:value-type="string">
            <text:p text:style-name="P237">সীমাসূচক রেখা</text:p>
          </table:table-cell>
          <table:table-cell table:style-name="Table1.C676" office:value-type="string">
            <text:p text:style-name="P154">Reminiscent</text:p>
          </table:table-cell>
          <table:table-cell table:style-name="Table1.D676" office:value-type="string">
            <text:p text:style-name="P342"><text:bookmark text:name="result_box37"/><text:span text:style-name="T23">স্মারক, </text:span><text:span text:style-name="T27">emblem</text:span></text:p>
          </table:table-cell>
        </table:table-row>
        <table:table-row>
          <table:table-cell table:style-name="Table1.A676" office:value-type="string">
            <text:p text:style-name="P155">Bustling</text:p>
          </table:table-cell>
          <table:table-cell table:style-name="Table1.B676" office:value-type="string">
            <text:p text:style-name="P211"><text:bookmark text:name="result_box38"/>কর্মব্যস্ত</text:p>
          </table:table-cell>
          <table:table-cell table:style-name="Table1.C676" office:value-type="string">
            <text:p text:style-name="P156">Deserted</text:p>
          </table:table-cell>
          <table:table-cell table:style-name="Table1.D676" office:value-type="string">
            <text:p text:style-name="P335"><text:bookmark text:name="result_box39"/>নির্জন</text:p>
          </table:table-cell>
        </table:table-row>
        <table:table-row>
          <table:table-cell table:style-name="Table1.A676" office:value-type="string">
            <text:p text:style-name="P157">colossal cloak of ice</text:p>
          </table:table-cell>
          <table:table-cell table:style-name="Table1.B676" office:value-type="string">
            <text:p text:style-name="P212">বরফের বিশাল আবরণ</text:p>
          </table:table-cell>
          <table:table-cell table:style-name="Table1.C676" office:value-type="string">
            <text:p text:style-name="P158">Cosmopolitan</text:p>
          </table:table-cell>
          <table:table-cell table:style-name="Table1.D676" office:value-type="string">
            <text:p text:style-name="P336">অসাম্প্রদায়িক</text:p>
          </table:table-cell>
        </table:table-row>
        <table:table-row>
          <table:table-cell table:style-name="Table1.A676" office:value-type="string">
            <text:p text:style-name="P158">Mythology</text:p>
          </table:table-cell>
          <table:table-cell table:style-name="Table1.B676" office:value-type="string">
            <text:p text:style-name="P213">পৌরাণিক কাহিনী</text:p>
          </table:table-cell>
          <table:table-cell table:style-name="Table1.C676" office:value-type="string">
            <text:p text:style-name="P158">Fairy tales</text:p>
          </table:table-cell>
          <table:table-cell table:style-name="Table1.D676" office:value-type="string">
            <text:p text:style-name="P336">রূপকথা</text:p>
          </table:table-cell>
        </table:table-row>
        <table:table-row>
          <table:table-cell table:style-name="Table1.A676" office:value-type="string">
            <text:p text:style-name="P158">Witch</text:p>
          </table:table-cell>
          <table:table-cell table:style-name="Table1.B676" office:value-type="string">
            <text:p text:style-name="P213">জাদুকরী</text:p>
          </table:table-cell>
          <table:table-cell table:style-name="Table1.C676" office:value-type="string">
            <text:p text:style-name="P158">Fantasy things</text:p>
          </table:table-cell>
          <table:table-cell table:style-name="Table1.D676" office:value-type="string">
            <text:p text:style-name="P336">কাল্পনিক জিনিস</text:p>
          </table:table-cell>
        </table:table-row>
        <table:table-row>
          <table:table-cell table:style-name="Table1.A676" office:value-type="string">
            <text:p text:style-name="P158">Minimalist</text:p>
          </table:table-cell>
          <table:table-cell table:style-name="Table1.B676" office:value-type="string">
            <text:p text:style-name="P213">অল্পস্বল্প</text:p>
          </table:table-cell>
          <table:table-cell table:style-name="Table1.C676" office:value-type="string">
            <text:p text:style-name="P158">Indigenous</text:p>
          </table:table-cell>
          <table:table-cell table:style-name="Table1.D676" office:value-type="string">
            <text:p text:style-name="P336">দেশীয়</text:p>
          </table:table-cell>
        </table:table-row>
        <table:table-row>
          <table:table-cell table:style-name="Table1.A676" office:value-type="string">
            <text:p text:style-name="P158">Rebuke</text:p>
          </table:table-cell>
          <table:table-cell table:style-name="Table1.B676" office:value-type="string">
            <text:p text:style-name="P213">গালাগালি দেত্তয়া</text:p>
          </table:table-cell>
          <table:table-cell table:style-name="Table1.C676" office:value-type="string">
            <text:p text:style-name="P158">Allured</text:p>
          </table:table-cell>
          <table:table-cell table:style-name="Table1.D676" office:value-type="string">
            <text:p text:style-name="P336">প্রলুব্ধ</text:p>
          </table:table-cell>
        </table:table-row>
        <table:table-row table:style-name="Table1.606">
          <table:table-cell table:style-name="Table1.A676" office:value-type="string">
            <text:p text:style-name="P158"><text:span text:style-name="T31">Reve</text:span>r<text:span text:style-name="T31">ed</text:span></text:p>
          </table:table-cell>
          <table:table-cell table:style-name="Table1.B676" office:value-type="string">
            <text:p text:style-name="P213">সম্মান করা</text:p>
          </table:table-cell>
          <table:table-cell table:style-name="Table1.C676" office:value-type="string">
            <text:p text:style-name="P158">Benevolent</text:p>
          </table:table-cell>
          <table:table-cell table:style-name="Table1.D676" office:value-type="string">
            <text:p text:style-name="P336">পরোপকারী </text:p>
          </table:table-cell>
        </table:table-row>
        <table:table-row table:style-name="Table1.606">
          <table:table-cell table:style-name="Table1.A676" office:value-type="string">
            <text:p text:style-name="P159">Cater</text:p>
          </table:table-cell>
          <table:table-cell table:style-name="Table1.B676" office:value-type="string">
            <text:p text:style-name="P214">খাদ্যাদি পরিবেশন করা</text:p>
          </table:table-cell>
          <table:table-cell table:style-name="Table1.C676" office:value-type="string">
            <text:p text:style-name="P160">Vehemently</text:p>
          </table:table-cell>
          <table:table-cell table:style-name="Table1.D676" office:value-type="string">
            <text:p text:style-name="P337">তীব্রভাবে</text:p>
          </table:table-cell>
        </table:table-row>
        <table:table-row table:style-name="Table1.606">
          <table:table-cell table:style-name="Table1.A676" office:value-type="string">
            <text:p text:style-name="P161">Proffer</text:p>
          </table:table-cell>
          <table:table-cell table:style-name="Table1.B676" office:value-type="string">
            <text:p text:style-name="P215">উপস্থাপন করা বা পেশ করা</text:p>
          </table:table-cell>
          <table:table-cell table:style-name="Table1.C676" office:value-type="string">
            <text:p text:style-name="P162">Evildoer</text:p>
          </table:table-cell>
          <table:table-cell table:style-name="Table1.D676" office:value-type="string">
            <text:p text:style-name="P338">দুর্বৃত্ত</text:p>
          </table:table-cell>
        </table:table-row>
        <table:table-row table:style-name="Table1.606">
          <table:table-cell table:style-name="Table1.A676" office:value-type="string">
            <text:p text:style-name="P163">Accommodating</text:p>
          </table:table-cell>
          <table:table-cell table:style-name="Table1.B676" office:value-type="string">
            <text:p text:style-name="P216">অমায়িক<text:line-break/>সহজে মানাইয়া লয় এমন</text:p>
          </table:table-cell>
          <table:table-cell table:style-name="Table1.C676" office:value-type="string">
            <text:p text:style-name="P164">Whereupon</text:p>
          </table:table-cell>
          <table:table-cell table:style-name="Table1.D676" office:value-type="string">
            <text:p text:style-name="P339">যাহার ফলে</text:p>
          </table:table-cell>
        </table:table-row>
        <table:table-row table:style-name="Table1.606">
          <table:table-cell table:style-name="Table1.A676" office:value-type="string">
            <text:p text:style-name="P165">behoove</text:p>
          </table:table-cell>
          <table:table-cell table:style-name="Table1.B676" office:value-type="string">
            <text:p text:style-name="P217">উপযুক্ত হত্তয়া</text:p>
          </table:table-cell>
          <table:table-cell table:style-name="Table1.C676" office:value-type="string">
            <text:p text:style-name="P166">Caveat</text:p>
          </table:table-cell>
          <table:table-cell table:style-name="Table1.D676" office:value-type="string">
            <text:p text:style-name="P340">সতর্কীকরণ</text:p>
          </table:table-cell>
        </table:table-row>
        <table:table-row table:style-name="Table1.606">
          <table:table-cell table:style-name="Table1.A676" office:value-type="string">
            <text:p text:style-name="P166">Strenuous</text:p>
          </table:table-cell>
          <table:table-cell table:style-name="Table1.B676" office:value-type="string">
            <text:p text:style-name="P218">শ্রমসাধ্য</text:p>
          </table:table-cell>
          <table:table-cell table:style-name="Table1.C676" office:value-type="string">
            <text:p text:style-name="P167">Anguish</text:p>
          </table:table-cell>
          <table:table-cell table:style-name="Table1.D676" office:value-type="string">
            <text:p text:style-name="P341">যন্ত্রণা</text:p>
          </table:table-cell>
        </table:table-row>
        <text:soft-page-break/>
        <table:table-row table:style-name="Table1.606">
          <table:table-cell table:style-name="Table1.A676" office:value-type="string">
            <text:p text:style-name="P168">Off-putting</text:p>
          </table:table-cell>
          <table:table-cell table:style-name="Table1.B676" office:value-type="string">
            <text:p text:style-name="P246"><text:span text:style-name="T28">Repellent, </text:span><text:span text:style-name="T11">unpleasant, </text:span></text:p>
          </table:table-cell>
          <table:table-cell table:style-name="Table1.C676" office:value-type="string">
            <text:p text:style-name="P169">Goofy</text:p>
          </table:table-cell>
          <table:table-cell table:style-name="Table1.D676" office:value-type="string">
            <text:p text:style-name="P218">নির্বোধ</text:p>
          </table:table-cell>
        </table:table-row>
        <table:table-row table:style-name="Table1.606">
          <table:table-cell table:style-name="Table1.A676" office:value-type="string">
            <text:p text:style-name="P170">Cerebral</text:p>
          </table:table-cell>
          <table:table-cell table:style-name="Table1.B676" office:value-type="string">
            <text:p text:style-name="P273">মস্তিষ্ক-সংক্রান্ত</text:p>
          </table:table-cell>
          <table:table-cell table:style-name="Table1.C676" office:value-type="string">
            <text:p text:style-name="P171">Suggestive </text:p>
          </table:table-cell>
          <table:table-cell table:style-name="Table1.D676" office:value-type="string">
            <text:p text:style-name="P219">suggestive</text:p>
          </table:table-cell>
        </table:table-row>
        <table:table-row table:style-name="Table1.606">
          <table:table-cell table:style-name="Table1.A676" office:value-type="string">
            <text:p text:style-name="P172">Propitious</text:p>
          </table:table-cell>
          <table:table-cell table:style-name="Table1.B676" office:value-type="string">
            <text:p text:style-name="P274">শুভলক্ষণযুক্ত</text:p>
          </table:table-cell>
          <table:table-cell table:style-name="Table1.C676" office:value-type="string">
            <text:p text:style-name="P172">crab</text:p>
          </table:table-cell>
          <table:table-cell table:style-name="Table1.D676" office:value-type="string">
            <text:p text:style-name="P220">কাঁকড়া</text:p>
          </table:table-cell>
        </table:table-row>
        <table:table-row table:style-name="Table1.606">
          <table:table-cell table:style-name="Table1.A676" office:value-type="string">
            <text:p text:style-name="P173">Claws</text:p>
          </table:table-cell>
          <table:table-cell table:style-name="Table1.B676" office:value-type="string">
            <text:p text:style-name="P275">থাবা</text:p>
          </table:table-cell>
          <table:table-cell table:style-name="Table1.C676" office:value-type="string">
            <text:p text:style-name="P11">Livestock</text:p>
          </table:table-cell>
          <table:table-cell table:style-name="Table1.D676" office:value-type="string">
            <text:p text:style-name="P192">পশুসম্পত্তি</text:p>
          </table:table-cell>
        </table:table-row>
        <table:table-row table:style-name="Table1.606">
          <table:table-cell table:style-name="Table1.A676" office:value-type="string">
            <text:p text:style-name="P11">Staple</text:p>
          </table:table-cell>
          <table:table-cell table:style-name="Table1.B676" office:value-type="string">
            <text:p text:style-name="P276">প্রধানতম</text:p>
          </table:table-cell>
          <table:table-cell table:style-name="Table1.C676" office:value-type="string">
            <text:p text:style-name="P12">Wetter</text:p>
          </table:table-cell>
          <table:table-cell table:style-name="Table1.D676" office:value-type="string">
            <text:p text:style-name="P277">ভিজা</text:p>
          </table:table-cell>
        </table:table-row>
        <table:table-row table:style-name="Table1.606">
          <table:table-cell table:style-name="Table1.A676" office:value-type="string">
            <text:p text:style-name="P13">Medieval</text:p>
          </table:table-cell>
          <table:table-cell table:style-name="Table1.B676" office:value-type="string">
            <text:p text:style-name="P278">মধ্যযুগীয়</text:p>
          </table:table-cell>
          <table:table-cell table:style-name="Table1.C676" office:value-type="string">
            <text:p text:style-name="P13">Famine</text:p>
          </table:table-cell>
          <table:table-cell table:style-name="Table1.D676" office:value-type="string">
            <text:p text:style-name="P278">দুর্ভিক্ষ</text:p>
          </table:table-cell>
        </table:table-row>
        <table:table-row table:style-name="Table1.606">
          <table:table-cell table:style-name="Table1.A676" office:value-type="string">
            <text:p text:style-name="P13">Unblemished</text:p>
          </table:table-cell>
          <table:table-cell table:style-name="Table1.B676" office:value-type="string">
            <text:p text:style-name="P295">not damaged or marked in any way; perfect</text:p>
          </table:table-cell>
          <table:table-cell table:style-name="Table1.C676" office:value-type="string">
            <text:p text:style-name="P13">Rubbed away</text:p>
          </table:table-cell>
          <table:table-cell table:style-name="Table1.D676" office:value-type="string">
            <text:p text:style-name="P278">ঘষে তুলে ফেলা </text:p>
          </table:table-cell>
        </table:table-row>
        <table:table-row table:style-name="Table1.606">
          <table:table-cell table:style-name="Table1.A676" office:value-type="string">
            <text:p text:style-name="P14">Furnace</text:p>
          </table:table-cell>
          <table:table-cell table:style-name="Table1.B676" office:value-type="string">
            <text:p text:style-name="P296">অগ্নিকুণ্ড</text:p>
          </table:table-cell>
          <table:table-cell table:style-name="Table1.C676" office:value-type="string">
            <text:p text:style-name="P14">Ripple</text:p>
          </table:table-cell>
          <table:table-cell table:style-name="Table1.D676" office:value-type="string">
            <text:p text:style-name="P279">ঢেউ, wave</text:p>
          </table:table-cell>
        </table:table-row>
        <table:table-row table:style-name="Table1.606">
          <table:table-cell table:style-name="Table1.A676" office:value-type="string">
            <text:p text:style-name="P15">Easterly</text:p>
          </table:table-cell>
          <table:table-cell table:style-name="Table1.B676" office:value-type="string">
            <text:p text:style-name="P297">পুবাল বাতাস</text:p>
          </table:table-cell>
          <table:table-cell table:style-name="Table1.C676" office:value-type="string">
            <text:p text:style-name="P16">Seesaw</text:p>
          </table:table-cell>
          <table:table-cell table:style-name="Table1.D676" office:value-type="string">
            <text:p text:style-name="P279">ক্রমাগত পরিবর্তন</text:p>
          </table:table-cell>
        </table:table-row>
        <table:table-row table:style-name="Table1.606">
          <table:table-cell table:style-name="Table1.A676" office:value-type="string">
            <text:p text:style-name="P17">Glacial</text:p>
          </table:table-cell>
          <table:table-cell table:style-name="Table1.B676" office:value-type="string">
            <text:p text:style-name="P280">তুষার সংক্রান্ত</text:p>
          </table:table-cell>
          <table:table-cell table:style-name="Table1.C676" office:value-type="string">
            <text:p text:style-name="P18">Dazzling</text:p>
          </table:table-cell>
          <table:table-cell table:style-name="Table1.D676" office:value-type="string">
            <text:p text:style-name="P281">চোখ ধাঁধানো</text:p>
          </table:table-cell>
        </table:table-row>
        <table:table-row table:style-name="Table1.606">
          <table:table-cell table:style-name="Table1.A676" office:value-type="string">
            <text:p text:style-name="P19">Opportunism</text:p>
          </table:table-cell>
          <table:table-cell table:style-name="Table1.B676" office:value-type="string">
            <text:p text:style-name="P343">সুবিধাবাদী</text:p>
          </table:table-cell>
          <table:table-cell table:style-name="Table1.C676" office:value-type="string">
            <text:p text:style-name="P20">Unaccustomed</text:p>
          </table:table-cell>
          <table:table-cell table:style-name="Table1.D676" office:value-type="string">
            <text:p text:style-name="P282">অনভ্যস্ত, অস্বাভাবিক</text:p>
          </table:table-cell>
        </table:table-row>
        <table:table-row table:style-name="Table1.606">
          <table:table-cell table:style-name="Table1.A676" office:value-type="string">
            <text:p text:style-name="P21">Chronicle</text:p>
          </table:table-cell>
          <table:table-cell table:style-name="Table1.B676" office:value-type="string">
            <text:p text:style-name="P344">ধারাবিবরণী</text:p>
          </table:table-cell>
          <table:table-cell table:style-name="Table1.C676" office:value-type="string">
            <text:p text:style-name="P21">Timekeeping</text:p>
          </table:table-cell>
          <table:table-cell table:style-name="Table1.D676" office:value-type="string">
            <text:p text:style-name="P283">সময় গণনা</text:p>
          </table:table-cell>
        </table:table-row>
        <table:table-row table:style-name="Table1.606">
          <table:table-cell table:style-name="Table1.A676" office:value-type="string">
            <text:p text:style-name="P22">Orbit</text:p>
          </table:table-cell>
          <table:table-cell table:style-name="Table1.B676" office:value-type="string">
            <text:p text:style-name="P238">কক্ষপথ</text:p>
          </table:table-cell>
          <table:table-cell table:style-name="Table1.C676" office:value-type="string">
            <text:p text:style-name="P22">Waxing</text:p>
          </table:table-cell>
          <table:table-cell table:style-name="Table1.D676" office:value-type="string">
            <text:p text:style-name="P284">মোম মাখান</text:p>
          </table:table-cell>
        </table:table-row>
        <table:table-row table:style-name="Table1.606">
          <table:table-cell table:style-name="Table1.A676" office:value-type="string">
            <text:p text:style-name="P23">Waning</text:p>
          </table:table-cell>
          <table:table-cell table:style-name="Table1.B676" office:value-type="string">
            <text:p text:style-name="P239">কমিয়া আসিতেছে</text:p>
          </table:table-cell>
          <table:table-cell table:style-name="Table1.C676" office:value-type="string">
            <text:p text:style-name="P24">Conspicuous</text:p>
          </table:table-cell>
          <table:table-cell table:style-name="Table1.D676" office:value-type="string">
            <text:p text:style-name="P285">সুস্পষ্ট</text:p>
          </table:table-cell>
        </table:table-row>
        <table:table-row table:style-name="Table1.606">
          <table:table-cell table:style-name="Table1.A676" office:value-type="string">
            <text:p text:style-name="P25">Hence</text:p>
          </table:table-cell>
          <table:table-cell table:style-name="Table1.B676" office:value-type="string">
            <text:p text:style-name="P305">as a consequence; for this reason</text:p>
          </table:table-cell>
          <table:table-cell table:style-name="Table1.C676" office:value-type="string">
            <text:p text:style-name="P26">Latitude</text:p>
          </table:table-cell>
          <table:table-cell table:style-name="Table1.D676" office:value-type="string">
            <text:p text:style-name="P286">অক্ষাংশ</text:p>
          </table:table-cell>
        </table:table-row>
        <table:table-row table:style-name="Table1.606">
          <table:table-cell table:style-name="Table1.A676" office:value-type="string">
            <text:p text:style-name="P26">Crucial</text:p>
          </table:table-cell>
          <table:table-cell table:style-name="Table1.B676" office:value-type="string">
            <text:p text:style-name="P306">অত্যন্ত গুরুত্বপূর্ণ</text:p>
          </table:table-cell>
          <table:table-cell table:style-name="Table1.C676" office:value-type="string">
            <text:p text:style-name="P27">Equinox</text:p>
          </table:table-cell>
          <table:table-cell table:style-name="Table1.D676" office:value-type="string">
            <text:p text:style-name="P287">যে সময় সূর্য নিরক্ষবৃত্ত অতিক্রম করে অর্থাত যখন দিন ও রাত্রী সমান হয়</text:p>
          </table:table-cell>
        </table:table-row>
        <table:table-row table:style-name="Table1.606">
          <table:table-cell table:style-name="Table1.A676" office:value-type="string">
            <text:p text:style-name="P28">Disseminate</text:p>
          </table:table-cell>
          <table:table-cell table:style-name="Table1.B676" office:value-type="string">
            <text:p text:style-name="P307">প্রচার করা, ছড়িয়ে দেওয়া</text:p>
          </table:table-cell>
          <table:table-cell table:style-name="Table1.C676" office:value-type="string">
            <text:p text:style-name="P28">Sundial</text:p>
          </table:table-cell>
          <table:table-cell table:style-name="Table1.D676" office:value-type="string">
            <text:p text:style-name="P288">সূর্যঘড়ি</text:p>
          </table:table-cell>
        </table:table-row>
        <table:table-row table:style-name="Table1.606">
          <table:table-cell table:style-name="Table1.A676" office:value-type="string">
            <text:p text:style-name="P28">Satisfactorily</text:p>
          </table:table-cell>
          <table:table-cell table:style-name="Table1.B676" office:value-type="string">
            <text:p text:style-name="P307">সন্তোষজনকভাবে</text:p>
          </table:table-cell>
          <table:table-cell table:style-name="Table1.C676" office:value-type="string">
            <text:p text:style-name="P29">Superseded</text:p>
          </table:table-cell>
          <table:table-cell table:style-name="Table1.D676" office:value-type="string">
            <text:p text:style-name="P289">বাতিল, রহিত করা</text:p>
          </table:table-cell>
        </table:table-row>
        <table:table-row table:style-name="Table1.606">
          <table:table-cell table:style-name="Table1.A676" office:value-type="string">
            <text:p text:style-name="P29">calibrate</text:p>
          </table:table-cell>
          <table:table-cell table:style-name="Table1.B676" office:value-type="string">
            <text:p text:style-name="P308">ক্রমাঙ্ক নির্ণয় করা</text:p>
          </table:table-cell>
          <table:table-cell table:style-name="Table1.C676" office:value-type="string">
            <text:p text:style-name="P30">Beacon</text:p>
          </table:table-cell>
          <table:table-cell table:style-name="Table1.D676" office:value-type="string">
            <text:p text:style-name="P290">বাতিঘর</text:p>
          </table:table-cell>
        </table:table-row>
        <table:table-row table:style-name="Table1.606">
          <table:table-cell table:style-name="Table1.A676" office:value-type="string">
            <text:p text:style-name="P31">Oversimplified</text:p>
          </table:table-cell>
          <table:table-cell table:style-name="Table1.B676" office:value-type="string">
            <text:p text:style-name="P308">simplify (something) so much that a distorted impression of it is given.</text:p>
          </table:table-cell>
          <table:table-cell table:style-name="Table1.C676" office:value-type="string">
            <text:p text:style-name="P32">Put down</text:p>
          </table:table-cell>
          <table:table-cell table:style-name="Table1.D676" office:value-type="string">
            <text:p text:style-name="P290">অবনমিত করা</text:p>
          </table:table-cell>
        </table:table-row>
        <table:table-row table:style-name="Table1.606">
          <table:table-cell table:style-name="Table1.A676" office:value-type="string">
            <text:p text:style-name="P33">Far apart</text:p>
          </table:table-cell>
          <table:table-cell table:style-name="Table1.B676" office:value-type="string">
            <text:p text:style-name="P309">অনেক দূরে</text:p>
          </table:table-cell>
          <table:table-cell table:style-name="Table1.C676" office:value-type="string">
            <text:p text:style-name="P33">Entanglement</text:p>
          </table:table-cell>
          <table:table-cell table:style-name="Table1.D676" office:value-type="string">
            <text:p text:style-name="P345">জড়াইয়া পড়া</text:p>
          </table:table-cell>
        </table:table-row>
        <table:table-row table:style-name="Table1.606">
          <table:table-cell table:style-name="Table1.A676" office:value-type="string">
            <text:p text:style-name="P33">Esoteric</text:p>
          </table:table-cell>
          <table:table-cell table:style-name="Table1.B676" office:value-type="string">
            <text:p text:style-name="P309">রহস্যমূলক</text:p>
          </table:table-cell>
          <table:table-cell table:style-name="Table1.C676" office:value-type="string">
            <text:p text:style-name="P33">Plausible</text:p>
          </table:table-cell>
          <table:table-cell table:style-name="Table1.D676" office:value-type="string">
            <text:p text:style-name="P345">বিশ্বাসযোগ্য</text:p>
          </table:table-cell>
        </table:table-row>
        <table:table-row table:style-name="Table1.606">
          <table:table-cell table:style-name="Table1.A676" office:value-type="string">
            <text:p text:style-name="P33">Flawed result</text:p>
          </table:table-cell>
          <table:table-cell table:style-name="Table1.B676" office:value-type="string">
            <text:p text:style-name="P309">ত্রুটিপূর্ণ ফল</text:p>
          </table:table-cell>
          <table:table-cell table:style-name="Table1.C676" office:value-type="string">
            <text:p text:style-name="P34">Parapsychologist</text:p>
          </table:table-cell>
          <table:table-cell table:style-name="Table1.D676" office:value-type="string">
            <text:p text:style-name="P346">Who studies the mental pehnomena</text:p>
          </table:table-cell>
        </table:table-row>
        <table:table-row table:style-name="Table1.606">
          <table:table-cell table:style-name="Table1.A676" office:value-type="string">
            <text:p text:style-name="P35">Reclining</text:p>
          </table:table-cell>
          <table:table-cell table:style-name="Table1.B676" office:value-type="string">
            <text:p text:style-name="P259">ভরসা করা</text:p>
          </table:table-cell>
          <table:table-cell table:style-name="Table1.C676" office:value-type="string">
            <text:p text:style-name="P36">Outright</text:p>
          </table:table-cell>
          <table:table-cell table:style-name="Table1.D676" office:value-type="string">
            <text:p text:style-name="P347">সরাসরি</text:p>
          </table:table-cell>
        </table:table-row>
        <table:table-row table:style-name="Table1.606">
          <table:table-cell table:style-name="Table1.A676" office:value-type="string">
            <text:p text:style-name="P36">Tranquility</text:p>
          </table:table-cell>
          <table:table-cell table:style-name="Table1.B676" office:value-type="string">
            <text:p text:style-name="P260">প্রশান্তি</text:p>
          </table:table-cell>
          <table:table-cell table:style-name="Table1.C676" office:value-type="string">
            <text:p text:style-name="P36">Swamped</text:p>
          </table:table-cell>
          <table:table-cell table:style-name="Table1.D676" office:value-type="string">
            <text:p text:style-name="P347">অভিভূত করা</text:p>
          </table:table-cell>
        </table:table-row>
        <table:table-row table:style-name="Table1.606">
          <table:table-cell table:style-name="Table1.A676" office:value-type="string">
            <text:p text:style-name="P37">Faint</text:p>
          </table:table-cell>
          <table:table-cell table:style-name="Table1.B676" office:value-type="string">
            <text:p text:style-name="P261">ভীরু</text:p>
          </table:table-cell>
          <table:table-cell table:style-name="Table1.C676" office:value-type="string">
            <text:p text:style-name="P38">Put into effect</text:p>
          </table:table-cell>
          <table:table-cell table:style-name="Table1.D676" office:value-type="string">
            <text:p text:style-name="P348">কার্যকর করা</text:p>
          </table:table-cell>
        </table:table-row>
        <text:soft-page-break/>
        <table:table-row table:style-name="Table1.606">
          <table:table-cell table:style-name="Table1.A676" office:value-type="string">
            <text:p text:style-name="P39">Afford</text:p>
          </table:table-cell>
          <table:table-cell table:style-name="Table1.B676" office:value-type="string">
            <text:p text:style-name="P262">Deliver</text:p>
          </table:table-cell>
          <table:table-cell table:style-name="Table1.C676" office:value-type="string">
            <text:p text:style-name="P40">Meteorological</text:p>
          </table:table-cell>
          <table:table-cell table:style-name="Table1.D676" office:value-type="string">
            <text:p text:style-name="P349">আবহাওয়া সম্বন্ধীয়</text:p>
          </table:table-cell>
        </table:table-row>
        <table:table-row table:style-name="Table1.606">
          <table:table-cell table:style-name="Table1.A676" office:value-type="string">
            <text:p text:style-name="P41">Necessitate</text:p>
          </table:table-cell>
          <table:table-cell table:style-name="Table1.B676" office:value-type="string">
            <text:p text:style-name="P263">বাধ্য করান</text:p>
          </table:table-cell>
          <table:table-cell table:style-name="Table1.C676" office:value-type="string">
            <text:p text:style-name="P41">Stem</text:p>
          </table:table-cell>
          <table:table-cell table:style-name="Table1.D676" office:value-type="string">
            <text:p text:style-name="P269">বাধা দেত্তয়া</text:p>
          </table:table-cell>
        </table:table-row>
        <table:table-row table:style-name="Table1.606">
          <table:table-cell table:style-name="Table1.A676" office:value-type="string">
            <text:p text:style-name="P42">Encompass</text:p>
          </table:table-cell>
          <table:table-cell table:style-name="Table1.B676" office:value-type="string">
            <text:p text:style-name="P264">পরিবেষ্টন করা</text:p>
          </table:table-cell>
          <table:table-cell table:style-name="Table1.C676" office:value-type="string">
            <text:p text:style-name="P43">Rigorous</text:p>
          </table:table-cell>
          <table:table-cell table:style-name="Table1.D676" office:value-type="string">
            <text:p text:style-name="P240"><text:span text:style-name="T35">কঠোর, </text:span>যথাযথ, তীব্র</text:p>
          </table:table-cell>
        </table:table-row>
        <table:table-row table:style-name="Table1.606">
          <table:table-cell table:style-name="Table1.A676" office:value-type="string">
            <text:p text:style-name="P44">Cruise </text:p>
          </table:table-cell>
          <table:table-cell table:style-name="Table1.B676" office:value-type="string">
            <text:p text:style-name="P265">সমুদ্রভ্রমণ</text:p>
          </table:table-cell>
          <table:table-cell table:style-name="Table1.C676" office:value-type="string">
            <text:p text:style-name="P44">Risk</text:p>
          </table:table-cell>
          <table:table-cell table:style-name="Table1.D676" office:value-type="string">
            <text:p text:style-name="P241">ঝুঁকিগ্রহণ করা</text:p>
          </table:table-cell>
        </table:table-row>
        <table:table-row table:style-name="Table1.606">
          <table:table-cell table:style-name="Table1.A676" office:value-type="string">
            <text:p text:style-name="P45">Derision</text:p>
          </table:table-cell>
          <table:table-cell table:style-name="Table1.B676" office:value-type="string">
            <text:p text:style-name="P266">উপহাস</text:p>
          </table:table-cell>
          <table:table-cell table:style-name="Table1.C676" office:value-type="string">
            <text:p text:style-name="P46">Sceptical</text:p>
          </table:table-cell>
          <table:table-cell table:style-name="Table1.D676" office:value-type="string">
            <text:p text:style-name="P242">সন্দেহপ্রবণ</text:p>
          </table:table-cell>
        </table:table-row>
        <table:table-row table:style-name="Table1.606">
          <table:table-cell table:style-name="Table1.A676" office:value-type="string">
            <text:p text:style-name="P47">Compelling</text:p>
          </table:table-cell>
          <table:table-cell table:style-name="Table1.B676" office:value-type="string">
            <text:p text:style-name="P291">Attractive</text:p>
          </table:table-cell>
          <table:table-cell table:style-name="Table1.C676" office:value-type="string">
            <text:p text:style-name="P48">Brink </text:p>
          </table:table-cell>
          <table:table-cell table:style-name="Table1.D676" office:value-type="string">
            <text:p text:style-name="P243">কিনারা</text:p>
          </table:table-cell>
        </table:table-row>
        <table:table-row table:style-name="Table1.606">
          <table:table-cell table:style-name="Table1.A676" office:value-type="string">
            <text:p text:style-name="P49">Septic</text:p>
          </table:table-cell>
          <table:table-cell table:style-name="Table1.B676" office:value-type="string">
            <text:p text:style-name="P267">পচনশীল</text:p>
          </table:table-cell>
          <table:table-cell table:style-name="Table1.C676" office:value-type="string">
            <text:p text:style-name="P50">Advocates</text:p>
          </table:table-cell>
          <table:table-cell table:style-name="Table1.D676" office:value-type="string">
            <text:p text:style-name="P244">সমর্থক</text:p>
          </table:table-cell>
        </table:table-row>
        <table:table-row table:style-name="Table1.606">
          <table:table-cell table:style-name="Table1.A676" office:value-type="string">
            <text:p text:style-name="P2">overdue</text:p>
          </table:table-cell>
          <table:table-cell table:style-name="Table1.B676" office:value-type="string">
            <text:p text:style-name="P2">বিলম্বিত</text:p>
          </table:table-cell>
          <table:table-cell table:style-name="Table1.C676" office:value-type="string">
            <text:p text:style-name="P351">Delinquent</text:p>
          </table:table-cell>
          <table:table-cell table:style-name="Table1.D676" office:value-type="string">
            <text:p text:style-name="P350"/>
          </table:table-cell>
        </table:table-row>
        <table:table-row table:style-name="Table1.606">
          <table:table-cell table:style-name="Table1.A676" office:value-type="string">
            <text:p text:style-name="P3">Deviant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1">Trauma</text:p>
          </table:table-cell>
          <table:table-cell table:style-name="Table1.D676" office:value-type="string">
            <text:p text:style-name="P350"/>
          </table:table-cell>
        </table:table-row>
        <table:table-row table:style-name="Table1.606">
          <table:table-cell table:style-name="Table1.A676" office:value-type="string">
            <text:p text:style-name="P3">Extrinsic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1">Intrinsic</text:p>
          </table:table-cell>
          <table:table-cell table:style-name="Table1.D676" office:value-type="string">
            <text:p text:style-name="P350"/>
          </table:table-cell>
        </table:table-row>
        <table:table-row table:style-name="Table1.606">
          <table:table-cell table:style-name="Table1.A676" office:value-type="string">
            <text:p text:style-name="P3">Menace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1">Multifaced personality</text:p>
          </table:table-cell>
          <table:table-cell table:style-name="Table1.D676" office:value-type="string">
            <text:p text:style-name="P350"/>
          </table:table-cell>
        </table:table-row>
        <table:table-row table:style-name="Table1.606">
          <table:table-cell table:style-name="Table1.A676" office:value-type="string">
            <text:p text:style-name="P3">Lyricist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1">Prodigies</text:p>
          </table:table-cell>
          <table:table-cell table:style-name="Table1.D676" office:value-type="string">
            <text:p text:style-name="P350"/>
          </table:table-cell>
        </table:table-row>
        <table:table-row table:style-name="Table1.606">
          <table:table-cell table:style-name="Table1.A650" office:value-type="string">
            <text:p text:style-name="P4">Contingent</text:p>
          </table:table-cell>
          <table:table-cell table:style-name="Table1.B650" office:value-type="string">
            <text:p text:style-name="P2"/>
          </table:table-cell>
          <table:table-cell table:style-name="Table1.C650" office:value-type="string">
            <text:p text:style-name="P352">Empirical</text:p>
          </table:table-cell>
          <table:table-cell table:style-name="Table1.D650" office:value-type="string">
            <text:p text:style-name="P352">Experimental</text:p>
          </table:table-cell>
        </table:table-row>
        <table:table-row table:style-name="Table1.606">
          <table:table-cell table:style-name="Table1.A676" office:value-type="string">
            <text:p text:style-name="P5">Conceive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3">Inextricably</text:p>
          </table:table-cell>
          <table:table-cell table:style-name="Table1.D676" office:value-type="string">
            <text:p text:style-name="P352"/>
          </table:table-cell>
        </table:table-row>
        <table:table-row table:style-name="Table1.606">
          <table:table-cell table:style-name="Table1.A676" office:value-type="string">
            <text:p text:style-name="P5">Argued that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3">Reasoned that</text:p>
          </table:table-cell>
          <table:table-cell table:style-name="Table1.D676" office:value-type="string">
            <text:p text:style-name="P352"/>
          </table:table-cell>
        </table:table-row>
        <table:table-row table:style-name="Table1.606">
          <table:table-cell table:style-name="Table1.A676" office:value-type="string">
            <text:p text:style-name="P5">Dab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3">Rage</text:p>
          </table:table-cell>
          <table:table-cell table:style-name="Table1.D676" office:value-type="string">
            <text:p text:style-name="P352"/>
          </table:table-cell>
        </table:table-row>
        <table:table-row table:style-name="Table1.606">
          <table:table-cell table:style-name="Table1.A676" office:value-type="string">
            <text:p text:style-name="P5">Conviction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3">Infallible</text:p>
          </table:table-cell>
          <table:table-cell table:style-name="Table1.D676" office:value-type="string">
            <text:p text:style-name="P352"/>
          </table:table-cell>
        </table:table-row>
        <table:table-row table:style-name="Table1.606">
          <table:table-cell table:style-name="Table1.A676" office:value-type="string">
            <text:p text:style-name="P5">Testimony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3">Artefacts</text:p>
          </table:table-cell>
          <table:table-cell table:style-name="Table1.D676" office:value-type="string">
            <text:p text:style-name="P352"/>
          </table:table-cell>
        </table:table-row>
        <table:table-row table:style-name="Table1.606">
          <table:table-cell table:style-name="Table1.A676" office:value-type="string">
            <text:p text:style-name="P5">Chronicles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3">Veracity</text:p>
          </table:table-cell>
          <table:table-cell table:style-name="Table1.D676" office:value-type="string">
            <text:p text:style-name="P352"/>
          </table:table-cell>
        </table:table-row>
        <table:table-row table:style-name="Table1.606">
          <table:table-cell table:style-name="Table1.A676" office:value-type="string">
            <text:p text:style-name="P5">Lay visitors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4">Conscientious</text:p>
          </table:table-cell>
          <table:table-cell table:style-name="Table1.D676" office:value-type="string">
            <text:p text:style-name="P352"/>
          </table:table-cell>
        </table:table-row>
        <table:table-row table:style-name="Table1.606">
          <table:table-cell table:style-name="Table1.A676" office:value-type="string">
            <text:p text:style-name="P6">Meticulous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4">Brakish water</text:p>
          </table:table-cell>
          <table:table-cell table:style-name="Table1.D676" office:value-type="string">
            <text:p text:style-name="P352"/>
          </table:table-cell>
        </table:table-row>
        <table:table-row table:style-name="Table1.606">
          <table:table-cell table:style-name="Table1.A676" office:value-type="string">
            <text:p text:style-name="P6">Lumped together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4">Under utilised</text:p>
          </table:table-cell>
          <table:table-cell table:style-name="Table1.D676" office:value-type="string">
            <text:p text:style-name="P352"/>
          </table:table-cell>
        </table:table-row>
        <table:table-row table:style-name="Table1.606">
          <table:table-cell table:style-name="Table1.A676" office:value-type="string">
            <text:p text:style-name="P6">Palatable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4">Sterile</text:p>
          </table:table-cell>
          <table:table-cell table:style-name="Table1.D676" office:value-type="string">
            <text:p text:style-name="P352"/>
          </table:table-cell>
        </table:table-row>
        <table:table-row table:style-name="Table1.606">
          <table:table-cell table:style-name="Table1.A676" office:value-type="string">
            <text:p text:style-name="P6">Hazardous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4">Compliance</text:p>
          </table:table-cell>
          <table:table-cell table:style-name="Table1.D676" office:value-type="string">
            <text:p text:style-name="P352"/>
          </table:table-cell>
        </table:table-row>
        <table:table-row table:style-name="Table1.606">
          <table:table-cell table:style-name="Table1.A676" office:value-type="string">
            <text:p text:style-name="P6">Obsolescence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5">Exclusive</text:p>
          </table:table-cell>
          <table:table-cell table:style-name="Table1.D676" office:value-type="string">
            <text:p text:style-name="P357">solely</text:p>
          </table:table-cell>
        </table:table-row>
        <table:table-row table:style-name="Table1.606">
          <table:table-cell table:style-name="Table1.A676" office:value-type="string">
            <text:p text:style-name="P7">Re-enactment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5">Vivid</text:p>
          </table:table-cell>
          <table:table-cell table:style-name="Table1.D676" office:value-type="string">
            <text:p text:style-name="P355"/>
          </table:table-cell>
        </table:table-row>
        <table:table-row table:style-name="Table1.606">
          <table:table-cell table:style-name="Table1.A676" office:value-type="string">
            <text:p text:style-name="P7">Vulgarisation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5">Evaporating</text:p>
          </table:table-cell>
          <table:table-cell table:style-name="Table1.D676" office:value-type="string">
            <text:p text:style-name="P355"/>
          </table:table-cell>
        </table:table-row>
        <text:soft-page-break/>
        <table:table-row table:style-name="Table1.606">
          <table:table-cell table:style-name="Table1.A665" office:value-type="string">
            <text:p text:style-name="P360">Authenticity</text:p>
          </table:table-cell>
          <table:table-cell table:style-name="Table1.B665" office:value-type="string">
            <text:p text:style-name="P360">fasfdasf</text:p>
          </table:table-cell>
          <table:table-cell table:style-name="Table1.C665" office:value-type="string">
            <text:p text:style-name="P360">Undergo</text:p>
          </table:table-cell>
          <table:table-cell table:style-name="Table1.D665" office:value-type="string">
            <text:p text:style-name="P360"/>
          </table:table-cell>
        </table:table-row>
        <table:table-row table:style-name="Table1.606">
          <table:table-cell table:style-name="Table1.A676" office:value-type="string">
            <text:p text:style-name="P7">Exhibit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5">Bias</text:p>
          </table:table-cell>
          <table:table-cell table:style-name="Table1.D676" office:value-type="string">
            <text:p text:style-name="P355"/>
          </table:table-cell>
        </table:table-row>
        <table:table-row table:style-name="Table1.606">
          <table:table-cell table:style-name="Table1.A676" office:value-type="string">
            <text:p text:style-name="P7">Transitory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5">Dwellings</text:p>
          </table:table-cell>
          <table:table-cell table:style-name="Table1.D676" office:value-type="string">
            <text:p text:style-name="P355"/>
          </table:table-cell>
        </table:table-row>
        <table:table-row table:style-name="Table1.606">
          <table:table-cell table:style-name="Table1.A676" office:value-type="string">
            <text:p text:style-name="P7">Cathedral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5">Stroll</text:p>
          </table:table-cell>
          <table:table-cell table:style-name="Table1.D676" office:value-type="string">
            <text:p text:style-name="P355"/>
          </table:table-cell>
        </table:table-row>
        <table:table-row table:style-name="Table1.606">
          <table:table-cell table:style-name="Table1.A676" office:value-type="string">
            <text:p text:style-name="P7">Nostalgia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5">Induce</text:p>
          </table:table-cell>
          <table:table-cell table:style-name="Table1.D676" office:value-type="string">
            <text:p text:style-name="P355"/>
          </table:table-cell>
        </table:table-row>
        <table:table-row table:style-name="Table1.606">
          <table:table-cell table:style-name="Table1.A676" office:value-type="string">
            <text:p text:style-name="P7">Work ethic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5">Insurmountable</text:p>
          </table:table-cell>
          <table:table-cell table:style-name="Table1.D676" office:value-type="string">
            <text:p text:style-name="P355">Impassable, too great to be overcome</text:p>
          </table:table-cell>
        </table:table-row>
        <table:table-row table:style-name="Table1.606">
          <table:table-cell table:style-name="Table1.A676" office:value-type="string">
            <text:p text:style-name="P7">Immediacy</text:p>
          </table:table-cell>
          <table:table-cell table:style-name="Table1.B676" office:value-type="string">
            <text:p text:style-name="P2"/>
          </table:table-cell>
          <table:table-cell table:style-name="Table1.C676" office:value-type="string">
            <text:p text:style-name="P355">Panacea</text:p>
          </table:table-cell>
          <table:table-cell table:style-name="Table1.D676" office:value-type="string">
            <text:p text:style-name="P355">A solution or remedy for all difficulties or diseases</text:p>
          </table:table-cell>
        </table:table-row>
        <table:table-row table:style-name="Table1.606">
          <table:table-cell table:style-name="Table1.A676" office:value-type="string">
            <text:p text:style-name="P7">Sobering</text:p>
          </table:table-cell>
          <table:table-cell table:style-name="Table1.B676" office:value-type="string">
            <text:p text:style-name="P7">সংযত হওয়া</text:p>
          </table:table-cell>
          <table:table-cell table:style-name="Table1.C676" office:value-type="string">
            <text:p text:style-name="P355">Levy</text:p>
          </table:table-cell>
          <table:table-cell table:style-name="Table1.D676" office:value-type="string">
            <text:p text:style-name="P355"/>
          </table:table-cell>
        </table:table-row>
        <table:table-row table:style-name="Table1.606">
          <table:table-cell table:style-name="Table1.A676" office:value-type="string">
            <text:p text:style-name="P7">Belatedly</text:p>
          </table:table-cell>
          <table:table-cell table:style-name="Table1.B676" office:value-type="string">
            <text:p text:style-name="P7"/>
          </table:table-cell>
          <table:table-cell table:style-name="Table1.C676" office:value-type="string">
            <text:p text:style-name="P355">Complacent</text:p>
          </table:table-cell>
          <table:table-cell table:style-name="Table1.D676" office:value-type="string">
            <text:p text:style-name="P355">Self-satisfied</text:p>
          </table:table-cell>
        </table:table-row>
        <table:table-row table:style-name="Table1.606">
          <table:table-cell table:style-name="Table1.A676" office:value-type="string">
            <text:p text:style-name="P7">Savvy</text:p>
          </table:table-cell>
          <table:table-cell table:style-name="Table1.B676" office:value-type="string">
            <text:p text:style-name="P7">কাণ্ডজ্ঞান</text:p>
          </table:table-cell>
          <table:table-cell table:style-name="Table1.C676" office:value-type="string">
            <text:p text:style-name="P356">Disadvantaged children</text:p>
          </table:table-cell>
          <table:table-cell table:style-name="Table1.D676" office:value-type="string">
            <text:p text:style-name="P355"/>
          </table:table-cell>
        </table:table-row>
        <table:table-row table:style-name="Table1.606">
          <table:table-cell table:style-name="Table1.A676" office:value-type="string">
            <text:p text:style-name="P8">Self-discipline</text:p>
          </table:table-cell>
          <table:table-cell table:style-name="Table1.B676" office:value-type="string">
            <text:p text:style-name="P7"/>
          </table:table-cell>
          <table:table-cell table:style-name="Table1.C676" office:value-type="string">
            <text:p text:style-name="P357">Coveted spot</text:p>
          </table:table-cell>
          <table:table-cell table:style-name="Table1.D676" office:value-type="string">
            <text:p text:style-name="P355"/>
          </table:table-cell>
        </table:table-row>
        <table:table-row table:style-name="Table1.606">
          <table:table-cell table:style-name="Table1.A676" office:value-type="string">
            <text:p text:style-name="P8"/>
          </table:table-cell>
          <table:table-cell table:style-name="Table1.B676" office:value-type="string">
            <text:p text:style-name="P7"/>
          </table:table-cell>
          <table:table-cell table:style-name="Table1.C676" office:value-type="string">
            <text:p text:style-name="P357"/>
          </table:table-cell>
          <table:table-cell table:style-name="Table1.D676" office:value-type="string">
            <text:p text:style-name="P355"/>
          </table:table-cell>
        </table:table-row>
      </table:table>
      <text:p text:style-name="P2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Trebuchet MS" svg:font-family="'Trebuchet MS'"/>
    <style:font-face style:name="Verdana1" svg:font-family="Verdan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" style:display-name="Table content" style:family="paragraph" style:parent-style-name="Text_20_body">
      <style:text-properties style:font-name="Verdana" fo:font-family="Verdana" style:font-family-generic="swiss" style:font-pitch="variable" fo:font-size="8pt" officeooo:rsid="00d29f95" style:font-size-asian="8pt" style:font-name-complex="Verdana" style:font-family-complex="Verdana" style:font-family-generic-complex="swiss" style:font-pitch-complex="variable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9</text:page-count></text:p>
      </style:footer>
    </style:master-page>
    <style:master-page style:name="MasterPageNext0" style:page-layout-name="Mpm1">
      <style:footer>
        <text:p text:style-name="MP2">Page <text:page-number text:select-page="current">17</text:page-number> of 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87</meta:editing-cycles>
    <dc:date>2017-03-30T18:10:29.921638990</dc:date>
    <meta:editing-duration>P1DT17H8M8S</meta:editing-duration>
    <meta:print-date>2016-12-06T19:10:12.983242147</meta:print-date>
    <meta:document-statistic meta:table-count="1" meta:image-count="0" meta:object-count="0" meta:page-count="19" meta:paragraph-count="2632" meta:word-count="4139" meta:character-count="23169" meta:non-whitespace-character-count="21627"/>
  </office:meta>
</office:document-meta>
</file>